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7.5cm"/>
    </style:style>
    <style:style style:name="co3" style:family="table-column">
      <style:table-column-properties fo:break-before="auto" style:column-width="9.648cm"/>
    </style:style>
    <style:style style:name="co4" style:family="table-column">
      <style:table-column-properties fo:break-before="auto" style:column-width="11.335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55174">
            <text:p>55174</text:p>
          </table:table-cell>
          <table:table-cell office:value-type="string">
            <text:p>/science/additives/5517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0001">
            <text:p>550001</text:p>
          </table:table-cell>
          <table:table-cell office:value-type="string">
            <text:p>/science/additives/energydrink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89794">
            <text:p>89794</text:p>
          </table:table-cell>
          <table:table-cell office:value-type="string">
            <text:p>/science/additives/enumberlis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2136">
            <text:p>492136</text:p>
          </table:table-cell>
          <table:table-cell office:value-type="string">
            <text:p>/science/additives/foodcolours/colourfree/caterer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2130">
            <text:p>492130</text:p>
          </table:table-cell>
          <table:table-cell office:value-type="string">
            <text:p>/science/additives/foodcolours/colourfree/manufacturer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2123">
            <text:p>492123</text:p>
          </table:table-cell>
          <table:table-cell office:value-type="string">
            <text:p>/science/additives/foodcolours/colourfree/retail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180">
            <text:p>55180</text:p>
          </table:table-cell>
          <table:table-cell office:value-type="string">
            <text:p>/science/additives/stevi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3513">
            <text:p>513513</text:p>
          </table:table-cell>
          <table:table-cell office:value-type="string">
            <text:p>/science/allergy-intolerance/peanutspregnancy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4821">
            <text:p>454821</text:p>
          </table:table-cell>
          <table:table-cell office:value-type="string">
            <text:p>/science/dietarysurveys/dietsurveys/backgrdcofr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3741">
            <text:p>533741</text:p>
          </table:table-cell>
          <table:table-cell office:value-type="string">
            <text:p>/science/dietarysurveys/ndnsdocuments/ndns0809year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74425">
            <text:p>174425</text:p>
          </table:table-cell>
          <table:table-cell office:value-type="string">
            <text:p>/science/dietarysurveys/ndnsdocuments/ndnsprevioussurveyreports/ndns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00242">
            <text:p>100242</text:p>
          </table:table-cell>
          <table:table-cell office:value-type="string">
            <text:p>/science/dietarysurveys/ndnsdocuments/ndnsprevioussurveyreports/ndnsappendic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01263">
            <text:p>101263</text:p>
          </table:table-cell>
          <table:table-cell office:value-type="string">
            <text:p>/science/dietarysurveys/ndnsdocuments/ndnsprevioussurveyreports/ndnschapter2main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00239">
            <text:p>100239</text:p>
          </table:table-cell>
          <table:table-cell office:value-type="string">
            <text:p>/science/dietarysurveys/ndnsdocuments/ndnsprevioussurveyreports/ndnsdocssection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66904">
            <text:p>366904</text:p>
          </table:table-cell>
          <table:table-cell office:value-type="string">
            <text:p>/science/dietarysurveys/ndnsdocuments/ndnsprevioussurveyreports/ndnssurvey4to18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8061">
            <text:p>128061</text:p>
          </table:table-cell>
          <table:table-cell office:value-type="string">
            <text:p>/science/dietarysurveys/ndnsdocuments/ndnsprevioussurveyreports/ndnsv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8230">
            <text:p>128230</text:p>
          </table:table-cell>
          <table:table-cell office:value-type="string">
            <text:p>/science/dietarysurveys/ndnsdocuments/ndnsprevioussurveyreports/ndnsv30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46055">
            <text:p>246055</text:p>
          </table:table-cell>
          <table:table-cell office:value-type="string">
            <text:p>/science/dietarysurveys/ndnsdocuments/ndnsprevioussurveyreports/ndnsvol5200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01850">
            <text:p>101850</text:p>
          </table:table-cell>
          <table:table-cell office:value-type="string">
            <text:p>/science/dietarysurveys/ndnsdocuments/ndnsprevioussurveyreports/printedreportpag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3294">
            <text:p>433294</text:p>
          </table:table-cell>
          <table:table-cell office:value-type="string">
            <text:p>/science/dietarysurveys/ndnsdocuments/ndnsprevioussurveyreports/reestimatetransfat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1966">
            <text:p>341966</text:p>
          </table:table-cell>
          <table:table-cell office:value-type="string">
            <text:p>/science/dietarysurveys/primaryschoolmeal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2213">
            <text:p>122213</text:p>
          </table:table-cell>
          <table:table-cell office:value-type="string">
            <text:p>/science/dietarysurveys/schoolmealsresearch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91255">
            <text:p>391255</text:p>
          </table:table-cell>
          <table:table-cell office:value-type="string">
            <text:p>/science/dietarysurveys/urinary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1304">
            <text:p>701304</text:p>
          </table:table-cell>
          <table:table-cell office:value-type="string">
            <text:p>/science/microbiology/campylobacterevidenceprogramme/campy-monitoringresult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1894">
            <text:p>571894</text:p>
          </table:table-cell>
          <table:table-cell office:value-type="string">
            <text:p>/science/microbiology/campylobacterevidenceprogramme/campybackgroun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9645">
            <text:p>589645</text:p>
          </table:table-cell>
          <table:table-cell office:value-type="string">
            <text:p>/science/microbiology/campylobacterevidenceprogramme/wgcampy/campywg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7951">
            <text:p>647951</text:p>
          </table:table-cell>
          <table:table-cell office:value-type="string">
            <text:p>/science/microbiology/campylobacterevidenceprogramme/wgcampy/campywg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7959">
            <text:p>647959</text:p>
          </table:table-cell>
          <table:table-cell office:value-type="string">
            <text:p>/science/microbiology/campylobacterevidenceprogramme/wgcampy/campywg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7965">
            <text:p>647965</text:p>
          </table:table-cell>
          <table:table-cell office:value-type="string">
            <text:p>/science/microbiology/campylobacterevidenceprogramme/wgcampy/campywg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3792">
            <text:p>663792</text:p>
          </table:table-cell>
          <table:table-cell office:value-type="string">
            <text:p>/science/microbiology/campylobacterevidenceprogramme/wgcampy/campywg1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3796">
            <text:p>663796</text:p>
          </table:table-cell>
          <table:table-cell office:value-type="string">
            <text:p>/science/microbiology/campylobacterevidenceprogramme/wgcampy/campywg15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0026">
            <text:p>670026</text:p>
          </table:table-cell>
          <table:table-cell office:value-type="string">
            <text:p>/science/microbiology/campylobacterevidenceprogramme/wgcampy/campywg16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9715">
            <text:p>699715</text:p>
          </table:table-cell>
          <table:table-cell office:value-type="string">
            <text:p>/science/microbiology/campylobacterevidenceprogramme/wgcampy/campywg17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9719">
            <text:p>699719</text:p>
          </table:table-cell>
          <table:table-cell office:value-type="string">
            <text:p>/science/microbiology/campylobacterevidenceprogramme/wgcampy/campywg18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7735">
            <text:p>707735</text:p>
          </table:table-cell>
          <table:table-cell office:value-type="string">
            <text:p>/science/microbiology/campylobacterevidenceprogramme/wgcampy/campywg1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2008">
            <text:p>572008</text:p>
          </table:table-cell>
          <table:table-cell office:value-type="string">
            <text:p>/science/microbiology/campylobacterevidenceprogramme/wgcampy/campywg7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3271">
            <text:p>573271</text:p>
          </table:table-cell>
          <table:table-cell office:value-type="string">
            <text:p>/science/microbiology/campylobacterevidenceprogramme/wgcampy/campywg8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9638">
            <text:p>589638</text:p>
          </table:table-cell>
          <table:table-cell office:value-type="string">
            <text:p>/science/microbiology/campylobacterevidenceprogramme/wgcampy/campywg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0810">
            <text:p>570810</text:p>
          </table:table-cell>
          <table:table-cell office:value-type="string">
            <text:p>/science/microbiology/fds/4cstra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736">
            <text:p>58736</text:p>
          </table:table-cell>
          <table:table-cell office:value-type="string">
            <text:p>/science/microbiology/fds/58736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2600">
            <text:p>662600</text:p>
          </table:table-cell>
          <table:table-cell office:value-type="string">
            <text:p>/science/microbiology/fds/dsf-consultative-group/18-october-20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4154">
            <text:p>664154</text:p>
          </table:table-cell>
          <table:table-cell office:value-type="string">
            <text:p>/science/microbiology/fds/dsf-consultative-group/25-october-20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4114">
            <text:p>664114</text:p>
          </table:table-cell>
          <table:table-cell office:value-type="string">
            <text:p>/science/microbiology/fds/dsf-consultative-group/29-march-20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3935">
            <text:p>663935</text:p>
          </table:table-cell>
          <table:table-cell office:value-type="string">
            <text:p>/science/microbiology/fds/dsf-consultative-group/30-march-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4094">
            <text:p>664094</text:p>
          </table:table-cell>
          <table:table-cell office:value-type="string">
            <text:p>/science/microbiology/fds/dsf-consultative-group/6-october-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6569">
            <text:p>696569</text:p>
          </table:table-cell>
          <table:table-cell office:value-type="string">
            <text:p>/science/microbiology/fds/dsf-consultative-group/dsf-march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0807">
            <text:p>570807</text:p>
          </table:table-cell>
          <table:table-cell office:value-type="string">
            <text:p>/science/microbiology/fds/fdsprogres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0352">
            <text:p>470352</text:p>
          </table:table-cell>
          <table:table-cell office:value-type="string">
            <text:p>/science/microbiology/floo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2218">
            <text:p>652218</text:p>
          </table:table-cell>
          <table:table-cell office:value-type="string">
            <text:p>/science/microbiology/listeria/listeria-care-setting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4465">
            <text:p>554465</text:p>
          </table:table-cell>
          <table:table-cell office:value-type="string">
            <text:p>/science/novel/cloned/clonemeet/cloned0508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4451">
            <text:p>554451</text:p>
          </table:table-cell>
          <table:table-cell office:value-type="string">
            <text:p>/science/novel/cloned/clonemeet/cloned1108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8076">
            <text:p>448076</text:p>
          </table:table-cell>
          <table:table-cell office:value-type="string">
            <text:p>/science/novel/gm/evaluating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2620">
            <text:p>32620</text:p>
          </table:table-cell>
          <table:table-cell office:value-type="string">
            <text:p>/science/novel/gm/gm_labelling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513">
            <text:p>45513</text:p>
          </table:table-cell>
          <table:table-cell office:value-type="string">
            <text:p>/science/novel/gm/gmanimal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7952">
            <text:p>447952</text:p>
          </table:table-cell>
          <table:table-cell office:value-type="string">
            <text:p>/science/novel/regulation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04281">
            <text:p>204281</text:p>
          </table:table-cell>
          <table:table-cell office:value-type="string">
            <text:p>/science/ouradvisors/vetproductscommitte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04271">
            <text:p>204271</text:p>
          </table:table-cell>
          <table:table-cell office:value-type="string">
            <text:p>/science/ouradvisors/vetresiduecommitte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0794">
            <text:p>580794</text:p>
          </table:table-cell>
          <table:table-cell office:value-type="string">
            <text:p>/science/sci-gov/commswork/goodpracticeguidelinessac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3986">
            <text:p>633986</text:p>
          </table:table-cell>
          <table:table-cell office:value-type="string">
            <text:p>/science/sci-gov/commswork/sac-dialogu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8026">
            <text:p>648026</text:p>
          </table:table-cell>
          <table:table-cell office:value-type="string">
            <text:p>/science/sci-gov/decision-making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59898">
            <text:p>359898</text:p>
          </table:table-cell>
          <table:table-cell office:value-type="string">
            <text:p>/science/sci-gov/scistra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89779">
            <text:p>89779</text:p>
          </table:table-cell>
          <table:table-cell office:value-type="string">
            <text:p>/science/additiv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2951">
            <text:p>682951</text:p>
          </table:table-cell>
          <table:table-cell office:value-type="string">
            <text:p>/science/additives/aspartam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2959">
            <text:p>682959</text:p>
          </table:table-cell>
          <table:table-cell office:value-type="string">
            <text:p>/science/additives/aspartame/calculating-salt-aspartame-acesulfam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4389">
            <text:p>454389</text:p>
          </table:table-cell>
          <table:table-cell office:value-type="string">
            <text:p>/science/additives/efsaassessment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5646">
            <text:p>605646</text:p>
          </table:table-cell>
          <table:table-cell office:value-type="string">
            <text:p>/science/additives/foodcolour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2116">
            <text:p>492116</text:p>
          </table:table-cell>
          <table:table-cell office:value-type="string">
            <text:p>/science/additives/foodcolours/colourfre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47951">
            <text:p>247951</text:p>
          </table:table-cell>
          <table:table-cell office:value-type="string">
            <text:p>/science/allergy-intoler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8104">
            <text:p>708104</text:p>
          </table:table-cell>
          <table:table-cell office:value-type="string">
            <text:p>/science/allergy-intolerance/allergy-week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0322">
            <text:p>440322</text:p>
          </table:table-cell>
          <table:table-cell office:value-type="string">
            <text:p>/science/allergy-intolerance/labe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1616">
            <text:p>711616</text:p>
          </table:table-cell>
          <table:table-cell office:value-type="string">
            <text:p>/science/allergy-intolerance/label/labelling-chang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6934">
            <text:p>706934</text:p>
          </table:table-cell>
          <table:table-cell office:value-type="string">
            <text:p>/science/bpa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01717">
            <text:p>101717</text:p>
          </table:table-cell>
          <table:table-cell office:value-type="string">
            <text:p>/science/dietarysurvey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49709">
            <text:p>249709</text:p>
          </table:table-cell>
          <table:table-cell office:value-type="string">
            <text:p>/science/dietarysurveys/analyticalsurvey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4866">
            <text:p>454866</text:p>
          </table:table-cell>
          <table:table-cell office:value-type="string">
            <text:p>/science/dietarysurveys/dietsurvey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6273">
            <text:p>406273</text:p>
          </table:table-cell>
          <table:table-cell office:value-type="string">
            <text:p>/science/dietarysurveys/lidnsbranc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49711">
            <text:p>249711</text:p>
          </table:table-cell>
          <table:table-cell office:value-type="string">
            <text:p>/science/dietarysurveys/minisurvey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00236">
            <text:p>100236</text:p>
          </table:table-cell>
          <table:table-cell office:value-type="string">
            <text:p>/science/dietarysurveys/ndnsdocument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3719">
            <text:p>533719</text:p>
          </table:table-cell>
          <table:table-cell office:value-type="string">
            <text:p>/science/dietarysurveys/ndnsdocuments/ndnsprevioussurveyreport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6940">
            <text:p>446940</text:p>
          </table:table-cell>
          <table:table-cell office:value-type="string">
            <text:p>/science/dietarysurveys/pfdbranc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6643">
            <text:p>36643</text:p>
          </table:table-cell>
          <table:table-cell office:value-type="string">
            <text:p>/science/microbiolog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9400">
            <text:p>549400</text:p>
          </table:table-cell>
          <table:table-cell office:value-type="string">
            <text:p>/science/microbiology/campylobacterevidenceprogramm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8344">
            <text:p>698344</text:p>
          </table:table-cell>
          <table:table-cell office:value-type="string">
            <text:p>/science/microbiology/campylobacterevidenceprogramme/campylobacter-discussion-20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2005">
            <text:p>572005</text:p>
          </table:table-cell>
          <table:table-cell office:value-type="string">
            <text:p>/science/microbiology/campylobacterevidenceprogramme/wgcamp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7893">
            <text:p>567893</text:p>
          </table:table-cell>
          <table:table-cell office:value-type="string">
            <text:p>/science/microbiology/fd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2586">
            <text:p>662586</text:p>
          </table:table-cell>
          <table:table-cell office:value-type="string">
            <text:p>/science/microbiology/fds/dsf-consultative-grou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2211">
            <text:p>652211</text:p>
          </table:table-cell>
          <table:table-cell office:value-type="string">
            <text:p>/science/microbiology/listeria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8398">
            <text:p>678398</text:p>
          </table:table-cell>
          <table:table-cell office:value-type="string">
            <text:p>/science/microbiology/noroviru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8530">
            <text:p>678530</text:p>
          </table:table-cell>
          <table:table-cell office:value-type="string">
            <text:p>/science/microbiology/norovirus/norovirus-eu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8405">
            <text:p>678405</text:p>
          </table:table-cell>
          <table:table-cell office:value-type="string">
            <text:p>/science/microbiology/norovirus/norovirus-mor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8416">
            <text:p>678416</text:p>
          </table:table-cell>
          <table:table-cell office:value-type="string">
            <text:p>/science/microbiology/norovirus/norovirus-researc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7949">
            <text:p>447949</text:p>
          </table:table-cell>
          <table:table-cell office:value-type="string">
            <text:p>/science/nove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7998">
            <text:p>447998</text:p>
          </table:table-cell>
          <table:table-cell office:value-type="string">
            <text:p>/science/novel/asses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9824">
            <text:p>439824</text:p>
          </table:table-cell>
          <table:table-cell office:value-type="string">
            <text:p>/science/novel/clone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2038">
            <text:p>552038</text:p>
          </table:table-cell>
          <table:table-cell office:value-type="string">
            <text:p>/science/novel/cloned/clonemee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8053">
            <text:p>448053</text:p>
          </table:table-cell>
          <table:table-cell office:value-type="string">
            <text:p>/science/novel/gm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9710">
            <text:p>629710</text:p>
          </table:table-cell>
          <table:table-cell office:value-type="string">
            <text:p>/science/novel/gm/basic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19991">
            <text:p>319991</text:p>
          </table:table-cell>
          <table:table-cell office:value-type="string">
            <text:p>/science/novel/gm/gmt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2835">
            <text:p>582835</text:p>
          </table:table-cell>
          <table:table-cell office:value-type="string">
            <text:p>/science/novel/nano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9372">
            <text:p>609372</text:p>
          </table:table-cell>
          <table:table-cell office:value-type="string">
            <text:p>/science/novel/nano/monitorin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2846">
            <text:p>582846</text:p>
          </table:table-cell>
          <table:table-cell office:value-type="string">
            <text:p>/science/novel/nano/nanofooddiscussiongrou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9363">
            <text:p>609363</text:p>
          </table:table-cell>
          <table:table-cell office:value-type="string">
            <text:p>/science/novel/nano/regulatory-advi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8673">
            <text:p>688673</text:p>
          </table:table-cell>
          <table:table-cell office:value-type="string">
            <text:p>/science/novel/unauthorise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9197">
            <text:p>19197</text:p>
          </table:table-cell>
          <table:table-cell office:value-type="string">
            <text:p>/science/ouradvisor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1889">
            <text:p>111889</text:p>
          </table:table-cell>
          <table:table-cell office:value-type="string">
            <text:p>/science/rad_in_foo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3208">
            <text:p>593208</text:p>
          </table:table-cell>
          <table:table-cell office:value-type="string">
            <text:p>/science/researchpolic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05032">
            <text:p>105032</text:p>
          </table:table-cell>
          <table:table-cell office:value-type="string">
            <text:p>/science/researchpolicy/europeanresearc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7210">
            <text:p>617210</text:p>
          </table:table-cell>
          <table:table-cell office:value-type="string">
            <text:p>/science/researchpolicy/framework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3934">
            <text:p>633934</text:p>
          </table:table-cell>
          <table:table-cell office:value-type="string">
            <text:p>/science/sci-gov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2296">
            <text:p>472296</text:p>
          </table:table-cell>
          <table:table-cell office:value-type="string">
            <text:p>/science/sci-gov/chiefsci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3116">
            <text:p>443116</text:p>
          </table:table-cell>
          <table:table-cell office:value-type="string">
            <text:p>/science/sci-gov/commswork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2387">
            <text:p>702387</text:p>
          </table:table-cell>
          <table:table-cell office:value-type="string">
            <text:p>/science/sci-gov/science-govern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7020">
            <text:p>127020</text:p>
          </table:table-cell>
          <table:table-cell office:value-type="string">
            <text:p>/science/researchfunding/</text:p>
          </table:table-cell>
          <table:table-cell office:value-type="string">
            <text:p>MultiBranch</text:p>
          </table:table-cell>
          <table:table-cell office:value-type="string">
            <text:p>eng</text:p>
          </table:table-cell>
        </table:table-row>
      </table:table>
      <table:table table:name="excluded" table:style-name="ta1">
        <table:table-column table:style-name="co1" table:number-columns-repeated="4" table:default-cell-style-name="Default"/>
        <table:table-row table:style-name="ro1">
          <table:table-cell office:value-type="float" office:value="495599">
            <text:p>495599</text:p>
          </table:table-cell>
          <table:table-cell office:value-type="string">
            <text:p>/science/</text:p>
          </table:table-cell>
          <table:table-cell office:value-type="string">
            <text:p>LandingPage</text:p>
          </table:table-cell>
          <table:table-cell office:value-type="string">
            <text:p>eng</text:p>
          </table:table-cell>
        </table:table-row>
      </table:table>
      <table:table table:name="FAQ" table:style-name="ta1">
        <table:table-column table:style-name="co1" table:number-columns-repeated="4" table:default-cell-style-name="Default"/>
        <table:table-row table:style-name="ro1">
          <table:table-cell office:value-type="float" office:value="248380">
            <text:p>248380</text:p>
          </table:table-cell>
          <table:table-cell office:value-type="string">
            <text:p>/science/acrylamide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8040">
            <text:p>658040</text:p>
          </table:table-cell>
          <table:table-cell office:value-type="string">
            <text:p>/science/allergy-intolerance/label/gluten-faq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6977">
            <text:p>706977</text:p>
          </table:table-cell>
          <table:table-cell office:value-type="string">
            <text:p>/science/bpa/efsa-bpa-consultation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91345">
            <text:p>91345</text:p>
          </table:table-cell>
          <table:table-cell office:value-type="string">
            <text:p>/science/bpa/foodcontactmaterialsbpafaq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03680">
            <text:p>103680</text:p>
          </table:table-cell>
          <table:table-cell office:value-type="string">
            <text:p>/science/irradfoodqa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1706">
            <text:p>691706</text:p>
          </table:table-cell>
          <table:table-cell office:value-type="string">
            <text:p>/science/novel/faqs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4346">
            <text:p>24346</text:p>
          </table:table-cell>
          <table:table-cell office:value-type="string">
            <text:p>/science/rad_in_food/radioactivity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</table:table>
      <table:table table:name="alerts" table:style-name="ta1">
        <table:table-column table:style-name="co1" table:number-columns-repeated="4" table:default-cell-style-name="Default"/>
        <table:table-row table:style-name="ro1">
          <table:table-cell office:value-type="float" office:value="496333">
            <text:p>496333</text:p>
          </table:table-cell>
          <table:table-cell office:value-type="string">
            <text:p>/science/allergy-intolerance/alerts/</text:p>
          </table:table-cell>
          <table:table-cell office:value-type="string">
            <text:p>Topical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9484">
            <text:p>529484</text:p>
          </table:table-cell>
          <table:table-cell office:value-type="string">
            <text:p>/science/allergy-intolerance/alerts/201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0145">
            <text:p>540145</text:p>
          </table:table-cell>
          <table:table-cell office:value-type="string">
            <text:p>/science/allergy-intolerance/alerts/2010/ap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3135">
            <text:p>543135</text:p>
          </table:table-cell>
          <table:table-cell office:value-type="string">
            <text:p>/science/allergy-intolerance/alerts/2010/apr/asdagarlicherbcoleslaw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1960">
            <text:p>541960</text:p>
          </table:table-cell>
          <table:table-cell office:value-type="string">
            <text:p>/science/allergy-intolerance/alerts/2010/apr/lepicol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1065">
            <text:p>541065</text:p>
          </table:table-cell>
          <table:table-cell office:value-type="string">
            <text:p>/science/allergy-intolerance/alerts/2010/apr/muesli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0299">
            <text:p>540299</text:p>
          </table:table-cell>
          <table:table-cell office:value-type="string">
            <text:p>/science/allergy-intolerance/alerts/2010/apr/murphysstout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2493">
            <text:p>542493</text:p>
          </table:table-cell>
          <table:table-cell office:value-type="string">
            <text:p>/science/allergy-intolerance/alerts/2010/apr/tescorice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1019">
            <text:p>551019</text:p>
          </table:table-cell>
          <table:table-cell office:value-type="string">
            <text:p>/science/allergy-intolerance/alerts/2010/au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2570">
            <text:p>552570</text:p>
          </table:table-cell>
          <table:table-cell office:value-type="string">
            <text:p>/science/allergy-intolerance/alerts/2010/aug/heidsieckmonopolebluetonv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3062">
            <text:p>553062</text:p>
          </table:table-cell>
          <table:table-cell office:value-type="string">
            <text:p>/science/allergy-intolerance/alerts/2010/aug/heidsieckmonopolebluetonvupdate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0861">
            <text:p>560861</text:p>
          </table:table-cell>
          <table:table-cell office:value-type="string">
            <text:p>/science/allergy-intolerance/alerts/2010/de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1123">
            <text:p>561123</text:p>
          </table:table-cell>
          <table:table-cell office:value-type="string">
            <text:p>/science/allergy-intolerance/alerts/2010/dec/asdastrawberryswirledcheesecake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0868">
            <text:p>560868</text:p>
          </table:table-cell>
          <table:table-cell office:value-type="string">
            <text:p>/science/allergy-intolerance/alerts/2010/dec/thebesteightsweetpastrytartlet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2709">
            <text:p>532709</text:p>
          </table:table-cell>
          <table:table-cell office:value-type="string">
            <text:p>/science/allergy-intolerance/alerts/2010/fe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5099">
            <text:p>535099</text:p>
          </table:table-cell>
          <table:table-cell office:value-type="string">
            <text:p>/science/allergy-intolerance/alerts/2010/feb/asdaextraspecialchocolatecookie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6207">
            <text:p>536207</text:p>
          </table:table-cell>
          <table:table-cell office:value-type="string">
            <text:p>/science/allergy-intolerance/alerts/2010/feb/asdagammonpineapple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3811">
            <text:p>533811</text:p>
          </table:table-cell>
          <table:table-cell office:value-type="string">
            <text:p>/science/allergy-intolerance/alerts/2010/feb/cadburychunksbournville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5220">
            <text:p>535220</text:p>
          </table:table-cell>
          <table:table-cell office:value-type="string">
            <text:p>/science/allergy-intolerance/alerts/2010/feb/cocomicoconutmilk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3455">
            <text:p>533455</text:p>
          </table:table-cell>
          <table:table-cell office:value-type="string">
            <text:p>/science/allergy-intolerance/alerts/2010/feb/eccle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4293">
            <text:p>534293</text:p>
          </table:table-cell>
          <table:table-cell office:value-type="string">
            <text:p>/science/allergy-intolerance/alerts/2010/feb/grace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5191">
            <text:p>535191</text:p>
          </table:table-cell>
          <table:table-cell office:value-type="string">
            <text:p>/science/allergy-intolerance/alerts/2010/feb/lascococonutcreampowder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9487">
            <text:p>529487</text:p>
          </table:table-cell>
          <table:table-cell office:value-type="string">
            <text:p>/science/allergy-intolerance/alerts/2010/ja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2317">
            <text:p>532317</text:p>
          </table:table-cell>
          <table:table-cell office:value-type="string">
            <text:p>/science/allergy-intolerance/alerts/2010/jan/divinechoc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8795">
            <text:p>548795</text:p>
          </table:table-cell>
          <table:table-cell office:value-type="string">
            <text:p>/science/allergy-intolerance/alerts/2010/ju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0433">
            <text:p>550433</text:p>
          </table:table-cell>
          <table:table-cell office:value-type="string">
            <text:p>/science/allergy-intolerance/alerts/2010/jul/asdacrisp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0832">
            <text:p>550832</text:p>
          </table:table-cell>
          <table:table-cell office:value-type="string">
            <text:p>/science/allergy-intolerance/alerts/2010/jul/asdamilkchocolate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9829">
            <text:p>549829</text:p>
          </table:table-cell>
          <table:table-cell office:value-type="string">
            <text:p>/science/allergy-intolerance/alerts/2010/jul/walkersalergy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794">
            <text:p>545794</text:p>
          </table:table-cell>
          <table:table-cell office:value-type="string">
            <text:p>/science/allergy-intolerance/alerts/2010/ju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7751">
            <text:p>547751</text:p>
          </table:table-cell>
          <table:table-cell office:value-type="string">
            <text:p>/science/allergy-intolerance/alerts/2010/jun/asdachickenkormajalfrezimeal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7749">
            <text:p>547749</text:p>
          </table:table-cell>
          <table:table-cell office:value-type="string">
            <text:p>/science/allergy-intolerance/alerts/2010/jun/asdatikkamasalajalfrezimeal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7113">
            <text:p>547113</text:p>
          </table:table-cell>
          <table:table-cell office:value-type="string">
            <text:p>/science/allergy-intolerance/alerts/2010/jun/chickenchowmein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8478">
            <text:p>548478</text:p>
          </table:table-cell>
          <table:table-cell office:value-type="string">
            <text:p>/science/allergy-intolerance/alerts/2010/jun/duclafrenchacbordeauxsuperior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7530">
            <text:p>547530</text:p>
          </table:table-cell>
          <table:table-cell office:value-type="string">
            <text:p>/science/allergy-intolerance/alerts/2010/jun/goodtogoalldaybreakfastsandwich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6618">
            <text:p>546618</text:p>
          </table:table-cell>
          <table:table-cell office:value-type="string">
            <text:p>/science/allergy-intolerance/alerts/2010/jun/treeoflifeapricot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6487">
            <text:p>536487</text:p>
          </table:table-cell>
          <table:table-cell office:value-type="string">
            <text:p>/science/allergy-intolerance/alerts/2010/ma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7724">
            <text:p>537724</text:p>
          </table:table-cell>
          <table:table-cell office:value-type="string">
            <text:p>/science/allergy-intolerance/alerts/2010/mar/mandarinjelly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3100">
            <text:p>543100</text:p>
          </table:table-cell>
          <table:table-cell office:value-type="string">
            <text:p>/science/allergy-intolerance/alerts/2010/ma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3871">
            <text:p>543871</text:p>
          </table:table-cell>
          <table:table-cell office:value-type="string">
            <text:p>/science/allergy-intolerance/alerts/2010/may/asdachickenchowmeinmeal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618">
            <text:p>545618</text:p>
          </table:table-cell>
          <table:table-cell office:value-type="string">
            <text:p>/science/allergy-intolerance/alerts/2010/may/sulphurinsausage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8171">
            <text:p>558171</text:p>
          </table:table-cell>
          <table:table-cell office:value-type="string">
            <text:p>/science/allergy-intolerance/alerts/2010/nov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8175">
            <text:p>558175</text:p>
          </table:table-cell>
          <table:table-cell office:value-type="string">
            <text:p>/science/allergy-intolerance/alerts/2010/nov/anthossultana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8273">
            <text:p>558273</text:p>
          </table:table-cell>
          <table:table-cell office:value-type="string">
            <text:p>/science/allergy-intolerance/alerts/2010/nov/nakdcashewcookiebar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9144">
            <text:p>559144</text:p>
          </table:table-cell>
          <table:table-cell office:value-type="string">
            <text:p>/science/allergy-intolerance/alerts/2010/nov/souperyminestrone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6963">
            <text:p>556963</text:p>
          </table:table-cell>
          <table:table-cell office:value-type="string">
            <text:p>/science/allergy-intolerance/alerts/2010/oc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6971">
            <text:p>556971</text:p>
          </table:table-cell>
          <table:table-cell office:value-type="string">
            <text:p>/science/allergy-intolerance/alerts/2010/oct/mnsfruitcake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3708">
            <text:p>553708</text:p>
          </table:table-cell>
          <table:table-cell office:value-type="string">
            <text:p>/science/allergy-intolerance/alerts/2010/se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4045">
            <text:p>554045</text:p>
          </table:table-cell>
          <table:table-cell office:value-type="string">
            <text:p>/science/allergy-intolerance/alerts/2010/sep/freefromrichfruitcakeslice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4641">
            <text:p>554641</text:p>
          </table:table-cell>
          <table:table-cell office:value-type="string">
            <text:p>/science/allergy-intolerance/alerts/2010/sep/morrisonchilliricecracker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2131">
            <text:p>562131</text:p>
          </table:table-cell>
          <table:table-cell office:value-type="string">
            <text:p>/science/allergy-intolerance/alerts/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0863">
            <text:p>570863</text:p>
          </table:table-cell>
          <table:table-cell office:value-type="string">
            <text:p>/science/allergy-intolerance/alerts/2011/ap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0869">
            <text:p>570869</text:p>
          </table:table-cell>
          <table:table-cell office:value-type="string">
            <text:p>/science/allergy-intolerance/alerts/2011/apr/freefromchocolatespongepudding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2233">
            <text:p>572233</text:p>
          </table:table-cell>
          <table:table-cell office:value-type="string">
            <text:p>/science/allergy-intolerance/alerts/2011/apr/morrisonscarrotcakeslice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2227">
            <text:p>572227</text:p>
          </table:table-cell>
          <table:table-cell office:value-type="string">
            <text:p>/science/allergy-intolerance/alerts/2011/apr/morrisonsminichickenroast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2240">
            <text:p>572240</text:p>
          </table:table-cell>
          <table:table-cell office:value-type="string">
            <text:p>/science/allergy-intolerance/alerts/2011/apr/morrisonsprawnsmokedsalmoncocktail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3119">
            <text:p>583119</text:p>
          </table:table-cell>
          <table:table-cell office:value-type="string">
            <text:p>/science/allergy-intolerance/alerts/2011/au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3602">
            <text:p>583602</text:p>
          </table:table-cell>
          <table:table-cell office:value-type="string">
            <text:p>/science/allergy-intolerance/alerts/2011/aug/bakestonefruitedscone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3676">
            <text:p>583676</text:p>
          </table:table-cell>
          <table:table-cell office:value-type="string">
            <text:p>/science/allergy-intolerance/alerts/2011/aug/dovesfarmchocolatechipcookie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3164">
            <text:p>583164</text:p>
          </table:table-cell>
          <table:table-cell office:value-type="string">
            <text:p>/science/allergy-intolerance/alerts/2011/aug/morrisonsomegamix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4932">
            <text:p>594932</text:p>
          </table:table-cell>
          <table:table-cell office:value-type="string">
            <text:p>/science/allergy-intolerance/alerts/2011/de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6205">
            <text:p>596205</text:p>
          </table:table-cell>
          <table:table-cell office:value-type="string">
            <text:p>/science/allergy-intolerance/alerts/2011/dec/asdafrozenchickenbiryanisteamer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5446">
            <text:p>595446</text:p>
          </table:table-cell>
          <table:table-cell office:value-type="string">
            <text:p>/science/allergy-intolerance/alerts/2011/dec/hotspicykingprawnsgarlicmayodip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4935">
            <text:p>594935</text:p>
          </table:table-cell>
          <table:table-cell office:value-type="string">
            <text:p>/science/allergy-intolerance/alerts/2011/dec/maysumchickenvegetablesamosa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4888">
            <text:p>564888</text:p>
          </table:table-cell>
          <table:table-cell office:value-type="string">
            <text:p>/science/allergy-intolerance/alerts/2011/fe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6094">
            <text:p>566094</text:p>
          </table:table-cell>
          <table:table-cell office:value-type="string">
            <text:p>/science/allergy-intolerance/alerts/2011/feb/cupcakekit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4891">
            <text:p>564891</text:p>
          </table:table-cell>
          <table:table-cell office:value-type="string">
            <text:p>/science/allergy-intolerance/alerts/2011/feb/gilleswedishcookie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6721">
            <text:p>566721</text:p>
          </table:table-cell>
          <table:table-cell office:value-type="string">
            <text:p>/science/allergy-intolerance/alerts/2011/feb/morrisonsfreefromjaffacakeslice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2140">
            <text:p>562140</text:p>
          </table:table-cell>
          <table:table-cell office:value-type="string">
            <text:p>/science/allergy-intolerance/alerts/2011/ja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4638">
            <text:p>564638</text:p>
          </table:table-cell>
          <table:table-cell office:value-type="string">
            <text:p>/science/allergy-intolerance/alerts/2011/jan/aytacdriedapricotsjumboraisin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2336">
            <text:p>562336</text:p>
          </table:table-cell>
          <table:table-cell office:value-type="string">
            <text:p>/science/allergy-intolerance/alerts/2011/jan/denarsultana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4488">
            <text:p>564488</text:p>
          </table:table-cell>
          <table:table-cell office:value-type="string">
            <text:p>/science/allergy-intolerance/alerts/2011/jan/hovispancake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3083">
            <text:p>563083</text:p>
          </table:table-cell>
          <table:table-cell office:value-type="string">
            <text:p>/science/allergy-intolerance/alerts/2011/jan/maysummeatsamosa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3079">
            <text:p>563079</text:p>
          </table:table-cell>
          <table:table-cell office:value-type="string">
            <text:p>/science/allergy-intolerance/alerts/2011/jan/mintcripscelticcaramelchoice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2603">
            <text:p>562603</text:p>
          </table:table-cell>
          <table:table-cell office:value-type="string">
            <text:p>/science/allergy-intolerance/alerts/2011/jan/morrisonsfreefromchocorangebar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3249">
            <text:p>563249</text:p>
          </table:table-cell>
          <table:table-cell office:value-type="string">
            <text:p>/science/allergy-intolerance/alerts/2011/jan/morrisonsfreefromdarkchocolatebar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2638">
            <text:p>562638</text:p>
          </table:table-cell>
          <table:table-cell office:value-type="string">
            <text:p>/science/allergy-intolerance/alerts/2011/jan/sfcchickenminifillet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0627">
            <text:p>580627</text:p>
          </table:table-cell>
          <table:table-cell office:value-type="string">
            <text:p>/science/allergy-intolerance/alerts/2011/ju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0722">
            <text:p>580722</text:p>
          </table:table-cell>
          <table:table-cell office:value-type="string">
            <text:p>/science/allergy-intolerance/alerts/2011/jul/asdacroissant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1236">
            <text:p>581236</text:p>
          </table:table-cell>
          <table:table-cell office:value-type="string">
            <text:p>/science/allergy-intolerance/alerts/2011/jul/donegalcatchlimitededitionfishdillet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2307">
            <text:p>582307</text:p>
          </table:table-cell>
          <table:table-cell office:value-type="string">
            <text:p>/science/allergy-intolerance/alerts/2011/jul/euroshoppermilkchocolate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2404">
            <text:p>582404</text:p>
          </table:table-cell>
          <table:table-cell office:value-type="string">
            <text:p>/science/allergy-intolerance/alerts/2011/jul/freefromstemgingercookie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1569">
            <text:p>581569</text:p>
          </table:table-cell>
          <table:table-cell office:value-type="string">
            <text:p>/science/allergy-intolerance/alerts/2011/jul/freshtastespouchhaddock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5759">
            <text:p>575759</text:p>
          </table:table-cell>
          <table:table-cell office:value-type="string">
            <text:p>/science/allergy-intolerance/alerts/2011/ju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6061">
            <text:p>576061</text:p>
          </table:table-cell>
          <table:table-cell office:value-type="string">
            <text:p>/science/allergy-intolerance/alerts/2011/jun/aldicheesesausage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7624">
            <text:p>577624</text:p>
          </table:table-cell>
          <table:table-cell office:value-type="string">
            <text:p>/science/allergy-intolerance/alerts/2011/jun/beefinoystersaucenoodlebowl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0180">
            <text:p>580180</text:p>
          </table:table-cell>
          <table:table-cell office:value-type="string">
            <text:p>/science/allergy-intolerance/alerts/2011/jun/lamondthebaker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7563">
            <text:p>577563</text:p>
          </table:table-cell>
          <table:table-cell office:value-type="string">
            <text:p>/science/allergy-intolerance/alerts/2011/jun/morrisonsmuesli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0385">
            <text:p>580385</text:p>
          </table:table-cell>
          <table:table-cell office:value-type="string">
            <text:p>/science/allergy-intolerance/alerts/2011/jun/strawberrywhitechocolatepopcorn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7474">
            <text:p>567474</text:p>
          </table:table-cell>
          <table:table-cell office:value-type="string">
            <text:p>/science/allergy-intolerance/alerts/2011/ma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8862">
            <text:p>568862</text:p>
          </table:table-cell>
          <table:table-cell office:value-type="string">
            <text:p>/science/allergy-intolerance/alerts/2011/mar/morrisonricecake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9064">
            <text:p>569064</text:p>
          </table:table-cell>
          <table:table-cell office:value-type="string">
            <text:p>/science/allergy-intolerance/alerts/2011/mar/morrisonscocktailprawn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9907">
            <text:p>569907</text:p>
          </table:table-cell>
          <table:table-cell office:value-type="string">
            <text:p>/science/allergy-intolerance/alerts/2011/mar/natcochickpea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3901">
            <text:p>573901</text:p>
          </table:table-cell>
          <table:table-cell office:value-type="string">
            <text:p>/science/allergy-intolerance/alerts/2011/ma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4508">
            <text:p>574508</text:p>
          </table:table-cell>
          <table:table-cell office:value-type="string">
            <text:p>/science/allergy-intolerance/alerts/2011/may/boojaboojachocolatetruffle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3904">
            <text:p>573904</text:p>
          </table:table-cell>
          <table:table-cell office:value-type="string">
            <text:p>/science/allergy-intolerance/alerts/2011/may/organicplainchocolatedrop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2620">
            <text:p>592620</text:p>
          </table:table-cell>
          <table:table-cell office:value-type="string">
            <text:p>/science/allergy-intolerance/alerts/2011/nov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4382">
            <text:p>594382</text:p>
          </table:table-cell>
          <table:table-cell office:value-type="string">
            <text:p>/science/allergy-intolerance/alerts/2011/nov/capriolapinotgrigiodellevenezie2010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4304">
            <text:p>594304</text:p>
          </table:table-cell>
          <table:table-cell office:value-type="string">
            <text:p>/science/allergy-intolerance/alerts/2011/nov/churchmousefalanghina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4296">
            <text:p>594296</text:p>
          </table:table-cell>
          <table:table-cell office:value-type="string">
            <text:p>/science/allergy-intolerance/alerts/2011/nov/julienascrudebeaujolais2010vintage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4089">
            <text:p>594089</text:p>
          </table:table-cell>
          <table:table-cell office:value-type="string">
            <text:p>/science/allergy-intolerance/alerts/2011/nov/tescofinestbanoffeetart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4448">
            <text:p>594448</text:p>
          </table:table-cell>
          <table:table-cell office:value-type="string">
            <text:p>/science/allergy-intolerance/alerts/2011/nov/waitrosechoc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9058">
            <text:p>589058</text:p>
          </table:table-cell>
          <table:table-cell office:value-type="string">
            <text:p>/science/allergy-intolerance/alerts/2011/oc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1170">
            <text:p>591170</text:p>
          </table:table-cell>
          <table:table-cell office:value-type="string">
            <text:p>/science/allergy-intolerance/alerts/2011/oct/beverleymanorvanillacheesecake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0519">
            <text:p>590519</text:p>
          </table:table-cell>
          <table:table-cell office:value-type="string">
            <text:p>/science/allergy-intolerance/alerts/2011/oct/coopdriedlentille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1374">
            <text:p>591374</text:p>
          </table:table-cell>
          <table:table-cell office:value-type="string">
            <text:p>/science/allergy-intolerance/alerts/2011/oct/gingerbreadheartyporridge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1085">
            <text:p>591085</text:p>
          </table:table-cell>
          <table:table-cell office:value-type="string">
            <text:p>/science/allergy-intolerance/alerts/2011/oct/halalworld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0363">
            <text:p>590363</text:p>
          </table:table-cell>
          <table:table-cell office:value-type="string">
            <text:p>/science/allergy-intolerance/alerts/2011/oct/lentillesverte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9061">
            <text:p>589061</text:p>
          </table:table-cell>
          <table:table-cell office:value-type="string">
            <text:p>/science/allergy-intolerance/alerts/2011/oct/lindorwhitetruffle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1248">
            <text:p>591248</text:p>
          </table:table-cell>
          <table:table-cell office:value-type="string">
            <text:p>/science/allergy-intolerance/alerts/2011/oct/porkapricotcoarsepate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9740">
            <text:p>589740</text:p>
          </table:table-cell>
          <table:table-cell office:value-type="string">
            <text:p>/science/allergy-intolerance/alerts/2011/oct/tescocoffeewalnutcake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5461">
            <text:p>585461</text:p>
          </table:table-cell>
          <table:table-cell office:value-type="string">
            <text:p>/science/allergy-intolerance/alerts/2011/se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7777">
            <text:p>587777</text:p>
          </table:table-cell>
          <table:table-cell office:value-type="string">
            <text:p>/science/allergy-intolerance/alerts/2011/sep/asdacoronationcoleslaw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7312">
            <text:p>587312</text:p>
          </table:table-cell>
          <table:table-cell office:value-type="string">
            <text:p>/science/allergy-intolerance/alerts/2011/sep/asdaoat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6812">
            <text:p>586812</text:p>
          </table:table-cell>
          <table:table-cell office:value-type="string">
            <text:p>/science/allergy-intolerance/alerts/2011/sep/boothscaesarsalad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7459">
            <text:p>587459</text:p>
          </table:table-cell>
          <table:table-cell office:value-type="string">
            <text:p>/science/allergy-intolerance/alerts/2011/sep/freefromglutendairyfreemuesli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7438">
            <text:p>587438</text:p>
          </table:table-cell>
          <table:table-cell office:value-type="string">
            <text:p>/science/allergy-intolerance/alerts/2011/sep/glutenfreerolledoat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5464">
            <text:p>585464</text:p>
          </table:table-cell>
          <table:table-cell office:value-type="string">
            <text:p>/science/allergy-intolerance/alerts/2011/sep/marksspencerroastpotatoe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7057">
            <text:p>587057</text:p>
          </table:table-cell>
          <table:table-cell office:value-type="string">
            <text:p>/science/allergy-intolerance/alerts/2011/sep/sainsburysoat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7179">
            <text:p>587179</text:p>
          </table:table-cell>
          <table:table-cell office:value-type="string">
            <text:p>/science/allergy-intolerance/alerts/2011/sep/tescooat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7684">
            <text:p>597684</text:p>
          </table:table-cell>
          <table:table-cell office:value-type="string">
            <text:p>/science/allergy-intolerance/alerts/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7507">
            <text:p>607507</text:p>
          </table:table-cell>
          <table:table-cell office:value-type="string">
            <text:p>/science/allergy-intolerance/alerts/2012/ap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8369">
            <text:p>608369</text:p>
          </table:table-cell>
          <table:table-cell office:value-type="string">
            <text:p>/science/allergy-intolerance/alerts/2012/apr/caffe-tasse-allergy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8461">
            <text:p>608461</text:p>
          </table:table-cell>
          <table:table-cell office:value-type="string">
            <text:p>/science/allergy-intolerance/alerts/2012/apr/musgrave-allergy-ni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8152">
            <text:p>608152</text:p>
          </table:table-cell>
          <table:table-cell office:value-type="string">
            <text:p>/science/allergy-intolerance/alerts/2012/apr/twi-foods-allergy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307">
            <text:p>625307</text:p>
          </table:table-cell>
          <table:table-cell office:value-type="string">
            <text:p>/science/allergy-intolerance/alerts/2012/au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9851">
            <text:p>629851</text:p>
          </table:table-cell>
          <table:table-cell office:value-type="string">
            <text:p>/science/allergy-intolerance/alerts/2012/aug/asda-burgers-alert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3303">
            <text:p>633303</text:p>
          </table:table-cell>
          <table:table-cell office:value-type="string">
            <text:p>/science/allergy-intolerance/alerts/2012/aug/asda-chicken-recall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6862">
            <text:p>626862</text:p>
          </table:table-cell>
          <table:table-cell office:value-type="string">
            <text:p>/science/allergy-intolerance/alerts/2012/aug/asda-wafer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8877">
            <text:p>628877</text:p>
          </table:table-cell>
          <table:table-cell office:value-type="string">
            <text:p>/science/allergy-intolerance/alerts/2012/aug/garliccapsule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0260">
            <text:p>630260</text:p>
          </table:table-cell>
          <table:table-cell office:value-type="string">
            <text:p>/science/allergy-intolerance/alerts/2012/aug/sainsburys-pork-alert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321">
            <text:p>625321</text:p>
          </table:table-cell>
          <table:table-cell office:value-type="string">
            <text:p>/science/allergy-intolerance/alerts/2012/aug/tunanicoise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0848">
            <text:p>630848</text:p>
          </table:table-cell>
          <table:table-cell office:value-type="string">
            <text:p>/science/allergy-intolerance/alerts/2012/aug/veg-tagine-recall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6503">
            <text:p>646503</text:p>
          </table:table-cell>
          <table:table-cell office:value-type="string">
            <text:p>/science/allergy-intolerance/alerts/2012/de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7989">
            <text:p>647989</text:p>
          </table:table-cell>
          <table:table-cell office:value-type="string">
            <text:p>/science/allergy-intolerance/alerts/2012/dec/647989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8919">
            <text:p>648919</text:p>
          </table:table-cell>
          <table:table-cell office:value-type="string">
            <text:p>/science/allergy-intolerance/alerts/2012/dec/iceland-biryani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7969">
            <text:p>647969</text:p>
          </table:table-cell>
          <table:table-cell office:value-type="string">
            <text:p>/science/allergy-intolerance/alerts/2012/dec/morrisons-coleslaw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7987">
            <text:p>647987</text:p>
          </table:table-cell>
          <table:table-cell office:value-type="string">
            <text:p>/science/allergy-intolerance/alerts/2012/dec/morrisons-just-cheddar-sandwich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8517">
            <text:p>648517</text:p>
          </table:table-cell>
          <table:table-cell office:value-type="string">
            <text:p>/science/allergy-intolerance/alerts/2012/dec/natooraltd-mortadella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7425">
            <text:p>647425</text:p>
          </table:table-cell>
          <table:table-cell office:value-type="string">
            <text:p>/science/allergy-intolerance/alerts/2012/dec/patriarche-sulphite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8612">
            <text:p>648612</text:p>
          </table:table-cell>
          <table:table-cell office:value-type="string">
            <text:p>/science/allergy-intolerance/alerts/2012/dec/supervalusamosa-soya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8546">
            <text:p>648546</text:p>
          </table:table-cell>
          <table:table-cell office:value-type="string">
            <text:p>/science/allergy-intolerance/alerts/2012/dec/tesco-caramel-ic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1460">
            <text:p>601460</text:p>
          </table:table-cell>
          <table:table-cell office:value-type="string">
            <text:p>/science/allergy-intolerance/alerts/2012/fe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3087">
            <text:p>603087</text:p>
          </table:table-cell>
          <table:table-cell office:value-type="string">
            <text:p>/science/allergy-intolerance/alerts/2012/feb/asdafrozencheesecake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2026">
            <text:p>602026</text:p>
          </table:table-cell>
          <table:table-cell office:value-type="string">
            <text:p>/science/allergy-intolerance/alerts/2012/feb/dovescrispyricebar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3348">
            <text:p>603348</text:p>
          </table:table-cell>
          <table:table-cell office:value-type="string">
            <text:p>/science/allergy-intolerance/alerts/2012/feb/gammonwaitrose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2272">
            <text:p>602272</text:p>
          </table:table-cell>
          <table:table-cell office:value-type="string">
            <text:p>/science/allergy-intolerance/alerts/2012/feb/granovitaspread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1470">
            <text:p>601470</text:p>
          </table:table-cell>
          <table:table-cell office:value-type="string">
            <text:p>/science/allergy-intolerance/alerts/2012/feb/natcogramflour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1995">
            <text:p>601995</text:p>
          </table:table-cell>
          <table:table-cell office:value-type="string">
            <text:p>/science/allergy-intolerance/alerts/2012/feb/oatibix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3061">
            <text:p>603061</text:p>
          </table:table-cell>
          <table:table-cell office:value-type="string">
            <text:p>/science/allergy-intolerance/alerts/2012/feb/periyarfish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1959">
            <text:p>601959</text:p>
          </table:table-cell>
          <table:table-cell office:value-type="string">
            <text:p>/science/allergy-intolerance/alerts/2012/feb/sumapesto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1569">
            <text:p>601569</text:p>
          </table:table-cell>
          <table:table-cell office:value-type="string">
            <text:p>/science/allergy-intolerance/alerts/2012/feb/viranigram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2107">
            <text:p>602107</text:p>
          </table:table-cell>
          <table:table-cell office:value-type="string">
            <text:p>/science/allergy-intolerance/alerts/2012/feb/waitroseprawnsalad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7711">
            <text:p>597711</text:p>
          </table:table-cell>
          <table:table-cell office:value-type="string">
            <text:p>/science/allergy-intolerance/alerts/2012/ja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0612">
            <text:p>600612</text:p>
          </table:table-cell>
          <table:table-cell office:value-type="string">
            <text:p>/science/allergy-intolerance/alerts/2012/jan/asdalayeredprawnsalad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0234">
            <text:p>600234</text:p>
          </table:table-cell>
          <table:table-cell office:value-type="string">
            <text:p>/science/allergy-intolerance/alerts/2012/jan/buckwheatflour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8499">
            <text:p>598499</text:p>
          </table:table-cell>
          <table:table-cell office:value-type="string">
            <text:p>/science/allergy-intolerance/alerts/2012/jan/essentialrangesalmondillfishcake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9414">
            <text:p>599414</text:p>
          </table:table-cell>
          <table:table-cell office:value-type="string">
            <text:p>/science/allergy-intolerance/alerts/2012/jan/giantsjustfruitmixeddriedfruit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6430">
            <text:p>616430</text:p>
          </table:table-cell>
          <table:table-cell office:value-type="string">
            <text:p>/science/allergy-intolerance/alerts/2012/ju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7281">
            <text:p>617281</text:p>
          </table:table-cell>
          <table:table-cell office:value-type="string">
            <text:p>/science/allergy-intolerance/alerts/2012/jul/buchanan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0002">
            <text:p>620002</text:p>
          </table:table-cell>
          <table:table-cell office:value-type="string">
            <text:p>/science/allergy-intolerance/alerts/2012/jul/cambridge-diet-recall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2801">
            <text:p>622801</text:p>
          </table:table-cell>
          <table:table-cell office:value-type="string">
            <text:p>/science/allergy-intolerance/alerts/2012/jul/chicken-peri-peri-alert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6434">
            <text:p>616434</text:p>
          </table:table-cell>
          <table:table-cell office:value-type="string">
            <text:p>/science/allergy-intolerance/alerts/2012/jul/coopchoc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7349">
            <text:p>617349</text:p>
          </table:table-cell>
          <table:table-cell office:value-type="string">
            <text:p>/science/allergy-intolerance/alerts/2012/jul/krug-champagne-alert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7531">
            <text:p>617531</text:p>
          </table:table-cell>
          <table:table-cell office:value-type="string">
            <text:p>/science/allergy-intolerance/alerts/2012/jul/morrisonchicken-pasta-recall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9962">
            <text:p>619962</text:p>
          </table:table-cell>
          <table:table-cell office:value-type="string">
            <text:p>/science/allergy-intolerance/alerts/2012/jul/sainsburys-choc-bars-alert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7325">
            <text:p>617325</text:p>
          </table:table-cell>
          <table:table-cell office:value-type="string">
            <text:p>/science/allergy-intolerance/alerts/2012/jul/sainsburys-pumpkin-alert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3170">
            <text:p>613170</text:p>
          </table:table-cell>
          <table:table-cell office:value-type="string">
            <text:p>/science/allergy-intolerance/alerts/2012/ju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5279">
            <text:p>615279</text:p>
          </table:table-cell>
          <table:table-cell office:value-type="string">
            <text:p>/science/allergy-intolerance/alerts/2012/jun/frozen-value-second-alert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4357">
            <text:p>614357</text:p>
          </table:table-cell>
          <table:table-cell office:value-type="string">
            <text:p>/science/allergy-intolerance/alerts/2012/jun/pasakapasta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4747">
            <text:p>614747</text:p>
          </table:table-cell>
          <table:table-cell office:value-type="string">
            <text:p>/science/allergy-intolerance/alerts/2012/jun/pasekapasta2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4892">
            <text:p>614892</text:p>
          </table:table-cell>
          <table:table-cell office:value-type="string">
            <text:p>/science/allergy-intolerance/alerts/2012/jun/picardalert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4374">
            <text:p>604374</text:p>
          </table:table-cell>
          <table:table-cell office:value-type="string">
            <text:p>/science/allergy-intolerance/alerts/2012/ma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7515">
            <text:p>607515</text:p>
          </table:table-cell>
          <table:table-cell office:value-type="string">
            <text:p>/science/allergy-intolerance/alerts/2012/mar/coconut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6629">
            <text:p>606629</text:p>
          </table:table-cell>
          <table:table-cell office:value-type="string">
            <text:p>/science/allergy-intolerance/alerts/2012/mar/honeymustardham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4867">
            <text:p>604867</text:p>
          </table:table-cell>
          <table:table-cell office:value-type="string">
            <text:p>/science/allergy-intolerance/alerts/2012/mar/lituanicaltd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4700">
            <text:p>604700</text:p>
          </table:table-cell>
          <table:table-cell office:value-type="string">
            <text:p>/science/allergy-intolerance/alerts/2012/mar/morrisonham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7509">
            <text:p>607509</text:p>
          </table:table-cell>
          <table:table-cell office:value-type="string">
            <text:p>/science/allergy-intolerance/alerts/2012/mar/musgraveravioli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4453">
            <text:p>604453</text:p>
          </table:table-cell>
          <table:table-cell office:value-type="string">
            <text:p>/science/allergy-intolerance/alerts/2012/mar/nisabluemuf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7379">
            <text:p>607379</text:p>
          </table:table-cell>
          <table:table-cell office:value-type="string">
            <text:p>/science/allergy-intolerance/alerts/2012/mar/samosa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4217">
            <text:p>604217</text:p>
          </table:table-cell>
          <table:table-cell office:value-type="string">
            <text:p>/science/allergy-intolerance/alerts/2012/mar/suryacake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5694">
            <text:p>605694</text:p>
          </table:table-cell>
          <table:table-cell office:value-type="string">
            <text:p>/science/allergy-intolerance/alerts/2012/mar/suryaupdate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0659">
            <text:p>610659</text:p>
          </table:table-cell>
          <table:table-cell office:value-type="string">
            <text:p>/science/allergy-intolerance/alerts/2012/ma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2625">
            <text:p>612625</text:p>
          </table:table-cell>
          <table:table-cell office:value-type="string">
            <text:p>/science/allergy-intolerance/alerts/2012/may/morrisonscake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2596">
            <text:p>642596</text:p>
          </table:table-cell>
          <table:table-cell office:value-type="string">
            <text:p>/science/allergy-intolerance/alerts/2012/nov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5632">
            <text:p>645632</text:p>
          </table:table-cell>
          <table:table-cell office:value-type="string">
            <text:p>/science/allergy-intolerance/alerts/2012/nov/aldi_sauce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3041">
            <text:p>643041</text:p>
          </table:table-cell>
          <table:table-cell office:value-type="string">
            <text:p>/science/allergy-intolerance/alerts/2012/nov/asda-caramelbite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4580">
            <text:p>644580</text:p>
          </table:table-cell>
          <table:table-cell office:value-type="string">
            <text:p>/science/allergy-intolerance/alerts/2012/nov/asdachoc-hazelnut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3517">
            <text:p>643517</text:p>
          </table:table-cell>
          <table:table-cell office:value-type="string">
            <text:p>/science/allergy-intolerance/alerts/2012/nov/asdapudding-soya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2680">
            <text:p>642680</text:p>
          </table:table-cell>
          <table:table-cell office:value-type="string">
            <text:p>/science/allergy-intolerance/alerts/2012/nov/co-op_choc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4350">
            <text:p>644350</text:p>
          </table:table-cell>
          <table:table-cell office:value-type="string">
            <text:p>/science/allergy-intolerance/alerts/2012/nov/harrods_choc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3830">
            <text:p>643830</text:p>
          </table:table-cell>
          <table:table-cell office:value-type="string">
            <text:p>/science/allergy-intolerance/alerts/2012/nov/harrods-mincepie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4609">
            <text:p>644609</text:p>
          </table:table-cell>
          <table:table-cell office:value-type="string">
            <text:p>/science/allergy-intolerance/alerts/2012/nov/pepsico_walk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5177">
            <text:p>645177</text:p>
          </table:table-cell>
          <table:table-cell office:value-type="string">
            <text:p>/science/allergy-intolerance/alerts/2012/nov/raynor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7130">
            <text:p>637130</text:p>
          </table:table-cell>
          <table:table-cell office:value-type="string">
            <text:p>/science/allergy-intolerance/alerts/2012/oc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1017">
            <text:p>641017</text:p>
          </table:table-cell>
          <table:table-cell office:value-type="string">
            <text:p>/science/allergy-intolerance/alerts/2012/oct/asda-wafer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1083">
            <text:p>641083</text:p>
          </table:table-cell>
          <table:table-cell office:value-type="string">
            <text:p>/science/allergy-intolerance/alerts/2012/oct/home-farm-allergy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0897">
            <text:p>640897</text:p>
          </table:table-cell>
          <table:table-cell office:value-type="string">
            <text:p>/science/allergy-intolerance/alerts/2012/oct/morrisons-gluten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2050">
            <text:p>642050</text:p>
          </table:table-cell>
          <table:table-cell office:value-type="string">
            <text:p>/science/allergy-intolerance/alerts/2012/oct/sainsburys-curry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2313">
            <text:p>642313</text:p>
          </table:table-cell>
          <table:table-cell office:value-type="string">
            <text:p>/science/allergy-intolerance/alerts/2012/oct/sainsburys-toffeeapple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9116">
            <text:p>639116</text:p>
          </table:table-cell>
          <table:table-cell office:value-type="string">
            <text:p>/science/allergy-intolerance/alerts/2012/oct/wanis-big-bamboo-update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3434">
            <text:p>633434</text:p>
          </table:table-cell>
          <table:table-cell office:value-type="string">
            <text:p>/science/allergy-intolerance/alerts/2012/se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7000">
            <text:p>637000</text:p>
          </table:table-cell>
          <table:table-cell office:value-type="string">
            <text:p>/science/allergy-intolerance/alerts/2012/sep/bigbamboo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3807">
            <text:p>633807</text:p>
          </table:table-cell>
          <table:table-cell office:value-type="string">
            <text:p>/science/allergy-intolerance/alerts/2012/sep/centra-choc-biscuit-alert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4374">
            <text:p>634374</text:p>
          </table:table-cell>
          <table:table-cell office:value-type="string">
            <text:p>/science/allergy-intolerance/alerts/2012/sep/morrisons-goji-recall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6179">
            <text:p>636179</text:p>
          </table:table-cell>
          <table:table-cell office:value-type="string">
            <text:p>/science/allergy-intolerance/alerts/2012/sep/morrisons-trio-houmou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3774">
            <text:p>633774</text:p>
          </table:table-cell>
          <table:table-cell office:value-type="string">
            <text:p>/science/allergy-intolerance/alerts/2012/sep/musgrave-biscuit-alert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9312">
            <text:p>649312</text:p>
          </table:table-cell>
          <table:table-cell office:value-type="string">
            <text:p>/science/allergy-intolerance/alerts/20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3043">
            <text:p>663043</text:p>
          </table:table-cell>
          <table:table-cell office:value-type="string">
            <text:p>/science/allergy-intolerance/alerts/2013/ap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6848">
            <text:p>666848</text:p>
          </table:table-cell>
          <table:table-cell office:value-type="string">
            <text:p>/science/allergy-intolerance/alerts/2013/apr/asda-noodle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4333">
            <text:p>664333</text:p>
          </table:table-cell>
          <table:table-cell office:value-type="string">
            <text:p>/science/allergy-intolerance/alerts/2013/apr/asda-tomatodip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7941">
            <text:p>667941</text:p>
          </table:table-cell>
          <table:table-cell office:value-type="string">
            <text:p>/science/allergy-intolerance/alerts/2013/apr/asdalittleeatburger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7997">
            <text:p>667997</text:p>
          </table:table-cell>
          <table:table-cell office:value-type="string">
            <text:p>/science/allergy-intolerance/alerts/2013/apr/asdalittleeatupdate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7396">
            <text:p>667396</text:p>
          </table:table-cell>
          <table:table-cell office:value-type="string">
            <text:p>/science/allergy-intolerance/alerts/2013/apr/booths-nuts-withdrawal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1195">
            <text:p>681195</text:p>
          </table:table-cell>
          <table:table-cell office:value-type="string">
            <text:p>/science/allergy-intolerance/alerts/2013/au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2613">
            <text:p>682613</text:p>
          </table:table-cell>
          <table:table-cell office:value-type="string">
            <text:p>/science/allergy-intolerance/alerts/2013/aug/asda-coctailsausage-withrawal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2662">
            <text:p>682662</text:p>
          </table:table-cell>
          <table:table-cell office:value-type="string">
            <text:p>/science/allergy-intolerance/alerts/2013/aug/manythanks-recalled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6204">
            <text:p>696204</text:p>
          </table:table-cell>
          <table:table-cell office:value-type="string">
            <text:p>/science/allergy-intolerance/alerts/2013/de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7078">
            <text:p>697078</text:p>
          </table:table-cell>
          <table:table-cell office:value-type="string">
            <text:p>/science/allergy-intolerance/alerts/2013/dec/asda-breakfast-cereal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7518">
            <text:p>697518</text:p>
          </table:table-cell>
          <table:table-cell office:value-type="string">
            <text:p>/science/allergy-intolerance/alerts/2013/dec/booths-wine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3472">
            <text:p>653472</text:p>
          </table:table-cell>
          <table:table-cell office:value-type="string">
            <text:p>/science/allergy-intolerance/alerts/2013/fe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3474">
            <text:p>653474</text:p>
          </table:table-cell>
          <table:table-cell office:value-type="string">
            <text:p>/science/allergy-intolerance/alerts/2013/feb/asda-almonds-withdraw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6192">
            <text:p>656192</text:p>
          </table:table-cell>
          <table:table-cell office:value-type="string">
            <text:p>/science/allergy-intolerance/alerts/2013/feb/ecstasy-almonds-withdraw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3992">
            <text:p>653992</text:p>
          </table:table-cell>
          <table:table-cell office:value-type="string">
            <text:p>/science/allergy-intolerance/alerts/2013/feb/greencity-yogurt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9318">
            <text:p>649318</text:p>
          </table:table-cell>
          <table:table-cell office:value-type="string">
            <text:p>/science/allergy-intolerance/alerts/2013/ja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0259">
            <text:p>650259</text:p>
          </table:table-cell>
          <table:table-cell office:value-type="string">
            <text:p>/science/allergy-intolerance/alerts/2013/jan/asda-beef-hotpot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3368">
            <text:p>653368</text:p>
          </table:table-cell>
          <table:table-cell office:value-type="string">
            <text:p>/science/allergy-intolerance/alerts/2013/jan/crispies-tesco-withdraw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2107">
            <text:p>652107</text:p>
          </table:table-cell>
          <table:table-cell office:value-type="string">
            <text:p>/science/allergy-intolerance/alerts/2013/jan/healthstore-various-withdraw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0894">
            <text:p>650894</text:p>
          </table:table-cell>
          <table:table-cell office:value-type="string">
            <text:p>/science/allergy-intolerance/alerts/2013/jan/sainsburys-cashews-recall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2956">
            <text:p>652956</text:p>
          </table:table-cell>
          <table:table-cell office:value-type="string">
            <text:p>/science/allergy-intolerance/alerts/2013/jan/scotty-broth-recall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2254">
            <text:p>652254</text:p>
          </table:table-cell>
          <table:table-cell office:value-type="string">
            <text:p>/science/allergy-intolerance/alerts/2013/jan/waitrose-hazelnutyogurt-recall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6197">
            <text:p>676197</text:p>
          </table:table-cell>
          <table:table-cell office:value-type="string">
            <text:p>/science/allergy-intolerance/alerts/2013/ju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9945">
            <text:p>679945</text:p>
          </table:table-cell>
          <table:table-cell office:value-type="string">
            <text:p>/science/allergy-intolerance/alerts/2013/jul/asda-brand-beastie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6893">
            <text:p>676893</text:p>
          </table:table-cell>
          <table:table-cell office:value-type="string">
            <text:p>/science/allergy-intolerance/alerts/2013/jul/tesco-chocolatecrowns-recall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7608">
            <text:p>677608</text:p>
          </table:table-cell>
          <table:table-cell office:value-type="string">
            <text:p>/science/allergy-intolerance/alerts/2013/jul/venturefoods-chocolate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9097">
            <text:p>679097</text:p>
          </table:table-cell>
          <table:table-cell office:value-type="string">
            <text:p>/science/allergy-intolerance/alerts/2013/jul/vitacoca-recall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6143">
            <text:p>676143</text:p>
          </table:table-cell>
          <table:table-cell office:value-type="string">
            <text:p>/science/allergy-intolerance/alerts/2013/jun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6145">
            <text:p>676145</text:p>
          </table:table-cell>
          <table:table-cell office:value-type="string">
            <text:p>/science/allergy-intolerance/alerts/2013/june/venturfoods-bar-recall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9217">
            <text:p>659217</text:p>
          </table:table-cell>
          <table:table-cell office:value-type="string">
            <text:p>/science/allergy-intolerance/alerts/2013/marc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2536">
            <text:p>662536</text:p>
          </table:table-cell>
          <table:table-cell office:value-type="string">
            <text:p>/science/allergy-intolerance/alerts/2013/march/bodrum-driedfruit-withdraw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2313">
            <text:p>662313</text:p>
          </table:table-cell>
          <table:table-cell office:value-type="string">
            <text:p>/science/allergy-intolerance/alerts/2013/march/booths-stirfry-withdraw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9892">
            <text:p>659892</text:p>
          </table:table-cell>
          <table:table-cell office:value-type="string">
            <text:p>/science/allergy-intolerance/alerts/2013/march/montezuma-sweets-recall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9228">
            <text:p>659228</text:p>
          </table:table-cell>
          <table:table-cell office:value-type="string">
            <text:p>/science/allergy-intolerance/alerts/2013/march/musgrave-sandwiche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9808">
            <text:p>659808</text:p>
          </table:table-cell>
          <table:table-cell office:value-type="string">
            <text:p>/science/allergy-intolerance/alerts/2013/march/potatosalad-asda-withdrawal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1047">
            <text:p>661047</text:p>
          </table:table-cell>
          <table:table-cell office:value-type="string">
            <text:p>/science/allergy-intolerance/alerts/2013/march/wholebake-recall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8570">
            <text:p>668570</text:p>
          </table:table-cell>
          <table:table-cell office:value-type="string">
            <text:p>/science/allergy-intolerance/alerts/2013/ma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8572">
            <text:p>668572</text:p>
          </table:table-cell>
          <table:table-cell office:value-type="string">
            <text:p>/science/allergy-intolerance/alerts/2013/may/abworldfoods-wasabi-withdrawn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9214">
            <text:p>669214</text:p>
          </table:table-cell>
          <table:table-cell office:value-type="string">
            <text:p>/science/allergy-intolerance/alerts/2013/may/bothamsbread-withdrawal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8586">
            <text:p>668586</text:p>
          </table:table-cell>
          <table:table-cell office:value-type="string">
            <text:p>/science/allergy-intolerance/alerts/2013/may/chocolatecoatedraisins-recalled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8876">
            <text:p>668876</text:p>
          </table:table-cell>
          <table:table-cell office:value-type="string">
            <text:p>/science/allergy-intolerance/alerts/2013/may/icelandpork-recall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1772">
            <text:p>671772</text:p>
          </table:table-cell>
          <table:table-cell office:value-type="string">
            <text:p>/science/allergy-intolerance/alerts/2013/may/marasus-petitfour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9526">
            <text:p>669526</text:p>
          </table:table-cell>
          <table:table-cell office:value-type="string">
            <text:p>/science/allergy-intolerance/alerts/2013/may/tescogingerbeer-recall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3202">
            <text:p>693202</text:p>
          </table:table-cell>
          <table:table-cell office:value-type="string">
            <text:p>/science/allergy-intolerance/alerts/2013/nov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5881">
            <text:p>695881</text:p>
          </table:table-cell>
          <table:table-cell office:value-type="string">
            <text:p>/science/allergy-intolerance/alerts/2013/nov/sacla-pesto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4574">
            <text:p>694574</text:p>
          </table:table-cell>
          <table:table-cell office:value-type="string">
            <text:p>/science/allergy-intolerance/alerts/2013/nov/sainsburys-beetrootbake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3626">
            <text:p>693626</text:p>
          </table:table-cell>
          <table:table-cell office:value-type="string">
            <text:p>/science/allergy-intolerance/alerts/2013/nov/sainsburys-paella-withdrawn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7819">
            <text:p>687819</text:p>
          </table:table-cell>
          <table:table-cell office:value-type="string">
            <text:p>/science/allergy-intolerance/alerts/2013/oc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0987">
            <text:p>690987</text:p>
          </table:table-cell>
          <table:table-cell office:value-type="string">
            <text:p>/science/allergy-intolerance/alerts/2013/oct/asda-almond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1975">
            <text:p>691975</text:p>
          </table:table-cell>
          <table:table-cell office:value-type="string">
            <text:p>/science/allergy-intolerance/alerts/2013/oct/bootsbrownie-recalled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0046">
            <text:p>690046</text:p>
          </table:table-cell>
          <table:table-cell office:value-type="string">
            <text:p>/science/allergy-intolerance/alerts/2013/oct/cooktrading-beef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1525">
            <text:p>691525</text:p>
          </table:table-cell>
          <table:table-cell office:value-type="string">
            <text:p>/science/allergy-intolerance/alerts/2013/oct/sainsburys-almond-withdrawal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1521">
            <text:p>691521</text:p>
          </table:table-cell>
          <table:table-cell office:value-type="string">
            <text:p>/science/allergy-intolerance/alerts/2013/oct/tesco-almonds-recall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8159">
            <text:p>688159</text:p>
          </table:table-cell>
          <table:table-cell office:value-type="string">
            <text:p>/science/allergy-intolerance/alerts/2013/oct/tescosalad-recalled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7824">
            <text:p>687824</text:p>
          </table:table-cell>
          <table:table-cell office:value-type="string">
            <text:p>/science/allergy-intolerance/alerts/2013/oct/tescoturkeydinner-recall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8069">
            <text:p>688069</text:p>
          </table:table-cell>
          <table:table-cell office:value-type="string">
            <text:p>/science/allergy-intolerance/alerts/2013/oct/walkers-withdrawal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1565">
            <text:p>691565</text:p>
          </table:table-cell>
          <table:table-cell office:value-type="string">
            <text:p>/science/allergy-intolerance/alerts/2013/oct/whitworths-almonds-withdrawal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3588">
            <text:p>683588</text:p>
          </table:table-cell>
          <table:table-cell office:value-type="string">
            <text:p>/science/allergy-intolerance/alerts/2013/se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5049">
            <text:p>685049</text:p>
          </table:table-cell>
          <table:table-cell office:value-type="string">
            <text:p>/science/allergy-intolerance/alerts/2013/sep/truefoods-recalled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</table:table>
      <table:table table:name="committees" table:style-name="ta1">
        <table:table-column table:style-name="co1" table:number-columns-repeated="4" table:default-cell-style-name="Default"/>
        <table:table-row table:style-name="ro1">
          <table:table-cell office:value-type="float" office:value="415150">
            <text:p>415150</text:p>
          </table:table-cell>
          <table:table-cell office:value-type="string">
            <text:p>/science/ouradvisors/acaf/</text:p>
          </table:table-cell>
          <table:table-cell office:value-type="string">
            <text:p>CommitteeHomepage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34">
            <text:p>414634</text:p>
          </table:table-cell>
          <table:table-cell office:value-type="string">
            <text:p>/science/ouradvisors/acaf/acafannualreports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569">
            <text:p>414569</text:p>
          </table:table-cell>
          <table:table-cell office:value-type="string">
            <text:p>/science/ouradvisors/acaf/acafmeets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540">
            <text:p>414540</text:p>
          </table:table-cell>
          <table:table-cell office:value-type="string">
            <text:p>/science/ouradvisors/acaf/acafmeets/55365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52">
            <text:p>414652</text:p>
          </table:table-cell>
          <table:table-cell office:value-type="string">
            <text:p>/science/ouradvisors/acaf/acafmeets/55365/55350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6814">
            <text:p>626814</text:p>
          </table:table-cell>
          <table:table-cell office:value-type="string">
            <text:p>/science/ouradvisors/acaf/acafmeets/55365/55350/acafagenda260202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914">
            <text:p>414914</text:p>
          </table:table-cell>
          <table:table-cell office:value-type="string">
            <text:p>/science/ouradvisors/acaf/acafmeets/55365/55350/ACAFmeeting13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519">
            <text:p>414519</text:p>
          </table:table-cell>
          <table:table-cell office:value-type="string">
            <text:p>/science/ouradvisors/acaf/acafmeets/55365/58474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86">
            <text:p>414686</text:p>
          </table:table-cell>
          <table:table-cell office:value-type="string">
            <text:p>/science/ouradvisors/acaf/acafmeets/55365/58474/agenda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89">
            <text:p>414689</text:p>
          </table:table-cell>
          <table:table-cell office:value-type="string">
            <text:p>/science/ouradvisors/acaf/acafmeets/55365/58474/draft_minutes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522">
            <text:p>414522</text:p>
          </table:table-cell>
          <table:table-cell office:value-type="string">
            <text:p>/science/ouradvisors/acaf/acafmeets/55365/86255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92">
            <text:p>414692</text:p>
          </table:table-cell>
          <table:table-cell office:value-type="string">
            <text:p>/science/ouradvisors/acaf/acafmeets/55365/86255/86293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525">
            <text:p>414525</text:p>
          </table:table-cell>
          <table:table-cell office:value-type="string">
            <text:p>/science/ouradvisors/acaf/acafmeets/55365/88656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95">
            <text:p>414695</text:p>
          </table:table-cell>
          <table:table-cell office:value-type="string">
            <text:p>/science/ouradvisors/acaf/acafmeets/55365/88656/88682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713">
            <text:p>414713</text:p>
          </table:table-cell>
          <table:table-cell office:value-type="string">
            <text:p>/science/ouradvisors/acaf/acafmeets/55365/88656/acafminutessixteenth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55">
            <text:p>414655</text:p>
          </table:table-cell>
          <table:table-cell office:value-type="string">
            <text:p>/science/ouradvisors/acaf/acafmeets/55365/acaf_17meet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911">
            <text:p>414911</text:p>
          </table:table-cell>
          <table:table-cell office:value-type="string">
            <text:p>/science/ouradvisors/acaf/acafmeets/55365/acaf_17meet/101370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716">
            <text:p>414716</text:p>
          </table:table-cell>
          <table:table-cell office:value-type="string">
            <text:p>/science/ouradvisors/acaf/acafmeets/55365/acaf_17meet/minutes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77">
            <text:p>414677</text:p>
          </table:table-cell>
          <table:table-cell office:value-type="string">
            <text:p>/science/ouradvisors/acaf/acafmeets/55365/acafopenmeeting240902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839">
            <text:p>414839</text:p>
          </table:table-cell>
          <table:table-cell office:value-type="string">
            <text:p>/science/ouradvisors/acaf/acafmeets/55365/acafopenmeeting240902/acafopenmeeting240902inv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534">
            <text:p>414534</text:p>
          </table:table-cell>
          <table:table-cell office:value-type="string">
            <text:p>/science/ouradvisors/acaf/acafmeets/55373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62">
            <text:p>414662</text:p>
          </table:table-cell>
          <table:table-cell office:value-type="string">
            <text:p>/science/ouradvisors/acaf/acafmeets/55373/fifthmeet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884">
            <text:p>414884</text:p>
          </table:table-cell>
          <table:table-cell office:value-type="string">
            <text:p>/science/ouradvisors/acaf/acafmeets/55373/fifthmeet/agendafivemeet.html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920">
            <text:p>414920</text:p>
          </table:table-cell>
          <table:table-cell office:value-type="string">
            <text:p>/science/ouradvisors/acaf/acafmeets/55373/fifthmeet/draftminutefive.html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58">
            <text:p>414658</text:p>
          </table:table-cell>
          <table:table-cell office:value-type="string">
            <text:p>/science/ouradvisors/acaf/acafmeets/55373/fourmeetacaf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951">
            <text:p>414951</text:p>
          </table:table-cell>
          <table:table-cell office:value-type="string">
            <text:p>/science/ouradvisors/acaf/acafmeets/55373/fourmeetacaf/acafmeetingnine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923">
            <text:p>414923</text:p>
          </table:table-cell>
          <table:table-cell office:value-type="string">
            <text:p>/science/ouradvisors/acaf/acafmeets/55373/fourmeetacaf/fourmeetacaf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68">
            <text:p>414668</text:p>
          </table:table-cell>
          <table:table-cell office:value-type="string">
            <text:p>/science/ouradvisors/acaf/acafmeets/55373/sevenmeetacaf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878">
            <text:p>414878</text:p>
          </table:table-cell>
          <table:table-cell office:value-type="string">
            <text:p>/science/ouradvisors/acaf/acafmeets/55373/sevenmeetacaf/agendaseven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926">
            <text:p>414926</text:p>
          </table:table-cell>
          <table:table-cell office:value-type="string">
            <text:p>/science/ouradvisors/acaf/acafmeets/55373/sevenmeetacaf/sevenmeetminutes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65">
            <text:p>414665</text:p>
          </table:table-cell>
          <table:table-cell office:value-type="string">
            <text:p>/science/ouradvisors/acaf/acafmeets/55373/sixmeetacaf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6622">
            <text:p>626622</text:p>
          </table:table-cell>
          <table:table-cell office:value-type="string">
            <text:p>/science/ouradvisors/acaf/acafmeets/55373/sixmeetacaf/acafagenda041000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6617">
            <text:p>626617</text:p>
          </table:table-cell>
          <table:table-cell office:value-type="string">
            <text:p>/science/ouradvisors/acaf/acafmeets/55373/sixmeetacaf/acafmeet041000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722">
            <text:p>414722</text:p>
          </table:table-cell>
          <table:table-cell office:value-type="string">
            <text:p>/science/ouradvisors/acaf/acafmeets/55373/sixmeetacaf/meetingsixminutes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543">
            <text:p>414543</text:p>
          </table:table-cell>
          <table:table-cell office:value-type="string">
            <text:p>/science/ouradvisors/acaf/acafmeets/acaf_2003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531">
            <text:p>414531</text:p>
          </table:table-cell>
          <table:table-cell office:value-type="string">
            <text:p>/science/ouradvisors/acaf/acafmeets/acaf_2003/117405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701">
            <text:p>414701</text:p>
          </table:table-cell>
          <table:table-cell office:value-type="string">
            <text:p>/science/ouradvisors/acaf/acafmeets/acaf_2003/117405/117408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528">
            <text:p>414528</text:p>
          </table:table-cell>
          <table:table-cell office:value-type="string">
            <text:p>/science/ouradvisors/acaf/acafmeets/acaf_2003/acaf_18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707">
            <text:p>414707</text:p>
          </table:table-cell>
          <table:table-cell office:value-type="string">
            <text:p>/science/ouradvisors/acaf/acafmeets/acaf_2003/acaf_18/agenda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710">
            <text:p>414710</text:p>
          </table:table-cell>
          <table:table-cell office:value-type="string">
            <text:p>/science/ouradvisors/acaf/acafmeets/acaf_2003/acaf_18/minutes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563">
            <text:p>414563</text:p>
          </table:table-cell>
          <table:table-cell office:value-type="string">
            <text:p>/science/ouradvisors/acaf/acafmeets/acaf_2003/acaf_21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749">
            <text:p>414749</text:p>
          </table:table-cell>
          <table:table-cell office:value-type="string">
            <text:p>/science/ouradvisors/acaf/acafmeets/acaf_2003/acaf_21/acaf230903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788">
            <text:p>414788</text:p>
          </table:table-cell>
          <table:table-cell office:value-type="string">
            <text:p>/science/ouradvisors/acaf/acafmeets/acaf_2003/acaf_21/acafdraftmin230903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566">
            <text:p>414566</text:p>
          </table:table-cell>
          <table:table-cell office:value-type="string">
            <text:p>/science/ouradvisors/acaf/acafmeets/acaf_2003/acaf_22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755">
            <text:p>414755</text:p>
          </table:table-cell>
          <table:table-cell office:value-type="string">
            <text:p>/science/ouradvisors/acaf/acafmeets/acaf_2003/acaf_22/150898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812">
            <text:p>414812</text:p>
          </table:table-cell>
          <table:table-cell office:value-type="string">
            <text:p>/science/ouradvisors/acaf/acafmeets/acaf_2003/acaf_22/157392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560">
            <text:p>414560</text:p>
          </table:table-cell>
          <table:table-cell office:value-type="string">
            <text:p>/science/ouradvisors/acaf/acafmeets/acaf_2003/meeting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704">
            <text:p>414704</text:p>
          </table:table-cell>
          <table:table-cell office:value-type="string">
            <text:p>/science/ouradvisors/acaf/acafmeets/acaf_2003/meeting/130208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98">
            <text:p>414698</text:p>
          </table:table-cell>
          <table:table-cell office:value-type="string">
            <text:p>/science/ouradvisors/acaf/acafmeets/acaf_2003/meeting/agenda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546">
            <text:p>414546</text:p>
          </table:table-cell>
          <table:table-cell office:value-type="string">
            <text:p>/science/ouradvisors/acaf/acafmeets/acaf_2004_meetings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575">
            <text:p>414575</text:p>
          </table:table-cell>
          <table:table-cell office:value-type="string">
            <text:p>/science/ouradvisors/acaf/acafmeets/acaf_2004_meetings/acaf_open_100204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728">
            <text:p>414728</text:p>
          </table:table-cell>
          <table:table-cell office:value-type="string">
            <text:p>/science/ouradvisors/acaf/acafmeets/acaf_2004_meetings/acaf_open_100204/acafagenda100204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785">
            <text:p>414785</text:p>
          </table:table-cell>
          <table:table-cell office:value-type="string">
            <text:p>/science/ouradvisors/acaf/acafmeets/acaf_2004_meetings/acaf_open_100204/acafdraftminutes10feb04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584">
            <text:p>414584</text:p>
          </table:table-cell>
          <table:table-cell office:value-type="string">
            <text:p>/science/ouradvisors/acaf/acafmeets/acaf_2004_meetings/acaf20apr04meet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797">
            <text:p>414797</text:p>
          </table:table-cell>
          <table:table-cell office:value-type="string">
            <text:p>/science/ouradvisors/acaf/acafmeets/acaf_2004_meetings/acaf20apr04meet/acafmin20apr04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737">
            <text:p>414737</text:p>
          </table:table-cell>
          <table:table-cell office:value-type="string">
            <text:p>/science/ouradvisors/acaf/acafmeets/acaf_2004_meetings/acaf20apr04meet/agenda20apr04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03">
            <text:p>414603</text:p>
          </table:table-cell>
          <table:table-cell office:value-type="string">
            <text:p>/science/ouradvisors/acaf/acafmeets/acaf_2004_meetings/acaf301104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842">
            <text:p>414842</text:p>
          </table:table-cell>
          <table:table-cell office:value-type="string">
            <text:p>/science/ouradvisors/acaf/acafmeets/acaf_2004_meetings/acaf301104/agenda30nov04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818">
            <text:p>414818</text:p>
          </table:table-cell>
          <table:table-cell office:value-type="string">
            <text:p>/science/ouradvisors/acaf/acafmeets/acaf_2004_meetings/acaf301104/draftacafmin30nov04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22">
            <text:p>414622</text:p>
          </table:table-cell>
          <table:table-cell office:value-type="string">
            <text:p>/science/ouradvisors/acaf/acafmeets/acaf_2004_meetings/acaf7jul04meet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779">
            <text:p>414779</text:p>
          </table:table-cell>
          <table:table-cell office:value-type="string">
            <text:p>/science/ouradvisors/acaf/acafmeets/acaf_2004_meetings/acaf7jul04meet/agenda7july04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833">
            <text:p>414833</text:p>
          </table:table-cell>
          <table:table-cell office:value-type="string">
            <text:p>/science/ouradvisors/acaf/acafmeets/acaf_2004_meetings/acaf7jul04meet/mintues7jul04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594">
            <text:p>414594</text:p>
          </table:table-cell>
          <table:table-cell office:value-type="string">
            <text:p>/science/ouradvisors/acaf/acafmeets/acaf_2004_meetings/acafoprn21904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746">
            <text:p>414746</text:p>
          </table:table-cell>
          <table:table-cell office:value-type="string">
            <text:p>/science/ouradvisors/acaf/acafmeets/acaf_2004_meetings/acafoprn21904/218319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806">
            <text:p>414806</text:p>
          </table:table-cell>
          <table:table-cell office:value-type="string">
            <text:p>/science/ouradvisors/acaf/acafmeets/acaf_2004_meetings/acafoprn21904/acafmin21sept04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549">
            <text:p>414549</text:p>
          </table:table-cell>
          <table:table-cell office:value-type="string">
            <text:p>/science/ouradvisors/acaf/acafmeets/acaf_2005_meetings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581">
            <text:p>414581</text:p>
          </table:table-cell>
          <table:table-cell office:value-type="string">
            <text:p>/science/ouradvisors/acaf/acafmeets/acaf_2005_meetings/acaf19apr2005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734">
            <text:p>414734</text:p>
          </table:table-cell>
          <table:table-cell office:value-type="string">
            <text:p>/science/ouradvisors/acaf/acafmeets/acaf_2005_meetings/acaf19apr2005/acafagenda19apr05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794">
            <text:p>414794</text:p>
          </table:table-cell>
          <table:table-cell office:value-type="string">
            <text:p>/science/ouradvisors/acaf/acafmeets/acaf_2005_meetings/acaf19apr2005/acafmins19apr05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25">
            <text:p>414625</text:p>
          </table:table-cell>
          <table:table-cell office:value-type="string">
            <text:p>/science/ouradvisors/acaf/acafmeets/acaf_2005_meetings/acaf8feb2005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836">
            <text:p>414836</text:p>
          </table:table-cell>
          <table:table-cell office:value-type="string">
            <text:p>/science/ouradvisors/acaf/acafmeets/acaf_2005_meetings/acaf8feb2005/acafmins8feb2005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782">
            <text:p>414782</text:p>
          </table:table-cell>
          <table:table-cell office:value-type="string">
            <text:p>/science/ouradvisors/acaf/acafmeets/acaf_2005_meetings/acaf8feb2005/agenda8feb2004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588">
            <text:p>414588</text:p>
          </table:table-cell>
          <table:table-cell office:value-type="string">
            <text:p>/science/ouradvisors/acaf/acafmeets/acaf_2005_meetings/acafmeet20sept05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740">
            <text:p>414740</text:p>
          </table:table-cell>
          <table:table-cell office:value-type="string">
            <text:p>/science/ouradvisors/acaf/acafmeets/acaf_2005_meetings/acafmeet20sept05/acafagenda20sept05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800">
            <text:p>414800</text:p>
          </table:table-cell>
          <table:table-cell office:value-type="string">
            <text:p>/science/ouradvisors/acaf/acafmeets/acaf_2005_meetings/acafmeet20sept05/acafmins20sept05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591">
            <text:p>414591</text:p>
          </table:table-cell>
          <table:table-cell office:value-type="string">
            <text:p>/science/ouradvisors/acaf/acafmeets/acaf_2005_meetings/acafmeet21nov05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743">
            <text:p>414743</text:p>
          </table:table-cell>
          <table:table-cell office:value-type="string">
            <text:p>/science/ouradvisors/acaf/acafmeets/acaf_2005_meetings/acafmeet21nov05/acafagenda21nov05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803">
            <text:p>414803</text:p>
          </table:table-cell>
          <table:table-cell office:value-type="string">
            <text:p>/science/ouradvisors/acaf/acafmeets/acaf_2005_meetings/acafmeet21nov05/acafmins21nov05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09">
            <text:p>414609</text:p>
          </table:table-cell>
          <table:table-cell office:value-type="string">
            <text:p>/science/ouradvisors/acaf/acafmeets/acaf_2005_meetings/acafmeet5july05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767">
            <text:p>414767</text:p>
          </table:table-cell>
          <table:table-cell office:value-type="string">
            <text:p>/science/ouradvisors/acaf/acafmeets/acaf_2005_meetings/acafmeet5july05/acafagenda5july05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824">
            <text:p>414824</text:p>
          </table:table-cell>
          <table:table-cell office:value-type="string">
            <text:p>/science/ouradvisors/acaf/acafmeets/acaf_2005_meetings/acafmeet5july05/acafdraftmins5july05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554">
            <text:p>414554</text:p>
          </table:table-cell>
          <table:table-cell office:value-type="string">
            <text:p>/science/ouradvisors/acaf/acafmeets/acaf_2006_meetings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06">
            <text:p>414606</text:p>
          </table:table-cell>
          <table:table-cell office:value-type="string">
            <text:p>/science/ouradvisors/acaf/acafmeets/acaf_2006_meetings/acaf040706meet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764">
            <text:p>414764</text:p>
          </table:table-cell>
          <table:table-cell office:value-type="string">
            <text:p>/science/ouradvisors/acaf/acafmeets/acaf_2006_meetings/acaf040706meet/acaf060704agenda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821">
            <text:p>414821</text:p>
          </table:table-cell>
          <table:table-cell office:value-type="string">
            <text:p>/science/ouradvisors/acaf/acafmeets/acaf_2006_meetings/acaf040706meet/acaf4july06mins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597">
            <text:p>414597</text:p>
          </table:table-cell>
          <table:table-cell office:value-type="string">
            <text:p>/science/ouradvisors/acaf/acafmeets/acaf_2006_meetings/acaf060424meet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752">
            <text:p>414752</text:p>
          </table:table-cell>
          <table:table-cell office:value-type="string">
            <text:p>/science/ouradvisors/acaf/acafmeets/acaf_2006_meetings/acaf060424meet/acaf060426agenda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809">
            <text:p>414809</text:p>
          </table:table-cell>
          <table:table-cell office:value-type="string">
            <text:p>/science/ouradvisors/acaf/acafmeets/acaf_2006_meetings/acaf060424meet/acafmins24apr06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00">
            <text:p>414600</text:p>
          </table:table-cell>
          <table:table-cell office:value-type="string">
            <text:p>/science/ouradvisors/acaf/acafmeets/acaf_2006_meetings/acaf281106meet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758">
            <text:p>414758</text:p>
          </table:table-cell>
          <table:table-cell office:value-type="string">
            <text:p>/science/ouradvisors/acaf/acafmeets/acaf_2006_meetings/acaf281106meet/acaf061128agenda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4261">
            <text:p>424261</text:p>
          </table:table-cell>
          <table:table-cell office:value-type="string">
            <text:p>/science/ouradvisors/acaf/acafmeets/acaf_2006_meetings/acaf281106meet/acafminsnov06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19">
            <text:p>414619</text:p>
          </table:table-cell>
          <table:table-cell office:value-type="string">
            <text:p>/science/ouradvisors/acaf/acafmeets/acaf_2006_meetings/acafmeet7feb06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776">
            <text:p>414776</text:p>
          </table:table-cell>
          <table:table-cell office:value-type="string">
            <text:p>/science/ouradvisors/acaf/acafmeets/acaf_2006_meetings/acafmeet7feb06/acafagenda7feb06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830">
            <text:p>414830</text:p>
          </table:table-cell>
          <table:table-cell office:value-type="string">
            <text:p>/science/ouradvisors/acaf/acafmeets/acaf_2006_meetings/acafmeet7feb06/mins7feb2006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557">
            <text:p>414557</text:p>
          </table:table-cell>
          <table:table-cell office:value-type="string">
            <text:p>/science/ouradvisors/acaf/acafmeets/acaf_2007_meetings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12">
            <text:p>414612</text:p>
          </table:table-cell>
          <table:table-cell office:value-type="string">
            <text:p>/science/ouradvisors/acaf/acafmeets/acaf_2007_meetings/acaf050607meet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770">
            <text:p>414770</text:p>
          </table:table-cell>
          <table:table-cell office:value-type="string">
            <text:p>/science/ouradvisors/acaf/acafmeets/acaf_2007_meetings/acaf050607meet/acaf050606agenda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4243">
            <text:p>424243</text:p>
          </table:table-cell>
          <table:table-cell office:value-type="string">
            <text:p>/science/ouradvisors/acaf/acafmeets/acaf_2007_meetings/acaf050607meet/acafmin5jun07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791">
            <text:p>414791</text:p>
          </table:table-cell>
          <table:table-cell office:value-type="string">
            <text:p>/science/ouradvisors/acaf/acafmeets/acaf_2007_meetings/acaf050607meet/acafmins5jun07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16">
            <text:p>414616</text:p>
          </table:table-cell>
          <table:table-cell office:value-type="string">
            <text:p>/science/ouradvisors/acaf/acafmeets/acaf_2007_meetings/acaf060307meet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773">
            <text:p>414773</text:p>
          </table:table-cell>
          <table:table-cell office:value-type="string">
            <text:p>/science/ouradvisors/acaf/acafmeets/acaf_2007_meetings/acaf060307meet/acaf070306agenda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827">
            <text:p>414827</text:p>
          </table:table-cell>
          <table:table-cell office:value-type="string">
            <text:p>/science/ouradvisors/acaf/acafmeets/acaf_2007_meetings/acaf060307meet/acafmin070306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5384">
            <text:p>425384</text:p>
          </table:table-cell>
          <table:table-cell office:value-type="string">
            <text:p>/science/ouradvisors/acaf/acafmeets/acaf_2007_meetings/acafmeet04dec07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5395">
            <text:p>425395</text:p>
          </table:table-cell>
          <table:table-cell office:value-type="string">
            <text:p>/science/ouradvisors/acaf/acafmeets/acaf_2007_meetings/acafmeet04dec07/acafagenda04dec07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6873">
            <text:p>446873</text:p>
          </table:table-cell>
          <table:table-cell office:value-type="string">
            <text:p>/science/ouradvisors/acaf/acafmeets/acaf_2007_meetings/acafmeet04dec07/acafmins4dec07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578">
            <text:p>414578</text:p>
          </table:table-cell>
          <table:table-cell office:value-type="string">
            <text:p>/science/ouradvisors/acaf/acafmeets/acaf_2007_meetings/acafmeet11sept07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731">
            <text:p>414731</text:p>
          </table:table-cell>
          <table:table-cell office:value-type="string">
            <text:p>/science/ouradvisors/acaf/acafmeets/acaf_2007_meetings/acafmeet11sept07/acafagenda11sept07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6704">
            <text:p>426704</text:p>
          </table:table-cell>
          <table:table-cell office:value-type="string">
            <text:p>/science/ouradvisors/acaf/acafmeets/acaf_2007_meetings/acafmeet11sept07/acafmins11sept07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3215">
            <text:p>443215</text:p>
          </table:table-cell>
          <table:table-cell office:value-type="string">
            <text:p>/science/ouradvisors/acaf/acafmeets/acaf_2008_meetings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3218">
            <text:p>443218</text:p>
          </table:table-cell>
          <table:table-cell office:value-type="string">
            <text:p>/science/ouradvisors/acaf/acafmeets/acaf_2008_meetings/acafmeet080305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3220">
            <text:p>443220</text:p>
          </table:table-cell>
          <table:table-cell office:value-type="string">
            <text:p>/science/ouradvisors/acaf/acafmeets/acaf_2008_meetings/acafmeet080305/acafagenda5mar08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1440">
            <text:p>461440</text:p>
          </table:table-cell>
          <table:table-cell office:value-type="string">
            <text:p>/science/ouradvisors/acaf/acafmeets/acaf_2008_meetings/acafmeet080305/min0801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7275">
            <text:p>457275</text:p>
          </table:table-cell>
          <table:table-cell office:value-type="string">
            <text:p>/science/ouradvisors/acaf/acafmeets/acaf_2008_meetings/acafmeet080603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7287">
            <text:p>457287</text:p>
          </table:table-cell>
          <table:table-cell office:value-type="string">
            <text:p>/science/ouradvisors/acaf/acafmeets/acaf_2008_meetings/acafmeet080603/acafagenda3jun08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4063">
            <text:p>474063</text:p>
          </table:table-cell>
          <table:table-cell office:value-type="string">
            <text:p>/science/ouradvisors/acaf/acafmeets/acaf_2008_meetings/acafmeet080603/min0802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0654">
            <text:p>470654</text:p>
          </table:table-cell>
          <table:table-cell office:value-type="string">
            <text:p>/science/ouradvisors/acaf/acafmeets/acaf_2008_meetings/acafmeet080924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0680">
            <text:p>470680</text:p>
          </table:table-cell>
          <table:table-cell office:value-type="string">
            <text:p>/science/ouradvisors/acaf/acafmeets/acaf_2008_meetings/acafmeet080924/acafagenda24sept08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6035">
            <text:p>486035</text:p>
          </table:table-cell>
          <table:table-cell office:value-type="string">
            <text:p>/science/ouradvisors/acaf/acafmeets/acaf_2008_meetings/acafmeet080924/acafmin080924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9703">
            <text:p>479703</text:p>
          </table:table-cell>
          <table:table-cell office:value-type="string">
            <text:p>/science/ouradvisors/acaf/acafmeets/acaf_2008_meetings/acafmeet081203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9708">
            <text:p>479708</text:p>
          </table:table-cell>
          <table:table-cell office:value-type="string">
            <text:p>/science/ouradvisors/acaf/acafmeets/acaf_2008_meetings/acafmeet081203/acafagenda3dec08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8714">
            <text:p>498714</text:p>
          </table:table-cell>
          <table:table-cell office:value-type="string">
            <text:p>/science/ouradvisors/acaf/acafmeets/acaf_2008_meetings/acafmeet081203/min0804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3252">
            <text:p>493252</text:p>
          </table:table-cell>
          <table:table-cell office:value-type="string">
            <text:p>/science/ouradvisors/acaf/acafmeets/acaf_2009_meetings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5575">
            <text:p>525575</text:p>
          </table:table-cell>
          <table:table-cell office:value-type="string">
            <text:p>/science/ouradvisors/acaf/acafmeets/acaf_2009_meetings/acafmeet031209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5579">
            <text:p>525579</text:p>
          </table:table-cell>
          <table:table-cell office:value-type="string">
            <text:p>/science/ouradvisors/acaf/acafmeets/acaf_2009_meetings/acafmeet031209/acafagenda3dec09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7200">
            <text:p>537200</text:p>
          </table:table-cell>
          <table:table-cell office:value-type="string">
            <text:p>/science/ouradvisors/acaf/acafmeets/acaf_2009_meetings/acafmeet031209/acafmins1209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3578">
            <text:p>503578</text:p>
          </table:table-cell>
          <table:table-cell office:value-type="string">
            <text:p>/science/ouradvisors/acaf/acafmeets/acaf_2009_meetings/acafmeet050609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3602">
            <text:p>503602</text:p>
          </table:table-cell>
          <table:table-cell office:value-type="string">
            <text:p>/science/ouradvisors/acaf/acafmeets/acaf_2009_meetings/acafmeet050609/acafagenda5june09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7998">
            <text:p>517998</text:p>
          </table:table-cell>
          <table:table-cell office:value-type="string">
            <text:p>/science/ouradvisors/acaf/acafmeets/acaf_2009_meetings/acafmeet050609/min0902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3259">
            <text:p>493259</text:p>
          </table:table-cell>
          <table:table-cell office:value-type="string">
            <text:p>/science/ouradvisors/acaf/acafmeets/acaf_2009_meetings/acafmeet090304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3267">
            <text:p>493267</text:p>
          </table:table-cell>
          <table:table-cell office:value-type="string">
            <text:p>/science/ouradvisors/acaf/acafmeets/acaf_2009_meetings/acafmeet090304/acafagenda4march09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8748">
            <text:p>508748</text:p>
          </table:table-cell>
          <table:table-cell office:value-type="string">
            <text:p>/science/ouradvisors/acaf/acafmeets/acaf_2009_meetings/acafmeet090304/min0901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5332">
            <text:p>515332</text:p>
          </table:table-cell>
          <table:table-cell office:value-type="string">
            <text:p>/science/ouradvisors/acaf/acafmeets/acaf_2009_meetings/acafmeet090923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5339">
            <text:p>515339</text:p>
          </table:table-cell>
          <table:table-cell office:value-type="string">
            <text:p>/science/ouradvisors/acaf/acafmeets/acaf_2009_meetings/acafmeet090923/acafagenda090923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8022">
            <text:p>528022</text:p>
          </table:table-cell>
          <table:table-cell office:value-type="string">
            <text:p>/science/ouradvisors/acaf/acafmeets/acaf_2009_meetings/acafmeet090923/min0903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3365">
            <text:p>533365</text:p>
          </table:table-cell>
          <table:table-cell office:value-type="string">
            <text:p>/science/ouradvisors/acaf/acafmeets/acaf_2010_meetings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7063">
            <text:p>547063</text:p>
          </table:table-cell>
          <table:table-cell office:value-type="string">
            <text:p>/science/ouradvisors/acaf/acafmeets/acaf_2010_meetings/acaf100603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553">
            <text:p>555553</text:p>
          </table:table-cell>
          <table:table-cell office:value-type="string">
            <text:p>/science/ouradvisors/acaf/acafmeets/acaf_2010_meetings/acaf100603/acafmins3june10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4923">
            <text:p>544923</text:p>
          </table:table-cell>
          <table:table-cell office:value-type="string">
            <text:p>/science/ouradvisors/acaf/acafmeets/acaf_2010_meetings/acaf100603/agenda100603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3383">
            <text:p>533383</text:p>
          </table:table-cell>
          <table:table-cell office:value-type="string">
            <text:p>/science/ouradvisors/acaf/acafmeets/acaf_2010_meetings/acafmeet030310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3391">
            <text:p>533391</text:p>
          </table:table-cell>
          <table:table-cell office:value-type="string">
            <text:p>/science/ouradvisors/acaf/acafmeets/acaf_2010_meetings/acafmeet030310/acafagenda030310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6524">
            <text:p>546524</text:p>
          </table:table-cell>
          <table:table-cell office:value-type="string">
            <text:p>/science/ouradvisors/acaf/acafmeets/acaf_2010_meetings/acafmeet030310/min1001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9363">
            <text:p>559363</text:p>
          </table:table-cell>
          <table:table-cell office:value-type="string">
            <text:p>/science/ouradvisors/acaf/acafmeets/acaf_2010_meetings/acafmeet151210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9367">
            <text:p>559367</text:p>
          </table:table-cell>
          <table:table-cell office:value-type="string">
            <text:p>/science/ouradvisors/acaf/acafmeets/acaf_2010_meetings/acafmeet151210/acafagenda151210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7956">
            <text:p>567956</text:p>
          </table:table-cell>
          <table:table-cell office:value-type="string">
            <text:p>/science/ouradvisors/acaf/acafmeets/acaf_2010_meetings/acafmeet151210/acafmins1210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3995">
            <text:p>553995</text:p>
          </table:table-cell>
          <table:table-cell office:value-type="string">
            <text:p>/science/ouradvisors/acaf/acafmeets/acaf_2010_meetings/acafmeet220910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4000">
            <text:p>554000</text:p>
          </table:table-cell>
          <table:table-cell office:value-type="string">
            <text:p>/science/ouradvisors/acaf/acafmeets/acaf_2010_meetings/acafmeet220910/acafagenda220910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1687">
            <text:p>561687</text:p>
          </table:table-cell>
          <table:table-cell office:value-type="string">
            <text:p>/science/ouradvisors/acaf/acafmeets/acaf_2010_meetings/acafmeet220910/acafmins0910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215">
            <text:p>565215</text:p>
          </table:table-cell>
          <table:table-cell office:value-type="string">
            <text:p>/science/ouradvisors/acaf/acafmeets/acaf_2011_meetings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2090">
            <text:p>592090</text:p>
          </table:table-cell>
          <table:table-cell office:value-type="string">
            <text:p>/science/ouradvisors/acaf/acafmeets/acaf_2011_meetings/111214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5226">
            <text:p>605226</text:p>
          </table:table-cell>
          <table:table-cell office:value-type="string">
            <text:p>/science/ouradvisors/acaf/acafmeets/acaf_2011_meetings/111214/acafmin111214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2093">
            <text:p>592093</text:p>
          </table:table-cell>
          <table:table-cell office:value-type="string">
            <text:p>/science/ouradvisors/acaf/acafmeets/acaf_2011_meetings/111214/agenda111214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218">
            <text:p>565218</text:p>
          </table:table-cell>
          <table:table-cell office:value-type="string">
            <text:p>/science/ouradvisors/acaf/acafmeets/acaf_2011_meetings/acafmeet110302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222">
            <text:p>565222</text:p>
          </table:table-cell>
          <table:table-cell office:value-type="string">
            <text:p>/science/ouradvisors/acaf/acafmeets/acaf_2011_meetings/acafmeet110302/acafmeet110302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5676">
            <text:p>575676</text:p>
          </table:table-cell>
          <table:table-cell office:value-type="string">
            <text:p>/science/ouradvisors/acaf/acafmeets/acaf_2011_meetings/acafmeet110302/acafmins0211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3131">
            <text:p>573131</text:p>
          </table:table-cell>
          <table:table-cell office:value-type="string">
            <text:p>/science/ouradvisors/acaf/acafmeets/acaf_2011_meetings/acafmeet110601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3135">
            <text:p>573135</text:p>
          </table:table-cell>
          <table:table-cell office:value-type="string">
            <text:p>/science/ouradvisors/acaf/acafmeets/acaf_2011_meetings/acafmeet110601/acafmeet110601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7468">
            <text:p>587468</text:p>
          </table:table-cell>
          <table:table-cell office:value-type="string">
            <text:p>/science/ouradvisors/acaf/acafmeets/acaf_2011_meetings/acafmeet110601/acafmins110601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3758">
            <text:p>583758</text:p>
          </table:table-cell>
          <table:table-cell office:value-type="string">
            <text:p>/science/ouradvisors/acaf/acafmeets/acaf_2011_meetings/acafmeet280911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3762">
            <text:p>583762</text:p>
          </table:table-cell>
          <table:table-cell office:value-type="string">
            <text:p>/science/ouradvisors/acaf/acafmeets/acaf_2011_meetings/acafmeet280911/acafmeet110928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8300">
            <text:p>598300</text:p>
          </table:table-cell>
          <table:table-cell office:value-type="string">
            <text:p>/science/ouradvisors/acaf/acafmeets/acaf_2011_meetings/acafmeet280911/acafmins110928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2667">
            <text:p>602667</text:p>
          </table:table-cell>
          <table:table-cell office:value-type="string">
            <text:p>/science/ouradvisors/acaf/acafmeets/acaf_2012_meetings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2671">
            <text:p>602671</text:p>
          </table:table-cell>
          <table:table-cell office:value-type="string">
            <text:p>/science/ouradvisors/acaf/acafmeets/acaf_2012_meetings/120307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2679">
            <text:p>602679</text:p>
          </table:table-cell>
          <table:table-cell office:value-type="string">
            <text:p>/science/ouradvisors/acaf/acafmeets/acaf_2012_meetings/120307/agenda120307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0436">
            <text:p>620436</text:p>
          </table:table-cell>
          <table:table-cell office:value-type="string">
            <text:p>/science/ouradvisors/acaf/acafmeets/acaf_2012_meetings/120307/min070312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0072">
            <text:p>610072</text:p>
          </table:table-cell>
          <table:table-cell office:value-type="string">
            <text:p>/science/ouradvisors/acaf/acafmeets/acaf_2012_meetings/acafmeet150612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0091">
            <text:p>610091</text:p>
          </table:table-cell>
          <table:table-cell office:value-type="string">
            <text:p>/science/ouradvisors/acaf/acafmeets/acaf_2012_meetings/acafmeet150612/acafagenda15june12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5644">
            <text:p>635644</text:p>
          </table:table-cell>
          <table:table-cell office:value-type="string">
            <text:p>/science/ouradvisors/acaf/acafmeets/acaf_2012_meetings/acafmeet150612/min1202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0575">
            <text:p>630575</text:p>
          </table:table-cell>
          <table:table-cell office:value-type="string">
            <text:p>/science/ouradvisors/acaf/acafmeets/acaf_2012_meetings/acafmeet190912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0579">
            <text:p>630579</text:p>
          </table:table-cell>
          <table:table-cell office:value-type="string">
            <text:p>/science/ouradvisors/acaf/acafmeets/acaf_2012_meetings/acafmeet190912/acafagenda19sept12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1134">
            <text:p>661134</text:p>
          </table:table-cell>
          <table:table-cell office:value-type="string">
            <text:p>/science/ouradvisors/acaf/acafmeets/acaf_2012_meetings/acafmeet190912/min1203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7350">
            <text:p>647350</text:p>
          </table:table-cell>
          <table:table-cell office:value-type="string">
            <text:p>/science/ouradvisors/acaf/acafmeets/acaf_2013_meetings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2483">
            <text:p>662483</text:p>
          </table:table-cell>
          <table:table-cell office:value-type="string">
            <text:p>/science/ouradvisors/acaf/acafmeets/acaf_2013_meetings/acafmeet080513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2488">
            <text:p>662488</text:p>
          </table:table-cell>
          <table:table-cell office:value-type="string">
            <text:p>/science/ouradvisors/acaf/acafmeets/acaf_2013_meetings/acafmeet080513/acafagenda8may13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9016">
            <text:p>689016</text:p>
          </table:table-cell>
          <table:table-cell office:value-type="string">
            <text:p>/science/ouradvisors/acaf/acafmeets/acaf_2013_meetings/acafmeet080513/min1302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2909">
            <text:p>682909</text:p>
          </table:table-cell>
          <table:table-cell office:value-type="string">
            <text:p>/science/ouradvisors/acaf/acafmeets/acaf_2013_meetings/acafmeet091013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2923">
            <text:p>682923</text:p>
          </table:table-cell>
          <table:table-cell office:value-type="string">
            <text:p>/science/ouradvisors/acaf/acafmeets/acaf_2013_meetings/acafmeet091013/acafagenda9oct13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8189">
            <text:p>708189</text:p>
          </table:table-cell>
          <table:table-cell office:value-type="string">
            <text:p>/science/ouradvisors/acaf/acafmeets/acaf_2013_meetings/acafmeet091013/min091013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7353">
            <text:p>647353</text:p>
          </table:table-cell>
          <table:table-cell office:value-type="string">
            <text:p>/science/ouradvisors/acaf/acafmeets/acaf_2013_meetings/acafmeet160113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7357">
            <text:p>647357</text:p>
          </table:table-cell>
          <table:table-cell office:value-type="string">
            <text:p>/science/ouradvisors/acaf/acafmeets/acaf_2013_meetings/acafmeet160113/acafagenda16jan13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0063">
            <text:p>670063</text:p>
          </table:table-cell>
          <table:table-cell office:value-type="string">
            <text:p>/science/ouradvisors/acaf/acafmeets/acaf_2013_meetings/acafmeet160113/min1301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0426">
            <text:p>700426</text:p>
          </table:table-cell>
          <table:table-cell office:value-type="string">
            <text:p>/science/ouradvisors/acaf/acafmeets/acaf2014mtgs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0430">
            <text:p>700430</text:p>
          </table:table-cell>
          <table:table-cell office:value-type="string">
            <text:p>/science/ouradvisors/acaf/acafmeets/acaf2014mtgs/acafmeet260214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0439">
            <text:p>700439</text:p>
          </table:table-cell>
          <table:table-cell office:value-type="string">
            <text:p>/science/ouradvisors/acaf/acafmeets/acaf2014mtgs/acafmeet260214/acafagenda260214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2795">
            <text:p>712795</text:p>
          </table:table-cell>
          <table:table-cell office:value-type="string">
            <text:p>/science/ouradvisors/acaf/acafmeets/acaf2014mtgs/acafmeet260214/min1401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8094">
            <text:p>708094</text:p>
          </table:table-cell>
          <table:table-cell office:value-type="string">
            <text:p>/science/ouradvisors/acaf/acafmeets/acaf2014mtgs/acafmeet9may2014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8097">
            <text:p>708097</text:p>
          </table:table-cell>
          <table:table-cell office:value-type="string">
            <text:p>/science/ouradvisors/acaf/acafmeets/acaf2014mtgs/acafmeet9may2014/acaf-agenda-9may14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537">
            <text:p>414537</text:p>
          </table:table-cell>
          <table:table-cell office:value-type="string">
            <text:p>/science/ouradvisors/acaf/acafmeets/acafmeetings2001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46">
            <text:p>414646</text:p>
          </table:table-cell>
          <table:table-cell office:value-type="string">
            <text:p>/science/ouradvisors/acaf/acafmeets/acafmeetings2001/acafeleven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6734">
            <text:p>626734</text:p>
          </table:table-cell>
          <table:table-cell office:value-type="string">
            <text:p>/science/ouradvisors/acaf/acafmeets/acafmeetings2001/acafeleven/acafagenda250901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6797">
            <text:p>626797</text:p>
          </table:table-cell>
          <table:table-cell office:value-type="string">
            <text:p>/science/ouradvisors/acaf/acafmeets/acafmeetings2001/acafeleven/min0104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49">
            <text:p>414649</text:p>
          </table:table-cell>
          <table:table-cell office:value-type="string">
            <text:p>/science/ouradvisors/acaf/acafmeets/acafmeetings2001/acafmeeting12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930">
            <text:p>414930</text:p>
          </table:table-cell>
          <table:table-cell office:value-type="string">
            <text:p>/science/ouradvisors/acaf/acafmeets/acafmeetings2001/acafmeeting12/acafmeeting12minutes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83">
            <text:p>414683</text:p>
          </table:table-cell>
          <table:table-cell office:value-type="string">
            <text:p>/science/ouradvisors/acaf/acafmeets/acafmeetings2001/acafmeeting12/acaftwelveagenda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43">
            <text:p>414643</text:p>
          </table:table-cell>
          <table:table-cell office:value-type="string">
            <text:p>/science/ouradvisors/acaf/acafmeets/acafmeetings2001/acaften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887">
            <text:p>414887</text:p>
          </table:table-cell>
          <table:table-cell office:value-type="string">
            <text:p>/science/ouradvisors/acaf/acafmeets/acafmeetings2001/acaften/agendaten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719">
            <text:p>414719</text:p>
          </table:table-cell>
          <table:table-cell office:value-type="string">
            <text:p>/science/ouradvisors/acaf/acafmeets/acafmeetings2001/acaften/minuteten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71">
            <text:p>414671</text:p>
          </table:table-cell>
          <table:table-cell office:value-type="string">
            <text:p>/science/ouradvisors/acaf/acafmeets/acafmeetings2001/eightmeet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881">
            <text:p>414881</text:p>
          </table:table-cell>
          <table:table-cell office:value-type="string">
            <text:p>/science/ouradvisors/acaf/acafmeets/acafmeetings2001/eightmeet/agendaeight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917">
            <text:p>414917</text:p>
          </table:table-cell>
          <table:table-cell office:value-type="string">
            <text:p>/science/ouradvisors/acaf/acafmeets/acafmeetings2001/eightmeet/draftminute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74">
            <text:p>414674</text:p>
          </table:table-cell>
          <table:table-cell office:value-type="string">
            <text:p>/science/ouradvisors/acaf/acafmeets/acafmeetings2001/ninemeet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6715">
            <text:p>626715</text:p>
          </table:table-cell>
          <table:table-cell office:value-type="string">
            <text:p>/science/ouradvisors/acaf/acafmeets/acafmeetings2001/ninemeet/acafagenda20501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954">
            <text:p>414954</text:p>
          </table:table-cell>
          <table:table-cell office:value-type="string">
            <text:p>/science/ouradvisors/acaf/acafmeets/acafmeetings2001/ninemeet/acafmeetingnine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80">
            <text:p>414680</text:p>
          </table:table-cell>
          <table:table-cell office:value-type="string">
            <text:p>/science/ouradvisors/acaf/acafmeets/acreandacaf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6404">
            <text:p>596404</text:p>
          </table:table-cell>
          <table:table-cell office:value-type="string">
            <text:p>/science/ouradvisors/acaf/acafnews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28">
            <text:p>414628</text:p>
          </table:table-cell>
          <table:table-cell office:value-type="string">
            <text:p>/science/ouradvisors/acaf/more_about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9803">
            <text:p>429803</text:p>
          </table:table-cell>
          <table:table-cell office:value-type="string">
            <text:p>/science/ouradvisors/acaf/more_about/acafchairmem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845">
            <text:p>414845</text:p>
          </table:table-cell>
          <table:table-cell office:value-type="string">
            <text:p>/science/ouradvisors/acaf/more_about/acafpub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37">
            <text:p>414637</text:p>
          </table:table-cell>
          <table:table-cell office:value-type="string">
            <text:p>/science/ouradvisors/acaf/more_about/articles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945">
            <text:p>414945</text:p>
          </table:table-cell>
          <table:table-cell office:value-type="string">
            <text:p>/science/ouradvisors/acaf/more_about/articles/42319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893">
            <text:p>414893</text:p>
          </table:table-cell>
          <table:table-cell office:value-type="string">
            <text:p>/science/ouradvisors/acaf/more_about/background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40">
            <text:p>414640</text:p>
          </table:table-cell>
          <table:table-cell office:value-type="string">
            <text:p>/science/ouradvisors/acaf/more_about/membersbios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7063">
            <text:p>467063</text:p>
          </table:table-cell>
          <table:table-cell office:value-type="string">
            <text:p>/science/ouradvisors/acaf/more_about/membersbios/barriefleming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905">
            <text:p>414905</text:p>
          </table:table-cell>
          <table:table-cell office:value-type="string">
            <text:p>/science/ouradvisors/acaf/more_about/membersbios/dmcCrea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908">
            <text:p>414908</text:p>
          </table:table-cell>
          <table:table-cell office:value-type="string">
            <text:p>/science/ouradvisors/acaf/more_about/membersbios/dozie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7058">
            <text:p>467058</text:p>
          </table:table-cell>
          <table:table-cell office:value-type="string">
            <text:p>/science/ouradvisors/acaf/more_about/membersbios/drbrownChairman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0224">
            <text:p>610224</text:p>
          </table:table-cell>
          <table:table-cell office:value-type="string">
            <text:p>/science/ouradvisors/acaf/more_about/membersbios/drdavid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0233">
            <text:p>690233</text:p>
          </table:table-cell>
          <table:table-cell office:value-type="string">
            <text:p>/science/ouradvisors/acaf/more_about/membersbios/drtimothy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0241">
            <text:p>690241</text:p>
          </table:table-cell>
          <table:table-cell office:value-type="string">
            <text:p>/science/ouradvisors/acaf/more_about/membersbios/drwendy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942">
            <text:p>414942</text:p>
          </table:table-cell>
          <table:table-cell office:value-type="string">
            <text:p>/science/ouradvisors/acaf/more_about/membersbios/marcusthemans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3677">
            <text:p>643677</text:p>
          </table:table-cell>
          <table:table-cell office:value-type="string">
            <text:p>/science/ouradvisors/acaf/more_about/membersbios/mrpeterfrancis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0221">
            <text:p>610221</text:p>
          </table:table-cell>
          <table:table-cell office:value-type="string">
            <text:p>/science/ouradvisors/acaf/more_about/membersbios/mrschris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7068">
            <text:p>467068</text:p>
          </table:table-cell>
          <table:table-cell office:value-type="string">
            <text:p>/science/ouradvisors/acaf/more_about/membersbios/mrsnow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0236">
            <text:p>690236</text:p>
          </table:table-cell>
          <table:table-cell office:value-type="string">
            <text:p>/science/ouradvisors/acaf/more_about/membersbios/mrsstephanie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1797">
            <text:p>591797</text:p>
          </table:table-cell>
          <table:table-cell office:value-type="string">
            <text:p>/science/ouradvisors/acaf/more_about/membersbios/msangela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3673">
            <text:p>643673</text:p>
          </table:table-cell>
          <table:table-cell office:value-type="string">
            <text:p>/science/ouradvisors/acaf/more_about/membersbios/msanndavison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7065">
            <text:p>467065</text:p>
          </table:table-cell>
          <table:table-cell office:value-type="string">
            <text:p>/science/ouradvisors/acaf/more_about/membersbios/professoriangivens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960">
            <text:p>414960</text:p>
          </table:table-cell>
          <table:table-cell office:value-type="string">
            <text:p>/science/ouradvisors/acaf/more_about/membersbios/profnigel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0282">
            <text:p>690282</text:p>
          </table:table-cell>
          <table:table-cell office:value-type="string">
            <text:p>/science/ouradvisors/acaf/more_about/membersbios/profstephen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972">
            <text:p>414972</text:p>
          </table:table-cell>
          <table:table-cell office:value-type="string">
            <text:p>/science/ouradvisors/acaf/more_about/membersbios/richardscales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981">
            <text:p>414981</text:p>
          </table:table-cell>
          <table:table-cell office:value-type="string">
            <text:p>/science/ouradvisors/acaf/more_about/membersbios/timbrig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963">
            <text:p>414963</text:p>
          </table:table-cell>
          <table:table-cell office:value-type="string">
            <text:p>/science/ouradvisors/acaf/more_about/regmeminterests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572">
            <text:p>414572</text:p>
          </table:table-cell>
          <table:table-cell office:value-type="string">
            <text:p>/science/ouradvisors/acaf/papers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0256">
            <text:p>550256</text:p>
          </table:table-cell>
          <table:table-cell office:value-type="string">
            <text:p>/science/ouradvisors/acaf/papers/acafquinquennialreview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5788">
            <text:p>455788</text:p>
          </table:table-cell>
          <table:table-cell office:value-type="string">
            <text:p>/science/ouradvisors/acaf/papers/biofuels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4199">
            <text:p>524199</text:p>
          </table:table-cell>
          <table:table-cell office:value-type="string">
            <text:p>/science/ouradvisors/acaf/papers/copsalanimalfeed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31">
            <text:p>414631</text:p>
          </table:table-cell>
          <table:table-cell office:value-type="string">
            <text:p>/science/ouradvisors/acaf/papers/feedactionplan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5018">
            <text:p>685018</text:p>
          </table:table-cell>
          <table:table-cell office:value-type="string">
            <text:p>/science/ouradvisors/acaf/papers/noah-videos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7127">
            <text:p>697127</text:p>
          </table:table-cell>
          <table:table-cell office:value-type="string">
            <text:p>/science/ouradvisors/acaf/papers/reviewgaps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1613">
            <text:p>581613</text:p>
          </table:table-cell>
          <table:table-cell office:value-type="string">
            <text:p>/science/ouradvisors/acaf/papers/supplementingcoppertobovines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5504">
            <text:p>715504</text:p>
          </table:table-cell>
          <table:table-cell office:value-type="string">
            <text:p>/science/ouradvisors/acaf/sub-group-meetings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6199">
            <text:p>416199</text:p>
          </table:table-cell>
          <table:table-cell office:value-type="string">
            <text:p>/science/ouradvisors/acaf/textonlysettings</text:p>
          </table:table-cell>
          <table:table-cell office:value-type="string">
            <text:p>Committee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7202">
            <text:p>597202</text:p>
          </table:table-cell>
          <table:table-cell office:value-type="string">
            <text:p>/science/ouradvisors/acd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578">
            <text:p>415578</text:p>
          </table:table-cell>
          <table:table-cell office:value-type="string">
            <text:p>/science/ouradvisors/acmsf/</text:p>
          </table:table-cell>
          <table:table-cell office:value-type="string">
            <text:p>CommitteeHomepage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226">
            <text:p>415226</text:p>
          </table:table-cell>
          <table:table-cell office:value-type="string">
            <text:p>/science/ouradvisors/acmsf/acmsfmeets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175">
            <text:p>415175</text:p>
          </table:table-cell>
          <table:table-cell office:value-type="string">
            <text:p>/science/ouradvisors/acmsf/acmsfmeets/55765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235">
            <text:p>415235</text:p>
          </table:table-cell>
          <table:table-cell office:value-type="string">
            <text:p>/science/ouradvisors/acmsf/acmsfmeets/55765/35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366">
            <text:p>415366</text:p>
          </table:table-cell>
          <table:table-cell office:value-type="string">
            <text:p>/science/ouradvisors/acmsf/acmsfmeets/55765/35/minutes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3967">
            <text:p>633967</text:p>
          </table:table-cell>
          <table:table-cell office:value-type="string">
            <text:p>/science/ouradvisors/acmsf/acmsfmeets/acmsf_2013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0347">
            <text:p>680347</text:p>
          </table:table-cell>
          <table:table-cell office:value-type="string">
            <text:p>/science/ouradvisors/acmsf/acmsfmeets/acmsf_2013/acmsf031013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0349">
            <text:p>680349</text:p>
          </table:table-cell>
          <table:table-cell office:value-type="string">
            <text:p>/science/ouradvisors/acmsf/acmsfmeets/acmsf_2013/acmsf031013/acmsfagenda031013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1370">
            <text:p>701370</text:p>
          </table:table-cell>
          <table:table-cell office:value-type="string">
            <text:p>/science/ouradvisors/acmsf/acmsfmeets/acmsf_2013/acmsf031013/acmsfmin031013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6542">
            <text:p>656542</text:p>
          </table:table-cell>
          <table:table-cell office:value-type="string">
            <text:p>/science/ouradvisors/acmsf/acmsfmeets/acmsf_2013/acmsf270613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0563">
            <text:p>660563</text:p>
          </table:table-cell>
          <table:table-cell office:value-type="string">
            <text:p>/science/ouradvisors/acmsf/acmsfmeets/acmsf_2013/acmsf270613/acmsfagenda270613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6505">
            <text:p>686505</text:p>
          </table:table-cell>
          <table:table-cell office:value-type="string">
            <text:p>/science/ouradvisors/acmsf/acmsfmeets/acmsf_2013/acmsf270613/acmsfmin270613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3970">
            <text:p>633970</text:p>
          </table:table-cell>
          <table:table-cell office:value-type="string">
            <text:p>/science/ouradvisors/acmsf/acmsfmeets/acmsf_2013/acmsf310113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0556">
            <text:p>650556</text:p>
          </table:table-cell>
          <table:table-cell office:value-type="string">
            <text:p>/science/ouradvisors/acmsf/acmsfmeets/acmsf_2013/acmsf310113/acmsf_agenda_310113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4501">
            <text:p>674501</text:p>
          </table:table-cell>
          <table:table-cell office:value-type="string">
            <text:p>/science/ouradvisors/acmsf/acmsfmeets/acmsf_2013/acmsf310113/acmsfmin310113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193">
            <text:p>415193</text:p>
          </table:table-cell>
          <table:table-cell office:value-type="string">
            <text:p>/science/ouradvisors/acmsf/acmsfmeets/acmsf2005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208">
            <text:p>415208</text:p>
          </table:table-cell>
          <table:table-cell office:value-type="string">
            <text:p>/science/ouradvisors/acmsf/acmsfmeets/acmsf2005/acmsf17305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445">
            <text:p>415445</text:p>
          </table:table-cell>
          <table:table-cell office:value-type="string">
            <text:p>/science/ouradvisors/acmsf/acmsfmeets/acmsf2005/acmsf17305/acmsfmins17mar05b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411">
            <text:p>415411</text:p>
          </table:table-cell>
          <table:table-cell office:value-type="string">
            <text:p>/science/ouradvisors/acmsf/acmsfmeets/acmsf2005/acmsf17305/agenda17305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202">
            <text:p>415202</text:p>
          </table:table-cell>
          <table:table-cell office:value-type="string">
            <text:p>/science/ouradvisors/acmsf/acmsfmeets/acmsf2005/acmsfmeet021205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402">
            <text:p>415402</text:p>
          </table:table-cell>
          <table:table-cell office:value-type="string">
            <text:p>/science/ouradvisors/acmsf/acmsfmeets/acmsf2005/acmsfmeet021205/acmsfmeet011205agenda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436">
            <text:p>415436</text:p>
          </table:table-cell>
          <table:table-cell office:value-type="string">
            <text:p>/science/ouradvisors/acmsf/acmsfmeets/acmsf2005/acmsfmeet021205/acmsfmin011205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223">
            <text:p>415223</text:p>
          </table:table-cell>
          <table:table-cell office:value-type="string">
            <text:p>/science/ouradvisors/acmsf/acmsfmeets/acmsf2005/acmsfmeet090605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395">
            <text:p>415395</text:p>
          </table:table-cell>
          <table:table-cell office:value-type="string">
            <text:p>/science/ouradvisors/acmsf/acmsfmeets/acmsf2005/acmsfmeet090605/acmsfmeet090605agenda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460">
            <text:p>415460</text:p>
          </table:table-cell>
          <table:table-cell office:value-type="string">
            <text:p>/science/ouradvisors/acmsf/acmsfmeets/acmsf2005/acmsfmeet090605/acmsfmins9june2005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211">
            <text:p>415211</text:p>
          </table:table-cell>
          <table:table-cell office:value-type="string">
            <text:p>/science/ouradvisors/acmsf/acmsfmeets/acmsf2005/acmsfmeet221105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392">
            <text:p>415392</text:p>
          </table:table-cell>
          <table:table-cell office:value-type="string">
            <text:p>/science/ouradvisors/acmsf/acmsfmeets/acmsf2005/acmsfmeet221105/acmsfmeet090605agenda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451">
            <text:p>415451</text:p>
          </table:table-cell>
          <table:table-cell office:value-type="string">
            <text:p>/science/ouradvisors/acmsf/acmsfmeets/acmsf2005/acmsfmeet221105/acmsfmeet090605minutes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196">
            <text:p>415196</text:p>
          </table:table-cell>
          <table:table-cell office:value-type="string">
            <text:p>/science/ouradvisors/acmsf/acmsfmeets/acmsf2006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172">
            <text:p>415172</text:p>
          </table:table-cell>
          <table:table-cell office:value-type="string">
            <text:p>/science/ouradvisors/acmsf/acmsfmeets/acmsf2006/acmsfagenda5Dec06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417">
            <text:p>415417</text:p>
          </table:table-cell>
          <table:table-cell office:value-type="string">
            <text:p>/science/ouradvisors/acmsf/acmsfmeets/acmsf2006/acmsfagenda5Dec06/acmsfagenda051206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457">
            <text:p>415457</text:p>
          </table:table-cell>
          <table:table-cell office:value-type="string">
            <text:p>/science/ouradvisors/acmsf/acmsfmeets/acmsf2006/acmsfagenda5Dec06/acmsfmin051206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220">
            <text:p>415220</text:p>
          </table:table-cell>
          <table:table-cell office:value-type="string">
            <text:p>/science/ouradvisors/acmsf/acmsfmeets/acmsf2006/acmsfmeet080606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423">
            <text:p>415423</text:p>
          </table:table-cell>
          <table:table-cell office:value-type="string">
            <text:p>/science/ouradvisors/acmsf/acmsfmeets/acmsf2006/acmsfmeet080606/acmsfmeet080606agenda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385">
            <text:p>415385</text:p>
          </table:table-cell>
          <table:table-cell office:value-type="string">
            <text:p>/science/ouradvisors/acmsf/acmsfmeets/acmsf2006/acmsfmeet080606/acmsfmin080606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214">
            <text:p>415214</text:p>
          </table:table-cell>
          <table:table-cell office:value-type="string">
            <text:p>/science/ouradvisors/acmsf/acmsfmeets/acmsf2006/acmsfmeeting280906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414">
            <text:p>415414</text:p>
          </table:table-cell>
          <table:table-cell office:value-type="string">
            <text:p>/science/ouradvisors/acmsf/acmsfmeets/acmsf2006/acmsfmeeting280906/acmsfagenda280906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379">
            <text:p>415379</text:p>
          </table:table-cell>
          <table:table-cell office:value-type="string">
            <text:p>/science/ouradvisors/acmsf/acmsfmeets/acmsf2006/acmsfmeeting280906/acmsfmin280906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199">
            <text:p>415199</text:p>
          </table:table-cell>
          <table:table-cell office:value-type="string">
            <text:p>/science/ouradvisors/acmsf/acmsfmeets/acmsf2007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5625">
            <text:p>425625</text:p>
          </table:table-cell>
          <table:table-cell office:value-type="string">
            <text:p>/science/ouradvisors/acmsf/acmsfmeets/acmsf2007/acmsf061207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9453">
            <text:p>439453</text:p>
          </table:table-cell>
          <table:table-cell office:value-type="string">
            <text:p>/science/ouradvisors/acmsf/acmsfmeets/acmsf2007/acmsf061207/acmsfmin061207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5627">
            <text:p>425627</text:p>
          </table:table-cell>
          <table:table-cell office:value-type="string">
            <text:p>/science/ouradvisors/acmsf/acmsfmeets/acmsf2007/acmsf061207/agenda061207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217">
            <text:p>415217</text:p>
          </table:table-cell>
          <table:table-cell office:value-type="string">
            <text:p>/science/ouradvisors/acmsf/acmsfmeets/acmsf2007/acmsf070607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420">
            <text:p>415420</text:p>
          </table:table-cell>
          <table:table-cell office:value-type="string">
            <text:p>/science/ouradvisors/acmsf/acmsfmeets/acmsf2007/acmsf070607/acmsfagenda070607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382">
            <text:p>415382</text:p>
          </table:table-cell>
          <table:table-cell office:value-type="string">
            <text:p>/science/ouradvisors/acmsf/acmsfmeets/acmsf2007/acmsf070607/acmsfmin070607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205">
            <text:p>415205</text:p>
          </table:table-cell>
          <table:table-cell office:value-type="string">
            <text:p>/science/ouradvisors/acmsf/acmsfmeets/acmsf2007/acmsf150307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405">
            <text:p>415405</text:p>
          </table:table-cell>
          <table:table-cell office:value-type="string">
            <text:p>/science/ouradvisors/acmsf/acmsfmeets/acmsf2007/acmsf150307/acmsfagenda150307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439">
            <text:p>415439</text:p>
          </table:table-cell>
          <table:table-cell office:value-type="string">
            <text:p>/science/ouradvisors/acmsf/acmsfmeets/acmsf2007/acmsf150307/acmsfmin150307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7472">
            <text:p>417472</text:p>
          </table:table-cell>
          <table:table-cell office:value-type="string">
            <text:p>/science/ouradvisors/acmsf/acmsfmeets/acmsf2007/acmsfmeet070927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7474">
            <text:p>417474</text:p>
          </table:table-cell>
          <table:table-cell office:value-type="string">
            <text:p>/science/ouradvisors/acmsf/acmsfmeets/acmsf2007/acmsfmeet070927/acmsfagenda070927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5965">
            <text:p>425965</text:p>
          </table:table-cell>
          <table:table-cell office:value-type="string">
            <text:p>/science/ouradvisors/acmsf/acmsfmeets/acmsf2007/acmsfmeet070927/acmsfmin270907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1016">
            <text:p>441016</text:p>
          </table:table-cell>
          <table:table-cell office:value-type="string">
            <text:p>/science/ouradvisors/acmsf/acmsfmeets/acmsf2008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6634">
            <text:p>456634</text:p>
          </table:table-cell>
          <table:table-cell office:value-type="string">
            <text:p>/science/ouradvisors/acmsf/acmsfmeets/acmsf2008/acmsf050608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6640">
            <text:p>456640</text:p>
          </table:table-cell>
          <table:table-cell office:value-type="string">
            <text:p>/science/ouradvisors/acmsf/acmsfmeets/acmsf2008/acmsf050608/acmsfagenda050608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7505">
            <text:p>467505</text:p>
          </table:table-cell>
          <table:table-cell office:value-type="string">
            <text:p>/science/ouradvisors/acmsf/acmsfmeets/acmsf2008/acmsf050608/acmsfmin050608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1020">
            <text:p>441020</text:p>
          </table:table-cell>
          <table:table-cell office:value-type="string">
            <text:p>/science/ouradvisors/acmsf/acmsfmeets/acmsf2008/acmsf110308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1039">
            <text:p>441039</text:p>
          </table:table-cell>
          <table:table-cell office:value-type="string">
            <text:p>/science/ouradvisors/acmsf/acmsfmeets/acmsf2008/acmsf110308/acmsfagenda110308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3716">
            <text:p>453716</text:p>
          </table:table-cell>
          <table:table-cell office:value-type="string">
            <text:p>/science/ouradvisors/acmsf/acmsfmeets/acmsf2008/acmsf110308/acmsfmin110308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1535">
            <text:p>471535</text:p>
          </table:table-cell>
          <table:table-cell office:value-type="string">
            <text:p>/science/ouradvisors/acmsf/acmsfmeets/acmsf2008/acmsf250908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1539">
            <text:p>471539</text:p>
          </table:table-cell>
          <table:table-cell office:value-type="string">
            <text:p>/science/ouradvisors/acmsf/acmsfmeets/acmsf2008/acmsf250908/acmsfagenda250908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8951">
            <text:p>478951</text:p>
          </table:table-cell>
          <table:table-cell office:value-type="string">
            <text:p>/science/ouradvisors/acmsf/acmsfmeets/acmsf2008/acmsf250908/acmsfmin250908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9032">
            <text:p>479032</text:p>
          </table:table-cell>
          <table:table-cell office:value-type="string">
            <text:p>/science/ouradvisors/acmsf/acmsfmeets/acmsf2009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1596">
            <text:p>521596</text:p>
          </table:table-cell>
          <table:table-cell office:value-type="string">
            <text:p>/science/ouradvisors/acmsf/acmsfmeets/acmsf2009/acmsf031209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1601">
            <text:p>521601</text:p>
          </table:table-cell>
          <table:table-cell office:value-type="string">
            <text:p>/science/ouradvisors/acmsf/acmsfmeets/acmsf2009/acmsf031209/acmsfagenda031209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2331">
            <text:p>532331</text:p>
          </table:table-cell>
          <table:table-cell office:value-type="string">
            <text:p>/science/ouradvisors/acmsf/acmsfmeets/acmsf2009/acmsf031209/acmsfmin031209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4877">
            <text:p>504877</text:p>
          </table:table-cell>
          <table:table-cell office:value-type="string">
            <text:p>/science/ouradvisors/acmsf/acmsfmeets/acmsf2009/acmsf240909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4891">
            <text:p>504891</text:p>
          </table:table-cell>
          <table:table-cell office:value-type="string">
            <text:p>/science/ouradvisors/acmsf/acmsfmeets/acmsf2009/acmsf240909/acmsfagenda240909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3455">
            <text:p>523455</text:p>
          </table:table-cell>
          <table:table-cell office:value-type="string">
            <text:p>/science/ouradvisors/acmsf/acmsfmeets/acmsf2009/acmsf240909/acmsfmin240909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7298">
            <text:p>497298</text:p>
          </table:table-cell>
          <table:table-cell office:value-type="string">
            <text:p>/science/ouradvisors/acmsf/acmsfmeets/acmsf2009/acmsf260309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7300">
            <text:p>497300</text:p>
          </table:table-cell>
          <table:table-cell office:value-type="string">
            <text:p>/science/ouradvisors/acmsf/acmsfmeets/acmsf2009/acmsf260309/acmsfagenda260309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3310">
            <text:p>503310</text:p>
          </table:table-cell>
          <table:table-cell office:value-type="string">
            <text:p>/science/ouradvisors/acmsf/acmsfmeets/acmsf2009/acmsf260309/acmsfmin260309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2424">
            <text:p>532424</text:p>
          </table:table-cell>
          <table:table-cell office:value-type="string">
            <text:p>/science/ouradvisors/acmsf/acmsfmeets/acmsf2010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3380">
            <text:p>543380</text:p>
          </table:table-cell>
          <table:table-cell office:value-type="string">
            <text:p>/science/ouradvisors/acmsf/acmsfmeets/acmsf2010/acmsf200910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3383">
            <text:p>543383</text:p>
          </table:table-cell>
          <table:table-cell office:value-type="string">
            <text:p>/science/ouradvisors/acmsf/acmsfmeets/acmsf2010/acmsf200910/acmsfagenda230910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9326">
            <text:p>559326</text:p>
          </table:table-cell>
          <table:table-cell office:value-type="string">
            <text:p>/science/ouradvisors/acmsf/acmsfmeets/acmsf2010/acmsf200910/acmsfmin230910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2428">
            <text:p>532428</text:p>
          </table:table-cell>
          <table:table-cell office:value-type="string">
            <text:p>/science/ouradvisors/acmsf/acmsfmeets/acmsf2010/acmsf250310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2431">
            <text:p>532431</text:p>
          </table:table-cell>
          <table:table-cell office:value-type="string">
            <text:p>/science/ouradvisors/acmsf/acmsfmeets/acmsf2010/acmsf250310/acmsfagenda250310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6949">
            <text:p>546949</text:p>
          </table:table-cell>
          <table:table-cell office:value-type="string">
            <text:p>/science/ouradvisors/acmsf/acmsfmeets/acmsf2010/acmsf250310/acmsfmin250310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533">
            <text:p>555533</text:p>
          </table:table-cell>
          <table:table-cell office:value-type="string">
            <text:p>/science/ouradvisors/acmsf/acmsfmeets/acmsf2011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1253">
            <text:p>561253</text:p>
          </table:table-cell>
          <table:table-cell office:value-type="string">
            <text:p>/science/ouradvisors/acmsf/acmsfmeets/acmsf2011/acmsf200111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1257">
            <text:p>561257</text:p>
          </table:table-cell>
          <table:table-cell office:value-type="string">
            <text:p>/science/ouradvisors/acmsf/acmsfmeets/acmsf2011/acmsf200111/acmsfagenda200111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2877">
            <text:p>572877</text:p>
          </table:table-cell>
          <table:table-cell office:value-type="string">
            <text:p>/science/ouradvisors/acmsf/acmsfmeets/acmsf2011/acmsf200111/acmsfmin200111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1294">
            <text:p>581294</text:p>
          </table:table-cell>
          <table:table-cell office:value-type="string">
            <text:p>/science/ouradvisors/acmsf/acmsfmeets/acmsf2011/acmsf220911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1309">
            <text:p>581309</text:p>
          </table:table-cell>
          <table:table-cell office:value-type="string">
            <text:p>/science/ouradvisors/acmsf/acmsfmeets/acmsf2011/acmsf220911/acmsfagenda220911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2420">
            <text:p>592420</text:p>
          </table:table-cell>
          <table:table-cell office:value-type="string">
            <text:p>/science/ouradvisors/acmsf/acmsfmeets/acmsf2011/acmsf220911/acmsfmin110911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1765">
            <text:p>571765</text:p>
          </table:table-cell>
          <table:table-cell office:value-type="string">
            <text:p>/science/ouradvisors/acmsf/acmsfmeets/acmsf2011/acmsf270611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1770">
            <text:p>571770</text:p>
          </table:table-cell>
          <table:table-cell office:value-type="string">
            <text:p>/science/ouradvisors/acmsf/acmsfmeets/acmsf2011/acmsf270611/acmsfagenda270611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6095">
            <text:p>586095</text:p>
          </table:table-cell>
          <table:table-cell office:value-type="string">
            <text:p>/science/ouradvisors/acmsf/acmsfmeets/acmsf2011/acmsf270611/acmsfmin270611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9688">
            <text:p>589688</text:p>
          </table:table-cell>
          <table:table-cell office:value-type="string">
            <text:p>/science/ouradvisors/acmsf/acmsfmeets/acmsf2012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9691">
            <text:p>589691</text:p>
          </table:table-cell>
          <table:table-cell office:value-type="string">
            <text:p>/science/ouradvisors/acmsf/acmsfmeets/acmsf2012/acmsf190112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7764">
            <text:p>607764</text:p>
          </table:table-cell>
          <table:table-cell office:value-type="string">
            <text:p>/science/ouradvisors/acmsf/acmsfmeets/acmsf2012/acmsf190112/acmsf-min-19Jan12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9693">
            <text:p>589693</text:p>
          </table:table-cell>
          <table:table-cell office:value-type="string">
            <text:p>/science/ouradvisors/acmsf/acmsfmeets/acmsf2012/acmsf190112/acmsfagenda190112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5958">
            <text:p>615958</text:p>
          </table:table-cell>
          <table:table-cell office:value-type="string">
            <text:p>/science/ouradvisors/acmsf/acmsfmeets/acmsf2012/acmsf270912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5969">
            <text:p>615969</text:p>
          </table:table-cell>
          <table:table-cell office:value-type="string">
            <text:p>/science/ouradvisors/acmsf/acmsfmeets/acmsf2012/acmsf270912/acmsfagenda270912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9086">
            <text:p>609086</text:p>
          </table:table-cell>
          <table:table-cell office:value-type="string">
            <text:p>/science/ouradvisors/acmsf/acmsfmeets/acmsf2012/acmsf290512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9096">
            <text:p>609096</text:p>
          </table:table-cell>
          <table:table-cell office:value-type="string">
            <text:p>/science/ouradvisors/acmsf/acmsfmeets/acmsf2012/acmsf290512/acmsf-agenda-29may2012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0591">
            <text:p>630591</text:p>
          </table:table-cell>
          <table:table-cell office:value-type="string">
            <text:p>/science/ouradvisors/acmsf/acmsfmeets/acmsf2012/acmsf290512/acmsfmin290512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1637">
            <text:p>691637</text:p>
          </table:table-cell>
          <table:table-cell office:value-type="string">
            <text:p>/science/ouradvisors/acmsf/acmsfmeets/acmsf2014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6662">
            <text:p>706662</text:p>
          </table:table-cell>
          <table:table-cell office:value-type="string">
            <text:p>/science/ouradvisors/acmsf/acmsfmeets/acmsf2014/acmsf260614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6665">
            <text:p>706665</text:p>
          </table:table-cell>
          <table:table-cell office:value-type="string">
            <text:p>/science/ouradvisors/acmsf/acmsfmeets/acmsf2014/acmsf260614/acmsfagenda260614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1647">
            <text:p>691647</text:p>
          </table:table-cell>
          <table:table-cell office:value-type="string">
            <text:p>/science/ouradvisors/acmsf/acmsfmeets/acmsf2014/acmsf300114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1673">
            <text:p>691673</text:p>
          </table:table-cell>
          <table:table-cell office:value-type="string">
            <text:p>/science/ouradvisors/acmsf/acmsfmeets/acmsf2014/acmsf300114/acmsfag300114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3440">
            <text:p>713440</text:p>
          </table:table-cell>
          <table:table-cell office:value-type="string">
            <text:p>/science/ouradvisors/acmsf/acmsfmeets/acmsf2014/acmsf300114/acmsfmin300114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187">
            <text:p>415187</text:p>
          </table:table-cell>
          <table:table-cell office:value-type="string">
            <text:p>/science/ouradvisors/acmsf/acmsfmeets/acmsfmeet2003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271">
            <text:p>415271</text:p>
          </table:table-cell>
          <table:table-cell office:value-type="string">
            <text:p>/science/ouradvisors/acmsf/acmsfmeets/acmsfmeet2003/110470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309">
            <text:p>415309</text:p>
          </table:table-cell>
          <table:table-cell office:value-type="string">
            <text:p>/science/ouradvisors/acmsf/acmsfmeets/acmsfmeet2003/110470/110472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353">
            <text:p>415353</text:p>
          </table:table-cell>
          <table:table-cell office:value-type="string">
            <text:p>/science/ouradvisors/acmsf/acmsfmeets/acmsfmeet2003/110470/minutes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274">
            <text:p>415274</text:p>
          </table:table-cell>
          <table:table-cell office:value-type="string">
            <text:p>/science/ouradvisors/acmsf/acmsfmeets/acmsfmeet2003/123357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315">
            <text:p>415315</text:p>
          </table:table-cell>
          <table:table-cell office:value-type="string">
            <text:p>/science/ouradvisors/acmsf/acmsfmeets/acmsfmeet2003/123357/123360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312">
            <text:p>415312</text:p>
          </table:table-cell>
          <table:table-cell office:value-type="string">
            <text:p>/science/ouradvisors/acmsf/acmsfmeets/acmsfmeet2003/123357/minutes26jun03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277">
            <text:p>415277</text:p>
          </table:table-cell>
          <table:table-cell office:value-type="string">
            <text:p>/science/ouradvisors/acmsf/acmsfmeets/acmsfmeet2003/acmsf49meetingbranch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448">
            <text:p>415448</text:p>
          </table:table-cell>
          <table:table-cell office:value-type="string">
            <text:p>/science/ouradvisors/acmsf/acmsfmeets/acmsfmeet2003/acmsf49meetingbranch/154491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318">
            <text:p>415318</text:p>
          </table:table-cell>
          <table:table-cell office:value-type="string">
            <text:p>/science/ouradvisors/acmsf/acmsfmeets/acmsfmeet2003/acmsf49meetingbranch/acmsf_agenda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280">
            <text:p>415280</text:p>
          </table:table-cell>
          <table:table-cell office:value-type="string">
            <text:p>/science/ouradvisors/acmsf/acmsfmeets/acmsfmeet2003/acmsf50thmeeting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454">
            <text:p>415454</text:p>
          </table:table-cell>
          <table:table-cell office:value-type="string">
            <text:p>/science/ouradvisors/acmsf/acmsfmeets/acmsfmeet2003/acmsf50thmeeting/acmsfminutes041203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321">
            <text:p>415321</text:p>
          </table:table-cell>
          <table:table-cell office:value-type="string">
            <text:p>/science/ouradvisors/acmsf/acmsfmeets/acmsfmeet2003/acmsf50thmeeting/agenda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190">
            <text:p>415190</text:p>
          </table:table-cell>
          <table:table-cell office:value-type="string">
            <text:p>/science/ouradvisors/acmsf/acmsfmeets/acmsfmeet2004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166">
            <text:p>415166</text:p>
          </table:table-cell>
          <table:table-cell office:value-type="string">
            <text:p>/science/ouradvisors/acmsf/acmsfmeets/acmsfmeet2004/16sept04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442">
            <text:p>415442</text:p>
          </table:table-cell>
          <table:table-cell office:value-type="string">
            <text:p>/science/ouradvisors/acmsf/acmsfmeets/acmsfmeet2004/16sept04/acmsfmins16sep04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408">
            <text:p>415408</text:p>
          </table:table-cell>
          <table:table-cell office:value-type="string">
            <text:p>/science/ouradvisors/acmsf/acmsfmeets/acmsfmeet2004/16sept04/agenda160904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169">
            <text:p>415169</text:p>
          </table:table-cell>
          <table:table-cell office:value-type="string">
            <text:p>/science/ouradvisors/acmsf/acmsfmeets/acmsfmeet2004/1dec04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433">
            <text:p>415433</text:p>
          </table:table-cell>
          <table:table-cell office:value-type="string">
            <text:p>/science/ouradvisors/acmsf/acmsfmeets/acmsfmeet2004/1dec04/acmsfmins1dec04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399">
            <text:p>415399</text:p>
          </table:table-cell>
          <table:table-cell office:value-type="string">
            <text:p>/science/ouradvisors/acmsf/acmsfmeets/acmsfmeet2004/1dec04/agenda011204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160">
            <text:p>415160</text:p>
          </table:table-cell>
          <table:table-cell office:value-type="string">
            <text:p>/science/ouradvisors/acmsf/acmsfmeets/acmsfmeet2004/acmsfmeet51branch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327">
            <text:p>415327</text:p>
          </table:table-cell>
          <table:table-cell office:value-type="string">
            <text:p>/science/ouradvisors/acmsf/acmsfmeets/acmsfmeet2004/acmsfmeet51branch/acmsf18mar04meet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324">
            <text:p>415324</text:p>
          </table:table-cell>
          <table:table-cell office:value-type="string">
            <text:p>/science/ouradvisors/acmsf/acmsfmeets/acmsfmeet2004/acmsfmeet51branch/acmsfmeet51agenda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163">
            <text:p>415163</text:p>
          </table:table-cell>
          <table:table-cell office:value-type="string">
            <text:p>/science/ouradvisors/acmsf/acmsfmeets/acmsfmeet2004/acmsfmeet52branch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330">
            <text:p>415330</text:p>
          </table:table-cell>
          <table:table-cell office:value-type="string">
            <text:p>/science/ouradvisors/acmsf/acmsfmeets/acmsfmeet2004/acmsfmeet52branch/acmsf52agenda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336">
            <text:p>415336</text:p>
          </table:table-cell>
          <table:table-cell office:value-type="string">
            <text:p>/science/ouradvisors/acmsf/acmsfmeets/acmsfmeet2004/acmsfmeet52branch/acmsf52meet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178">
            <text:p>415178</text:p>
          </table:table-cell>
          <table:table-cell office:value-type="string">
            <text:p>/science/ouradvisors/acmsf/acmsfmeets/acmsfmts00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238">
            <text:p>415238</text:p>
          </table:table-cell>
          <table:table-cell office:value-type="string">
            <text:p>/science/ouradvisors/acmsf/acmsfmeets/acmsfmts00/36b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344">
            <text:p>415344</text:p>
          </table:table-cell>
          <table:table-cell office:value-type="string">
            <text:p>/science/ouradvisors/acmsf/acmsfmeets/acmsfmts00/36b/minutes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241">
            <text:p>415241</text:p>
          </table:table-cell>
          <table:table-cell office:value-type="string">
            <text:p>/science/ouradvisors/acmsf/acmsfmeets/acmsfmts00/37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285">
            <text:p>415285</text:p>
          </table:table-cell>
          <table:table-cell office:value-type="string">
            <text:p>/science/ouradvisors/acmsf/acmsfmeets/acmsfmts00/37/agenda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356">
            <text:p>415356</text:p>
          </table:table-cell>
          <table:table-cell office:value-type="string">
            <text:p>/science/ouradvisors/acmsf/acmsfmeets/acmsfmts00/37/minutes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244">
            <text:p>415244</text:p>
          </table:table-cell>
          <table:table-cell office:value-type="string">
            <text:p>/science/ouradvisors/acmsf/acmsfmeets/acmsfmts00/38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294">
            <text:p>415294</text:p>
          </table:table-cell>
          <table:table-cell office:value-type="string">
            <text:p>/science/ouradvisors/acmsf/acmsfmeets/acmsfmts00/38/agenda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347">
            <text:p>415347</text:p>
          </table:table-cell>
          <table:table-cell office:value-type="string">
            <text:p>/science/ouradvisors/acmsf/acmsfmeets/acmsfmts00/38/minutes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247">
            <text:p>415247</text:p>
          </table:table-cell>
          <table:table-cell office:value-type="string">
            <text:p>/science/ouradvisors/acmsf/acmsfmeets/acmsfmts00/39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388">
            <text:p>415388</text:p>
          </table:table-cell>
          <table:table-cell office:value-type="string">
            <text:p>/science/ouradvisors/acmsf/acmsfmeets/acmsfmts00/39/agenda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369">
            <text:p>415369</text:p>
          </table:table-cell>
          <table:table-cell office:value-type="string">
            <text:p>/science/ouradvisors/acmsf/acmsfmeets/acmsfmts00/39/minutes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181">
            <text:p>415181</text:p>
          </table:table-cell>
          <table:table-cell office:value-type="string">
            <text:p>/science/ouradvisors/acmsf/acmsfmeets/acmsfmts01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250">
            <text:p>415250</text:p>
          </table:table-cell>
          <table:table-cell office:value-type="string">
            <text:p>/science/ouradvisors/acmsf/acmsfmeets/acmsfmts01/40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339">
            <text:p>415339</text:p>
          </table:table-cell>
          <table:table-cell office:value-type="string">
            <text:p>/science/ouradvisors/acmsf/acmsfmeets/acmsfmts01/40/acmsf40minutes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288">
            <text:p>415288</text:p>
          </table:table-cell>
          <table:table-cell office:value-type="string">
            <text:p>/science/ouradvisors/acmsf/acmsfmeets/acmsfmts01/40/agenda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253">
            <text:p>415253</text:p>
          </table:table-cell>
          <table:table-cell office:value-type="string">
            <text:p>/science/ouradvisors/acmsf/acmsfmeets/acmsfmts01/41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297">
            <text:p>415297</text:p>
          </table:table-cell>
          <table:table-cell office:value-type="string">
            <text:p>/science/ouradvisors/acmsf/acmsfmeets/acmsfmts01/41/acmsf_meeting_minutes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291">
            <text:p>415291</text:p>
          </table:table-cell>
          <table:table-cell office:value-type="string">
            <text:p>/science/ouradvisors/acmsf/acmsfmeets/acmsfmts01/41/agenda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256">
            <text:p>415256</text:p>
          </table:table-cell>
          <table:table-cell office:value-type="string">
            <text:p>/science/ouradvisors/acmsf/acmsfmeets/acmsfmts01/acmsf42meet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333">
            <text:p>415333</text:p>
          </table:table-cell>
          <table:table-cell office:value-type="string">
            <text:p>/science/ouradvisors/acmsf/acmsfmeets/acmsfmts01/acmsf42meet/agenda42acmsf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373">
            <text:p>415373</text:p>
          </table:table-cell>
          <table:table-cell office:value-type="string">
            <text:p>/science/ouradvisors/acmsf/acmsfmeets/acmsfmts01/acmsf42meet/minutes42acmsf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184">
            <text:p>415184</text:p>
          </table:table-cell>
          <table:table-cell office:value-type="string">
            <text:p>/science/ouradvisors/acmsf/acmsfmeets/acmsfmts02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259">
            <text:p>415259</text:p>
          </table:table-cell>
          <table:table-cell office:value-type="string">
            <text:p>/science/ouradvisors/acmsf/acmsfmeets/acmsfmts02/acmsf43meet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359">
            <text:p>415359</text:p>
          </table:table-cell>
          <table:table-cell office:value-type="string">
            <text:p>/science/ouradvisors/acmsf/acmsfmeets/acmsfmts02/acmsf43meet/ACMSFmeeting44minutes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300">
            <text:p>415300</text:p>
          </table:table-cell>
          <table:table-cell office:value-type="string">
            <text:p>/science/ouradvisors/acmsf/acmsfmeets/acmsfmts02/acmsf43meet/agenda43acmsf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262">
            <text:p>415262</text:p>
          </table:table-cell>
          <table:table-cell office:value-type="string">
            <text:p>/science/ouradvisors/acmsf/acmsfmeets/acmsfmts02/acmsf44meet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362">
            <text:p>415362</text:p>
          </table:table-cell>
          <table:table-cell office:value-type="string">
            <text:p>/science/ouradvisors/acmsf/acmsfmeets/acmsfmts02/acmsf44meet/100798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303">
            <text:p>415303</text:p>
          </table:table-cell>
          <table:table-cell office:value-type="string">
            <text:p>/science/ouradvisors/acmsf/acmsfmeets/acmsfmts02/acmsf44meet/agenda44acmsf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268">
            <text:p>415268</text:p>
          </table:table-cell>
          <table:table-cell office:value-type="string">
            <text:p>/science/ouradvisors/acmsf/acmsfmeets/acmsfmts02/acmsf46meet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376">
            <text:p>415376</text:p>
          </table:table-cell>
          <table:table-cell office:value-type="string">
            <text:p>/science/ouradvisors/acmsf/acmsfmeets/acmsfmts02/acmsf46meet/106665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306">
            <text:p>415306</text:p>
          </table:table-cell>
          <table:table-cell office:value-type="string">
            <text:p>/science/ouradvisors/acmsf/acmsfmeets/acmsfmts02/acmsf46meet/99332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265">
            <text:p>415265</text:p>
          </table:table-cell>
          <table:table-cell office:value-type="string">
            <text:p>/science/ouradvisors/acmsf/acmsfmeets/acmsfmts02/acmsfmeeting45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463">
            <text:p>415463</text:p>
          </table:table-cell>
          <table:table-cell office:value-type="string">
            <text:p>/science/ouradvisors/acmsf/acmsfmeets/acmsfmts02/acmsfmeeting45/89326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350">
            <text:p>415350</text:p>
          </table:table-cell>
          <table:table-cell office:value-type="string">
            <text:p>/science/ouradvisors/acmsf/acmsfmeets/acmsfmts02/acmsfmeeting45/acmsfmin45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229">
            <text:p>415229</text:p>
          </table:table-cell>
          <table:table-cell office:value-type="string">
            <text:p>/science/ouradvisors/acmsf/acmsfmembers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232">
            <text:p>415232</text:p>
          </table:table-cell>
          <table:table-cell office:value-type="string">
            <text:p>/science/ouradvisors/acmsf/acmsfreps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427">
            <text:p>415427</text:p>
          </table:table-cell>
          <table:table-cell office:value-type="string">
            <text:p>/science/ouradvisors/acmsf/acmsfreps/acmsfannualreports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3293">
            <text:p>583293</text:p>
          </table:table-cell>
          <table:table-cell office:value-type="string">
            <text:p>/science/ouradvisors/acmsf/acmsfreps/acmsfquin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430">
            <text:p>415430</text:p>
          </table:table-cell>
          <table:table-cell office:value-type="string">
            <text:p>/science/ouradvisors/acmsf/acmsfreps/acmsfreports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3774">
            <text:p>573774</text:p>
          </table:table-cell>
          <table:table-cell office:value-type="string">
            <text:p>/science/ouradvisors/acmsf/acmsfsubgroups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1356">
            <text:p>681356</text:p>
          </table:table-cell>
          <table:table-cell office:value-type="string">
            <text:p>/science/ouradvisors/acmsf/acmsfsubgroups/amrwg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7384">
            <text:p>697384</text:p>
          </table:table-cell>
          <table:table-cell office:value-type="string">
            <text:p>/science/ouradvisors/acmsf/acmsfsubgroups/amrwg/amr_9sept13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4429">
            <text:p>714429</text:p>
          </table:table-cell>
          <table:table-cell office:value-type="string">
            <text:p>/science/ouradvisors/acmsf/acmsfsubgroups/amrwg/amrsumm3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4666">
            <text:p>704666</text:p>
          </table:table-cell>
          <table:table-cell office:value-type="string">
            <text:p>/science/ouradvisors/acmsf/acmsfsubgroups/amrwg/amrwg_6dec13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3776">
            <text:p>573776</text:p>
          </table:table-cell>
          <table:table-cell office:value-type="string">
            <text:p>/science/ouradvisors/acmsf/acmsfsubgroups/foodborneviralinf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5858">
            <text:p>645858</text:p>
          </table:table-cell>
          <table:table-cell office:value-type="string">
            <text:p>/science/ouradvisors/acmsf/acmsfsubgroups/foodborneviralinf/fvi030912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6240">
            <text:p>656240</text:p>
          </table:table-cell>
          <table:table-cell office:value-type="string">
            <text:p>/science/ouradvisors/acmsf/acmsfsubgroups/foodborneviralinf/fvi061112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1856">
            <text:p>591856</text:p>
          </table:table-cell>
          <table:table-cell office:value-type="string">
            <text:p>/science/ouradvisors/acmsf/acmsfsubgroups/foodborneviralinf/fvi140911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5850">
            <text:p>645850</text:p>
          </table:table-cell>
          <table:table-cell office:value-type="string">
            <text:p>/science/ouradvisors/acmsf/acmsfsubgroups/foodborneviralinf/fvi180612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4337">
            <text:p>594337</text:p>
          </table:table-cell>
          <table:table-cell office:value-type="string">
            <text:p>/science/ouradvisors/acmsf/acmsfsubgroups/foodborneviralinf/fvi191011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2407">
            <text:p>612407</text:p>
          </table:table-cell>
          <table:table-cell office:value-type="string">
            <text:p>/science/ouradvisors/acmsf/acmsfsubgroups/foodborneviralinf/fvi200112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8998">
            <text:p>688998</text:p>
          </table:table-cell>
          <table:table-cell office:value-type="string">
            <text:p>/science/ouradvisors/acmsf/acmsfsubgroups/foodborneviralinf/fvi2013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6447">
            <text:p>576447</text:p>
          </table:table-cell>
          <table:table-cell office:value-type="string">
            <text:p>/science/ouradvisors/acmsf/acmsfsubgroups/foodborneviralinf/fvimeet0311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6451">
            <text:p>576451</text:p>
          </table:table-cell>
          <table:table-cell office:value-type="string">
            <text:p>/science/ouradvisors/acmsf/acmsfsubgroups/foodborneviralinf/fvimeet0411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7222">
            <text:p>587222</text:p>
          </table:table-cell>
          <table:table-cell office:value-type="string">
            <text:p>/science/ouradvisors/acmsf/acmsfsubgroups/foodborneviralinf/fvimeetjuly11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3783">
            <text:p>573783</text:p>
          </table:table-cell>
          <table:table-cell office:value-type="string">
            <text:p>/science/ouradvisors/acmsf/acmsfsubgroups/pathogensgroup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0194">
            <text:p>640194</text:p>
          </table:table-cell>
          <table:table-cell office:value-type="string">
            <text:p>/science/ouradvisors/acmsf/acmsfsubgroups/rawraregroup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0286">
            <text:p>640286</text:p>
          </table:table-cell>
          <table:table-cell office:value-type="string">
            <text:p>/science/ouradvisors/acmsf/acmsfsubgroups/rawraregroup/640286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0669">
            <text:p>660669</text:p>
          </table:table-cell>
          <table:table-cell office:value-type="string">
            <text:p>/science/ouradvisors/acmsf/acmsfsubgroups/rawraregroup/rawraresumm271112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4073">
            <text:p>674073</text:p>
          </table:table-cell>
          <table:table-cell office:value-type="string">
            <text:p>/science/ouradvisors/acmsf/acmsfsubgroups/rawraregroup/rrlt_15_3_13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1289">
            <text:p>681289</text:p>
          </table:table-cell>
          <table:table-cell office:value-type="string">
            <text:p>/science/ouradvisors/acmsf/acmsfsubgroups/rawraregroup/rrlt220413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6470">
            <text:p>686470</text:p>
          </table:table-cell>
          <table:table-cell office:value-type="string">
            <text:p>/science/ouradvisors/acmsf/acmsfsubgroups/rawraregroup/rrlt7mtg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6097">
            <text:p>666097</text:p>
          </table:table-cell>
          <table:table-cell office:value-type="string">
            <text:p>/science/ouradvisors/acmsf/acmsfsubgroups/rawraregroup/rrltsumm19feb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0703">
            <text:p>650703</text:p>
          </table:table-cell>
          <table:table-cell office:value-type="string">
            <text:p>/science/ouradvisors/acmsf/acmsfsubgroups/rawraregroup/rrsumm_031012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3786">
            <text:p>573786</text:p>
          </table:table-cell>
          <table:table-cell office:value-type="string">
            <text:p>/science/ouradvisors/acmsf/acmsfsubgroups/surveillancegroup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3781">
            <text:p>573781</text:p>
          </table:table-cell>
          <table:table-cell office:value-type="string">
            <text:p>/science/ouradvisors/acmsf/acmsfsubgroups/vulnerablegroups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4082">
            <text:p>574082</text:p>
          </table:table-cell>
          <table:table-cell office:value-type="string">
            <text:p>/science/ouradvisors/acmsf/acmsfsubgroups/vulnerablegroups/gvg140211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4442">
            <text:p>574442</text:p>
          </table:table-cell>
          <table:table-cell office:value-type="string">
            <text:p>/science/ouradvisors/acmsf/acmsfsubgroups/vulnerablegroups/gvg140411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9076">
            <text:p>489076</text:p>
          </table:table-cell>
          <table:table-cell office:value-type="string">
            <text:p>/science/ouradvisors/acmsf/infoguide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6205">
            <text:p>416205</text:p>
          </table:table-cell>
          <table:table-cell office:value-type="string">
            <text:p>/science/ouradvisors/acmsf/textonlysettings</text:p>
          </table:table-cell>
          <table:table-cell office:value-type="string">
            <text:p>Committee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0496">
            <text:p>300496</text:p>
          </table:table-cell>
          <table:table-cell office:value-type="string">
            <text:p>/science/ouradvisors/acnfp/</text:p>
          </table:table-cell>
          <table:table-cell office:value-type="string">
            <text:p>CommitteeHomepage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525">
            <text:p>299525</text:p>
          </table:table-cell>
          <table:table-cell office:value-type="string">
            <text:p>/science/ouradvisors/acnfp/135622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743">
            <text:p>299743</text:p>
          </table:table-cell>
          <table:table-cell office:value-type="string">
            <text:p>/science/ouradvisors/acnfp/135622/100002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677">
            <text:p>299677</text:p>
          </table:table-cell>
          <table:table-cell office:value-type="string">
            <text:p>/science/ouradvisors/acnfp/135622/135626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0784">
            <text:p>300784</text:p>
          </table:table-cell>
          <table:table-cell office:value-type="string">
            <text:p>/science/ouradvisors/acnfp/acnfpmembership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674">
            <text:p>299674</text:p>
          </table:table-cell>
          <table:table-cell office:value-type="string">
            <text:p>/science/ouradvisors/acnfp/acnfpmembership/135812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875">
            <text:p>299875</text:p>
          </table:table-cell>
          <table:table-cell office:value-type="string">
            <text:p>/science/ouradvisors/acnfp/acnfpmembership/acnfpcode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797">
            <text:p>299797</text:p>
          </table:table-cell>
          <table:table-cell office:value-type="string">
            <text:p>/science/ouradvisors/acnfp/acnfpmembership/acnfpmembersint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463">
            <text:p>299463</text:p>
          </table:table-cell>
          <table:table-cell office:value-type="string">
            <text:p>/science/ouradvisors/acnfp/acnfpmembership/members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51629">
            <text:p>351629</text:p>
          </table:table-cell>
          <table:table-cell office:value-type="string">
            <text:p>/science/ouradvisors/acnfp/acnfpmembership/members/351629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5978">
            <text:p>655978</text:p>
          </table:table-cell>
          <table:table-cell office:value-type="string">
            <text:p>/science/ouradvisors/acnfp/acnfpmembership/members/655978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5981">
            <text:p>655981</text:p>
          </table:table-cell>
          <table:table-cell office:value-type="string">
            <text:p>/science/ouradvisors/acnfp/acnfpmembership/members/655981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1072">
            <text:p>441072</text:p>
          </table:table-cell>
          <table:table-cell office:value-type="string">
            <text:p>/science/ouradvisors/acnfp/acnfpmembership/members/achesson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9529">
            <text:p>649529</text:p>
          </table:table-cell>
          <table:table-cell office:value-type="string">
            <text:p>/science/ouradvisors/acnfp/acnfpmembership/members/carina-venter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1053">
            <text:p>441053</text:p>
          </table:table-cell>
          <table:table-cell office:value-type="string">
            <text:p>/science/ouradvisors/acnfp/acnfpmembership/members/critson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5018">
            <text:p>635018</text:p>
          </table:table-cell>
          <table:table-cell office:value-type="string">
            <text:p>/science/ouradvisors/acnfp/acnfpmembership/members/gmacfarlane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5015">
            <text:p>635015</text:p>
          </table:table-cell>
          <table:table-cell office:value-type="string">
            <text:p>/science/ouradvisors/acnfp/acnfpmembership/members/hmcardle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1067">
            <text:p>441067</text:p>
          </table:table-cell>
          <table:table-cell office:value-type="string">
            <text:p>/science/ouradvisors/acnfp/acnfpmembership/members/jmathers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1061">
            <text:p>441061</text:p>
          </table:table-cell>
          <table:table-cell office:value-type="string">
            <text:p>/science/ouradvisors/acnfp/acnfpmembership/members/mbushell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5012">
            <text:p>635012</text:p>
          </table:table-cell>
          <table:table-cell office:value-type="string">
            <text:p>/science/ouradvisors/acnfp/acnfpmembership/members/nlund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6809">
            <text:p>526809</text:p>
          </table:table-cell>
          <table:table-cell office:value-type="string">
            <text:p>/science/ouradvisors/acnfp/acnfpmembership/members/petermeyer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5022">
            <text:p>635022</text:p>
          </table:table-cell>
          <table:table-cell office:value-type="string">
            <text:p>/science/ouradvisors/acnfp/acnfpmembership/members/rmanuel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5005">
            <text:p>635005</text:p>
          </table:table-cell>
          <table:table-cell office:value-type="string">
            <text:p>/science/ouradvisors/acnfp/acnfpmembership/members/sduthie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5008">
            <text:p>635008</text:p>
          </table:table-cell>
          <table:table-cell office:value-type="string">
            <text:p>/science/ouradvisors/acnfp/acnfpmembership/members/sflanagan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591">
            <text:p>299591</text:p>
          </table:table-cell>
          <table:table-cell office:value-type="string">
            <text:p>/science/ouradvisors/acnfp/acnfppapers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500">
            <text:p>299500</text:p>
          </table:table-cell>
          <table:table-cell office:value-type="string">
            <text:p>/science/ouradvisors/acnfp/acnfppapers/gmissues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836">
            <text:p>299836</text:p>
          </table:table-cell>
          <table:table-cell office:value-type="string">
            <text:p>/science/ouradvisors/acnfp/acnfppapers/gmissues/103481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522">
            <text:p>299522</text:p>
          </table:table-cell>
          <table:table-cell office:value-type="string">
            <text:p>/science/ouradvisors/acnfp/acnfppapers/gmissues/60500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791">
            <text:p>299791</text:p>
          </table:table-cell>
          <table:table-cell office:value-type="string">
            <text:p>/science/ouradvisors/acnfp/acnfppapers/gmissues/acnfparmsfactsheet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4468">
            <text:p>304468</text:p>
          </table:table-cell>
          <table:table-cell office:value-type="string">
            <text:p>/science/ouradvisors/acnfp/acnfppapers/gmissues/acnfpgmsoya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857">
            <text:p>299857</text:p>
          </table:table-cell>
          <table:table-cell office:value-type="string">
            <text:p>/science/ouradvisors/acnfp/acnfppapers/gmissues/cottonseed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746">
            <text:p>299746</text:p>
          </table:table-cell>
          <table:table-cell office:value-type="string">
            <text:p>/science/ouradvisors/acnfp/acnfppapers/gmissues/foegreatfoodgamble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0019">
            <text:p>300019</text:p>
          </table:table-cell>
          <table:table-cell office:value-type="string">
            <text:p>/science/ouradvisors/acnfp/acnfppapers/gmissues/gmsoyarisks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908">
            <text:p>299908</text:p>
          </table:table-cell>
          <table:table-cell office:value-type="string">
            <text:p>/science/ouradvisors/acnfp/acnfppapers/gmissues/gpeacegm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8435">
            <text:p>518435</text:p>
          </table:table-cell>
          <table:table-cell office:value-type="string">
            <text:p>/science/ouradvisors/acnfp/acnfppapers/gmissues/rowettgmpot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8437">
            <text:p>518437</text:p>
          </table:table-cell>
          <table:table-cell office:value-type="string">
            <text:p>/science/ouradvisors/acnfp/acnfppapers/gmissues/rowettgmpot/acnfpstatementrowett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503">
            <text:p>299503</text:p>
          </table:table-cell>
          <table:table-cell office:value-type="string">
            <text:p>/science/ouradvisors/acnfp/acnfppapers/gmissues/t25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896">
            <text:p>299896</text:p>
          </table:table-cell>
          <table:table-cell office:value-type="string">
            <text:p>/science/ouradvisors/acnfp/acnfppapers/gmissues/t25/data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534">
            <text:p>299534</text:p>
          </table:table-cell>
          <table:table-cell office:value-type="string">
            <text:p>/science/ouradvisors/acnfp/acnfppapers/gmissues/t25/nutritional_impact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507">
            <text:p>299507</text:p>
          </table:table-cell>
          <table:table-cell office:value-type="string">
            <text:p>/science/ouradvisors/acnfp/acnfppapers/inforelatass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0516">
            <text:p>690516</text:p>
          </table:table-cell>
          <table:table-cell office:value-type="string">
            <text:p>/science/ouradvisors/acnfp/acnfppapers/inforelatass/guidance-presentation-data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4698">
            <text:p>304698</text:p>
          </table:table-cell>
          <table:table-cell office:value-type="string">
            <text:p>/science/ouradvisors/acnfp/acnfppapers/inforelatass/guidetastehuman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911">
            <text:p>299911</text:p>
          </table:table-cell>
          <table:table-cell office:value-type="string">
            <text:p>/science/ouradvisors/acnfp/acnfppapers/inforelatass/guidetastehuman/guidetaste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914">
            <text:p>299914</text:p>
          </table:table-cell>
          <table:table-cell office:value-type="string">
            <text:p>/science/ouradvisors/acnfp/acnfppapers/inforelatass/guidetastehuman/guidlinespre-market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2150">
            <text:p>582150</text:p>
          </table:table-cell>
          <table:table-cell office:value-type="string">
            <text:p>/science/ouradvisors/acnfp/acnfppapers/inforelatass/proteinsinnovelfood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0031">
            <text:p>300031</text:p>
          </table:table-cell>
          <table:table-cell office:value-type="string">
            <text:p>/science/ouradvisors/acnfp/acnfppapers/inforelatass/toxrev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531">
            <text:p>299531</text:p>
          </table:table-cell>
          <table:table-cell office:value-type="string">
            <text:p>/science/ouradvisors/acnfp/acnfppapers/nfissues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788">
            <text:p>299788</text:p>
          </table:table-cell>
          <table:table-cell office:value-type="string">
            <text:p>/science/ouradvisors/acnfp/acnfppapers/nfissues/acnfpsterolsfactsheet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794">
            <text:p>299794</text:p>
          </table:table-cell>
          <table:table-cell office:value-type="string">
            <text:p>/science/ouradvisors/acnfp/acnfppapers/nfissues/AtaSpA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466">
            <text:p>299466</text:p>
          </table:table-cell>
          <table:table-cell office:value-type="string">
            <text:p>/science/ouradvisors/acnfp/acnfpsacnsub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848">
            <text:p>299848</text:p>
          </table:table-cell>
          <table:table-cell office:value-type="string">
            <text:p>/science/ouradvisors/acnfp/acnfpsacnsub/acnfpsacnmembers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475">
            <text:p>299475</text:p>
          </table:table-cell>
          <table:table-cell office:value-type="string">
            <text:p>/science/ouradvisors/acnfp/acnfpsacnsub/acnfpsacnsubmeet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469">
            <text:p>299469</text:p>
          </table:table-cell>
          <table:table-cell office:value-type="string">
            <text:p>/science/ouradvisors/acnfp/acnfpsacnsub/acnfpsacnsubmeet/acnfpsacn25mar04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842">
            <text:p>299842</text:p>
          </table:table-cell>
          <table:table-cell office:value-type="string">
            <text:p>/science/ouradvisors/acnfp/acnfpsacnsub/acnfpsacnsubmeet/acnfpsacn25mar04/acnfpsacn25mar04agpap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851">
            <text:p>299851</text:p>
          </table:table-cell>
          <table:table-cell office:value-type="string">
            <text:p>/science/ouradvisors/acnfp/acnfpsacnsub/acnfpsacnsubmeet/acnfpsacn25mar04/acnfpsacnmin25mar04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472">
            <text:p>299472</text:p>
          </table:table-cell>
          <table:table-cell office:value-type="string">
            <text:p>/science/ouradvisors/acnfp/acnfpsacnsub/acnfpsacnsubmeet/acnfpsacn5aug04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845">
            <text:p>299845</text:p>
          </table:table-cell>
          <table:table-cell office:value-type="string">
            <text:p>/science/ouradvisors/acnfp/acnfpsacnsub/acnfpsacnsubmeet/acnfpsacn5aug04/acnfpsacn5aug04agpap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854">
            <text:p>299854</text:p>
          </table:table-cell>
          <table:table-cell office:value-type="string">
            <text:p>/science/ouradvisors/acnfp/acnfpsacnsub/acnfpsacntermsofref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423">
            <text:p>299423</text:p>
          </table:table-cell>
          <table:table-cell office:value-type="string">
            <text:p>/science/ouradvisors/acnfp/annualreports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662">
            <text:p>299662</text:p>
          </table:table-cell>
          <table:table-cell office:value-type="string">
            <text:p>/science/ouradvisors/acnfp/annualreports/acnfp_report_1994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665">
            <text:p>299665</text:p>
          </table:table-cell>
          <table:table-cell office:value-type="string">
            <text:p>/science/ouradvisors/acnfp/annualreports/acnfp_report_1995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668">
            <text:p>299668</text:p>
          </table:table-cell>
          <table:table-cell office:value-type="string">
            <text:p>/science/ouradvisors/acnfp/annualreports/acnfp_report_1996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647">
            <text:p>299647</text:p>
          </table:table-cell>
          <table:table-cell office:value-type="string">
            <text:p>/science/ouradvisors/acnfp/annualreports/acnfpannualreport1989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650">
            <text:p>299650</text:p>
          </table:table-cell>
          <table:table-cell office:value-type="string">
            <text:p>/science/ouradvisors/acnfp/annualreports/acnfpannualreport1990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653">
            <text:p>299653</text:p>
          </table:table-cell>
          <table:table-cell office:value-type="string">
            <text:p>/science/ouradvisors/acnfp/annualreports/acnfpannualreport1991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656">
            <text:p>299656</text:p>
          </table:table-cell>
          <table:table-cell office:value-type="string">
            <text:p>/science/ouradvisors/acnfp/annualreports/acnfpannualreport1992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659">
            <text:p>299659</text:p>
          </table:table-cell>
          <table:table-cell office:value-type="string">
            <text:p>/science/ouradvisors/acnfp/annualreports/acnfpannualreport1993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588">
            <text:p>299588</text:p>
          </table:table-cell>
          <table:table-cell office:value-type="string">
            <text:p>/science/ouradvisors/acnfp/assess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481">
            <text:p>299481</text:p>
          </table:table-cell>
          <table:table-cell office:value-type="string">
            <text:p>/science/ouradvisors/acnfp/assess/applists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513">
            <text:p>299513</text:p>
          </table:table-cell>
          <table:table-cell office:value-type="string">
            <text:p>/science/ouradvisors/acnfp/assess/applists/fullapplist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938">
            <text:p>299938</text:p>
          </table:table-cell>
          <table:table-cell office:value-type="string">
            <text:p>/science/ouradvisors/acnfp/assess/applists/tabofnotifs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497">
            <text:p>299497</text:p>
          </table:table-cell>
          <table:table-cell office:value-type="string">
            <text:p>/science/ouradvisors/acnfp/assess/fullapplics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7595">
            <text:p>687595</text:p>
          </table:table-cell>
          <table:table-cell office:value-type="string">
            <text:p>/science/ouradvisors/acnfp/assess/fullapplics/1mna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884">
            <text:p>299884</text:p>
          </table:table-cell>
          <table:table-cell office:value-type="string">
            <text:p>/science/ouradvisors/acnfp/assess/fullapplics/240095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881">
            <text:p>299881</text:p>
          </table:table-cell>
          <table:table-cell office:value-type="string">
            <text:p>/science/ouradvisors/acnfp/assess/fullapplics/60694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8696">
            <text:p>348696</text:p>
          </table:table-cell>
          <table:table-cell office:value-type="string">
            <text:p>/science/ouradvisors/acnfp/assess/fullapplics/baobab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5506">
            <text:p>675506</text:p>
          </table:table-cell>
          <table:table-cell office:value-type="string">
            <text:p>/science/ouradvisors/acnfp/assess/fullapplics/buglossoides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1764">
            <text:p>601764</text:p>
          </table:table-cell>
          <table:table-cell office:value-type="string">
            <text:p>/science/ouradvisors/acnfp/assess/fullapplics/calanusfinmarchicusoil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869">
            <text:p>299869</text:p>
          </table:table-cell>
          <table:table-cell office:value-type="string">
            <text:p>/science/ouradvisors/acnfp/assess/fullapplics/chia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2413">
            <text:p>652413</text:p>
          </table:table-cell>
          <table:table-cell office:value-type="string">
            <text:p>/science/ouradvisors/acnfp/assess/fullapplics/chiaoil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3054">
            <text:p>573054</text:p>
          </table:table-cell>
          <table:table-cell office:value-type="string">
            <text:p>/science/ouradvisors/acnfp/assess/fullapplics/chiaseedchiacomp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487">
            <text:p>299487</text:p>
          </table:table-cell>
          <table:table-cell office:value-type="string">
            <text:p>/science/ouradvisors/acnfp/assess/fullapplics/clinoptilolite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1755">
            <text:p>601755</text:p>
          </table:table-cell>
          <table:table-cell office:value-type="string">
            <text:p>/science/ouradvisors/acnfp/assess/fullapplics/clostridiumbutyricum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6515">
            <text:p>706515</text:p>
          </table:table-cell>
          <table:table-cell office:value-type="string">
            <text:p>/science/ouradvisors/acnfp/assess/fullapplics/cycloastragenol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4648">
            <text:p>664648</text:p>
          </table:table-cell>
          <table:table-cell office:value-type="string">
            <text:p>/science/ouradvisors/acnfp/assess/fullapplics/dhadhaepaoil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1022">
            <text:p>571022</text:p>
          </table:table-cell>
          <table:table-cell office:value-type="string">
            <text:p>/science/ouradvisors/acnfp/assess/fullapplics/dhanadeparichalgaloil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7543">
            <text:p>687543</text:p>
          </table:table-cell>
          <table:table-cell office:value-type="string">
            <text:p>/science/ouradvisors/acnfp/assess/fullapplics/dhaoilinfant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5352">
            <text:p>445352</text:p>
          </table:table-cell>
          <table:table-cell office:value-type="string">
            <text:p>/science/ouradvisors/acnfp/assess/fullapplics/dharichoil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3813">
            <text:p>553813</text:p>
          </table:table-cell>
          <table:table-cell office:value-type="string">
            <text:p>/science/ouradvisors/acnfp/assess/fullapplics/dihydrocap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3063">
            <text:p>453063</text:p>
          </table:table-cell>
          <table:table-cell office:value-type="string">
            <text:p>/science/ouradvisors/acnfp/assess/fullapplics/dribose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887">
            <text:p>299887</text:p>
          </table:table-cell>
          <table:table-cell office:value-type="string">
            <text:p>/science/ouradvisors/acnfp/assess/fullapplics/echiumoil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57652">
            <text:p>357652</text:p>
          </table:table-cell>
          <table:table-cell office:value-type="string">
            <text:p>/science/ouradvisors/acnfp/assess/fullapplics/ferricsodiumedta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50329">
            <text:p>350329</text:p>
          </table:table-cell>
          <table:table-cell office:value-type="string">
            <text:p>/science/ouradvisors/acnfp/assess/fullapplics/glucosamine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7553">
            <text:p>687553</text:p>
          </table:table-cell>
          <table:table-cell office:value-type="string">
            <text:p>/science/ouradvisors/acnfp/assess/fullapplics/hydroxyester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3725">
            <text:p>713725</text:p>
          </table:table-cell>
          <table:table-cell office:value-type="string">
            <text:p>/science/ouradvisors/acnfp/assess/fullapplics/imo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0047">
            <text:p>490047</text:p>
          </table:table-cell>
          <table:table-cell office:value-type="string">
            <text:p>/science/ouradvisors/acnfp/assess/fullapplics/Isomalto-oligosaccharide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510">
            <text:p>299510</text:p>
          </table:table-cell>
          <table:table-cell office:value-type="string">
            <text:p>/science/ouradvisors/acnfp/assess/fullapplics/isomaltulose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9942">
            <text:p>339942</text:p>
          </table:table-cell>
          <table:table-cell office:value-type="string">
            <text:p>/science/ouradvisors/acnfp/assess/fullapplics/isp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6926">
            <text:p>406926</text:p>
          </table:table-cell>
          <table:table-cell office:value-type="string">
            <text:p>/science/ouradvisors/acnfp/assess/fullapplics/kiwiberryconcentrate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4521">
            <text:p>464521</text:p>
          </table:table-cell>
          <table:table-cell office:value-type="string">
            <text:p>/science/ouradvisors/acnfp/assess/fullapplics/lentinanglycanova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516">
            <text:p>299516</text:p>
          </table:table-cell>
          <table:table-cell office:value-type="string">
            <text:p>/science/ouradvisors/acnfp/assess/fullapplics/lycopene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0007">
            <text:p>420007</text:p>
          </table:table-cell>
          <table:table-cell office:value-type="string">
            <text:p>/science/ouradvisors/acnfp/assess/fullapplics/lycopenecwdblakesleatrispora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941">
            <text:p>299941</text:p>
          </table:table-cell>
          <table:table-cell office:value-type="string">
            <text:p>/science/ouradvisors/acnfp/assess/fullapplics/lycotom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0386">
            <text:p>530386</text:p>
          </table:table-cell>
          <table:table-cell office:value-type="string">
            <text:p>/science/ouradvisors/acnfp/assess/fullapplics/magnoliabarkextract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0755">
            <text:p>610755</text:p>
          </table:table-cell>
          <table:table-cell office:value-type="string">
            <text:p>/science/ouradvisors/acnfp/assess/fullapplics/methylcellulose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6131">
            <text:p>526131</text:p>
          </table:table-cell>
          <table:table-cell office:value-type="string">
            <text:p>/science/ouradvisors/acnfp/assess/fullapplics/phospdstphosmgp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989">
            <text:p>299989</text:p>
          </table:table-cell>
          <table:table-cell office:value-type="string">
            <text:p>/science/ouradvisors/acnfp/assess/fullapplics/phosphateddistarchphosphate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4474">
            <text:p>674474</text:p>
          </table:table-cell>
          <table:table-cell office:value-type="string">
            <text:p>/science/ouradvisors/acnfp/assess/fullapplics/phytosterol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0004">
            <text:p>300004</text:p>
          </table:table-cell>
          <table:table-cell office:value-type="string">
            <text:p>/science/ouradvisors/acnfp/assess/fullapplics/phytosterolestersmilkyogurtuk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9667">
            <text:p>349667</text:p>
          </table:table-cell>
          <table:table-cell office:value-type="string">
            <text:p>/science/ouradvisors/acnfp/assess/fullapplics/refechiumoil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308">
            <text:p>565308</text:p>
          </table:table-cell>
          <table:table-cell office:value-type="string">
            <text:p>/science/ouradvisors/acnfp/assess/fullapplics/roostercombsextract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4753">
            <text:p>714753</text:p>
          </table:table-cell>
          <table:table-cell office:value-type="string">
            <text:p>/science/ouradvisors/acnfp/assess/fullapplics/roosters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2610">
            <text:p>652610</text:p>
          </table:table-cell>
          <table:table-cell office:value-type="string">
            <text:p>/science/ouradvisors/acnfp/assess/fullapplics/ss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3720">
            <text:p>713720</text:p>
          </table:table-cell>
          <table:table-cell office:value-type="string">
            <text:p>/science/ouradvisors/acnfp/assess/fullapplics/syntheticdihyd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878">
            <text:p>299878</text:p>
          </table:table-cell>
          <table:table-cell office:value-type="string">
            <text:p>/science/ouradvisors/acnfp/assess/fullapplics/tagatose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3798">
            <text:p>553798</text:p>
          </table:table-cell>
          <table:table-cell office:value-type="string">
            <text:p>/science/ouradvisors/acnfp/assess/fullapplics/taxifolin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7567">
            <text:p>467567</text:p>
          </table:table-cell>
          <table:table-cell office:value-type="string">
            <text:p>/science/ouradvisors/acnfp/assess/fullapplics/touchiextract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0034">
            <text:p>300034</text:p>
          </table:table-cell>
          <table:table-cell office:value-type="string">
            <text:p>/science/ouradvisors/acnfp/assess/fullapplics/trehalose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9293">
            <text:p>509293</text:p>
          </table:table-cell>
          <table:table-cell office:value-type="string">
            <text:p>/science/ouradvisors/acnfp/assess/fullapplics/venomhoneybeeapismellifera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1571">
            <text:p>611571</text:p>
          </table:table-cell>
          <table:table-cell office:value-type="string">
            <text:p>/science/ouradvisors/acnfp/assess/fullapplics/vitdyeast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537">
            <text:p>299537</text:p>
          </table:table-cell>
          <table:table-cell office:value-type="string">
            <text:p>/science/ouradvisors/acnfp/assess/simproc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9196">
            <text:p>349196</text:p>
          </table:table-cell>
          <table:table-cell office:value-type="string">
            <text:p>/science/ouradvisors/acnfp/assess/simproc/349196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51303">
            <text:p>351303</text:p>
          </table:table-cell>
          <table:table-cell office:value-type="string">
            <text:p>/science/ouradvisors/acnfp/assess/simproc/351303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4167">
            <text:p>454167</text:p>
          </table:table-cell>
          <table:table-cell office:value-type="string">
            <text:p>/science/ouradvisors/acnfp/assess/simproc/algaastax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1820">
            <text:p>341820</text:p>
          </table:table-cell>
          <table:table-cell office:value-type="string">
            <text:p>/science/ouradvisors/acnfp/assess/simproc/astacyan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863">
            <text:p>299863</text:p>
          </table:table-cell>
          <table:table-cell office:value-type="string">
            <text:p>/science/ouradvisors/acnfp/assess/simproc/astaxanthinextract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3250">
            <text:p>493250</text:p>
          </table:table-cell>
          <table:table-cell office:value-type="string">
            <text:p>/science/ouradvisors/acnfp/assess/simproc/astaxextractparry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2628">
            <text:p>652628</text:p>
          </table:table-cell>
          <table:table-cell office:value-type="string">
            <text:p>/science/ouradvisors/acnfp/assess/simproc/bo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0235">
            <text:p>710235</text:p>
          </table:table-cell>
          <table:table-cell office:value-type="string">
            <text:p>/science/ouradvisors/acnfp/assess/simproc/chiaandean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7315">
            <text:p>667315</text:p>
          </table:table-cell>
          <table:table-cell office:value-type="string">
            <text:p>/science/ouradvisors/acnfp/assess/simproc/chiainfood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7311">
            <text:p>667311</text:p>
          </table:table-cell>
          <table:table-cell office:value-type="string">
            <text:p>/science/ouradvisors/acnfp/assess/simproc/chiainversora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6310">
            <text:p>696310</text:p>
          </table:table-cell>
          <table:table-cell office:value-type="string">
            <text:p>/science/ouradvisors/acnfp/assess/simproc/chianutrisure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3276">
            <text:p>533276</text:p>
          </table:table-cell>
          <table:table-cell office:value-type="string">
            <text:p>/science/ouradvisors/acnfp/assess/simproc/chiaseedchiacompany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9781">
            <text:p>599781</text:p>
          </table:table-cell>
          <table:table-cell office:value-type="string">
            <text:p>/science/ouradvisors/acnfp/assess/simproc/dharich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890">
            <text:p>299890</text:p>
          </table:table-cell>
          <table:table-cell office:value-type="string">
            <text:p>/science/ouradvisors/acnfp/assess/simproc/forbescholesterolloweringPE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977">
            <text:p>299977</text:p>
          </table:table-cell>
          <table:table-cell office:value-type="string">
            <text:p>/science/ouradvisors/acnfp/assess/simproc/gmcottonseedoils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905">
            <text:p>299905</text:p>
          </table:table-cell>
          <table:table-cell office:value-type="string">
            <text:p>/science/ouradvisors/acnfp/assess/simproc/hci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54395">
            <text:p>354395</text:p>
          </table:table-cell>
          <table:table-cell office:value-type="string">
            <text:p>/science/ouradvisors/acnfp/assess/simproc/lentinan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3340">
            <text:p>433340</text:p>
          </table:table-cell>
          <table:table-cell office:value-type="string">
            <text:p>/science/ouradvisors/acnfp/assess/simproc/naturisphytosterol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971">
            <text:p>299971</text:p>
          </table:table-cell>
          <table:table-cell office:value-type="string">
            <text:p>/science/ouradvisors/acnfp/assess/simproc/noni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959">
            <text:p>299959</text:p>
          </table:table-cell>
          <table:table-cell office:value-type="string">
            <text:p>/science/ouradvisors/acnfp/assess/simproc/noniagrolabs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0264">
            <text:p>400264</text:p>
          </table:table-cell>
          <table:table-cell office:value-type="string">
            <text:p>/science/ouradvisors/acnfp/assess/simproc/nonidetahiti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962">
            <text:p>299962</text:p>
          </table:table-cell>
          <table:table-cell office:value-type="string">
            <text:p>/science/ouradvisors/acnfp/assess/simproc/nonihawaiianllc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974">
            <text:p>299974</text:p>
          </table:table-cell>
          <table:table-cell office:value-type="string">
            <text:p>/science/ouradvisors/acnfp/assess/simproc/nonijuice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7591">
            <text:p>307591</text:p>
          </table:table-cell>
          <table:table-cell office:value-type="string">
            <text:p>/science/ouradvisors/acnfp/assess/simproc/noniloff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965">
            <text:p>299965</text:p>
          </table:table-cell>
          <table:table-cell office:value-type="string">
            <text:p>/science/ouradvisors/acnfp/assess/simproc/nonimigmbh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968">
            <text:p>299968</text:p>
          </table:table-cell>
          <table:table-cell office:value-type="string">
            <text:p>/science/ouradvisors/acnfp/assess/simproc/noninaturesprod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484">
            <text:p>299484</text:p>
          </table:table-cell>
          <table:table-cell office:value-type="string">
            <text:p>/science/ouradvisors/acnfp/assess/simproc/notifications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0001">
            <text:p>300001</text:p>
          </table:table-cell>
          <table:table-cell office:value-type="string">
            <text:p>/science/ouradvisors/acnfp/assess/simproc/phyto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995">
            <text:p>299995</text:p>
          </table:table-cell>
          <table:table-cell office:value-type="string">
            <text:p>/science/ouradvisors/acnfp/assess/simproc/phytoapplic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4084">
            <text:p>304084</text:p>
          </table:table-cell>
          <table:table-cell office:value-type="string">
            <text:p>/science/ouradvisors/acnfp/assess/simproc/phytoddo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998">
            <text:p>299998</text:p>
          </table:table-cell>
          <table:table-cell office:value-type="string">
            <text:p>/science/ouradvisors/acnfp/assess/simproc/primapharm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0025">
            <text:p>300025</text:p>
          </table:table-cell>
          <table:table-cell office:value-type="string">
            <text:p>/science/ouradvisors/acnfp/assess/simproc/saskatoonberries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0836">
            <text:p>680836</text:p>
          </table:table-cell>
          <table:table-cell office:value-type="string">
            <text:p>/science/ouradvisors/acnfp/faqt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519">
            <text:p>299519</text:p>
          </table:table-cell>
          <table:table-cell office:value-type="string">
            <text:p>/science/ouradvisors/acnfp/meetings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445">
            <text:p>299445</text:p>
          </table:table-cell>
          <table:table-cell office:value-type="string">
            <text:p>/science/ouradvisors/acnfp/meetings/82297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555">
            <text:p>299555</text:p>
          </table:table-cell>
          <table:table-cell office:value-type="string">
            <text:p>/science/ouradvisors/acnfp/meetings/82297/48ma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626">
            <text:p>299626</text:p>
          </table:table-cell>
          <table:table-cell office:value-type="string">
            <text:p>/science/ouradvisors/acnfp/meetings/82297/48ma/agenda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710">
            <text:p>299710</text:p>
          </table:table-cell>
          <table:table-cell office:value-type="string">
            <text:p>/science/ouradvisors/acnfp/meetings/82297/48ma/minutes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540">
            <text:p>299540</text:p>
          </table:table-cell>
          <table:table-cell office:value-type="string">
            <text:p>/science/ouradvisors/acnfp/meetings/82297/49m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698">
            <text:p>299698</text:p>
          </table:table-cell>
          <table:table-cell office:value-type="string">
            <text:p>/science/ouradvisors/acnfp/meetings/82297/49m/minutes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392">
            <text:p>299392</text:p>
          </table:table-cell>
          <table:table-cell office:value-type="string">
            <text:p>/science/ouradvisors/acnfp/meetings/82297/50meet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719">
            <text:p>299719</text:p>
          </table:table-cell>
          <table:table-cell office:value-type="string">
            <text:p>/science/ouradvisors/acnfp/meetings/82297/50meet/minutesofthe50thmeeting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558">
            <text:p>299558</text:p>
          </table:table-cell>
          <table:table-cell office:value-type="string">
            <text:p>/science/ouradvisors/acnfp/meetings/82297/51a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632">
            <text:p>299632</text:p>
          </table:table-cell>
          <table:table-cell office:value-type="string">
            <text:p>/science/ouradvisors/acnfp/meetings/82297/51a/48099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629">
            <text:p>299629</text:p>
          </table:table-cell>
          <table:table-cell office:value-type="string">
            <text:p>/science/ouradvisors/acnfp/meetings/82297/51a/agenda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561">
            <text:p>299561</text:p>
          </table:table-cell>
          <table:table-cell office:value-type="string">
            <text:p>/science/ouradvisors/acnfp/meetings/82297/52a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617">
            <text:p>299617</text:p>
          </table:table-cell>
          <table:table-cell office:value-type="string">
            <text:p>/science/ouradvisors/acnfp/meetings/82297/openmeet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451">
            <text:p>299451</text:p>
          </table:table-cell>
          <table:table-cell office:value-type="string">
            <text:p>/science/ouradvisors/acnfp/meetings/acnfp2003meet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579">
            <text:p>299579</text:p>
          </table:table-cell>
          <table:table-cell office:value-type="string">
            <text:p>/science/ouradvisors/acnfp/meetings/acnfp2003meet/112441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689">
            <text:p>299689</text:p>
          </table:table-cell>
          <table:table-cell office:value-type="string">
            <text:p>/science/ouradvisors/acnfp/meetings/acnfp2003meet/112441/147180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725">
            <text:p>299725</text:p>
          </table:table-cell>
          <table:table-cell office:value-type="string">
            <text:p>/science/ouradvisors/acnfp/meetings/acnfp2003meet/112441/162936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582">
            <text:p>299582</text:p>
          </table:table-cell>
          <table:table-cell office:value-type="string">
            <text:p>/science/ouradvisors/acnfp/meetings/acnfp2003meet/121339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686">
            <text:p>299686</text:p>
          </table:table-cell>
          <table:table-cell office:value-type="string">
            <text:p>/science/ouradvisors/acnfp/meetings/acnfp2003meet/121339/147133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737">
            <text:p>299737</text:p>
          </table:table-cell>
          <table:table-cell office:value-type="string">
            <text:p>/science/ouradvisors/acnfp/meetings/acnfp2003meet/121339/163177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585">
            <text:p>299585</text:p>
          </table:table-cell>
          <table:table-cell office:value-type="string">
            <text:p>/science/ouradvisors/acnfp/meetings/acnfp2003meet/127756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683">
            <text:p>299683</text:p>
          </table:table-cell>
          <table:table-cell office:value-type="string">
            <text:p>/science/ouradvisors/acnfp/meetings/acnfp2003meet/127756/147118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728">
            <text:p>299728</text:p>
          </table:table-cell>
          <table:table-cell office:value-type="string">
            <text:p>/science/ouradvisors/acnfp/meetings/acnfp2003meet/127756/acnfpmin16jul2003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398">
            <text:p>299398</text:p>
          </table:table-cell>
          <table:table-cell office:value-type="string">
            <text:p>/science/ouradvisors/acnfp/meetings/acnfp2003meet/137812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680">
            <text:p>299680</text:p>
          </table:table-cell>
          <table:table-cell office:value-type="string">
            <text:p>/science/ouradvisors/acnfp/meetings/acnfp2003meet/137812/147096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731">
            <text:p>299731</text:p>
          </table:table-cell>
          <table:table-cell office:value-type="string">
            <text:p>/science/ouradvisors/acnfp/meetings/acnfp2003meet/137812/150949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401">
            <text:p>299401</text:p>
          </table:table-cell>
          <table:table-cell office:value-type="string">
            <text:p>/science/ouradvisors/acnfp/meetings/acnfp2003meet/149177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692">
            <text:p>299692</text:p>
          </table:table-cell>
          <table:table-cell office:value-type="string">
            <text:p>/science/ouradvisors/acnfp/meetings/acnfp2003meet/149177/149179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734">
            <text:p>299734</text:p>
          </table:table-cell>
          <table:table-cell office:value-type="string">
            <text:p>/science/ouradvisors/acnfp/meetings/acnfp2003meet/149177/174554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8899">
            <text:p>438899</text:p>
          </table:table-cell>
          <table:table-cell office:value-type="string">
            <text:p>/science/ouradvisors/acnfp/meetings/acnfpmeet08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1680">
            <text:p>471680</text:p>
          </table:table-cell>
          <table:table-cell office:value-type="string">
            <text:p>/science/ouradvisors/acnfp/meetings/acnfpmeet08/acnfpmeet16sep08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7680">
            <text:p>487680</text:p>
          </table:table-cell>
          <table:table-cell office:value-type="string">
            <text:p>/science/ouradvisors/acnfp/meetings/acnfpmeet08/acnfpmeet16sep08/acnfpmin16sep08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1730">
            <text:p>471730</text:p>
          </table:table-cell>
          <table:table-cell office:value-type="string">
            <text:p>/science/ouradvisors/acnfp/meetings/acnfpmeet08/acnfpmeet16sep08/acnfpsep08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0663">
            <text:p>480663</text:p>
          </table:table-cell>
          <table:table-cell office:value-type="string">
            <text:p>/science/ouradvisors/acnfp/meetings/acnfpmeet08/acnfpmeet20nov08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0677">
            <text:p>480677</text:p>
          </table:table-cell>
          <table:table-cell office:value-type="string">
            <text:p>/science/ouradvisors/acnfp/meetings/acnfpmeet08/acnfpmeet20nov08/acnfp20nov08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7731">
            <text:p>497731</text:p>
          </table:table-cell>
          <table:table-cell office:value-type="string">
            <text:p>/science/ouradvisors/acnfp/meetings/acnfpmeet08/acnfpmeet20nov08/acnfpmin20nov08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6099">
            <text:p>466099</text:p>
          </table:table-cell>
          <table:table-cell office:value-type="string">
            <text:p>/science/ouradvisors/acnfp/meetings/acnfpmeet08/acnfpmeet24jul08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6103">
            <text:p>466103</text:p>
          </table:table-cell>
          <table:table-cell office:value-type="string">
            <text:p>/science/ouradvisors/acnfp/meetings/acnfpmeet08/acnfpmeet24jul08/acnfpjul08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6472">
            <text:p>476472</text:p>
          </table:table-cell>
          <table:table-cell office:value-type="string">
            <text:p>/science/ouradvisors/acnfp/meetings/acnfpmeet08/acnfpmeet24jul08/acnfpmin24jul08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8924">
            <text:p>438924</text:p>
          </table:table-cell>
          <table:table-cell office:value-type="string">
            <text:p>/science/ouradvisors/acnfp/meetings/acnfpmeet08/acnfpmeet2apr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6158">
            <text:p>446158</text:p>
          </table:table-cell>
          <table:table-cell office:value-type="string">
            <text:p>/science/ouradvisors/acnfp/meetings/acnfpmeet08/acnfpmeet2apr/invwork2ap08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6073">
            <text:p>446073</text:p>
          </table:table-cell>
          <table:table-cell office:value-type="string">
            <text:p>/science/ouradvisors/acnfp/meetings/acnfpmeet08/acnfpmeet31jan08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9999">
            <text:p>439999</text:p>
          </table:table-cell>
          <table:table-cell office:value-type="string">
            <text:p>/science/ouradvisors/acnfp/meetings/acnfpmeet08/acnfpmeet31jan08/acnfpjan08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7263">
            <text:p>457263</text:p>
          </table:table-cell>
          <table:table-cell office:value-type="string">
            <text:p>/science/ouradvisors/acnfp/meetings/acnfpmeet08/acnfpmeet31jan08/acnfpmin31jan08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0570">
            <text:p>450570</text:p>
          </table:table-cell>
          <table:table-cell office:value-type="string">
            <text:p>/science/ouradvisors/acnfp/meetings/acnfpmeet08/acnfpmeet3apr08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0578">
            <text:p>450578</text:p>
          </table:table-cell>
          <table:table-cell office:value-type="string">
            <text:p>/science/ouradvisors/acnfp/meetings/acnfpmeet08/acnfpmeet3apr08/acnfpapr08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2825">
            <text:p>462825</text:p>
          </table:table-cell>
          <table:table-cell office:value-type="string">
            <text:p>/science/ouradvisors/acnfp/meetings/acnfpmeet08/acnfpmeet3apr08/acnfpmin3apr08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9873">
            <text:p>459873</text:p>
          </table:table-cell>
          <table:table-cell office:value-type="string">
            <text:p>/science/ouradvisors/acnfp/meetings/acnfpmeet08/acnfpmeet4jun08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9877">
            <text:p>459877</text:p>
          </table:table-cell>
          <table:table-cell office:value-type="string">
            <text:p>/science/ouradvisors/acnfp/meetings/acnfpmeet08/acnfpmeet4jun08/acnfpjun08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3754">
            <text:p>543754</text:p>
          </table:table-cell>
          <table:table-cell office:value-type="string">
            <text:p>/science/ouradvisors/acnfp/meetings/acnfpmeet08/acnfpmeet4jun08/acnfpmin040608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7700">
            <text:p>487700</text:p>
          </table:table-cell>
          <table:table-cell office:value-type="string">
            <text:p>/science/ouradvisors/acnfp/meetings/acnfpmeet09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7836">
            <text:p>507836</text:p>
          </table:table-cell>
          <table:table-cell office:value-type="string">
            <text:p>/science/ouradvisors/acnfp/meetings/acnfpmeet09/acnfp02jul09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8099">
            <text:p>508099</text:p>
          </table:table-cell>
          <table:table-cell office:value-type="string">
            <text:p>/science/ouradvisors/acnfp/meetings/acnfpmeet09/acnfp02jul09/acnfpagendajul09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4649">
            <text:p>514649</text:p>
          </table:table-cell>
          <table:table-cell office:value-type="string">
            <text:p>/science/ouradvisors/acnfp/meetings/acnfpmeet09/acnfp16sep09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5908">
            <text:p>515908</text:p>
          </table:table-cell>
          <table:table-cell office:value-type="string">
            <text:p>/science/ouradvisors/acnfp/meetings/acnfpmeet09/acnfp16sep09/acnfpagenda16sep09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3737">
            <text:p>543737</text:p>
          </table:table-cell>
          <table:table-cell office:value-type="string">
            <text:p>/science/ouradvisors/acnfp/meetings/acnfpmeet09/acnfp16sep09/acnfpmin160909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5684">
            <text:p>525684</text:p>
          </table:table-cell>
          <table:table-cell office:value-type="string">
            <text:p>/science/ouradvisors/acnfp/meetings/acnfpmeet09/acnfpag26nov09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7660">
            <text:p>577660</text:p>
          </table:table-cell>
          <table:table-cell office:value-type="string">
            <text:p>/science/ouradvisors/acnfp/meetings/acnfpmeet09/acnfpag26nov09/acnfp26nov09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5690">
            <text:p>525690</text:p>
          </table:table-cell>
          <table:table-cell office:value-type="string">
            <text:p>/science/ouradvisors/acnfp/meetings/acnfpmeet09/acnfpag26nov09/acnfpagenda25119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7719">
            <text:p>487719</text:p>
          </table:table-cell>
          <table:table-cell office:value-type="string">
            <text:p>/science/ouradvisors/acnfp/meetings/acnfpmeet09/acnfpfeb09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7726">
            <text:p>487726</text:p>
          </table:table-cell>
          <table:table-cell office:value-type="string">
            <text:p>/science/ouradvisors/acnfp/meetings/acnfpmeet09/acnfpfeb09/acnfpagendafeb09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3823">
            <text:p>503823</text:p>
          </table:table-cell>
          <table:table-cell office:value-type="string">
            <text:p>/science/ouradvisors/acnfp/meetings/acnfpmeet09/acnfpfeb09/acnfpmin190209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1930">
            <text:p>501930</text:p>
          </table:table-cell>
          <table:table-cell office:value-type="string">
            <text:p>/science/ouradvisors/acnfp/meetings/acnfpmeet09/acnfpmeet29apr09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1933">
            <text:p>501933</text:p>
          </table:table-cell>
          <table:table-cell office:value-type="string">
            <text:p>/science/ouradvisors/acnfp/meetings/acnfpmeet09/acnfpmeet29apr09/acnfpagendaapr09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3320">
            <text:p>543320</text:p>
          </table:table-cell>
          <table:table-cell office:value-type="string">
            <text:p>/science/ouradvisors/acnfp/meetings/acnfpmeet09/acnfpmeet29apr09/acnfpmin290410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7737">
            <text:p>487737</text:p>
          </table:table-cell>
          <table:table-cell office:value-type="string">
            <text:p>/science/ouradvisors/acnfp/meetings/acnfpmeet09/acnfpopenfeb2009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7775">
            <text:p>487775</text:p>
          </table:table-cell>
          <table:table-cell office:value-type="string">
            <text:p>/science/ouradvisors/acnfp/meetings/acnfpmeet09/acnfpopenfeb2009/invopen18feb09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2849">
            <text:p>532849</text:p>
          </table:table-cell>
          <table:table-cell office:value-type="string">
            <text:p>/science/ouradvisors/acnfp/meetings/acnfpmeet10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3522">
            <text:p>543522</text:p>
          </table:table-cell>
          <table:table-cell office:value-type="string">
            <text:p>/science/ouradvisors/acnfp/meetings/acnfpmeet10/acnfp070710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3700">
            <text:p>543700</text:p>
          </table:table-cell>
          <table:table-cell office:value-type="string">
            <text:p>/science/ouradvisors/acnfp/meetings/acnfpmeet10/acnfp070710/acnfpagen070710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7740">
            <text:p>577740</text:p>
          </table:table-cell>
          <table:table-cell office:value-type="string">
            <text:p>/science/ouradvisors/acnfp/meetings/acnfpmeet10/acnfp070710/acnfpmin7ju10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2121">
            <text:p>542121</text:p>
          </table:table-cell>
          <table:table-cell office:value-type="string">
            <text:p>/science/ouradvisors/acnfp/meetings/acnfpmeet10/acnfp220410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2127">
            <text:p>542127</text:p>
          </table:table-cell>
          <table:table-cell office:value-type="string">
            <text:p>/science/ouradvisors/acnfp/meetings/acnfpmeet10/acnfp220410/acnfpagen220410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7089">
            <text:p>547089</text:p>
          </table:table-cell>
          <table:table-cell office:value-type="string">
            <text:p>/science/ouradvisors/acnfp/meetings/acnfpmeet10/acnfp220410/acnfpmin220410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2856">
            <text:p>532856</text:p>
          </table:table-cell>
          <table:table-cell office:value-type="string">
            <text:p>/science/ouradvisors/acnfp/meetings/acnfpmeet10/acnfpmeet100210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3447">
            <text:p>533447</text:p>
          </table:table-cell>
          <table:table-cell office:value-type="string">
            <text:p>/science/ouradvisors/acnfp/meetings/acnfpmeet10/acnfpmeet100210/acnfpagen100210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3300">
            <text:p>543300</text:p>
          </table:table-cell>
          <table:table-cell office:value-type="string">
            <text:p>/science/ouradvisors/acnfp/meetings/acnfpmeet10/acnfpmeet100210/acnfpmin100210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145">
            <text:p>555145</text:p>
          </table:table-cell>
          <table:table-cell office:value-type="string">
            <text:p>/science/ouradvisors/acnfp/meetings/acnfpmeet10/acnfpmeet23sep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148">
            <text:p>555148</text:p>
          </table:table-cell>
          <table:table-cell office:value-type="string">
            <text:p>/science/ouradvisors/acnfp/meetings/acnfpmeet10/acnfpmeet23sep/acnfpagpap23sep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8020">
            <text:p>578020</text:p>
          </table:table-cell>
          <table:table-cell office:value-type="string">
            <text:p>/science/ouradvisors/acnfp/meetings/acnfpmeet10/acnfpmeet23sep/acnfpmin23sep10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9202">
            <text:p>559202</text:p>
          </table:table-cell>
          <table:table-cell office:value-type="string">
            <text:p>/science/ouradvisors/acnfp/meetings/acnfpmeet10/acnfpmeet25nov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9290">
            <text:p>559290</text:p>
          </table:table-cell>
          <table:table-cell office:value-type="string">
            <text:p>/science/ouradvisors/acnfp/meetings/acnfpmeet10/acnfpmeet25nov/acnfp25nov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8143">
            <text:p>578143</text:p>
          </table:table-cell>
          <table:table-cell office:value-type="string">
            <text:p>/science/ouradvisors/acnfp/meetings/acnfpmeet10/acnfpmeet25nov/acnfpmin25nov10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7241">
            <text:p>537241</text:p>
          </table:table-cell>
          <table:table-cell office:value-type="string">
            <text:p>/science/ouradvisors/acnfp/meetings/acnfpmeet10/acnfpopen21apr10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7262">
            <text:p>537262</text:p>
          </table:table-cell>
          <table:table-cell office:value-type="string">
            <text:p>/science/ouradvisors/acnfp/meetings/acnfpmeet10/acnfpopen21apr10/invopen21apr10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6216">
            <text:p>556216</text:p>
          </table:table-cell>
          <table:table-cell office:value-type="string">
            <text:p>/science/ouradvisors/acnfp/meetings/acnfpmeet10/acnfpopennov10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6239">
            <text:p>556239</text:p>
          </table:table-cell>
          <table:table-cell office:value-type="string">
            <text:p>/science/ouradvisors/acnfp/meetings/acnfpmeet10/acnfpopennov10/invopennov2010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3459">
            <text:p>653459</text:p>
          </table:table-cell>
          <table:table-cell office:value-type="string">
            <text:p>/science/ouradvisors/acnfp/meetings/acnfpmeet13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8031">
            <text:p>688031</text:p>
          </table:table-cell>
          <table:table-cell office:value-type="string">
            <text:p>/science/ouradvisors/acnfp/meetings/acnfpmeet13/acnfp20nov13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3971">
            <text:p>693971</text:p>
          </table:table-cell>
          <table:table-cell office:value-type="string">
            <text:p>/science/ouradvisors/acnfp/meetings/acnfpmeet13/acnfp20nov13/acnfp201113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6063">
            <text:p>706063</text:p>
          </table:table-cell>
          <table:table-cell office:value-type="string">
            <text:p>/science/ouradvisors/acnfp/meetings/acnfpmeet13/acnfp20nov13/acnfpmin26nov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2566">
            <text:p>682566</text:p>
          </table:table-cell>
          <table:table-cell office:value-type="string">
            <text:p>/science/ouradvisors/acnfp/meetings/acnfpmeet13/acnfpmeet120913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2655">
            <text:p>682655</text:p>
          </table:table-cell>
          <table:table-cell office:value-type="string">
            <text:p>/science/ouradvisors/acnfp/meetings/acnfpmeet13/acnfpmeet120913/acnfpagpap120913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0632">
            <text:p>700632</text:p>
          </table:table-cell>
          <table:table-cell office:value-type="string">
            <text:p>/science/ouradvisors/acnfp/meetings/acnfpmeet13/acnfpmeet120913/acnfpmin12sep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3716">
            <text:p>653716</text:p>
          </table:table-cell>
          <table:table-cell office:value-type="string">
            <text:p>/science/ouradvisors/acnfp/meetings/acnfpmeet13/acnfpmeet13feb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3935">
            <text:p>653935</text:p>
          </table:table-cell>
          <table:table-cell office:value-type="string">
            <text:p>/science/ouradvisors/acnfp/meetings/acnfpmeet13/acnfpmeet13feb/acnfpagpa13feb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8678">
            <text:p>668678</text:p>
          </table:table-cell>
          <table:table-cell office:value-type="string">
            <text:p>/science/ouradvisors/acnfp/meetings/acnfpmeet13/acnfpmeet13feb/acnfpmin13feb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6980">
            <text:p>666980</text:p>
          </table:table-cell>
          <table:table-cell office:value-type="string">
            <text:p>/science/ouradvisors/acnfp/meetings/acnfpmeet13/acnfpmeet25ap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6991">
            <text:p>666991</text:p>
          </table:table-cell>
          <table:table-cell office:value-type="string">
            <text:p>/science/ouradvisors/acnfp/meetings/acnfpmeet13/acnfpmeet25ap/acnfpagpa25ap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9030">
            <text:p>679030</text:p>
          </table:table-cell>
          <table:table-cell office:value-type="string">
            <text:p>/science/ouradvisors/acnfp/meetings/acnfpmeet13/acnfpmeet25ap/acnfpmin25apr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5079">
            <text:p>675079</text:p>
          </table:table-cell>
          <table:table-cell office:value-type="string">
            <text:p>/science/ouradvisors/acnfp/meetings/acnfpmeet13/acnfpmeet260613.pdf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7813">
            <text:p>697813</text:p>
          </table:table-cell>
          <table:table-cell office:value-type="string">
            <text:p>/science/ouradvisors/acnfp/meetings/acnfpmeet13/acnfpmeet260613.pdf/acnfpmin26jun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5134">
            <text:p>675134</text:p>
          </table:table-cell>
          <table:table-cell office:value-type="string">
            <text:p>/science/ouradvisors/acnfp/meetings/acnfpmeet13/acnfpmeet260613.pdf/agpap260613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7943">
            <text:p>687943</text:p>
          </table:table-cell>
          <table:table-cell office:value-type="string">
            <text:p>/science/ouradvisors/acnfp/meetings/acnfpmeet13/acnfpopennov13xxx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7957">
            <text:p>687957</text:p>
          </table:table-cell>
          <table:table-cell office:value-type="string">
            <text:p>/science/ouradvisors/acnfp/meetings/acnfpmeet13/acnfpopennov13xxx/inopenov13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1157">
            <text:p>701157</text:p>
          </table:table-cell>
          <table:table-cell office:value-type="string">
            <text:p>/science/ouradvisors/acnfp/meetings/acnfpmeet14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1161">
            <text:p>701161</text:p>
          </table:table-cell>
          <table:table-cell office:value-type="string">
            <text:p>/science/ouradvisors/acnfp/meetings/acnfpmeet14/acnfp12feb14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2299">
            <text:p>702299</text:p>
          </table:table-cell>
          <table:table-cell office:value-type="string">
            <text:p>/science/ouradvisors/acnfp/meetings/acnfpmeet14/acnfp12feb14/acnfp120214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0205">
            <text:p>710205</text:p>
          </table:table-cell>
          <table:table-cell office:value-type="string">
            <text:p>/science/ouradvisors/acnfp/meetings/acnfpmeet14/acnfp16apr14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0209">
            <text:p>710209</text:p>
          </table:table-cell>
          <table:table-cell office:value-type="string">
            <text:p>/science/ouradvisors/acnfp/meetings/acnfpmeet14/acnfp16apr14/acnfp160414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6434">
            <text:p>716434</text:p>
          </table:table-cell>
          <table:table-cell office:value-type="string">
            <text:p>/science/ouradvisors/acnfp/meetings/acnfpmeet14/acnfp26jun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6519">
            <text:p>716519</text:p>
          </table:table-cell>
          <table:table-cell office:value-type="string">
            <text:p>/science/ouradvisors/acnfp/meetings/acnfpmeet14/acnfp26jun/acnfp260614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454">
            <text:p>299454</text:p>
          </table:table-cell>
          <table:table-cell office:value-type="string">
            <text:p>/science/ouradvisors/acnfp/meetings/acnfpmeet2004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404">
            <text:p>299404</text:p>
          </table:table-cell>
          <table:table-cell office:value-type="string">
            <text:p>/science/ouradvisors/acnfp/meetings/acnfpmeet2004/169500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776">
            <text:p>299776</text:p>
          </table:table-cell>
          <table:table-cell office:value-type="string">
            <text:p>/science/ouradvisors/acnfp/meetings/acnfpmeet2004/169500/169503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824">
            <text:p>299824</text:p>
          </table:table-cell>
          <table:table-cell office:value-type="string">
            <text:p>/science/ouradvisors/acnfp/meetings/acnfpmeet2004/169500/193835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407">
            <text:p>299407</text:p>
          </table:table-cell>
          <table:table-cell office:value-type="string">
            <text:p>/science/ouradvisors/acnfp/meetings/acnfpmeet2004/182680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758">
            <text:p>299758</text:p>
          </table:table-cell>
          <table:table-cell office:value-type="string">
            <text:p>/science/ouradvisors/acnfp/meetings/acnfpmeet2004/182680/188540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809">
            <text:p>299809</text:p>
          </table:table-cell>
          <table:table-cell office:value-type="string">
            <text:p>/science/ouradvisors/acnfp/meetings/acnfpmeet2004/182680/acnfpmin25mar04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410">
            <text:p>299410</text:p>
          </table:table-cell>
          <table:table-cell office:value-type="string">
            <text:p>/science/ouradvisors/acnfp/meetings/acnfpmeet2004/acnfp66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767">
            <text:p>299767</text:p>
          </table:table-cell>
          <table:table-cell office:value-type="string">
            <text:p>/science/ouradvisors/acnfp/meetings/acnfpmeet2004/acnfp66/206040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818">
            <text:p>299818</text:p>
          </table:table-cell>
          <table:table-cell office:value-type="string">
            <text:p>/science/ouradvisors/acnfp/meetings/acnfpmeet2004/acnfp66/acnfpmin27may04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413">
            <text:p>299413</text:p>
          </table:table-cell>
          <table:table-cell office:value-type="string">
            <text:p>/science/ouradvisors/acnfp/meetings/acnfpmeet2004/acnfp67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752">
            <text:p>299752</text:p>
          </table:table-cell>
          <table:table-cell office:value-type="string">
            <text:p>/science/ouradvisors/acnfp/meetings/acnfpmeet2004/acnfp67/acnfpagenda67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803">
            <text:p>299803</text:p>
          </table:table-cell>
          <table:table-cell office:value-type="string">
            <text:p>/science/ouradvisors/acnfp/meetings/acnfpmeet2004/acnfp67/acnfpmin22jul04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416">
            <text:p>299416</text:p>
          </table:table-cell>
          <table:table-cell office:value-type="string">
            <text:p>/science/ouradvisors/acnfp/meetings/acnfpmeet2004/acnfp68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755">
            <text:p>299755</text:p>
          </table:table-cell>
          <table:table-cell office:value-type="string">
            <text:p>/science/ouradvisors/acnfp/meetings/acnfpmeet2004/acnfp68/acnfp23sep04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806">
            <text:p>299806</text:p>
          </table:table-cell>
          <table:table-cell office:value-type="string">
            <text:p>/science/ouradvisors/acnfp/meetings/acnfpmeet2004/acnfp68/acnfpmin23sep04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420">
            <text:p>299420</text:p>
          </table:table-cell>
          <table:table-cell office:value-type="string">
            <text:p>/science/ouradvisors/acnfp/meetings/acnfpmeet2004/acnfpmeet25nov04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761">
            <text:p>299761</text:p>
          </table:table-cell>
          <table:table-cell office:value-type="string">
            <text:p>/science/ouradvisors/acnfp/meetings/acnfpmeet2004/acnfpmeet25nov04/acnfpagendapapers25nov04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812">
            <text:p>299812</text:p>
          </table:table-cell>
          <table:table-cell office:value-type="string">
            <text:p>/science/ouradvisors/acnfp/meetings/acnfpmeet2004/acnfpmeet25nov04/acnfpmin25nov2004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457">
            <text:p>299457</text:p>
          </table:table-cell>
          <table:table-cell office:value-type="string">
            <text:p>/science/ouradvisors/acnfp/meetings/acnfpmeet2005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429">
            <text:p>299429</text:p>
          </table:table-cell>
          <table:table-cell office:value-type="string">
            <text:p>/science/ouradvisors/acnfp/meetings/acnfpmeet2005/acnfp19may05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749">
            <text:p>299749</text:p>
          </table:table-cell>
          <table:table-cell office:value-type="string">
            <text:p>/science/ouradvisors/acnfp/meetings/acnfpmeet2005/acnfp19may05/acnfpagendapapers19may05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800">
            <text:p>299800</text:p>
          </table:table-cell>
          <table:table-cell office:value-type="string">
            <text:p>/science/ouradvisors/acnfp/meetings/acnfpmeet2005/acnfp19may05/acnfpmin19may05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3094">
            <text:p>303094</text:p>
          </table:table-cell>
          <table:table-cell office:value-type="string">
            <text:p>/science/ouradvisors/acnfp/meetings/acnfpmeet2005/acnfp24nov05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3110">
            <text:p>303110</text:p>
          </table:table-cell>
          <table:table-cell office:value-type="string">
            <text:p>/science/ouradvisors/acnfp/meetings/acnfpmeet2005/acnfp24nov05/acnfpagendapapers24nov05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10071">
            <text:p>310071</text:p>
          </table:table-cell>
          <table:table-cell office:value-type="string">
            <text:p>/science/ouradvisors/acnfp/meetings/acnfpmeet2005/acnfp24nov05/acnfpminnov05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432">
            <text:p>299432</text:p>
          </table:table-cell>
          <table:table-cell office:value-type="string">
            <text:p>/science/ouradvisors/acnfp/meetings/acnfpmeet2005/acnfpmeet26jan05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764">
            <text:p>299764</text:p>
          </table:table-cell>
          <table:table-cell office:value-type="string">
            <text:p>/science/ouradvisors/acnfp/meetings/acnfpmeet2005/acnfpmeet26jan05/acnfpagenapapersjan05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815">
            <text:p>299815</text:p>
          </table:table-cell>
          <table:table-cell office:value-type="string">
            <text:p>/science/ouradvisors/acnfp/meetings/acnfpmeet2005/acnfpmeet26jan05/acnfpmin26jan05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435">
            <text:p>299435</text:p>
          </table:table-cell>
          <table:table-cell office:value-type="string">
            <text:p>/science/ouradvisors/acnfp/meetings/acnfpmeet2005/acnfpmeet29sep05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770">
            <text:p>299770</text:p>
          </table:table-cell>
          <table:table-cell office:value-type="string">
            <text:p>/science/ouradvisors/acnfp/meetings/acnfpmeet2005/acnfpmeet29sep05/acnfpagendapaperssep05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3949">
            <text:p>303949</text:p>
          </table:table-cell>
          <table:table-cell office:value-type="string">
            <text:p>/science/ouradvisors/acnfp/meetings/acnfpmeet2005/acnfpmeet29sep05/acnfpminsep05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438">
            <text:p>299438</text:p>
          </table:table-cell>
          <table:table-cell office:value-type="string">
            <text:p>/science/ouradvisors/acnfp/meetings/acnfpmeet2005/acnfpmeet30march05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773">
            <text:p>299773</text:p>
          </table:table-cell>
          <table:table-cell office:value-type="string">
            <text:p>/science/ouradvisors/acnfp/meetings/acnfpmeet2005/acnfpmeet30march05/acnfpagenda30mar05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821">
            <text:p>299821</text:p>
          </table:table-cell>
          <table:table-cell office:value-type="string">
            <text:p>/science/ouradvisors/acnfp/meetings/acnfpmeet2005/acnfpmeet30march05/acnfpmin30mar05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8556">
            <text:p>308556</text:p>
          </table:table-cell>
          <table:table-cell office:value-type="string">
            <text:p>/science/ouradvisors/acnfp/meetings/acnfpmeet2006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5890">
            <text:p>335890</text:p>
          </table:table-cell>
          <table:table-cell office:value-type="string">
            <text:p>/science/ouradvisors/acnfp/meetings/acnfpmeet2006/acnfpjul06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3564">
            <text:p>343564</text:p>
          </table:table-cell>
          <table:table-cell office:value-type="string">
            <text:p>/science/ouradvisors/acnfp/meetings/acnfpmeet2006/acnfpjul06/acnfpagjuly06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9672">
            <text:p>349672</text:p>
          </table:table-cell>
          <table:table-cell office:value-type="string">
            <text:p>/science/ouradvisors/acnfp/meetings/acnfpmeet2006/acnfpjul06/acnfpminsjuly2006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10077">
            <text:p>310077</text:p>
          </table:table-cell>
          <table:table-cell office:value-type="string">
            <text:p>/science/ouradvisors/acnfp/meetings/acnfpmeet2006/acnfpmar06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16216">
            <text:p>316216</text:p>
          </table:table-cell>
          <table:table-cell office:value-type="string">
            <text:p>/science/ouradvisors/acnfp/meetings/acnfpmeet2006/acnfpmar06/acnfpagendapapers22mar06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5733">
            <text:p>335733</text:p>
          </table:table-cell>
          <table:table-cell office:value-type="string">
            <text:p>/science/ouradvisors/acnfp/meetings/acnfpmeet2006/acnfpmar06/acnfpminmar06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27938">
            <text:p>327938</text:p>
          </table:table-cell>
          <table:table-cell office:value-type="string">
            <text:p>/science/ouradvisors/acnfp/meetings/acnfpmeet2006/acnfpmay06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4670">
            <text:p>334670</text:p>
          </table:table-cell>
          <table:table-cell office:value-type="string">
            <text:p>/science/ouradvisors/acnfp/meetings/acnfpmeet2006/acnfpmay06/acnfpagmay06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9251">
            <text:p>339251</text:p>
          </table:table-cell>
          <table:table-cell office:value-type="string">
            <text:p>/science/ouradvisors/acnfp/meetings/acnfpmeet2006/acnfpmay06/acnfpminsmay2006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8706">
            <text:p>348706</text:p>
          </table:table-cell>
          <table:table-cell office:value-type="string">
            <text:p>/science/ouradvisors/acnfp/meetings/acnfpmeet2006/Acnfpmeet21sep06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87722">
            <text:p>387722</text:p>
          </table:table-cell>
          <table:table-cell office:value-type="string">
            <text:p>/science/ouradvisors/acnfp/meetings/acnfpmeet2006/Acnfpmeet21sep06/acafmins21sept06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55122">
            <text:p>355122</text:p>
          </table:table-cell>
          <table:table-cell office:value-type="string">
            <text:p>/science/ouradvisors/acnfp/meetings/acnfpmeet2006/Acnfpmeet21sep06/acnfpsep06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8559">
            <text:p>308559</text:p>
          </table:table-cell>
          <table:table-cell office:value-type="string">
            <text:p>/science/ouradvisors/acnfp/meetings/acnfpmeet2006/acnfpmeet25jan06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9273">
            <text:p>309273</text:p>
          </table:table-cell>
          <table:table-cell office:value-type="string">
            <text:p>/science/ouradvisors/acnfp/meetings/acnfpmeet2006/acnfpmeet25jan06/acnfpagendapapers25jan06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19843">
            <text:p>319843</text:p>
          </table:table-cell>
          <table:table-cell office:value-type="string">
            <text:p>/science/ouradvisors/acnfp/meetings/acnfpmeet2006/acnfpmeet25jan06/acnfpjanmin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73772">
            <text:p>373772</text:p>
          </table:table-cell>
          <table:table-cell office:value-type="string">
            <text:p>/science/ouradvisors/acnfp/meetings/acnfpmeet2007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73800">
            <text:p>373800</text:p>
          </table:table-cell>
          <table:table-cell office:value-type="string">
            <text:p>/science/ouradvisors/acnfp/meetings/acnfpmeet2007/acnfpmeet17jan07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82300">
            <text:p>382300</text:p>
          </table:table-cell>
          <table:table-cell office:value-type="string">
            <text:p>/science/ouradvisors/acnfp/meetings/acnfpmeet2007/acnfpmeet17jan07/acnfpjan07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0048">
            <text:p>430048</text:p>
          </table:table-cell>
          <table:table-cell office:value-type="string">
            <text:p>/science/ouradvisors/acnfp/meetings/acnfpmeet2007/acnfpmeet17jan07/acnfpmin17jan07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7550">
            <text:p>407550</text:p>
          </table:table-cell>
          <table:table-cell office:value-type="string">
            <text:p>/science/ouradvisors/acnfp/meetings/acnfpmeet2007/acnfpmeet18july07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9256">
            <text:p>419256</text:p>
          </table:table-cell>
          <table:table-cell office:value-type="string">
            <text:p>/science/ouradvisors/acnfp/meetings/acnfpmeet2007/acnfpmeet18july07/acnfpjul07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1959">
            <text:p>431959</text:p>
          </table:table-cell>
          <table:table-cell office:value-type="string">
            <text:p>/science/ouradvisors/acnfp/meetings/acnfpmeet2007/acnfpmeet18july07/acnfpmin18jul07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9226">
            <text:p>419226</text:p>
          </table:table-cell>
          <table:table-cell office:value-type="string">
            <text:p>/science/ouradvisors/acnfp/meetings/acnfpmeet2007/acnfpmeet20sep07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8836">
            <text:p>438836</text:p>
          </table:table-cell>
          <table:table-cell office:value-type="string">
            <text:p>/science/ouradvisors/acnfp/meetings/acnfpmeet2007/acnfpmeet20sep07/acnfpmin20sep07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9239">
            <text:p>419239</text:p>
          </table:table-cell>
          <table:table-cell office:value-type="string">
            <text:p>/science/ouradvisors/acnfp/meetings/acnfpmeet2007/acnfpmeet20sep07/acnfpsep07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91921">
            <text:p>391921</text:p>
          </table:table-cell>
          <table:table-cell office:value-type="string">
            <text:p>/science/ouradvisors/acnfp/meetings/acnfpmeet2007/acnfpmeet22march2007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92002">
            <text:p>392002</text:p>
          </table:table-cell>
          <table:table-cell office:value-type="string">
            <text:p>/science/ouradvisors/acnfp/meetings/acnfpmeet2007/acnfpmeet22march2007/acnfpagmarch2007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92287">
            <text:p>392287</text:p>
          </table:table-cell>
          <table:table-cell office:value-type="string">
            <text:p>/science/ouradvisors/acnfp/meetings/acnfpmeet2007/acnfpmeet22march2007/acnfpmins22mar07_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2902">
            <text:p>422902</text:p>
          </table:table-cell>
          <table:table-cell office:value-type="string">
            <text:p>/science/ouradvisors/acnfp/meetings/acnfpmeet2007/acnfpmeet22nov2007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9948">
            <text:p>429948</text:p>
          </table:table-cell>
          <table:table-cell office:value-type="string">
            <text:p>/science/ouradvisors/acnfp/meetings/acnfpmeet2007/acnfpmeet22nov2007/acnfpag22nove07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7043">
            <text:p>457043</text:p>
          </table:table-cell>
          <table:table-cell office:value-type="string">
            <text:p>/science/ouradvisors/acnfp/meetings/acnfpmeet2007/acnfpmeet22nov2007/acnfpmin22nov07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0793">
            <text:p>400793</text:p>
          </table:table-cell>
          <table:table-cell office:value-type="string">
            <text:p>/science/ouradvisors/acnfp/meetings/acnfpmeet2007/acnfpmeet30May07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1833">
            <text:p>401833</text:p>
          </table:table-cell>
          <table:table-cell office:value-type="string">
            <text:p>/science/ouradvisors/acnfp/meetings/acnfpmeet2007/acnfpmeet30May07/acnfpmay2007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1505">
            <text:p>431505</text:p>
          </table:table-cell>
          <table:table-cell office:value-type="string">
            <text:p>/science/ouradvisors/acnfp/meetings/acnfpmeet2007/acnfpmeet30May07/acnfpmin30may07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4628">
            <text:p>564628</text:p>
          </table:table-cell>
          <table:table-cell office:value-type="string">
            <text:p>/science/ouradvisors/acnfp/meetings/acnfpmeet2011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7592">
            <text:p>577592</text:p>
          </table:table-cell>
          <table:table-cell office:value-type="string">
            <text:p>/science/ouradvisors/acnfp/meetings/acnfpmeet2011/acnfp07julcan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7719">
            <text:p>577719</text:p>
          </table:table-cell>
          <table:table-cell office:value-type="string">
            <text:p>/science/ouradvisors/acnfp/meetings/acnfpmeet2011/acnfp07julcan/acnfpmeca7ju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2753">
            <text:p>572753</text:p>
          </table:table-cell>
          <table:table-cell office:value-type="string">
            <text:p>/science/ouradvisors/acnfp/meetings/acnfpmeet2011/acnfpmeet12may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8348">
            <text:p>578348</text:p>
          </table:table-cell>
          <table:table-cell office:value-type="string">
            <text:p>/science/ouradvisors/acnfp/meetings/acnfpmeet2011/acnfpmeet12may/acnfp12may11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2768">
            <text:p>572768</text:p>
          </table:table-cell>
          <table:table-cell office:value-type="string">
            <text:p>/science/ouradvisors/acnfp/meetings/acnfpmeet2011/acnfpmeet12may/acnfpagpap12may11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4774">
            <text:p>584774</text:p>
          </table:table-cell>
          <table:table-cell office:value-type="string">
            <text:p>/science/ouradvisors/acnfp/meetings/acnfpmeet2011/acnfpmeet21sep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6505">
            <text:p>586505</text:p>
          </table:table-cell>
          <table:table-cell office:value-type="string">
            <text:p>/science/ouradvisors/acnfp/meetings/acnfpmeet2011/acnfpmeet21sep/acnfpmeet21sep11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4807">
            <text:p>594807</text:p>
          </table:table-cell>
          <table:table-cell office:value-type="string">
            <text:p>/science/ouradvisors/acnfp/meetings/acnfpmeet2011/acnfpmeet21sep/acnfpmin210911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3135">
            <text:p>593135</text:p>
          </table:table-cell>
          <table:table-cell office:value-type="string">
            <text:p>/science/ouradvisors/acnfp/meetings/acnfpmeet2011/acnfpmeet241111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0891">
            <text:p>630891</text:p>
          </table:table-cell>
          <table:table-cell office:value-type="string">
            <text:p>/science/ouradvisors/acnfp/meetings/acnfpmeet2011/acnfpmeet241111/acnfp24nov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3139">
            <text:p>593139</text:p>
          </table:table-cell>
          <table:table-cell office:value-type="string">
            <text:p>/science/ouradvisors/acnfp/meetings/acnfpmeet2011/acnfpmeet241111/acnfpagen241111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4724">
            <text:p>564724</text:p>
          </table:table-cell>
          <table:table-cell office:value-type="string">
            <text:p>/science/ouradvisors/acnfp/meetings/acnfpmeet2011/acnfpmeet9feb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247">
            <text:p>565247</text:p>
          </table:table-cell>
          <table:table-cell office:value-type="string">
            <text:p>/science/ouradvisors/acnfp/meetings/acnfpmeet2011/acnfpmeet9feb/acnfpage9feb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8265">
            <text:p>578265</text:p>
          </table:table-cell>
          <table:table-cell office:value-type="string">
            <text:p>/science/ouradvisors/acnfp/meetings/acnfpmeet2011/acnfpmeet9feb/acnfpmin9feb11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1707">
            <text:p>591707</text:p>
          </table:table-cell>
          <table:table-cell office:value-type="string">
            <text:p>/science/ouradvisors/acnfp/meetings/acnfpmeet2011/acnfpopennov11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0493">
            <text:p>590493</text:p>
          </table:table-cell>
          <table:table-cell office:value-type="string">
            <text:p>/science/ouradvisors/acnfp/meetings/acnfpmeet2011/acnfpopennov11/inopenov11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0491">
            <text:p>590491</text:p>
          </table:table-cell>
          <table:table-cell office:value-type="string">
            <text:p>/science/ouradvisors/acnfp/meetings/acnfpmeet2011/acnfpopennov11xxx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6043">
            <text:p>596043</text:p>
          </table:table-cell>
          <table:table-cell office:value-type="string">
            <text:p>/science/ouradvisors/acnfp/meetings/acnfpmeet2012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0921">
            <text:p>630921</text:p>
          </table:table-cell>
          <table:table-cell office:value-type="string">
            <text:p>/science/ouradvisors/acnfp/meetings/acnfpmeet2012/acnfpmeet100912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0925">
            <text:p>630925</text:p>
          </table:table-cell>
          <table:table-cell office:value-type="string">
            <text:p>/science/ouradvisors/acnfp/meetings/acnfpmeet2012/acnfpmeet100912/acnfpagpap190912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4589">
            <text:p>664589</text:p>
          </table:table-cell>
          <table:table-cell office:value-type="string">
            <text:p>/science/ouradvisors/acnfp/meetings/acnfpmeet2012/acnfpmeet100912/acnfpmin19sept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6046">
            <text:p>596046</text:p>
          </table:table-cell>
          <table:table-cell office:value-type="string">
            <text:p>/science/ouradvisors/acnfp/meetings/acnfpmeet2012/acnfpmeet15212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6049">
            <text:p>596049</text:p>
          </table:table-cell>
          <table:table-cell office:value-type="string">
            <text:p>/science/ouradvisors/acnfp/meetings/acnfpmeet2012/acnfpmeet15212/acnfp15212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0901">
            <text:p>630901</text:p>
          </table:table-cell>
          <table:table-cell office:value-type="string">
            <text:p>/science/ouradvisors/acnfp/meetings/acnfpmeet2012/acnfpmeet15212/acnfp15feb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4474">
            <text:p>644474</text:p>
          </table:table-cell>
          <table:table-cell office:value-type="string">
            <text:p>/science/ouradvisors/acnfp/meetings/acnfpmeet2012/acnfpmeet20nov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4519">
            <text:p>644519</text:p>
          </table:table-cell>
          <table:table-cell office:value-type="string">
            <text:p>/science/ouradvisors/acnfp/meetings/acnfpmeet2012/acnfpmeet20nov/acnfpagepap2012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4610">
            <text:p>664610</text:p>
          </table:table-cell>
          <table:table-cell office:value-type="string">
            <text:p>/science/ouradvisors/acnfp/meetings/acnfpmeet2012/acnfpmeet20nov/acnfpmin20nov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5582">
            <text:p>605582</text:p>
          </table:table-cell>
          <table:table-cell office:value-type="string">
            <text:p>/science/ouradvisors/acnfp/meetings/acnfpmeet2012/acnfpmeet2604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9381">
            <text:p>609381</text:p>
          </table:table-cell>
          <table:table-cell office:value-type="string">
            <text:p>/science/ouradvisors/acnfp/meetings/acnfpmeet2012/acnfpmeet2604/acnfpagpa26apr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4572">
            <text:p>664572</text:p>
          </table:table-cell>
          <table:table-cell office:value-type="string">
            <text:p>/science/ouradvisors/acnfp/meetings/acnfpmeet2012/acnfpmeet2604/acnfpmin26apr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441">
            <text:p>299441</text:p>
          </table:table-cell>
          <table:table-cell office:value-type="string">
            <text:p>/science/ouradvisors/acnfp/meetings/meetings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543">
            <text:p>299543</text:p>
          </table:table-cell>
          <table:table-cell office:value-type="string">
            <text:p>/science/ouradvisors/acnfp/meetings/meetings/44m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713">
            <text:p>299713</text:p>
          </table:table-cell>
          <table:table-cell office:value-type="string">
            <text:p>/science/ouradvisors/acnfp/meetings/meetings/44m/minutes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546">
            <text:p>299546</text:p>
          </table:table-cell>
          <table:table-cell office:value-type="string">
            <text:p>/science/ouradvisors/acnfp/meetings/meetings/45ma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599">
            <text:p>299599</text:p>
          </table:table-cell>
          <table:table-cell office:value-type="string">
            <text:p>/science/ouradvisors/acnfp/meetings/meetings/45ma/18thmay2000meeting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602">
            <text:p>299602</text:p>
          </table:table-cell>
          <table:table-cell office:value-type="string">
            <text:p>/science/ouradvisors/acnfp/meetings/meetings/45ma/18thmay2000meetinga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620">
            <text:p>299620</text:p>
          </table:table-cell>
          <table:table-cell office:value-type="string">
            <text:p>/science/ouradvisors/acnfp/meetings/meetings/45ma/agenda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707">
            <text:p>299707</text:p>
          </table:table-cell>
          <table:table-cell office:value-type="string">
            <text:p>/science/ouradvisors/acnfp/meetings/meetings/45ma/minutes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549">
            <text:p>299549</text:p>
          </table:table-cell>
          <table:table-cell office:value-type="string">
            <text:p>/science/ouradvisors/acnfp/meetings/meetings/46ma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608">
            <text:p>299608</text:p>
          </table:table-cell>
          <table:table-cell office:value-type="string">
            <text:p>/science/ouradvisors/acnfp/meetings/meetings/46ma/6thjuly2000meeting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623">
            <text:p>299623</text:p>
          </table:table-cell>
          <table:table-cell office:value-type="string">
            <text:p>/science/ouradvisors/acnfp/meetings/meetings/46ma/agenda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722">
            <text:p>299722</text:p>
          </table:table-cell>
          <table:table-cell office:value-type="string">
            <text:p>/science/ouradvisors/acnfp/meetings/meetings/46ma/minutes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552">
            <text:p>299552</text:p>
          </table:table-cell>
          <table:table-cell office:value-type="string">
            <text:p>/science/ouradvisors/acnfp/meetings/meetings/47m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704">
            <text:p>299704</text:p>
          </table:table-cell>
          <table:table-cell office:value-type="string">
            <text:p>/science/ouradvisors/acnfp/meetings/meetings/47m/minutes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448">
            <text:p>299448</text:p>
          </table:table-cell>
          <table:table-cell office:value-type="string">
            <text:p>/science/ouradvisors/acnfp/meetings/meetings2002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564">
            <text:p>299564</text:p>
          </table:table-cell>
          <table:table-cell office:value-type="string">
            <text:p>/science/ouradvisors/acnfp/meetings/meetings2002/53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716">
            <text:p>299716</text:p>
          </table:table-cell>
          <table:table-cell office:value-type="string">
            <text:p>/science/ouradvisors/acnfp/meetings/meetings2002/53/51267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638">
            <text:p>299638</text:p>
          </table:table-cell>
          <table:table-cell office:value-type="string">
            <text:p>/science/ouradvisors/acnfp/meetings/meetings2002/53/agenda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567">
            <text:p>299567</text:p>
          </table:table-cell>
          <table:table-cell office:value-type="string">
            <text:p>/science/ouradvisors/acnfp/meetings/meetings2002/57408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695">
            <text:p>299695</text:p>
          </table:table-cell>
          <table:table-cell office:value-type="string">
            <text:p>/science/ouradvisors/acnfp/meetings/meetings2002/57408/57424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605">
            <text:p>299605</text:p>
          </table:table-cell>
          <table:table-cell office:value-type="string">
            <text:p>/science/ouradvisors/acnfp/meetings/meetings2002/57408/meet54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573">
            <text:p>299573</text:p>
          </table:table-cell>
          <table:table-cell office:value-type="string">
            <text:p>/science/ouradvisors/acnfp/meetings/meetings2002/90344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576">
            <text:p>299576</text:p>
          </table:table-cell>
          <table:table-cell office:value-type="string">
            <text:p>/science/ouradvisors/acnfp/meetings/meetings2002/98629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395">
            <text:p>299395</text:p>
          </table:table-cell>
          <table:table-cell office:value-type="string">
            <text:p>/science/ouradvisors/acnfp/meetings/meetings2002/acnfpmeet160502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641">
            <text:p>299641</text:p>
          </table:table-cell>
          <table:table-cell office:value-type="string">
            <text:p>/science/ouradvisors/acnfp/meetings/meetings2002/acnfpmeet160502/agends16may02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644">
            <text:p>299644</text:p>
          </table:table-cell>
          <table:table-cell office:value-type="string">
            <text:p>/science/ouradvisors/acnfp/meetings/meetings2002/acnfpmeet160502/minutes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570">
            <text:p>299570</text:p>
          </table:table-cell>
          <table:table-cell office:value-type="string">
            <text:p>/science/ouradvisors/acnfp/meetings/meetings2002/acnfpmeeting56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426">
            <text:p>299426</text:p>
          </table:table-cell>
          <table:table-cell office:value-type="string">
            <text:p>/science/ouradvisors/acnfp/meetings/meetings2002/open_meeting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740">
            <text:p>299740</text:p>
          </table:table-cell>
          <table:table-cell office:value-type="string">
            <text:p>/science/ouradvisors/acnfp/meetings/meetings2002/open_meeting/111156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86876">
            <text:p>386876</text:p>
          </table:table-cell>
          <table:table-cell office:value-type="string">
            <text:p>/science/ouradvisors/acnfp/textonlysettings</text:p>
          </table:table-cell>
          <table:table-cell office:value-type="string">
            <text:p>Committee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04284">
            <text:p>204284</text:p>
          </table:table-cell>
          <table:table-cell office:value-type="string">
            <text:p>/science/ouradvisors/advisorycommitteepes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7213">
            <text:p>597213</text:p>
          </table:table-cell>
          <table:table-cell office:value-type="string">
            <text:p>/science/ouradvisors/carcinogenicit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576">
            <text:p>44576</text:p>
          </table:table-cell>
          <table:table-cell office:value-type="string">
            <text:p>/science/ouradvisors/carcinogenicity/44576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745">
            <text:p>41745</text:p>
          </table:table-cell>
          <table:table-cell office:value-type="string">
            <text:p>/science/ouradvisors/carcinogenicity/44576/41745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581">
            <text:p>44581</text:p>
          </table:table-cell>
          <table:table-cell office:value-type="string">
            <text:p>/science/ouradvisors/carcinogenicity/44576/4458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587">
            <text:p>44587</text:p>
          </table:table-cell>
          <table:table-cell office:value-type="string">
            <text:p>/science/ouradvisors/carcinogenicity/44576/44587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600">
            <text:p>44600</text:p>
          </table:table-cell>
          <table:table-cell office:value-type="string">
            <text:p>/science/ouradvisors/carcinogenicity/44576/cocmember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6617">
            <text:p>586617</text:p>
          </table:table-cell>
          <table:table-cell office:value-type="string">
            <text:p>/science/ouradvisors/chair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7373">
            <text:p>597373</text:p>
          </table:table-cell>
          <table:table-cell office:value-type="string">
            <text:p>/science/ouradvisors/chairs/chairsmeets/</text:p>
          </table:table-cell>
          <table:table-cell office:value-type="string">
            <text:p>BoardMeeting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8188">
            <text:p>588188</text:p>
          </table:table-cell>
          <table:table-cell office:value-type="string">
            <text:p>/science/ouradvisors/chairs/chairsmeets/chairsmeet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8862">
            <text:p>588862</text:p>
          </table:table-cell>
          <table:table-cell office:value-type="string">
            <text:p>/science/ouradvisors/chairs/chairsmeets/chairsmeet2011/chairsmeet14july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8867">
            <text:p>588867</text:p>
          </table:table-cell>
          <table:table-cell office:value-type="string">
            <text:p>/science/ouradvisors/chairs/chairsmeets/chairsmeet2011/chairsmeet14july2011/chairsagenda14july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4176">
            <text:p>594176</text:p>
          </table:table-cell>
          <table:table-cell office:value-type="string">
            <text:p>/science/ouradvisors/chairs/chairsmeets/chairsmeet2011/chairsmeet14july2011/chairsmins14july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8191">
            <text:p>588191</text:p>
          </table:table-cell>
          <table:table-cell office:value-type="string">
            <text:p>/science/ouradvisors/chairs/chairsmeets/chairsmeet2011/chairsmeet16may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8194">
            <text:p>588194</text:p>
          </table:table-cell>
          <table:table-cell office:value-type="string">
            <text:p>/science/ouradvisors/chairs/chairsmeets/chairsmeet2011/chairsmeet16may2011/chairsagenda16may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8197">
            <text:p>588197</text:p>
          </table:table-cell>
          <table:table-cell office:value-type="string">
            <text:p>/science/ouradvisors/chairs/chairsmeets/chairsmeet2011/chairsmeet16may2011/chairsmins16may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8253">
            <text:p>638253</text:p>
          </table:table-cell>
          <table:table-cell office:value-type="string">
            <text:p>/science/ouradvisors/chairs/chairsmeets/chairsmeet2011/chairsmeet5dec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8263">
            <text:p>638263</text:p>
          </table:table-cell>
          <table:table-cell office:value-type="string">
            <text:p>/science/ouradvisors/chairs/chairsmeets/chairsmeet2011/chairsmeet5dec2011/chairsagenda5December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8272">
            <text:p>638272</text:p>
          </table:table-cell>
          <table:table-cell office:value-type="string">
            <text:p>/science/ouradvisors/chairs/chairsmeets/chairsmeet2011/chairsmeet5dec2011/chairsmins5december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8833">
            <text:p>588833</text:p>
          </table:table-cell>
          <table:table-cell office:value-type="string">
            <text:p>/science/ouradvisors/chairs/chairsmeets/chairsmeet2011/chairsmeet6october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8837">
            <text:p>588837</text:p>
          </table:table-cell>
          <table:table-cell office:value-type="string">
            <text:p>/science/ouradvisors/chairs/chairsmeets/chairsmeet2011/chairsmeet6october2011/chairsagenda6october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8515">
            <text:p>608515</text:p>
          </table:table-cell>
          <table:table-cell office:value-type="string">
            <text:p>/science/ouradvisors/chairs/chairsmeets/chairsmeet2011/chairsmeet6october2011/chairsmins6july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6623">
            <text:p>586623</text:p>
          </table:table-cell>
          <table:table-cell office:value-type="string">
            <text:p>/science/ouradvisors/chairs/chairsmemberstor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7232">
            <text:p>597232</text:p>
          </table:table-cell>
          <table:table-cell office:value-type="string">
            <text:p>/science/ouradvisors/chemmutage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436">
            <text:p>44436</text:p>
          </table:table-cell>
          <table:table-cell office:value-type="string">
            <text:p>/science/ouradvisors/chemmutagen/44436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438">
            <text:p>44438</text:p>
          </table:table-cell>
          <table:table-cell office:value-type="string">
            <text:p>/science/ouradvisors/chemmutagen/44436/44438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491">
            <text:p>44491</text:p>
          </table:table-cell>
          <table:table-cell office:value-type="string">
            <text:p>/science/ouradvisors/chemmutagen/44436/4449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460">
            <text:p>44460</text:p>
          </table:table-cell>
          <table:table-cell office:value-type="string">
            <text:p>/science/ouradvisors/chemmutagen/44436/commember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8029">
            <text:p>438029</text:p>
          </table:table-cell>
          <table:table-cell office:value-type="string">
            <text:p>/science/ouradvisors/cot/</text:p>
          </table:table-cell>
          <table:table-cell office:value-type="string">
            <text:p>CommitteeHomepage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60">
            <text:p>436660</text:p>
          </table:table-cell>
          <table:table-cell office:value-type="string">
            <text:p>/science/ouradvisors/cot/5166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2988">
            <text:p>452988</text:p>
          </table:table-cell>
          <table:table-cell office:value-type="string">
            <text:p>/science/ouradvisors/cot/cotinfoguide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63">
            <text:p>436163</text:p>
          </table:table-cell>
          <table:table-cell office:value-type="string">
            <text:p>/science/ouradvisors/cot/cotmtgs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8091">
            <text:p>438091</text:p>
          </table:table-cell>
          <table:table-cell office:value-type="string">
            <text:p>/science/ouradvisors/cot/cotmtgs/cotmeets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66">
            <text:p>436166</text:p>
          </table:table-cell>
          <table:table-cell office:value-type="string">
            <text:p>/science/ouradvisors/cot/cotmtgs/cotmeets/cot_2003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070">
            <text:p>436070</text:p>
          </table:table-cell>
          <table:table-cell office:value-type="string">
            <text:p>/science/ouradvisors/cot/cotmtgs/cotmeets/cot_2003/107439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543">
            <text:p>436543</text:p>
          </table:table-cell>
          <table:table-cell office:value-type="string">
            <text:p>/science/ouradvisors/cot/cotmtgs/cotmeets/cot_2003/107439/agend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90">
            <text:p>436690</text:p>
          </table:table-cell>
          <table:table-cell office:value-type="string">
            <text:p>/science/ouradvisors/cot/cotmtgs/cotmeets/cot_2003/107439/cotmins11feb200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082">
            <text:p>436082</text:p>
          </table:table-cell>
          <table:table-cell office:value-type="string">
            <text:p>/science/ouradvisors/cot/cotmtgs/cotmeets/cot_2003/115049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558">
            <text:p>436558</text:p>
          </table:table-cell>
          <table:table-cell office:value-type="string">
            <text:p>/science/ouradvisors/cot/cotmtgs/cotmeets/cot_2003/115049/11505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702">
            <text:p>436702</text:p>
          </table:table-cell>
          <table:table-cell office:value-type="string">
            <text:p>/science/ouradvisors/cot/cotmtgs/cotmeets/cot_2003/115049/cotmin15april0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09">
            <text:p>436109</text:p>
          </table:table-cell>
          <table:table-cell office:value-type="string">
            <text:p>/science/ouradvisors/cot/cotmtgs/cotmeets/cot_2003/119237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585">
            <text:p>436585</text:p>
          </table:table-cell>
          <table:table-cell office:value-type="string">
            <text:p>/science/ouradvisors/cot/cotmtgs/cotmeets/cot_2003/119237/119240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740">
            <text:p>436740</text:p>
          </table:table-cell>
          <table:table-cell office:value-type="string">
            <text:p>/science/ouradvisors/cot/cotmtgs/cotmeets/cot_2003/119237/cotminutes20may2003.pdf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085">
            <text:p>436085</text:p>
          </table:table-cell>
          <table:table-cell office:value-type="string">
            <text:p>/science/ouradvisors/cot/cotmtgs/cotmeets/cot_2003/126937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57">
            <text:p>436657</text:p>
          </table:table-cell>
          <table:table-cell office:value-type="string">
            <text:p>/science/ouradvisors/cot/cotmtgs/cotmeets/cot_2003/126937/126940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705">
            <text:p>436705</text:p>
          </table:table-cell>
          <table:table-cell office:value-type="string">
            <text:p>/science/ouradvisors/cot/cotmtgs/cotmeets/cot_2003/126937/cotmin15july200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12">
            <text:p>436112</text:p>
          </table:table-cell>
          <table:table-cell office:value-type="string">
            <text:p>/science/ouradvisors/cot/cotmtgs/cotmeets/cot_2003/143212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588">
            <text:p>436588</text:p>
          </table:table-cell>
          <table:table-cell office:value-type="string">
            <text:p>/science/ouradvisors/cot/cotmtgs/cotmeets/cot_2003/143212/14321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743">
            <text:p>436743</text:p>
          </table:table-cell>
          <table:table-cell office:value-type="string">
            <text:p>/science/ouradvisors/cot/cotmtgs/cotmeets/cot_2003/143212/cotmin21october200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60">
            <text:p>436160</text:p>
          </table:table-cell>
          <table:table-cell office:value-type="string">
            <text:p>/science/ouradvisors/cot/cotmtgs/cotmeets/cot_2003/151703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54">
            <text:p>436654</text:p>
          </table:table-cell>
          <table:table-cell office:value-type="string">
            <text:p>/science/ouradvisors/cot/cotmtgs/cotmeets/cot_2003/151703/cotagenda9december200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21">
            <text:p>436821</text:p>
          </table:table-cell>
          <table:table-cell office:value-type="string">
            <text:p>/science/ouradvisors/cot/cotmtgs/cotmeets/cot_2003/151703/cotmin9december200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69">
            <text:p>436169</text:p>
          </table:table-cell>
          <table:table-cell office:value-type="string">
            <text:p>/science/ouradvisors/cot/cotmtgs/cotmeets/cot_2004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00">
            <text:p>436100</text:p>
          </table:table-cell>
          <table:table-cell office:value-type="string">
            <text:p>/science/ouradvisors/cot/cotmtgs/cotmeets/cot_2004/169681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579">
            <text:p>436579</text:p>
          </table:table-cell>
          <table:table-cell office:value-type="string">
            <text:p>/science/ouradvisors/cot/cotmtgs/cotmeets/cot_2004/169681/16968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731">
            <text:p>436731</text:p>
          </table:table-cell>
          <table:table-cell office:value-type="string">
            <text:p>/science/ouradvisors/cot/cotmtgs/cotmeets/cot_2004/169681/cotmin2february200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30">
            <text:p>436130</text:p>
          </table:table-cell>
          <table:table-cell office:value-type="string">
            <text:p>/science/ouradvisors/cot/cotmtgs/cotmeets/cot_2004/235557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12">
            <text:p>436612</text:p>
          </table:table-cell>
          <table:table-cell office:value-type="string">
            <text:p>/science/ouradvisors/cot/cotmtgs/cotmeets/cot_2004/235557/cotagend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770">
            <text:p>436770</text:p>
          </table:table-cell>
          <table:table-cell office:value-type="string">
            <text:p>/science/ouradvisors/cot/cotmtgs/cotmeets/cot_2004/235557/cotmin26october200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57">
            <text:p>436157</text:p>
          </table:table-cell>
          <table:table-cell office:value-type="string">
            <text:p>/science/ouradvisors/cot/cotmtgs/cotmeets/cot_2004/cot070904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531">
            <text:p>436531</text:p>
          </table:table-cell>
          <table:table-cell office:value-type="string">
            <text:p>/science/ouradvisors/cot/cotmtgs/cotmeets/cot_2004/cot070904/cotagenda07090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18">
            <text:p>436818</text:p>
          </table:table-cell>
          <table:table-cell office:value-type="string">
            <text:p>/science/ouradvisors/cot/cotmtgs/cotmeets/cot_2004/cot070904/cotmin7september200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03">
            <text:p>436103</text:p>
          </table:table-cell>
          <table:table-cell office:value-type="string">
            <text:p>/science/ouradvisors/cot/cotmtgs/cotmeets/cot_2004/cot200404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582">
            <text:p>436582</text:p>
          </table:table-cell>
          <table:table-cell office:value-type="string">
            <text:p>/science/ouradvisors/cot/cotmtgs/cotmeets/cot_2004/cot200404/cotagend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734">
            <text:p>436734</text:p>
          </table:table-cell>
          <table:table-cell office:value-type="string">
            <text:p>/science/ouradvisors/cot/cotmtgs/cotmeets/cot_2004/cot200404/cotmin20april200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27">
            <text:p>436127</text:p>
          </table:table-cell>
          <table:table-cell office:value-type="string">
            <text:p>/science/ouradvisors/cot/cotmtgs/cotmeets/cot_2004/cot250504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09">
            <text:p>436609</text:p>
          </table:table-cell>
          <table:table-cell office:value-type="string">
            <text:p>/science/ouradvisors/cot/cotmtgs/cotmeets/cot_2004/cot250504/cotagenda25050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767">
            <text:p>436767</text:p>
          </table:table-cell>
          <table:table-cell office:value-type="string">
            <text:p>/science/ouradvisors/cot/cotmtgs/cotmeets/cot_2004/cot250504/cotmin25may200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022">
            <text:p>436022</text:p>
          </table:table-cell>
          <table:table-cell office:value-type="string">
            <text:p>/science/ouradvisors/cot/cotmtgs/cotmeets/cot2000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82">
            <text:p>436382</text:p>
          </table:table-cell>
          <table:table-cell office:value-type="string">
            <text:p>/science/ouradvisors/cot/cotmtgs/cotmeets/cot2000/cot01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06">
            <text:p>436606</text:p>
          </table:table-cell>
          <table:table-cell office:value-type="string">
            <text:p>/science/ouradvisors/cot/cotmtgs/cotmeets/cot2000/cot01/agend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764">
            <text:p>436764</text:p>
          </table:table-cell>
          <table:table-cell office:value-type="string">
            <text:p>/science/ouradvisors/cot/cotmtgs/cotmeets/cot2000/cot01/minute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403">
            <text:p>436403</text:p>
          </table:table-cell>
          <table:table-cell office:value-type="string">
            <text:p>/science/ouradvisors/cot/cotmtgs/cotmeets/cot2000/cot02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51">
            <text:p>436651</text:p>
          </table:table-cell>
          <table:table-cell office:value-type="string">
            <text:p>/science/ouradvisors/cot/cotmtgs/cotmeets/cot2000/cot02/agend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15">
            <text:p>436815</text:p>
          </table:table-cell>
          <table:table-cell office:value-type="string">
            <text:p>/science/ouradvisors/cot/cotmtgs/cotmeets/cot2000/cot02/minute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76">
            <text:p>436376</text:p>
          </table:table-cell>
          <table:table-cell office:value-type="string">
            <text:p>/science/ouradvisors/cot/cotmtgs/cotmeets/cot2000/cot0200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591">
            <text:p>436591</text:p>
          </table:table-cell>
          <table:table-cell office:value-type="string">
            <text:p>/science/ouradvisors/cot/cotmtgs/cotmeets/cot2000/cot0200/cotmeet0200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746">
            <text:p>436746</text:p>
          </table:table-cell>
          <table:table-cell office:value-type="string">
            <text:p>/science/ouradvisors/cot/cotmtgs/cotmeets/cot2000/cot0200/cotmin22feb2000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61">
            <text:p>436361</text:p>
          </table:table-cell>
          <table:table-cell office:value-type="string">
            <text:p>/science/ouradvisors/cot/cotmtgs/cotmeets/cot2000/cot03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546">
            <text:p>436546</text:p>
          </table:table-cell>
          <table:table-cell office:value-type="string">
            <text:p>/science/ouradvisors/cot/cotmtgs/cotmeets/cot2000/cot03/agend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93">
            <text:p>436693</text:p>
          </table:table-cell>
          <table:table-cell office:value-type="string">
            <text:p>/science/ouradvisors/cot/cotmtgs/cotmeets/cot2000/cot03/cotmins11jul2000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97">
            <text:p>436397</text:p>
          </table:table-cell>
          <table:table-cell office:value-type="string">
            <text:p>/science/ouradvisors/cot/cotmtgs/cotmeets/cot2000/cot04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36">
            <text:p>436636</text:p>
          </table:table-cell>
          <table:table-cell office:value-type="string">
            <text:p>/science/ouradvisors/cot/cotmtgs/cotmeets/cot2000/cot04/agend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00">
            <text:p>436800</text:p>
          </table:table-cell>
          <table:table-cell office:value-type="string">
            <text:p>/science/ouradvisors/cot/cotmtgs/cotmeets/cot2000/cot04/minute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73">
            <text:p>436373</text:p>
          </table:table-cell>
          <table:table-cell office:value-type="string">
            <text:p>/science/ouradvisors/cot/cotmtgs/cotmeets/cot2000/cot05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570">
            <text:p>436570</text:p>
          </table:table-cell>
          <table:table-cell office:value-type="string">
            <text:p>/science/ouradvisors/cot/cotmtgs/cotmeets/cot2000/cot05/agend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719">
            <text:p>436719</text:p>
          </table:table-cell>
          <table:table-cell office:value-type="string">
            <text:p>/science/ouradvisors/cot/cotmtgs/cotmeets/cot2000/cot05/minute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94">
            <text:p>436394</text:p>
          </table:table-cell>
          <table:table-cell office:value-type="string">
            <text:p>/science/ouradvisors/cot/cotmtgs/cotmeets/cot2000/cot06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33">
            <text:p>436633</text:p>
          </table:table-cell>
          <table:table-cell office:value-type="string">
            <text:p>/science/ouradvisors/cot/cotmtgs/cotmeets/cot2000/cot06/agend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794">
            <text:p>436794</text:p>
          </table:table-cell>
          <table:table-cell office:value-type="string">
            <text:p>/science/ouradvisors/cot/cotmtgs/cotmeets/cot2000/cot06/cotmins5dec2000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025">
            <text:p>436025</text:p>
          </table:table-cell>
          <table:table-cell office:value-type="string">
            <text:p>/science/ouradvisors/cot/cotmtgs/cotmeets/COT2001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400">
            <text:p>436400</text:p>
          </table:table-cell>
          <table:table-cell office:value-type="string">
            <text:p>/science/ouradvisors/cot/cotmtgs/cotmeets/COT2001/cot07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45">
            <text:p>436645</text:p>
          </table:table-cell>
          <table:table-cell office:value-type="string">
            <text:p>/science/ouradvisors/cot/cotmtgs/cotmeets/COT2001/cot07/agend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09">
            <text:p>436809</text:p>
          </table:table-cell>
          <table:table-cell office:value-type="string">
            <text:p>/science/ouradvisors/cot/cotmtgs/cotmeets/COT2001/cot07/minute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64">
            <text:p>436364</text:p>
          </table:table-cell>
          <table:table-cell office:value-type="string">
            <text:p>/science/ouradvisors/cot/cotmtgs/cotmeets/COT2001/cot08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552">
            <text:p>436552</text:p>
          </table:table-cell>
          <table:table-cell office:value-type="string">
            <text:p>/science/ouradvisors/cot/cotmtgs/cotmeets/COT2001/cot08/agend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99">
            <text:p>436699</text:p>
          </table:table-cell>
          <table:table-cell office:value-type="string">
            <text:p>/science/ouradvisors/cot/cotmtgs/cotmeets/COT2001/cot08/minute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58">
            <text:p>436358</text:p>
          </table:table-cell>
          <table:table-cell office:value-type="string">
            <text:p>/science/ouradvisors/cot/cotmtgs/cotmeets/COT2001/cot09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534">
            <text:p>436534</text:p>
          </table:table-cell>
          <table:table-cell office:value-type="string">
            <text:p>/science/ouradvisors/cot/cotmtgs/cotmeets/COT2001/cot09/agend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84">
            <text:p>436684</text:p>
          </table:table-cell>
          <table:table-cell office:value-type="string">
            <text:p>/science/ouradvisors/cot/cotmtgs/cotmeets/COT2001/cot09/minute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70">
            <text:p>436370</text:p>
          </table:table-cell>
          <table:table-cell office:value-type="string">
            <text:p>/science/ouradvisors/cot/cotmtgs/cotmeets/COT2001/cot10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567">
            <text:p>436567</text:p>
          </table:table-cell>
          <table:table-cell office:value-type="string">
            <text:p>/science/ouradvisors/cot/cotmtgs/cotmeets/COT2001/cot10/agend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714">
            <text:p>436714</text:p>
          </table:table-cell>
          <table:table-cell office:value-type="string">
            <text:p>/science/ouradvisors/cot/cotmtgs/cotmeets/COT2001/cot10/minute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91">
            <text:p>436391</text:p>
          </table:table-cell>
          <table:table-cell office:value-type="string">
            <text:p>/science/ouradvisors/cot/cotmtgs/cotmeets/COT2001/cot11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785">
            <text:p>436785</text:p>
          </table:table-cell>
          <table:table-cell office:value-type="string">
            <text:p>/science/ouradvisors/cot/cotmtgs/cotmeets/COT2001/cot11/4216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24">
            <text:p>436624</text:p>
          </table:table-cell>
          <table:table-cell office:value-type="string">
            <text:p>/science/ouradvisors/cot/cotmtgs/cotmeets/COT2001/cot11/agend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67">
            <text:p>436367</text:p>
          </table:table-cell>
          <table:table-cell office:value-type="string">
            <text:p>/science/ouradvisors/cot/cotmtgs/cotmeets/COT2001/cot12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564">
            <text:p>436564</text:p>
          </table:table-cell>
          <table:table-cell office:value-type="string">
            <text:p>/science/ouradvisors/cot/cotmtgs/cotmeets/COT2001/cot12/Agend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711">
            <text:p>436711</text:p>
          </table:table-cell>
          <table:table-cell office:value-type="string">
            <text:p>/science/ouradvisors/cot/cotmtgs/cotmeets/COT2001/cot12/cotmins16100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88">
            <text:p>436388</text:p>
          </table:table-cell>
          <table:table-cell office:value-type="string">
            <text:p>/science/ouradvisors/cot/cotmtgs/cotmeets/COT2001/cot13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21">
            <text:p>436621</text:p>
          </table:table-cell>
          <table:table-cell office:value-type="string">
            <text:p>/science/ouradvisors/cot/cotmtgs/cotmeets/COT2001/cot13/agend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782">
            <text:p>436782</text:p>
          </table:table-cell>
          <table:table-cell office:value-type="string">
            <text:p>/science/ouradvisors/cot/cotmtgs/cotmeets/COT2001/cot13/minute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028">
            <text:p>436028</text:p>
          </table:table-cell>
          <table:table-cell office:value-type="string">
            <text:p>/science/ouradvisors/cot/cotmtgs/cotmeets/COT2002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15">
            <text:p>436115</text:p>
          </table:table-cell>
          <table:table-cell office:value-type="string">
            <text:p>/science/ouradvisors/cot/cotmtgs/cotmeets/COT2002/93949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594">
            <text:p>436594</text:p>
          </table:table-cell>
          <table:table-cell office:value-type="string">
            <text:p>/science/ouradvisors/cot/cotmtgs/cotmeets/COT2002/93949/9395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749">
            <text:p>436749</text:p>
          </table:table-cell>
          <table:table-cell office:value-type="string">
            <text:p>/science/ouradvisors/cot/cotmtgs/cotmeets/COT2002/93949/cotminutes22oct200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18">
            <text:p>436118</text:p>
          </table:table-cell>
          <table:table-cell office:value-type="string">
            <text:p>/science/ouradvisors/cot/cotmtgs/cotmeets/COT2002/AprMtg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046">
            <text:p>436046</text:p>
          </table:table-cell>
          <table:table-cell office:value-type="string">
            <text:p>/science/ouradvisors/cot/cotmtgs/cotmeets/COT2002/AprMtg/Agenda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752">
            <text:p>436752</text:p>
          </table:table-cell>
          <table:table-cell office:value-type="string">
            <text:p>/science/ouradvisors/cot/cotmtgs/cotmeets/COT2002/AprMtg/minute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85">
            <text:p>436385</text:p>
          </table:table-cell>
          <table:table-cell office:value-type="string">
            <text:p>/science/ouradvisors/cot/cotmtgs/cotmeets/COT2002/cot14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15">
            <text:p>436615</text:p>
          </table:table-cell>
          <table:table-cell office:value-type="string">
            <text:p>/science/ouradvisors/cot/cotmtgs/cotmeets/COT2002/cot14/4793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773">
            <text:p>436773</text:p>
          </table:table-cell>
          <table:table-cell office:value-type="string">
            <text:p>/science/ouradvisors/cot/cotmtgs/cotmeets/COT2002/cot14/6259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094">
            <text:p>436094</text:p>
          </table:table-cell>
          <table:table-cell office:value-type="string">
            <text:p>/science/ouradvisors/cot/cotmtgs/cotmeets/COT2002/COT18Jun02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040">
            <text:p>436040</text:p>
          </table:table-cell>
          <table:table-cell office:value-type="string">
            <text:p>/science/ouradvisors/cot/cotmtgs/cotmeets/COT2002/COT18Jun02/agenda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725">
            <text:p>436725</text:p>
          </table:table-cell>
          <table:table-cell office:value-type="string">
            <text:p>/science/ouradvisors/cot/cotmtgs/cotmeets/COT2002/COT18Jun02/minute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79">
            <text:p>436379</text:p>
          </table:table-cell>
          <table:table-cell office:value-type="string">
            <text:p>/science/ouradvisors/cot/cotmtgs/cotmeets/COT2002/cot23jul02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597">
            <text:p>436597</text:p>
          </table:table-cell>
          <table:table-cell office:value-type="string">
            <text:p>/science/ouradvisors/cot/cotmtgs/cotmeets/COT2002/cot23jul02/agend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755">
            <text:p>436755</text:p>
          </table:table-cell>
          <table:table-cell office:value-type="string">
            <text:p>/science/ouradvisors/cot/cotmtgs/cotmeets/COT2002/cot23jul02/minute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064">
            <text:p>436064</text:p>
          </table:table-cell>
          <table:table-cell office:value-type="string">
            <text:p>/science/ouradvisors/cot/cotmtgs/cotmeets/COT2002/cotmeeting10december2002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537">
            <text:p>436537</text:p>
          </table:table-cell>
          <table:table-cell office:value-type="string">
            <text:p>/science/ouradvisors/cot/cotmtgs/cotmeets/COT2002/cotmeeting10december2002/agend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87">
            <text:p>436687</text:p>
          </table:table-cell>
          <table:table-cell office:value-type="string">
            <text:p>/science/ouradvisors/cot/cotmtgs/cotmeets/COT2002/cotmeeting10december2002/cotminutes10december200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72">
            <text:p>436172</text:p>
          </table:table-cell>
          <table:table-cell office:value-type="string">
            <text:p>/science/ouradvisors/cot/cotmtgs/cotmeets/cot2006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21">
            <text:p>436121</text:p>
          </table:table-cell>
          <table:table-cell office:value-type="string">
            <text:p>/science/ouradvisors/cot/cotmtgs/cotmeets/cot2006/334454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00">
            <text:p>436600</text:p>
          </table:table-cell>
          <table:table-cell office:value-type="string">
            <text:p>/science/ouradvisors/cot/cotmtgs/cotmeets/cot2006/334454/cotagenda230506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758">
            <text:p>436758</text:p>
          </table:table-cell>
          <table:table-cell office:value-type="string">
            <text:p>/science/ouradvisors/cot/cotmtgs/cotmeets/cot2006/334454/cotfinalmin23may2006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48">
            <text:p>436148</text:p>
          </table:table-cell>
          <table:table-cell office:value-type="string">
            <text:p>/science/ouradvisors/cot/cotmtgs/cotmeets/cot2006/350582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39">
            <text:p>436639</text:p>
          </table:table-cell>
          <table:table-cell office:value-type="string">
            <text:p>/science/ouradvisors/cot/cotmtgs/cotmeets/cot2006/350582/cotagenda050906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03">
            <text:p>436803</text:p>
          </table:table-cell>
          <table:table-cell office:value-type="string">
            <text:p>/science/ouradvisors/cot/cotmtgs/cotmeets/cot2006/350582/cotfinalminutes5september2006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079">
            <text:p>436079</text:p>
          </table:table-cell>
          <table:table-cell office:value-type="string">
            <text:p>/science/ouradvisors/cot/cotmtgs/cotmeets/cot2006/cot140206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555">
            <text:p>436555</text:p>
          </table:table-cell>
          <table:table-cell office:value-type="string">
            <text:p>/science/ouradvisors/cot/cotmtgs/cotmeets/cot2006/cot140206/cotagenda140206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81">
            <text:p>436181</text:p>
          </table:table-cell>
          <table:table-cell office:value-type="string">
            <text:p>/science/ouradvisors/cot/cotmtgs/cotmeets/cot2006/cot140206/cotmin140206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101">
            <text:p>437101</text:p>
          </table:table-cell>
          <table:table-cell office:value-type="string">
            <text:p>/science/ouradvisors/cot/cotmtgs/cotmeets/cot2006/cot140206/cotmin140206/obcomment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073">
            <text:p>436073</text:p>
          </table:table-cell>
          <table:table-cell office:value-type="string">
            <text:p>/science/ouradvisors/cot/cotmtgs/cotmeets/cot2006/cotmeet110706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037">
            <text:p>436037</text:p>
          </table:table-cell>
          <table:table-cell office:value-type="string">
            <text:p>/science/ouradvisors/cot/cotmtgs/cotmeets/cot2006/cotmeet110706/cotagendapapers110706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350">
            <text:p>437350</text:p>
          </table:table-cell>
          <table:table-cell office:value-type="string">
            <text:p>/science/ouradvisors/cot/cotmtgs/cotmeets/cot2006/cotmeet110706/cotagendapapers110706/tox200621110706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96">
            <text:p>436696</text:p>
          </table:table-cell>
          <table:table-cell office:value-type="string">
            <text:p>/science/ouradvisors/cot/cotmtgs/cotmeets/cot2006/cotmeet110706/cotminutes11july2006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33">
            <text:p>436133</text:p>
          </table:table-cell>
          <table:table-cell office:value-type="string">
            <text:p>/science/ouradvisors/cot/cotmtgs/cotmeets/cot2006/cotmeeting060328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776">
            <text:p>436776</text:p>
          </table:table-cell>
          <table:table-cell office:value-type="string">
            <text:p>/science/ouradvisors/cot/cotmtgs/cotmeets/cot2006/cotmeeting060328/cotfinalminutes28march2006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18">
            <text:p>436618</text:p>
          </table:table-cell>
          <table:table-cell office:value-type="string">
            <text:p>/science/ouradvisors/cot/cotmtgs/cotmeets/cot2006/cotmeeting060328/cotmeeting060328agend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45">
            <text:p>436145</text:p>
          </table:table-cell>
          <table:table-cell office:value-type="string">
            <text:p>/science/ouradvisors/cot/cotmtgs/cotmeets/cot2006/cotmetdec06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052">
            <text:p>436052</text:p>
          </table:table-cell>
          <table:table-cell office:value-type="string">
            <text:p>/science/ouradvisors/cot/cotmtgs/cotmeets/cot2006/cotmetdec06/cotagendapapers051206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353">
            <text:p>437353</text:p>
          </table:table-cell>
          <table:table-cell office:value-type="string">
            <text:p>/science/ouradvisors/cot/cotmtgs/cotmeets/cot2006/cotmetdec06/cotagendapapers051206/tox200639051206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797">
            <text:p>436797</text:p>
          </table:table-cell>
          <table:table-cell office:value-type="string">
            <text:p>/science/ouradvisors/cot/cotmtgs/cotmeets/cot2006/cotmetdec06/cotminutes5dec2006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091">
            <text:p>436091</text:p>
          </table:table-cell>
          <table:table-cell office:value-type="string">
            <text:p>/science/ouradvisors/cot/cotmtgs/cotmeets/cot2006/cotmmetoct06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722">
            <text:p>436722</text:p>
          </table:table-cell>
          <table:table-cell office:value-type="string">
            <text:p>/science/ouradvisors/cot/cotmtgs/cotmeets/cot2006/cotmmetoct06/36827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573">
            <text:p>436573</text:p>
          </table:table-cell>
          <table:table-cell office:value-type="string">
            <text:p>/science/ouradvisors/cot/cotmtgs/cotmeets/cot2006/cotmmetoct06/cotagenda170ctober2006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75">
            <text:p>436175</text:p>
          </table:table-cell>
          <table:table-cell office:value-type="string">
            <text:p>/science/ouradvisors/cot/cotmtgs/cotmeets/cot2007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54">
            <text:p>436154</text:p>
          </table:table-cell>
          <table:table-cell office:value-type="string">
            <text:p>/science/ouradvisors/cot/cotmtgs/cotmeets/cot2007/cot060207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12">
            <text:p>436812</text:p>
          </table:table-cell>
          <table:table-cell office:value-type="string">
            <text:p>/science/ouradvisors/cot/cotmtgs/cotmeets/cot2007/cot060207/38848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48">
            <text:p>436648</text:p>
          </table:table-cell>
          <table:table-cell office:value-type="string">
            <text:p>/science/ouradvisors/cot/cotmtgs/cotmeets/cot2007/cot060207/cotagenda060207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06">
            <text:p>436106</text:p>
          </table:table-cell>
          <table:table-cell office:value-type="string">
            <text:p>/science/ouradvisors/cot/cotmtgs/cotmeets/cot2007/cot200307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043">
            <text:p>436043</text:p>
          </table:table-cell>
          <table:table-cell office:value-type="string">
            <text:p>/science/ouradvisors/cot/cotmtgs/cotmeets/cot2007/cot200307/cotagendapapers200307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356">
            <text:p>437356</text:p>
          </table:table-cell>
          <table:table-cell office:value-type="string">
            <text:p>/science/ouradvisors/cot/cotmtgs/cotmeets/cot2007/cot200307/cotagendapapers200307/tox200710cabinair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737">
            <text:p>436737</text:p>
          </table:table-cell>
          <table:table-cell office:value-type="string">
            <text:p>/science/ouradvisors/cot/cotmtgs/cotmeets/cot2007/cot200307/cotmins20march2007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067">
            <text:p>436067</text:p>
          </table:table-cell>
          <table:table-cell office:value-type="string">
            <text:p>/science/ouradvisors/cot/cotmtgs/cotmeets/cot2007/cotmeet11dec2007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540">
            <text:p>436540</text:p>
          </table:table-cell>
          <table:table-cell office:value-type="string">
            <text:p>/science/ouradvisors/cot/cotmtgs/cotmeets/cot2007/cotmeet11dec2007/cotagendapapers11dec07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63">
            <text:p>436663</text:p>
          </table:table-cell>
          <table:table-cell office:value-type="string">
            <text:p>/science/ouradvisors/cot/cotmtgs/cotmeets/cot2007/cotmeet11dec2007/cotmins11dec2007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088">
            <text:p>436088</text:p>
          </table:table-cell>
          <table:table-cell office:value-type="string">
            <text:p>/science/ouradvisors/cot/cotmtgs/cotmeets/cot2007/cotmeet15may2007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561">
            <text:p>436561</text:p>
          </table:table-cell>
          <table:table-cell office:value-type="string">
            <text:p>/science/ouradvisors/cot/cotmtgs/cotmeets/cot2007/cotmeet15may2007/cotagendapapers15may2007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708">
            <text:p>436708</text:p>
          </table:table-cell>
          <table:table-cell office:value-type="string">
            <text:p>/science/ouradvisors/cot/cotmtgs/cotmeets/cot2007/cotmeet15may2007/cotmins15may2007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36">
            <text:p>436136</text:p>
          </table:table-cell>
          <table:table-cell office:value-type="string">
            <text:p>/science/ouradvisors/cot/cotmtgs/cotmeets/cot2007/cotmeet3july2007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049">
            <text:p>436049</text:p>
          </table:table-cell>
          <table:table-cell office:value-type="string">
            <text:p>/science/ouradvisors/cot/cotmtgs/cotmeets/cot2007/cotmeet3july2007/cotagendapaper3july2007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359">
            <text:p>437359</text:p>
          </table:table-cell>
          <table:table-cell office:value-type="string">
            <text:p>/science/ouradvisors/cot/cotmtgs/cotmeets/cot2007/cotmeet3july2007/cotagendapaper3july2007/tox200720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779">
            <text:p>436779</text:p>
          </table:table-cell>
          <table:table-cell office:value-type="string">
            <text:p>/science/ouradvisors/cot/cotmtgs/cotmeets/cot2007/cotmeet3july2007/cotmins3jul07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39">
            <text:p>436139</text:p>
          </table:table-cell>
          <table:table-cell office:value-type="string">
            <text:p>/science/ouradvisors/cot/cotmtgs/cotmeets/cot2007/cotmeet4sept2007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27">
            <text:p>436627</text:p>
          </table:table-cell>
          <table:table-cell office:value-type="string">
            <text:p>/science/ouradvisors/cot/cotmtgs/cotmeets/cot2007/cotmeet4sept2007/cotagendapapers4sept2007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788">
            <text:p>436788</text:p>
          </table:table-cell>
          <table:table-cell office:value-type="string">
            <text:p>/science/ouradvisors/cot/cotmtgs/cotmeets/cot2007/cotmeet4sept2007/cotmins4sept2007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0648">
            <text:p>440648</text:p>
          </table:table-cell>
          <table:table-cell office:value-type="string">
            <text:p>/science/ouradvisors/cot/cotmtgs/cotmeets/cot2008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0224">
            <text:p>450224</text:p>
          </table:table-cell>
          <table:table-cell office:value-type="string">
            <text:p>/science/ouradvisors/cot/cotmtgs/cotmeets/cot2008/cotmeet1apr2008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0233">
            <text:p>450233</text:p>
          </table:table-cell>
          <table:table-cell office:value-type="string">
            <text:p>/science/ouradvisors/cot/cotmtgs/cotmeets/cot2008/cotmeet1apr2008/cotagendaandpapers1apr2008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4928">
            <text:p>454928</text:p>
          </table:table-cell>
          <table:table-cell office:value-type="string">
            <text:p>/science/ouradvisors/cot/cotmtgs/cotmeets/cot2008/cotmeet1apr2008/cotmins1apr08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7623">
            <text:p>457623</text:p>
          </table:table-cell>
          <table:table-cell office:value-type="string">
            <text:p>/science/ouradvisors/cot/cotmtgs/cotmeets/cot2008/cotmeet20may2008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7625">
            <text:p>457625</text:p>
          </table:table-cell>
          <table:table-cell office:value-type="string">
            <text:p>/science/ouradvisors/cot/cotmtgs/cotmeets/cot2008/cotmeet20may2008/cotagendapapers20may2008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1416">
            <text:p>461416</text:p>
          </table:table-cell>
          <table:table-cell office:value-type="string">
            <text:p>/science/ouradvisors/cot/cotmtgs/cotmeets/cot2008/cotmeet20may2008/cotmins20may08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9382">
            <text:p>479382</text:p>
          </table:table-cell>
          <table:table-cell office:value-type="string">
            <text:p>/science/ouradvisors/cot/cotmtgs/cotmeets/cot2008/cotmeet25nov2008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0584">
            <text:p>480584</text:p>
          </table:table-cell>
          <table:table-cell office:value-type="string">
            <text:p>/science/ouradvisors/cot/cotmtgs/cotmeets/cot2008/cotmeet25nov2008/cotagendapapers25nov08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5643">
            <text:p>485643</text:p>
          </table:table-cell>
          <table:table-cell office:value-type="string">
            <text:p>/science/ouradvisors/cot/cotmtgs/cotmeets/cot2008/cotmeet25nov2008/cotmins25nov08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8231">
            <text:p>468231</text:p>
          </table:table-cell>
          <table:table-cell office:value-type="string">
            <text:p>/science/ouradvisors/cot/cotmtgs/cotmeets/cot2008/cotmeet2sept2008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9698">
            <text:p>469698</text:p>
          </table:table-cell>
          <table:table-cell office:value-type="string">
            <text:p>/science/ouradvisors/cot/cotmtgs/cotmeets/cot2008/cotmeet2sept2008/cotagendapapers2sept2008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4713">
            <text:p>474713</text:p>
          </table:table-cell>
          <table:table-cell office:value-type="string">
            <text:p>/science/ouradvisors/cot/cotmtgs/cotmeets/cot2008/cotmeet2sept2008/cotmins2sept2008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0651">
            <text:p>440651</text:p>
          </table:table-cell>
          <table:table-cell office:value-type="string">
            <text:p>/science/ouradvisors/cot/cotmtgs/cotmeets/cot2008/cotmeet5feb2008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0664">
            <text:p>440664</text:p>
          </table:table-cell>
          <table:table-cell office:value-type="string">
            <text:p>/science/ouradvisors/cot/cotmtgs/cotmeets/cot2008/cotmeet5feb2008/cotagendapapers5feb2008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7073">
            <text:p>447073</text:p>
          </table:table-cell>
          <table:table-cell office:value-type="string">
            <text:p>/science/ouradvisors/cot/cotmtgs/cotmeets/cot2008/cotmeet5feb2008/cotmins5feb08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3437">
            <text:p>463437</text:p>
          </table:table-cell>
          <table:table-cell office:value-type="string">
            <text:p>/science/ouradvisors/cot/cotmtgs/cotmeets/cot2008/cotmeet8july2008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3456">
            <text:p>463456</text:p>
          </table:table-cell>
          <table:table-cell office:value-type="string">
            <text:p>/science/ouradvisors/cot/cotmtgs/cotmeets/cot2008/cotmeet8july2008/cotagendapapers8july2008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6825">
            <text:p>466825</text:p>
          </table:table-cell>
          <table:table-cell office:value-type="string">
            <text:p>/science/ouradvisors/cot/cotmtgs/cotmeets/cot2008/cotmeet8july2008/cotmins8jul2008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4740">
            <text:p>474740</text:p>
          </table:table-cell>
          <table:table-cell office:value-type="string">
            <text:p>/science/ouradvisors/cot/cotmtgs/cotmeets/cot2008/cotmeeting14oct2008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5054">
            <text:p>475054</text:p>
          </table:table-cell>
          <table:table-cell office:value-type="string">
            <text:p>/science/ouradvisors/cot/cotmtgs/cotmeets/cot2008/cotmeeting14oct2008/cotagendapapers14oct2008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9112">
            <text:p>479112</text:p>
          </table:table-cell>
          <table:table-cell office:value-type="string">
            <text:p>/science/ouradvisors/cot/cotmtgs/cotmeets/cot2008/cotmeeting14oct2008/cotmins14oct2008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5266">
            <text:p>485266</text:p>
          </table:table-cell>
          <table:table-cell office:value-type="string">
            <text:p>/science/ouradvisors/cot/cotmtgs/cotmeets/cot2009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5272">
            <text:p>485272</text:p>
          </table:table-cell>
          <table:table-cell office:value-type="string">
            <text:p>/science/ouradvisors/cot/cotmtgs/cotmeets/cot2009/cotmeet10feb2009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0800">
            <text:p>490800</text:p>
          </table:table-cell>
          <table:table-cell office:value-type="string">
            <text:p>/science/ouradvisors/cot/cotmtgs/cotmeets/cot2009/cotmeet10feb2009/cotagendapapers10feb0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0804">
            <text:p>490804</text:p>
          </table:table-cell>
          <table:table-cell office:value-type="string">
            <text:p>/science/ouradvisors/cot/cotmtgs/cotmeets/cot2009/cotmeet10feb2009/cotmins10feb0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7119">
            <text:p>527119</text:p>
          </table:table-cell>
          <table:table-cell office:value-type="string">
            <text:p>/science/ouradvisors/cot/cotmtgs/cotmeets/cot2009/cotmeet15dec2009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7128">
            <text:p>527128</text:p>
          </table:table-cell>
          <table:table-cell office:value-type="string">
            <text:p>/science/ouradvisors/cot/cotmtgs/cotmeets/cot2009/cotmeet15dec2009/cotagenda15dec200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0959">
            <text:p>530959</text:p>
          </table:table-cell>
          <table:table-cell office:value-type="string">
            <text:p>/science/ouradvisors/cot/cotmtgs/cotmeets/cot2009/cotmeet15dec2009/cotmins15dec200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3490">
            <text:p>503490</text:p>
          </table:table-cell>
          <table:table-cell office:value-type="string">
            <text:p>/science/ouradvisors/cot/cotmtgs/cotmeets/cot2009/cotmeet19may2009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3497">
            <text:p>503497</text:p>
          </table:table-cell>
          <table:table-cell office:value-type="string">
            <text:p>/science/ouradvisors/cot/cotmtgs/cotmeets/cot2009/cotmeet19may2009/cotagendapapers19may0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7640">
            <text:p>507640</text:p>
          </table:table-cell>
          <table:table-cell office:value-type="string">
            <text:p>/science/ouradvisors/cot/cotmtgs/cotmeets/cot2009/cotmeet19may2009/cotmins19may0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3442">
            <text:p>513442</text:p>
          </table:table-cell>
          <table:table-cell office:value-type="string">
            <text:p>/science/ouradvisors/cot/cotmtgs/cotmeets/cot2009/cotmeet22sept2009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3447">
            <text:p>513447</text:p>
          </table:table-cell>
          <table:table-cell office:value-type="string">
            <text:p>/science/ouradvisors/cot/cotmtgs/cotmeets/cot2009/cotmeet22sept2009/cotagendapapers22sept2007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2422">
            <text:p>522422</text:p>
          </table:table-cell>
          <table:table-cell office:value-type="string">
            <text:p>/science/ouradvisors/cot/cotmtgs/cotmeets/cot2009/cotmeet22sept2009/cotmins22sept200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1223">
            <text:p>521223</text:p>
          </table:table-cell>
          <table:table-cell office:value-type="string">
            <text:p>/science/ouradvisors/cot/cotmtgs/cotmeets/cot2009/cotmeet27oct2009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1227">
            <text:p>521227</text:p>
          </table:table-cell>
          <table:table-cell office:value-type="string">
            <text:p>/science/ouradvisors/cot/cotmtgs/cotmeets/cot2009/cotmeet27oct2009/cotagendapapers27oct0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6077">
            <text:p>526077</text:p>
          </table:table-cell>
          <table:table-cell office:value-type="string">
            <text:p>/science/ouradvisors/cot/cotmtgs/cotmeets/cot2009/cotmeet27oct2009/cotmins27oct200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7405">
            <text:p>507405</text:p>
          </table:table-cell>
          <table:table-cell office:value-type="string">
            <text:p>/science/ouradvisors/cot/cotmtgs/cotmeets/cot2009/cotmeet30jun2007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7407">
            <text:p>507407</text:p>
          </table:table-cell>
          <table:table-cell office:value-type="string">
            <text:p>/science/ouradvisors/cot/cotmtgs/cotmeets/cot2009/cotmeet30jun2007/cotagendapapers30jun0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1580">
            <text:p>511580</text:p>
          </table:table-cell>
          <table:table-cell office:value-type="string">
            <text:p>/science/ouradvisors/cot/cotmtgs/cotmeets/cot2009/cotmeet30jun2007/cotmins30june200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8301">
            <text:p>498301</text:p>
          </table:table-cell>
          <table:table-cell office:value-type="string">
            <text:p>/science/ouradvisors/cot/cotmtgs/cotmeets/cot2009/cotmeet7apr2009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9812">
            <text:p>499812</text:p>
          </table:table-cell>
          <table:table-cell office:value-type="string">
            <text:p>/science/ouradvisors/cot/cotmtgs/cotmeets/cot2009/cotmeet7apr2009/cotagendapapers7apr0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3638">
            <text:p>503638</text:p>
          </table:table-cell>
          <table:table-cell office:value-type="string">
            <text:p>/science/ouradvisors/cot/cotmtgs/cotmeets/cot2009/cotmeet7apr2009/cotmins7apr200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1958">
            <text:p>531958</text:p>
          </table:table-cell>
          <table:table-cell office:value-type="string">
            <text:p>/science/ouradvisors/cot/cotmtgs/cotmeets/cotmeet2010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0360">
            <text:p>560360</text:p>
          </table:table-cell>
          <table:table-cell office:value-type="string">
            <text:p>/science/ouradvisors/cot/cotmtgs/cotmeets/cotmeet2010/cotmeet14dec2010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0362">
            <text:p>560362</text:p>
          </table:table-cell>
          <table:table-cell office:value-type="string">
            <text:p>/science/ouradvisors/cot/cotmtgs/cotmeets/cotmeet2010/cotmeet14dec2010/cotagendapapers14dec2010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3773">
            <text:p>563773</text:p>
          </table:table-cell>
          <table:table-cell office:value-type="string">
            <text:p>/science/ouradvisors/cot/cotmtgs/cotmeets/cotmeet2010/cotmeet14dec2010/cotmins14dec2010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3821">
            <text:p>553821</text:p>
          </table:table-cell>
          <table:table-cell office:value-type="string">
            <text:p>/science/ouradvisors/cot/cotmtgs/cotmeets/cotmeet2010/cotmeet14sept2010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3833">
            <text:p>553833</text:p>
          </table:table-cell>
          <table:table-cell office:value-type="string">
            <text:p>/science/ouradvisors/cot/cotmtgs/cotmeets/cotmeet2010/cotmeet14sept2010/cotagendapapers14sept2010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6638">
            <text:p>556638</text:p>
          </table:table-cell>
          <table:table-cell office:value-type="string">
            <text:p>/science/ouradvisors/cot/cotmtgs/cotmeets/cotmeet2010/cotmeet14sept2010/cotmins14sept2010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5402">
            <text:p>535402</text:p>
          </table:table-cell>
          <table:table-cell office:value-type="string">
            <text:p>/science/ouradvisors/cot/cotmtgs/cotmeets/cotmeet2010/cotmeet22jun2010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5404">
            <text:p>535404</text:p>
          </table:table-cell>
          <table:table-cell office:value-type="string">
            <text:p>/science/ouradvisors/cot/cotmtgs/cotmeets/cotmeet2010/cotmeet22jun2010/cotagendapapers22jun10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0330">
            <text:p>550330</text:p>
          </table:table-cell>
          <table:table-cell office:value-type="string">
            <text:p>/science/ouradvisors/cot/cotmtgs/cotmeets/cotmeet2010/cotmeet22jun2010/cotmins22jun2010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5394">
            <text:p>535394</text:p>
          </table:table-cell>
          <table:table-cell office:value-type="string">
            <text:p>/science/ouradvisors/cot/cotmtgs/cotmeets/cotmeet2010/cotmeet23mar2010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5396">
            <text:p>535396</text:p>
          </table:table-cell>
          <table:table-cell office:value-type="string">
            <text:p>/science/ouradvisors/cot/cotmtgs/cotmeets/cotmeet2010/cotmeet23mar2010/cotagendapapers23mar10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4697">
            <text:p>544697</text:p>
          </table:table-cell>
          <table:table-cell office:value-type="string">
            <text:p>/science/ouradvisors/cot/cotmtgs/cotmeets/cotmeet2010/cotmeet23mar2010/cotmins23mar2010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2037">
            <text:p>532037</text:p>
          </table:table-cell>
          <table:table-cell office:value-type="string">
            <text:p>/science/ouradvisors/cot/cotmtgs/cotmeets/cotmeet2010/cotmeet2feb2010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2047">
            <text:p>532047</text:p>
          </table:table-cell>
          <table:table-cell office:value-type="string">
            <text:p>/science/ouradvisors/cot/cotmtgs/cotmeets/cotmeet2010/cotmeet2feb2010/cotagendapapers2feb2010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7086">
            <text:p>537086</text:p>
          </table:table-cell>
          <table:table-cell office:value-type="string">
            <text:p>/science/ouradvisors/cot/cotmtgs/cotmeets/cotmeet2010/cotmeet2feb2010/cotmins2feb2010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7140">
            <text:p>557140</text:p>
          </table:table-cell>
          <table:table-cell office:value-type="string">
            <text:p>/science/ouradvisors/cot/cotmtgs/cotmeets/cotmeet2010/cotmeet2nov2010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7142">
            <text:p>557142</text:p>
          </table:table-cell>
          <table:table-cell office:value-type="string">
            <text:p>/science/ouradvisors/cot/cotmtgs/cotmeets/cotmeet2010/cotmeet2nov2010/cotagendapapers2nov10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9399">
            <text:p>559399</text:p>
          </table:table-cell>
          <table:table-cell office:value-type="string">
            <text:p>/science/ouradvisors/cot/cotmtgs/cotmeets/cotmeet2010/cotmeet2nov2010/cotmins2nov2010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5398">
            <text:p>535398</text:p>
          </table:table-cell>
          <table:table-cell office:value-type="string">
            <text:p>/science/ouradvisors/cot/cotmtgs/cotmeets/cotmeet2010/cotmeet4may2010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5400">
            <text:p>535400</text:p>
          </table:table-cell>
          <table:table-cell office:value-type="string">
            <text:p>/science/ouradvisors/cot/cotmtgs/cotmeets/cotmeet2010/cotmeet4may2010/cotagendapapers4may10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6481">
            <text:p>546481</text:p>
          </table:table-cell>
          <table:table-cell office:value-type="string">
            <text:p>/science/ouradvisors/cot/cotmtgs/cotmeets/cotmeet2010/cotmeet4may2010/cotmins4may2010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3845">
            <text:p>563845</text:p>
          </table:table-cell>
          <table:table-cell office:value-type="string">
            <text:p>/science/ouradvisors/cot/cotmtgs/cotmeets/cotmeet2011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5288">
            <text:p>585288</text:p>
          </table:table-cell>
          <table:table-cell office:value-type="string">
            <text:p>/science/ouradvisors/cot/cotmtgs/cotmeets/cotmeet2011/cotmeet13sept2011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5290">
            <text:p>585290</text:p>
          </table:table-cell>
          <table:table-cell office:value-type="string">
            <text:p>/science/ouradvisors/cot/cotmtgs/cotmeets/cotmeet2011/cotmeet13sept2011/cotagendapapers13sept201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0803">
            <text:p>590803</text:p>
          </table:table-cell>
          <table:table-cell office:value-type="string">
            <text:p>/science/ouradvisors/cot/cotmtgs/cotmeets/cotmeet2011/cotmeet13sept2011/cotmins13sept201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3853">
            <text:p>563853</text:p>
          </table:table-cell>
          <table:table-cell office:value-type="string">
            <text:p>/science/ouradvisors/cot/cotmtgs/cotmeets/cotmeet2011/cotmeet1feb2011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3857">
            <text:p>563857</text:p>
          </table:table-cell>
          <table:table-cell office:value-type="string">
            <text:p>/science/ouradvisors/cot/cotmtgs/cotmeets/cotmeet2011/cotmeet1feb2011/cotagendapapers1feb201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7602">
            <text:p>567602</text:p>
          </table:table-cell>
          <table:table-cell office:value-type="string">
            <text:p>/science/ouradvisors/cot/cotmtgs/cotmeets/cotmeet2011/cotmeet1feb2011/cotmins1feb201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0811">
            <text:p>590811</text:p>
          </table:table-cell>
          <table:table-cell office:value-type="string">
            <text:p>/science/ouradvisors/cot/cotmtgs/cotmeets/cotmeet2011/cotmeet1nov2011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0819">
            <text:p>590819</text:p>
          </table:table-cell>
          <table:table-cell office:value-type="string">
            <text:p>/science/ouradvisors/cot/cotmtgs/cotmeets/cotmeet2011/cotmeet1nov2011/cotagendapapers1nov201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7726">
            <text:p>597726</text:p>
          </table:table-cell>
          <table:table-cell office:value-type="string">
            <text:p>/science/ouradvisors/cot/cotmtgs/cotmeets/cotmeet2011/cotmeet1nov2011/cotmins1nov201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8756">
            <text:p>568756</text:p>
          </table:table-cell>
          <table:table-cell office:value-type="string">
            <text:p>/science/ouradvisors/cot/cotmtgs/cotmeets/cotmeet2011/cotmeet22mar2011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8758">
            <text:p>568758</text:p>
          </table:table-cell>
          <table:table-cell office:value-type="string">
            <text:p>/science/ouradvisors/cot/cotmtgs/cotmeets/cotmeet2011/cotmeet22mar2011/cotagenda22mar201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1134">
            <text:p>571134</text:p>
          </table:table-cell>
          <table:table-cell office:value-type="string">
            <text:p>/science/ouradvisors/cot/cotmtgs/cotmeets/cotmeet2011/cotmeet22mar2011/cotmins22mar201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6460">
            <text:p>576460</text:p>
          </table:table-cell>
          <table:table-cell office:value-type="string">
            <text:p>/science/ouradvisors/cot/cotmtgs/cotmeets/cotmeet2011/cotmeet28jun2011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6462">
            <text:p>576462</text:p>
          </table:table-cell>
          <table:table-cell office:value-type="string">
            <text:p>/science/ouradvisors/cot/cotmtgs/cotmeets/cotmeet2011/cotmeet28jun2011/cotagendapapers28jun201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1602">
            <text:p>581602</text:p>
          </table:table-cell>
          <table:table-cell office:value-type="string">
            <text:p>/science/ouradvisors/cot/cotmtgs/cotmeets/cotmeet2011/cotmeet28jun2011/cotmins28jun201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0175">
            <text:p>600175</text:p>
          </table:table-cell>
          <table:table-cell office:value-type="string">
            <text:p>/science/ouradvisors/cot/cotmtgs/cotmeets/cotmeet2012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7052">
            <text:p>617052</text:p>
          </table:table-cell>
          <table:table-cell office:value-type="string">
            <text:p>/science/ouradvisors/cot/cotmtgs/cotmeets/cotmeet2012/cotmeet11sept2012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2209">
            <text:p>632209</text:p>
          </table:table-cell>
          <table:table-cell office:value-type="string">
            <text:p>/science/ouradvisors/cot/cotmtgs/cotmeets/cotmeet2012/cotmeet11sept2012/63220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2186">
            <text:p>632186</text:p>
          </table:table-cell>
          <table:table-cell office:value-type="string">
            <text:p>/science/ouradvisors/cot/cotmtgs/cotmeets/cotmeet2012/cotmeet11sept2012/cotagenda11sept201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4884">
            <text:p>604884</text:p>
          </table:table-cell>
          <table:table-cell office:value-type="string">
            <text:p>/science/ouradvisors/cot/cotmtgs/cotmeets/cotmeet2012/cotmeet20march2012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4888">
            <text:p>604888</text:p>
          </table:table-cell>
          <table:table-cell office:value-type="string">
            <text:p>/science/ouradvisors/cot/cotmtgs/cotmeets/cotmeet2012/cotmeet20march2012/cotagendapapers20march201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9513">
            <text:p>609513</text:p>
          </table:table-cell>
          <table:table-cell office:value-type="string">
            <text:p>/science/ouradvisors/cot/cotmtgs/cotmeets/cotmeet2012/cotmeet20march2012/cotmin20mar201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3854">
            <text:p>613854</text:p>
          </table:table-cell>
          <table:table-cell office:value-type="string">
            <text:p>/science/ouradvisors/cot/cotmtgs/cotmeets/cotmeet2012/cotmeet26june2012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0281">
            <text:p>620281</text:p>
          </table:table-cell>
          <table:table-cell office:value-type="string">
            <text:p>/science/ouradvisors/cot/cotmtgs/cotmeets/cotmeet2012/cotmeet26june2012/62028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3866">
            <text:p>613866</text:p>
          </table:table-cell>
          <table:table-cell office:value-type="string">
            <text:p>/science/ouradvisors/cot/cotmtgs/cotmeets/cotmeet2012/cotmeet26june2012/cotagenda26june201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7057">
            <text:p>617057</text:p>
          </table:table-cell>
          <table:table-cell office:value-type="string">
            <text:p>/science/ouradvisors/cot/cotmtgs/cotmeets/cotmeet2012/cotmeet30oct2012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0638">
            <text:p>640638</text:p>
          </table:table-cell>
          <table:table-cell office:value-type="string">
            <text:p>/science/ouradvisors/cot/cotmtgs/cotmeets/cotmeet2012/cotmeet30oct2012/cotagenda30oct201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0649">
            <text:p>640649</text:p>
          </table:table-cell>
          <table:table-cell office:value-type="string">
            <text:p>/science/ouradvisors/cot/cotmtgs/cotmeets/cotmeet2012/cotmeet30oct2012/cotmins30oct1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0185">
            <text:p>600185</text:p>
          </table:table-cell>
          <table:table-cell office:value-type="string">
            <text:p>/science/ouradvisors/cot/cotmtgs/cotmeets/cotmeet2012/cotmeet7feb2012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0187">
            <text:p>600187</text:p>
          </table:table-cell>
          <table:table-cell office:value-type="string">
            <text:p>/science/ouradvisors/cot/cotmtgs/cotmeets/cotmeet2012/cotmeet7feb2012/cotagendapapers7feb201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4937">
            <text:p>604937</text:p>
          </table:table-cell>
          <table:table-cell office:value-type="string">
            <text:p>/science/ouradvisors/cot/cotmtgs/cotmeets/cotmeet2012/cotmeet7feb2012/cotmins7feb201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0336">
            <text:p>610336</text:p>
          </table:table-cell>
          <table:table-cell office:value-type="string">
            <text:p>/science/ouradvisors/cot/cotmtgs/cotmeets/cotmeet2012/cotmeet8may2012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0338">
            <text:p>610338</text:p>
          </table:table-cell>
          <table:table-cell office:value-type="string">
            <text:p>/science/ouradvisors/cot/cotmtgs/cotmeets/cotmeet2012/cotmeet8may2012/cotagendaandpapers8may201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3891">
            <text:p>613891</text:p>
          </table:table-cell>
          <table:table-cell office:value-type="string">
            <text:p>/science/ouradvisors/cot/cotmtgs/cotmeets/cotmeet2012/cotmeet8may2012/cotfinalmins8may201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7059">
            <text:p>617059</text:p>
          </table:table-cell>
          <table:table-cell office:value-type="string">
            <text:p>/science/ouradvisors/cot/cotmtgs/cotmeets/cotmeet2012/cotmmet11dec2012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0651">
            <text:p>640651</text:p>
          </table:table-cell>
          <table:table-cell office:value-type="string">
            <text:p>/science/ouradvisors/cot/cotmtgs/cotmeets/cotmeet2012/cotmmet11dec2012/64065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0653">
            <text:p>640653</text:p>
          </table:table-cell>
          <table:table-cell office:value-type="string">
            <text:p>/science/ouradvisors/cot/cotmtgs/cotmeets/cotmeet2012/cotmmet11dec2012/cotagenda11dec201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4970">
            <text:p>644970</text:p>
          </table:table-cell>
          <table:table-cell office:value-type="string">
            <text:p>/science/ouradvisors/cot/cotmtgs/cotmeets/cotmeets2013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4984">
            <text:p>644984</text:p>
          </table:table-cell>
          <table:table-cell office:value-type="string">
            <text:p>/science/ouradvisors/cot/cotmtgs/cotmeets/cotmeets2013/cormeet26march2013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0897">
            <text:p>660897</text:p>
          </table:table-cell>
          <table:table-cell office:value-type="string">
            <text:p>/science/ouradvisors/cot/cotmtgs/cotmeets/cotmeets2013/cormeet26march2013/cotagendaandpaper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7213">
            <text:p>667213</text:p>
          </table:table-cell>
          <table:table-cell office:value-type="string">
            <text:p>/science/ouradvisors/cot/cotmtgs/cotmeets/cotmeets2013/cormeet26march2013/cotfinmins26mar.pdf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9054">
            <text:p>669054</text:p>
          </table:table-cell>
          <table:table-cell office:value-type="string">
            <text:p>/science/ouradvisors/cot/cotmtgs/cotmeets/cotmeets2013/cotmeet14may13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9057">
            <text:p>669057</text:p>
          </table:table-cell>
          <table:table-cell office:value-type="string">
            <text:p>/science/ouradvisors/cot/cotmtgs/cotmeets/cotmeets2013/cotmeet14may13/cotagepap14may1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8001">
            <text:p>678001</text:p>
          </table:table-cell>
          <table:table-cell office:value-type="string">
            <text:p>/science/ouradvisors/cot/cotmtgs/cotmeets/cotmeets2013/cotmeet14may13/cotfinmins14may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4980">
            <text:p>644980</text:p>
          </table:table-cell>
          <table:table-cell office:value-type="string">
            <text:p>/science/ouradvisors/cot/cotmtgs/cotmeets/cotmeets2013/cotmeet5feb2013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2102">
            <text:p>652102</text:p>
          </table:table-cell>
          <table:table-cell office:value-type="string">
            <text:p>/science/ouradvisors/cot/cotmtgs/cotmeets/cotmeets2013/cotmeet5feb2013/cotagendaandpaper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2105">
            <text:p>652105</text:p>
          </table:table-cell>
          <table:table-cell office:value-type="string">
            <text:p>/science/ouradvisors/cot/cotmtgs/cotmeets/cotmeets2013/cotmeet5feb2013/cotfinalmin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9903">
            <text:p>689903</text:p>
          </table:table-cell>
          <table:table-cell office:value-type="string">
            <text:p>/science/ouradvisors/cot/cotmtgs/cotmeets/cotmeets2013/cotmeeting29oct13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9916">
            <text:p>689916</text:p>
          </table:table-cell>
          <table:table-cell office:value-type="string">
            <text:p>/science/ouradvisors/cot/cotmtgs/cotmeets/cotmeets2013/cotmeeting29oct13/cotagenda29oct1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4143">
            <text:p>694143</text:p>
          </table:table-cell>
          <table:table-cell office:value-type="string">
            <text:p>/science/ouradvisors/cot/cotmtgs/cotmeets/cotmeets2013/cotmeeting29oct13/cotdrtmin29oct13/</text:p>
          </table:table-cell>
          <table:table-cell office:value-type="string">
            <text:p>Committee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5618">
            <text:p>675618</text:p>
          </table:table-cell>
          <table:table-cell office:value-type="string">
            <text:p>/science/ouradvisors/cot/cotmtgs/cotmeets/cotmeets2013/cotmeetjuly13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5622">
            <text:p>675622</text:p>
          </table:table-cell>
          <table:table-cell office:value-type="string">
            <text:p>/science/ouradvisors/cot/cotmtgs/cotmeets/cotmeets2013/cotmeetjuly13/cotagepap2july1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9477">
            <text:p>679477</text:p>
          </table:table-cell>
          <table:table-cell office:value-type="string">
            <text:p>/science/ouradvisors/cot/cotmtgs/cotmeets/cotmeets2013/cotmeetjuly13/cotmin2july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4534">
            <text:p>684534</text:p>
          </table:table-cell>
          <table:table-cell office:value-type="string">
            <text:p>/science/ouradvisors/cot/cotmtgs/cotmeets/cotmeets2013/cotmet17sept13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4541">
            <text:p>684541</text:p>
          </table:table-cell>
          <table:table-cell office:value-type="string">
            <text:p>/science/ouradvisors/cot/cotmtgs/cotmeets/cotmeets2013/cotmet17sept13/cotagenpap17sep1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8921">
            <text:p>688921</text:p>
          </table:table-cell>
          <table:table-cell office:value-type="string">
            <text:p>/science/ouradvisors/cot/cotmtgs/cotmeets/cotmeets2013/cotmet17sept13/cotrvdrafminsept13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5274">
            <text:p>695274</text:p>
          </table:table-cell>
          <table:table-cell office:value-type="string">
            <text:p>/science/ouradvisors/cot/cotmtgs/cotmeets/cotmeets2013/cotmtg10dec2013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5489">
            <text:p>695489</text:p>
          </table:table-cell>
          <table:table-cell office:value-type="string">
            <text:p>/science/ouradvisors/cot/cotmtgs/cotmeets/cotmeets2013/cotmtg10dec2013/cotagenpap10dec1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9500">
            <text:p>699500</text:p>
          </table:table-cell>
          <table:table-cell office:value-type="string">
            <text:p>/science/ouradvisors/cot/cotmtgs/cotmeets/cotmeets2013/cotmtg10dec2013/cotfinmin10dec1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0726">
            <text:p>700726</text:p>
          </table:table-cell>
          <table:table-cell office:value-type="string">
            <text:p>/science/ouradvisors/cot/cotmtgs/cotmeets/cotmeets2014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1613">
            <text:p>711613</text:p>
          </table:table-cell>
          <table:table-cell office:value-type="string">
            <text:p>/science/ouradvisors/cot/cotmtgs/cotmeets/cotmeets2014/cotmtg13514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1793">
            <text:p>711793</text:p>
          </table:table-cell>
          <table:table-cell office:value-type="string">
            <text:p>/science/ouradvisors/cot/cotmtgs/cotmeets/cotmeets2014/cotmtg13514/cotagpap1351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4960">
            <text:p>714960</text:p>
          </table:table-cell>
          <table:table-cell office:value-type="string">
            <text:p>/science/ouradvisors/cot/cotmtgs/cotmeets/cotmeets2014/cotmtg13514/drtmin1351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6480">
            <text:p>716480</text:p>
          </table:table-cell>
          <table:table-cell office:value-type="string">
            <text:p>/science/ouradvisors/cot/cotmtgs/cotmeets/cotmeets2014/cotmtg1714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6483">
            <text:p>716483</text:p>
          </table:table-cell>
          <table:table-cell office:value-type="string">
            <text:p>/science/ouradvisors/cot/cotmtgs/cotmeets/cotmeets2014/cotmtg1714/mtgcanceld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5986">
            <text:p>705986</text:p>
          </table:table-cell>
          <table:table-cell office:value-type="string">
            <text:p>/science/ouradvisors/cot/cotmtgs/cotmeets/cotmeets2014/cotmtg18314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6001">
            <text:p>706001</text:p>
          </table:table-cell>
          <table:table-cell office:value-type="string">
            <text:p>/science/ouradvisors/cot/cotmtgs/cotmeets/cotmeets2014/cotmtg18314/cotagpap1831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9967">
            <text:p>709967</text:p>
          </table:table-cell>
          <table:table-cell office:value-type="string">
            <text:p>/science/ouradvisors/cot/cotmtgs/cotmeets/cotmeets2014/cotmtg18314/filmin18031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0729">
            <text:p>700729</text:p>
          </table:table-cell>
          <table:table-cell office:value-type="string">
            <text:p>/science/ouradvisors/cot/cotmtgs/cotmeets/cotmeets2014/cotmtg4feb14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0734">
            <text:p>700734</text:p>
          </table:table-cell>
          <table:table-cell office:value-type="string">
            <text:p>/science/ouradvisors/cot/cotmtgs/cotmeets/cotmeets2014/cotmtg4feb14/cotpapagd4feb1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4629">
            <text:p>704629</text:p>
          </table:table-cell>
          <table:table-cell office:value-type="string">
            <text:p>/science/ouradvisors/cot/cotmtgs/cotmeets/cotmeets2014/cotmtg4feb14/finltmin4feb1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019">
            <text:p>436019</text:p>
          </table:table-cell>
          <table:table-cell office:value-type="string">
            <text:p>/science/ouradvisors/cot/cotmtgs/cotmeets/cotmtgs2005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42">
            <text:p>436142</text:p>
          </table:table-cell>
          <table:table-cell office:value-type="string">
            <text:p>/science/ouradvisors/cot/cotmtgs/cotmeets/cotmtgs2005/257509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30">
            <text:p>436630</text:p>
          </table:table-cell>
          <table:table-cell office:value-type="string">
            <text:p>/science/ouradvisors/cot/cotmtgs/cotmeets/cotmtgs2005/257509/cotagenda050405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791">
            <text:p>436791</text:p>
          </table:table-cell>
          <table:table-cell office:value-type="string">
            <text:p>/science/ouradvisors/cot/cotmtgs/cotmeets/cotmtgs2005/257509/cotfinalminutes5april2005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24">
            <text:p>436124</text:p>
          </table:table-cell>
          <table:table-cell office:value-type="string">
            <text:p>/science/ouradvisors/cot/cotmtgs/cotmeets/cotmtgs2005/264704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03">
            <text:p>436603</text:p>
          </table:table-cell>
          <table:table-cell office:value-type="string">
            <text:p>/science/ouradvisors/cot/cotmtgs/cotmeets/cotmtgs2005/264704/cotagenda240505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761">
            <text:p>436761</text:p>
          </table:table-cell>
          <table:table-cell office:value-type="string">
            <text:p>/science/ouradvisors/cot/cotmtgs/cotmeets/cotmtgs2005/264704/cotmin24may2005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076">
            <text:p>436076</text:p>
          </table:table-cell>
          <table:table-cell office:value-type="string">
            <text:p>/science/ouradvisors/cot/cotmtgs/cotmeets/cotmtgs2005/281778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549">
            <text:p>436549</text:p>
          </table:table-cell>
          <table:table-cell office:value-type="string">
            <text:p>/science/ouradvisors/cot/cotmtgs/cotmeets/cotmtgs2005/281778/cotagenda120705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66">
            <text:p>436666</text:p>
          </table:table-cell>
          <table:table-cell office:value-type="string">
            <text:p>/science/ouradvisors/cot/cotmtgs/cotmeets/cotmtgs2005/281778/cotmin12july2005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097">
            <text:p>436097</text:p>
          </table:table-cell>
          <table:table-cell office:value-type="string">
            <text:p>/science/ouradvisors/cot/cotmtgs/cotmeets/cotmtgs2005/294955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576">
            <text:p>436576</text:p>
          </table:table-cell>
          <table:table-cell office:value-type="string">
            <text:p>/science/ouradvisors/cot/cotmtgs/cotmeets/cotmtgs2005/294955/cotagenda181005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728">
            <text:p>436728</text:p>
          </table:table-cell>
          <table:table-cell office:value-type="string">
            <text:p>/science/ouradvisors/cot/cotmtgs/cotmeets/cotmtgs2005/294955/cotfinalmin18oct2005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51">
            <text:p>436151</text:p>
          </table:table-cell>
          <table:table-cell office:value-type="string">
            <text:p>/science/ouradvisors/cot/cotmtgs/cotmeets/cotmtgs2005/303830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42">
            <text:p>436642</text:p>
          </table:table-cell>
          <table:table-cell office:value-type="string">
            <text:p>/science/ouradvisors/cot/cotmtgs/cotmeets/cotmtgs2005/303830/30384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06">
            <text:p>436806</text:p>
          </table:table-cell>
          <table:table-cell office:value-type="string">
            <text:p>/science/ouradvisors/cot/cotmtgs/cotmeets/cotmtgs2005/303830/cotmin6dec2005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061">
            <text:p>436061</text:p>
          </table:table-cell>
          <table:table-cell office:value-type="string">
            <text:p>/science/ouradvisors/cot/cotmtgs/cotmeets/cotmtgs2005/cot1feb2005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528">
            <text:p>436528</text:p>
          </table:table-cell>
          <table:table-cell office:value-type="string">
            <text:p>/science/ouradvisors/cot/cotmtgs/cotmeets/cotmtgs2005/cot1feb2005/cotagenda1feb2005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81">
            <text:p>436681</text:p>
          </table:table-cell>
          <table:table-cell office:value-type="string">
            <text:p>/science/ouradvisors/cot/cotmtgs/cotmeets/cotmtgs2005/cot1feb2005/cotfinalminutes1february2005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055">
            <text:p>436055</text:p>
          </table:table-cell>
          <table:table-cell office:value-type="string">
            <text:p>/science/ouradvisors/cot/cotmtgs/cotmtsem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84">
            <text:p>436184</text:p>
          </table:table-cell>
          <table:table-cell office:value-type="string">
            <text:p>/science/ouradvisors/cot/cotmtgs/cotmtsem/cotsem1001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519">
            <text:p>436519</text:p>
          </table:table-cell>
          <table:table-cell office:value-type="string">
            <text:p>/science/ouradvisors/cot/cotmtgs/cotmtsem/cotsem1001/49768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33">
            <text:p>436833</text:p>
          </table:table-cell>
          <table:table-cell office:value-type="string">
            <text:p>/science/ouradvisors/cot/cotmtgs/cotmtsem/cotsem1001/49795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39">
            <text:p>436839</text:p>
          </table:table-cell>
          <table:table-cell office:value-type="string">
            <text:p>/science/ouradvisors/cot/cotmtgs/cotmtsem/cotsem1001/4980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36">
            <text:p>436836</text:p>
          </table:table-cell>
          <table:table-cell office:value-type="string">
            <text:p>/science/ouradvisors/cot/cotmtgs/cotmtsem/cotsem1001/4981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45">
            <text:p>436845</text:p>
          </table:table-cell>
          <table:table-cell office:value-type="string">
            <text:p>/science/ouradvisors/cot/cotmtgs/cotmtsem/cotsem1001/49828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42">
            <text:p>436842</text:p>
          </table:table-cell>
          <table:table-cell office:value-type="string">
            <text:p>/science/ouradvisors/cot/cotmtgs/cotmtsem/cotsem1001/4983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48">
            <text:p>436848</text:p>
          </table:table-cell>
          <table:table-cell office:value-type="string">
            <text:p>/science/ouradvisors/cot/cotmtgs/cotmtsem/cotsem1001/4983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146">
            <text:p>437146</text:p>
          </table:table-cell>
          <table:table-cell office:value-type="string">
            <text:p>/science/ouradvisors/cot/cotmtgs/cotmtsem/cotsem1001/cotjoint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149">
            <text:p>437149</text:p>
          </table:table-cell>
          <table:table-cell office:value-type="string">
            <text:p>/science/ouradvisors/cot/cotmtgs/cotmtsem/cotsem1001/jointstatement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0913">
            <text:p>480913</text:p>
          </table:table-cell>
          <table:table-cell office:value-type="string">
            <text:p>/science/ouradvisors/cot/cotmtgs/cotmtsem/cotwigrampmtg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9808">
            <text:p>479808</text:p>
          </table:table-cell>
          <table:table-cell office:value-type="string">
            <text:p>/science/ouradvisors/cot/cotmtgs/cotmtsem/cotwkshp2006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9887">
            <text:p>479887</text:p>
          </table:table-cell>
          <table:table-cell office:value-type="string">
            <text:p>/science/ouradvisors/cot/cotmtgs/cotmtsem/cotwkshp2feb05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503">
            <text:p>437503</text:p>
          </table:table-cell>
          <table:table-cell office:value-type="string">
            <text:p>/science/ouradvisors/cot/cotmtgs/cotmtsem/cotworkshop07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9773">
            <text:p>479773</text:p>
          </table:table-cell>
          <table:table-cell office:value-type="string">
            <text:p>/science/ouradvisors/cot/cotmtgs/cotmtsem/cotwrkshop11feb0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9087">
            <text:p>539087</text:p>
          </table:table-cell>
          <table:table-cell office:value-type="string">
            <text:p>/science/ouradvisors/cot/cotmtgs/cotmtsem/cotwrkshop3feb10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2091">
            <text:p>452091</text:p>
          </table:table-cell>
          <table:table-cell office:value-type="string">
            <text:p>/science/ouradvisors/cot/cotmtgs/cotmtsem/cotwrkshoptransepigfeb08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99">
            <text:p>437299</text:p>
          </table:table-cell>
          <table:table-cell office:value-type="string">
            <text:p>/science/ouradvisors/cot/cotmtgs/cotmtsem/pbpkmodelling12feb200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9880">
            <text:p>479880</text:p>
          </table:table-cell>
          <table:table-cell office:value-type="string">
            <text:p>/science/ouradvisors/cot/cotmtgs/cotmtsem/wrkshop3feb200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24">
            <text:p>436824</text:p>
          </table:table-cell>
          <table:table-cell office:value-type="string">
            <text:p>/science/ouradvisors/cot/cotmtgs/cotopencodeofconduct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311">
            <text:p>437311</text:p>
          </table:table-cell>
          <table:table-cell office:value-type="string">
            <text:p>/science/ouradvisors/cot/cotmtgs/cotopenmeetingprocedure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376">
            <text:p>437376</text:p>
          </table:table-cell>
          <table:table-cell office:value-type="string">
            <text:p>/science/ouradvisors/cot/cotmtgs/cotunpublisheddat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35">
            <text:p>436235</text:p>
          </table:table-cell>
          <table:table-cell office:value-type="string">
            <text:p>/science/ouradvisors/cot/cotmtgs/futurecotmeetings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451">
            <text:p>436451</text:p>
          </table:table-cell>
          <table:table-cell office:value-type="string">
            <text:p>/science/ouradvisors/cot/cotreports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29">
            <text:p>436229</text:p>
          </table:table-cell>
          <table:table-cell office:value-type="string">
            <text:p>/science/ouradvisors/cot/cotreports/cotcomcocannreps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2017">
            <text:p>622017</text:p>
          </table:table-cell>
          <table:table-cell office:value-type="string">
            <text:p>/science/ouradvisors/cot/cotreports/cotcomcocannreps/coccomcotep201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9258">
            <text:p>709258</text:p>
          </table:table-cell>
          <table:table-cell office:value-type="string">
            <text:p>/science/ouradvisors/cot/cotreports/cotcomcocannreps/cotcomcocarp1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047">
            <text:p>437047</text:p>
          </table:table-cell>
          <table:table-cell office:value-type="string">
            <text:p>/science/ouradvisors/cot/cotreports/cotcomcocannreps/cotcomcocrep199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050">
            <text:p>437050</text:p>
          </table:table-cell>
          <table:table-cell office:value-type="string">
            <text:p>/science/ouradvisors/cot/cotreports/cotcomcocannreps/cotcomcocrep199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053">
            <text:p>437053</text:p>
          </table:table-cell>
          <table:table-cell office:value-type="string">
            <text:p>/science/ouradvisors/cot/cotreports/cotcomcocannreps/cotcomcocrep199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056">
            <text:p>437056</text:p>
          </table:table-cell>
          <table:table-cell office:value-type="string">
            <text:p>/science/ouradvisors/cot/cotreports/cotcomcocannreps/cotcomcocrep199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059">
            <text:p>437059</text:p>
          </table:table-cell>
          <table:table-cell office:value-type="string">
            <text:p>/science/ouradvisors/cot/cotreports/cotcomcocannreps/cotcomcocrep1995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062">
            <text:p>437062</text:p>
          </table:table-cell>
          <table:table-cell office:value-type="string">
            <text:p>/science/ouradvisors/cot/cotreports/cotcomcocannreps/cotcomcocrep1996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065">
            <text:p>437065</text:p>
          </table:table-cell>
          <table:table-cell office:value-type="string">
            <text:p>/science/ouradvisors/cot/cotreports/cotcomcocannreps/cotcomcocrep1997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068">
            <text:p>437068</text:p>
          </table:table-cell>
          <table:table-cell office:value-type="string">
            <text:p>/science/ouradvisors/cot/cotreports/cotcomcocannreps/cotcomcocrep1998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071">
            <text:p>437071</text:p>
          </table:table-cell>
          <table:table-cell office:value-type="string">
            <text:p>/science/ouradvisors/cot/cotreports/cotcomcocannreps/cotcomcocrep199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074">
            <text:p>437074</text:p>
          </table:table-cell>
          <table:table-cell office:value-type="string">
            <text:p>/science/ouradvisors/cot/cotreports/cotcomcocannreps/cotcomcocrep2000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077">
            <text:p>437077</text:p>
          </table:table-cell>
          <table:table-cell office:value-type="string">
            <text:p>/science/ouradvisors/cot/cotreports/cotcomcocannreps/cotcomcocrep200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080">
            <text:p>437080</text:p>
          </table:table-cell>
          <table:table-cell office:value-type="string">
            <text:p>/science/ouradvisors/cot/cotreports/cotcomcocannreps/cotcomcocrep200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083">
            <text:p>437083</text:p>
          </table:table-cell>
          <table:table-cell office:value-type="string">
            <text:p>/science/ouradvisors/cot/cotreports/cotcomcocannreps/cotcomcocrep200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086">
            <text:p>437086</text:p>
          </table:table-cell>
          <table:table-cell office:value-type="string">
            <text:p>/science/ouradvisors/cot/cotreports/cotcomcocannreps/cotcomcocrep200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089">
            <text:p>437089</text:p>
          </table:table-cell>
          <table:table-cell office:value-type="string">
            <text:p>/science/ouradvisors/cot/cotreports/cotcomcocannreps/cotcomcocrep2005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092">
            <text:p>437092</text:p>
          </table:table-cell>
          <table:table-cell office:value-type="string">
            <text:p>/science/ouradvisors/cot/cotreports/cotcomcocannreps/cotcomcocrep2006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6439">
            <text:p>466439</text:p>
          </table:table-cell>
          <table:table-cell office:value-type="string">
            <text:p>/science/ouradvisors/cot/cotreports/cotcomcocannreps/cotcomcocrep2007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1910">
            <text:p>511910</text:p>
          </table:table-cell>
          <table:table-cell office:value-type="string">
            <text:p>/science/ouradvisors/cot/cotreports/cotcomcocannreps/cotcomcocrep2008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8870">
            <text:p>548870</text:p>
          </table:table-cell>
          <table:table-cell office:value-type="string">
            <text:p>/science/ouradvisors/cot/cotreports/cotcomcocannreps/cotcomcocrep200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4112">
            <text:p>574112</text:p>
          </table:table-cell>
          <table:table-cell office:value-type="string">
            <text:p>/science/ouradvisors/cot/cotreports/cotcomcocannreps/cotcomcocrep2010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058">
            <text:p>436058</text:p>
          </table:table-cell>
          <table:table-cell office:value-type="string">
            <text:p>/science/ouradvisors/cot/cotreports/cotjointreps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7565">
            <text:p>647565</text:p>
          </table:table-cell>
          <table:table-cell office:value-type="string">
            <text:p>/science/ouradvisors/cot/cotreports/cotjointreps/brawgreport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0596">
            <text:p>480596</text:p>
          </table:table-cell>
          <table:table-cell office:value-type="string">
            <text:p>/science/ouradvisors/cot/cotreports/cotjointreps/evmreport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332">
            <text:p>437332</text:p>
          </table:table-cell>
          <table:table-cell office:value-type="string">
            <text:p>/science/ouradvisors/cot/cotreports/cotjointreps/sacnfishconsumption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1671">
            <text:p>591671</text:p>
          </table:table-cell>
          <table:table-cell office:value-type="string">
            <text:p>/science/ouradvisors/cot/cotreports/cotquinreview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1675">
            <text:p>591675</text:p>
          </table:table-cell>
          <table:table-cell office:value-type="string">
            <text:p>/science/ouradvisors/cot/cotreports/cotquinreview/cotquinrev201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034">
            <text:p>436034</text:p>
          </table:table-cell>
          <table:table-cell office:value-type="string">
            <text:p>/science/ouradvisors/cot/cotreports/cotwgreports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326">
            <text:p>437326</text:p>
          </table:table-cell>
          <table:table-cell office:value-type="string">
            <text:p>/science/ouradvisors/cot/cotreports/cotwgreports/cocktailreport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30">
            <text:p>436830</text:p>
          </table:table-cell>
          <table:table-cell office:value-type="string">
            <text:p>/science/ouradvisors/cot/cotreports/cotwgreports/cotpeanutallergy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5961">
            <text:p>455961</text:p>
          </table:table-cell>
          <table:table-cell office:value-type="string">
            <text:p>/science/ouradvisors/cot/cotreports/cotwgreports/cotwgvut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457">
            <text:p>436457</text:p>
          </table:table-cell>
          <table:table-cell office:value-type="string">
            <text:p>/science/ouradvisors/cot/cotreports/cotwgreports/foodreaction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6392">
            <text:p>706392</text:p>
          </table:table-cell>
          <table:table-cell office:value-type="string">
            <text:p>/science/ouradvisors/cot/cotreports/cotwgreports/lowermoorreport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27">
            <text:p>436827</text:p>
          </table:table-cell>
          <table:table-cell office:value-type="string">
            <text:p>/science/ouradvisors/cot/cotreports/cotwgreports/organophosphate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323">
            <text:p>437323</text:p>
          </table:table-cell>
          <table:table-cell office:value-type="string">
            <text:p>/science/ouradvisors/cot/cotreports/cotwgreports/phytoestrogensandhealthcot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7944">
            <text:p>457944</text:p>
          </table:table-cell>
          <table:table-cell office:value-type="string">
            <text:p>/science/ouradvisors/cot/cotstatements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87">
            <text:p>436187</text:p>
          </table:table-cell>
          <table:table-cell office:value-type="string">
            <text:p>/science/ouradvisors/cot/cotstatements/cotstatementsyrs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90">
            <text:p>436190</text:p>
          </table:table-cell>
          <table:table-cell office:value-type="string">
            <text:p>/science/ouradvisors/cot/cotstatements/cotstatementsyrs/cotstatements1996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014">
            <text:p>437014</text:p>
          </table:table-cell>
          <table:table-cell office:value-type="string">
            <text:p>/science/ouradvisors/cot/cotstatements/cotstatementsyrs/cotstatements1996/cotstatementchlorine96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951">
            <text:p>436951</text:p>
          </table:table-cell>
          <table:table-cell office:value-type="string">
            <text:p>/science/ouradvisors/cot/cotstatements/cotstatementsyrs/cotstatements1996/cotstatementphthalates96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954">
            <text:p>436954</text:p>
          </table:table-cell>
          <table:table-cell office:value-type="string">
            <text:p>/science/ouradvisors/cot/cotstatements/cotstatementsyrs/cotstatements1996/cotstatementphyto1996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93">
            <text:p>436193</text:p>
          </table:table-cell>
          <table:table-cell office:value-type="string">
            <text:p>/science/ouradvisors/cot/cotstatements/cotstatementsyrs/cotstatements1997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908">
            <text:p>436908</text:p>
          </table:table-cell>
          <table:table-cell office:value-type="string">
            <text:p>/science/ouradvisors/cot/cotstatements/cotstatementsyrs/cotstatements1997/402216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905">
            <text:p>436905</text:p>
          </table:table-cell>
          <table:table-cell office:value-type="string">
            <text:p>/science/ouradvisors/cot/cotstatements/cotstatementsyrs/cotstatements1997/bisphen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029">
            <text:p>437029</text:p>
          </table:table-cell>
          <table:table-cell office:value-type="string">
            <text:p>/science/ouradvisors/cot/cotstatements/cotstatementsyrs/cotstatements1997/cotstatementdentalamalgam97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57">
            <text:p>436857</text:p>
          </table:table-cell>
          <table:table-cell office:value-type="string">
            <text:p>/science/ouradvisors/cot/cotstatements/cotstatementsyrs/cotstatements1997/cotstatementsalatrims1997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927">
            <text:p>436927</text:p>
          </table:table-cell>
          <table:table-cell office:value-type="string">
            <text:p>/science/ouradvisors/cot/cotstatements/cotstatementsyrs/cotstatements1997/iodinecow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942">
            <text:p>436942</text:p>
          </table:table-cell>
          <table:table-cell office:value-type="string">
            <text:p>/science/ouradvisors/cot/cotstatements/cotstatementsyrs/cotstatements1997/ochravinefruit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987">
            <text:p>436987</text:p>
          </table:table-cell>
          <table:table-cell office:value-type="string">
            <text:p>/science/ouradvisors/cot/cotstatements/cotstatementsyrs/cotstatements1997/polybip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981">
            <text:p>436981</text:p>
          </table:table-cell>
          <table:table-cell office:value-type="string">
            <text:p>/science/ouradvisors/cot/cotstatements/cotstatementsyrs/cotstatements1997/tetradryclean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035">
            <text:p>437035</text:p>
          </table:table-cell>
          <table:table-cell office:value-type="string">
            <text:p>/science/ouradvisors/cot/cotstatements/cotstatementsyrs/cotstatements1997/vitb6tox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96">
            <text:p>436196</text:p>
          </table:table-cell>
          <table:table-cell office:value-type="string">
            <text:p>/science/ouradvisors/cot/cotstatements/cotstatementsyrs/cotstatements1998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975">
            <text:p>436975</text:p>
          </table:table-cell>
          <table:table-cell office:value-type="string">
            <text:p>/science/ouradvisors/cot/cotstatements/cotstatementsyrs/cotstatements1998/cotstatementmycosterig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005">
            <text:p>437005</text:p>
          </table:table-cell>
          <table:table-cell office:value-type="string">
            <text:p>/science/ouradvisors/cot/cotstatements/cotstatementsyrs/cotstatements1998/elementdiet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957">
            <text:p>436957</text:p>
          </table:table-cell>
          <table:table-cell office:value-type="string">
            <text:p>/science/ouradvisors/cot/cotstatements/cotstatementsyrs/cotstatements1998/intakevitb6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972">
            <text:p>436972</text:p>
          </table:table-cell>
          <table:table-cell office:value-type="string">
            <text:p>/science/ouradvisors/cot/cotstatements/cotstatementsyrs/cotstatements1998/monil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99">
            <text:p>436199</text:p>
          </table:table-cell>
          <table:table-cell office:value-type="string">
            <text:p>/science/ouradvisors/cot/cotstatements/cotstatementsyrs/cotstatements1999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914">
            <text:p>436914</text:p>
          </table:table-cell>
          <table:table-cell office:value-type="string">
            <text:p>/science/ouradvisors/cot/cotstatements/cotstatementsyrs/cotstatements1999/chlorwater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966">
            <text:p>436966</text:p>
          </table:table-cell>
          <table:table-cell office:value-type="string">
            <text:p>/science/ouradvisors/cot/cotstatements/cotstatementsyrs/cotstatements1999/cotstatementlectin9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8475">
            <text:p>458475</text:p>
          </table:table-cell>
          <table:table-cell office:value-type="string">
            <text:p>/science/ouradvisors/cot/cotstatements/cotstatementsyrs/cotstatements1999/cotstatementpinebark9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54">
            <text:p>436854</text:p>
          </table:table-cell>
          <table:table-cell office:value-type="string">
            <text:p>/science/ouradvisors/cot/cotstatements/cotstatementsyrs/cotstatements1999/cotstatementsalatrims9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969">
            <text:p>436969</text:p>
          </table:table-cell>
          <table:table-cell office:value-type="string">
            <text:p>/science/ouradvisors/cot/cotstatements/cotstatementsyrs/cotstatements1999/greenfish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939">
            <text:p>436939</text:p>
          </table:table-cell>
          <table:table-cell office:value-type="string">
            <text:p>/science/ouradvisors/cot/cotstatements/cotstatementsyrs/cotstatements1999/humanmetab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095">
            <text:p>437095</text:p>
          </table:table-cell>
          <table:table-cell office:value-type="string">
            <text:p>/science/ouradvisors/cot/cotstatements/cotstatementsyrs/cotstatements1999/maloncsspray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999">
            <text:p>436999</text:p>
          </table:table-cell>
          <table:table-cell office:value-type="string">
            <text:p>/science/ouradvisors/cot/cotstatements/cotstatementsyrs/cotstatements1999/pcddsfish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02">
            <text:p>436202</text:p>
          </table:table-cell>
          <table:table-cell office:value-type="string">
            <text:p>/science/ouradvisors/cot/cotstatements/cotstatementsyrs/cotstatements2000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363">
            <text:p>437363</text:p>
          </table:table-cell>
          <table:table-cell office:value-type="string">
            <text:p>/science/ouradvisors/cot/cotstatements/cotstatementsyrs/cotstatements2000/cot-athicacid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116">
            <text:p>437116</text:p>
          </table:table-cell>
          <table:table-cell office:value-type="string">
            <text:p>/science/ouradvisors/cot/cotstatements/cotstatementsyrs/cotstatements2000/cotdioxin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480">
            <text:p>436480</text:p>
          </table:table-cell>
          <table:table-cell office:value-type="string">
            <text:p>/science/ouradvisors/cot/cotstatements/cotstatementsyrs/cotstatements2000/cotstatementimplants2000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372">
            <text:p>437372</text:p>
          </table:table-cell>
          <table:table-cell office:value-type="string">
            <text:p>/science/ouradvisors/cot/cotstatements/cotstatementsyrs/cotstatements2000/cottotaldiet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341">
            <text:p>437341</text:p>
          </table:table-cell>
          <table:table-cell office:value-type="string">
            <text:p>/science/ouradvisors/cot/cotstatements/cotstatementsyrs/cotstatements2000/cowsmilk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918">
            <text:p>436918</text:p>
          </table:table-cell>
          <table:table-cell office:value-type="string">
            <text:p>/science/ouradvisors/cot/cotstatements/cotstatementsyrs/cotstatements2000/dioxins_egg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996">
            <text:p>436996</text:p>
          </table:table-cell>
          <table:table-cell office:value-type="string">
            <text:p>/science/ouradvisors/cot/cotstatements/cotstatementsyrs/cotstatements2000/fungiblberrie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510">
            <text:p>436510</text:p>
          </table:table-cell>
          <table:table-cell office:value-type="string">
            <text:p>/science/ouradvisors/cot/cotstatements/cotstatementsyrs/cotstatements2000/hexachlorobutadiene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344">
            <text:p>437344</text:p>
          </table:table-cell>
          <table:table-cell office:value-type="string">
            <text:p>/science/ouradvisors/cot/cotstatements/cotstatementsyrs/cotstatements2000/potatoesgm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002">
            <text:p>437002</text:p>
          </table:table-cell>
          <table:table-cell office:value-type="string">
            <text:p>/science/ouradvisors/cot/cotstatements/cotstatementsyrs/cotstatements2000/sterig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87">
            <text:p>436887</text:p>
          </table:table-cell>
          <table:table-cell office:value-type="string">
            <text:p>/science/ouradvisors/cot/cotstatements/cotstatementsyrs/cotstatements2000/triglyceride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05">
            <text:p>436205</text:p>
          </table:table-cell>
          <table:table-cell office:value-type="string">
            <text:p>/science/ouradvisors/cot/cotstatements/cotstatementsyrs/cotstatements2001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69">
            <text:p>436869</text:p>
          </table:table-cell>
          <table:table-cell office:value-type="string">
            <text:p>/science/ouradvisors/cot/cotstatements/cotstatementsyrs/cotstatements2001/3659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90">
            <text:p>436890</text:p>
          </table:table-cell>
          <table:table-cell office:value-type="string">
            <text:p>/science/ouradvisors/cot/cotstatements/cotstatementsyrs/cotstatements2001/bisphenol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990">
            <text:p>436990</text:p>
          </table:table-cell>
          <table:table-cell office:value-type="string">
            <text:p>/science/ouradvisors/cot/cotstatements/cotstatementsyrs/cotstatements2001/caffeine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78">
            <text:p>436878</text:p>
          </table:table-cell>
          <table:table-cell office:value-type="string">
            <text:p>/science/ouradvisors/cot/cotstatements/cotstatementsyrs/cotstatements2001/cotpolycyclic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017">
            <text:p>437017</text:p>
          </table:table-cell>
          <table:table-cell office:value-type="string">
            <text:p>/science/ouradvisors/cot/cotstatements/cotstatementsyrs/cotstatements2001/dioxinsstate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498">
            <text:p>436498</text:p>
          </table:table-cell>
          <table:table-cell office:value-type="string">
            <text:p>/science/ouradvisors/cot/cotstatements/cotstatementsyrs/cotstatements2001/sahsulandfill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08">
            <text:p>436208</text:p>
          </table:table-cell>
          <table:table-cell office:value-type="string">
            <text:p>/science/ouradvisors/cot/cotstatements/cotstatementsyrs/cotstatements2002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69">
            <text:p>436669</text:p>
          </table:table-cell>
          <table:table-cell office:value-type="string">
            <text:p>/science/ouradvisors/cot/cotstatements/cotstatementsyrs/cotstatements2002/cotfoodadditive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011">
            <text:p>437011</text:p>
          </table:table-cell>
          <table:table-cell office:value-type="string">
            <text:p>/science/ouradvisors/cot/cotstatements/cotstatementsyrs/cotstatements2002/cotstatementdeet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477">
            <text:p>436477</text:p>
          </table:table-cell>
          <table:table-cell office:value-type="string">
            <text:p>/science/ouradvisors/cot/cotstatements/cotstatementsyrs/cotstatements2002/cotstatementimplants200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492">
            <text:p>436492</text:p>
          </table:table-cell>
          <table:table-cell office:value-type="string">
            <text:p>/science/ouradvisors/cot/cotstatements/cotstatementsyrs/cotstatements2002/cotstatementphenol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143">
            <text:p>437143</text:p>
          </table:table-cell>
          <table:table-cell office:value-type="string">
            <text:p>/science/ouradvisors/cot/cotstatements/cotstatementsyrs/cotstatements2002/jointgeopro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507">
            <text:p>436507</text:p>
          </table:table-cell>
          <table:table-cell office:value-type="string">
            <text:p>/science/ouradvisors/cot/cotstatements/cotstatementsyrs/cotstatements2002/pavastatement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11">
            <text:p>436211</text:p>
          </table:table-cell>
          <table:table-cell office:value-type="string">
            <text:p>/science/ouradvisors/cot/cotstatements/cotstatementsyrs/cotstatements2003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902">
            <text:p>436902</text:p>
          </table:table-cell>
          <table:table-cell office:value-type="string">
            <text:p>/science/ouradvisors/cot/cotstatements/cotstatementsyrs/cotstatements2003/arsenicstatement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93">
            <text:p>436893</text:p>
          </table:table-cell>
          <table:table-cell office:value-type="string">
            <text:p>/science/ouradvisors/cot/cotstatements/cotstatementsyrs/cotstatements2003/cotmercurystatement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75">
            <text:p>436875</text:p>
          </table:table-cell>
          <table:table-cell office:value-type="string">
            <text:p>/science/ouradvisors/cot/cotstatements/cotstatementsyrs/cotstatements2003/cotpbpkstatement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921">
            <text:p>436921</text:p>
          </table:table-cell>
          <table:table-cell office:value-type="string">
            <text:p>/science/ouradvisors/cot/cotstatements/cotstatementsyrs/cotstatements2003/fluorine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936">
            <text:p>436936</text:p>
          </table:table-cell>
          <table:table-cell office:value-type="string">
            <text:p>/science/ouradvisors/cot/cotstatements/cotstatementsyrs/cotstatements2003/statementmetal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14">
            <text:p>436214</text:p>
          </table:table-cell>
          <table:table-cell office:value-type="string">
            <text:p>/science/ouradvisors/cot/cotstatements/cotstatementsyrs/cotstatements2004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99">
            <text:p>436899</text:p>
          </table:table-cell>
          <table:table-cell office:value-type="string">
            <text:p>/science/ouradvisors/cot/cotstatements/cotstatementsyrs/cotstatements2004/acidsweet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483">
            <text:p>436483</text:p>
          </table:table-cell>
          <table:table-cell office:value-type="string">
            <text:p>/science/ouradvisors/cot/cotstatements/cotstatementsyrs/cotstatements2004/chlorwater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96">
            <text:p>436896</text:p>
          </table:table-cell>
          <table:table-cell office:value-type="string">
            <text:p>/science/ouradvisors/cot/cotstatements/cotstatementsyrs/cotstatements2004/cotstatebreastmilk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911">
            <text:p>436911</text:p>
          </table:table-cell>
          <table:table-cell office:value-type="string">
            <text:p>/science/ouradvisors/cot/cotstatements/cotstatementsyrs/cotstatements2004/cotstatementbfrfish200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933">
            <text:p>436933</text:p>
          </table:table-cell>
          <table:table-cell office:value-type="string">
            <text:p>/science/ouradvisors/cot/cotstatements/cotstatementsyrs/cotstatements2004/cotstatements2004malerepro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380">
            <text:p>437380</text:p>
          </table:table-cell>
          <table:table-cell office:value-type="string">
            <text:p>/science/ouradvisors/cot/cotstatements/cotstatementsyrs/cotstatements2004/cotstatements2004mercury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63">
            <text:p>436863</text:p>
          </table:table-cell>
          <table:table-cell office:value-type="string">
            <text:p>/science/ouradvisors/cot/cotstatements/cotstatementsyrs/cotstatements2004/cotstatements2004metal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978">
            <text:p>436978</text:p>
          </table:table-cell>
          <table:table-cell office:value-type="string">
            <text:p>/science/ouradvisors/cot/cotstatements/cotstatementsyrs/cotstatements2004/cotstatements2004tbbp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81">
            <text:p>436881</text:p>
          </table:table-cell>
          <table:table-cell office:value-type="string">
            <text:p>/science/ouradvisors/cot/cotstatements/cotstatementsyrs/cotstatements2004/cotstatements2004tryptophan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504">
            <text:p>436504</text:p>
          </table:table-cell>
          <table:table-cell office:value-type="string">
            <text:p>/science/ouradvisors/cot/cotstatements/cotstatementsyrs/cotstatements2004/pavaspray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155">
            <text:p>437155</text:p>
          </table:table-cell>
          <table:table-cell office:value-type="string">
            <text:p>/science/ouradvisors/cot/cotstatements/cotstatementsyrs/cotstatements2004/tobacco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152">
            <text:p>437152</text:p>
          </table:table-cell>
          <table:table-cell office:value-type="string">
            <text:p>/science/ouradvisors/cot/cotstatements/cotstatementsyrs/cotstatements2004/toxicogenomic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17">
            <text:p>436217</text:p>
          </table:table-cell>
          <table:table-cell office:value-type="string">
            <text:p>/science/ouradvisors/cot/cotstatements/cotstatementsyrs/cotstatements2005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72">
            <text:p>436672</text:p>
          </table:table-cell>
          <table:table-cell office:value-type="string">
            <text:p>/science/ouradvisors/cot/cotstatements/cotstatementsyrs/cotstatements2005/30742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948">
            <text:p>436948</text:p>
          </table:table-cell>
          <table:table-cell office:value-type="string">
            <text:p>/science/ouradvisors/cot/cotstatements/cotstatementsyrs/cotstatements2005/cotstatements2005phoscph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20">
            <text:p>436220</text:p>
          </table:table-cell>
          <table:table-cell office:value-type="string">
            <text:p>/science/ouradvisors/cot/cotstatements/cotstatementsyrs/cotstatements2006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75">
            <text:p>436675</text:p>
          </table:table-cell>
          <table:table-cell office:value-type="string">
            <text:p>/science/ouradvisors/cot/cotstatements/cotstatementsyrs/cotstatements2006/371075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963">
            <text:p>436963</text:p>
          </table:table-cell>
          <table:table-cell office:value-type="string">
            <text:p>/science/ouradvisors/cot/cotstatements/cotstatementsyrs/cotstatements2006/38977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84">
            <text:p>436884</text:p>
          </table:table-cell>
          <table:table-cell office:value-type="string">
            <text:p>/science/ouradvisors/cot/cotstatements/cotstatementsyrs/cotstatements2006/cot20061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041">
            <text:p>437041</text:p>
          </table:table-cell>
          <table:table-cell office:value-type="string">
            <text:p>/science/ouradvisors/cot/cotstatements/cotstatementsyrs/cotstatements2006/cotstatement061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930">
            <text:p>436930</text:p>
          </table:table-cell>
          <table:table-cell office:value-type="string">
            <text:p>/science/ouradvisors/cot/cotstatements/cotstatementsyrs/cotstatements2006/cotstatement2006dietdrug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66">
            <text:p>436866</text:p>
          </table:table-cell>
          <table:table-cell office:value-type="string">
            <text:p>/science/ouradvisors/cot/cotstatements/cotstatementsyrs/cotstatements2006/cotstatement2006dioxintef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945">
            <text:p>436945</text:p>
          </table:table-cell>
          <table:table-cell office:value-type="string">
            <text:p>/science/ouradvisors/cot/cotstatements/cotstatementsyrs/cotstatements2006/cotstatement2006fishsurvey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486">
            <text:p>436486</text:p>
          </table:table-cell>
          <table:table-cell office:value-type="string">
            <text:p>/science/ouradvisors/cot/cotstatements/cotstatementsyrs/cotstatements2006/cotstatementcspava0606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489">
            <text:p>436489</text:p>
          </table:table-cell>
          <table:table-cell office:value-type="string">
            <text:p>/science/ouradvisors/cot/cotstatements/cotstatementsyrs/cotstatements2006/cotstatementhydrogel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023">
            <text:p>437023</text:p>
          </table:table-cell>
          <table:table-cell office:value-type="string">
            <text:p>/science/ouradvisors/cot/cotstatements/cotstatementsyrs/cotstatements2006/cotstatementpfoa200610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020">
            <text:p>437020</text:p>
          </table:table-cell>
          <table:table-cell office:value-type="string">
            <text:p>/science/ouradvisors/cot/cotstatements/cotstatementsyrs/cotstatements2006/cotstatementpfos20060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960">
            <text:p>436960</text:p>
          </table:table-cell>
          <table:table-cell office:value-type="string">
            <text:p>/science/ouradvisors/cot/cotstatements/cotstatementsyrs/cotstatements2006/cotstatementpsp200608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495">
            <text:p>436495</text:p>
          </table:table-cell>
          <table:table-cell office:value-type="string">
            <text:p>/science/ouradvisors/cot/cotstatements/cotstatementsyrs/cotstatements2006/cotstatementrcep0605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924">
            <text:p>436924</text:p>
          </table:table-cell>
          <table:table-cell office:value-type="string">
            <text:p>/science/ouradvisors/cot/cotstatements/cotstatementsyrs/cotstatements2006/cotstatements2006additive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8254">
            <text:p>438254</text:p>
          </table:table-cell>
          <table:table-cell office:value-type="string">
            <text:p>/science/ouradvisors/cot/cotstatements/cotstatementsyrs/cotstatements2006/cotstatements2006apricotkernels</text:p>
          </table:table-cell>
          <table:table-cell office:value-type="string">
            <text:p>Committee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032">
            <text:p>437032</text:p>
          </table:table-cell>
          <table:table-cell office:value-type="string">
            <text:p>/science/ouradvisors/cot/cotstatements/cotstatementsyrs/cotstatements2006/cotstatements2006uranium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23">
            <text:p>436223</text:p>
          </table:table-cell>
          <table:table-cell office:value-type="string">
            <text:p>/science/ouradvisors/cot/cotstatements/cotstatementsyrs/cotstatements2007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60">
            <text:p>436860</text:p>
          </table:table-cell>
          <table:table-cell office:value-type="string">
            <text:p>/science/ouradvisors/cot/cotstatements/cotstatementsyrs/cotstatements2007/colpreservechildren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525">
            <text:p>436525</text:p>
          </table:table-cell>
          <table:table-cell office:value-type="string">
            <text:p>/science/ouradvisors/cot/cotstatements/cotstatementsyrs/cotstatements2007/cot20070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72">
            <text:p>436872</text:p>
          </table:table-cell>
          <table:table-cell office:value-type="string">
            <text:p>/science/ouradvisors/cot/cotstatements/cotstatementsyrs/cotstatements2007/cot20070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984">
            <text:p>436984</text:p>
          </table:table-cell>
          <table:table-cell office:value-type="string">
            <text:p>/science/ouradvisors/cot/cotstatements/cotstatementsyrs/cotstatements2007/cot20070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008">
            <text:p>437008</text:p>
          </table:table-cell>
          <table:table-cell office:value-type="string">
            <text:p>/science/ouradvisors/cot/cotstatements/cotstatementsyrs/cotstatements2007/cotstatementbalpa0706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038">
            <text:p>437038</text:p>
          </table:table-cell>
          <table:table-cell office:value-type="string">
            <text:p>/science/ouradvisors/cot/cotstatements/cotstatementsyrs/cotstatements2007/pav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7255">
            <text:p>467255</text:p>
          </table:table-cell>
          <table:table-cell office:value-type="string">
            <text:p>/science/ouradvisors/cot/cotstatements/cotstatementsyrs/cotstatements2008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7735">
            <text:p>467735</text:p>
          </table:table-cell>
          <table:table-cell office:value-type="string">
            <text:p>/science/ouradvisors/cot/cotstatements/cotstatementsyrs/cotstatements2008/cot20080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9593">
            <text:p>479593</text:p>
          </table:table-cell>
          <table:table-cell office:value-type="string">
            <text:p>/science/ouradvisors/cot/cotstatements/cotstatementsyrs/cotstatements2008/cot20080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4057">
            <text:p>484057</text:p>
          </table:table-cell>
          <table:table-cell office:value-type="string">
            <text:p>/science/ouradvisors/cot/cotstatements/cotstatementsyrs/cotstatements2008/cot200807peanut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9471">
            <text:p>509471</text:p>
          </table:table-cell>
          <table:table-cell office:value-type="string">
            <text:p>/science/ouradvisors/cot/cotstatements/cotstatementsyrs/cotstatements2008/cot20080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7270">
            <text:p>467270</text:p>
          </table:table-cell>
          <table:table-cell office:value-type="string">
            <text:p>/science/ouradvisors/cot/cotstatements/cotstatementsyrs/cotstatements2008/cotdbp20080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9166">
            <text:p>479166</text:p>
          </table:table-cell>
          <table:table-cell office:value-type="string">
            <text:p>/science/ouradvisors/cot/cotstatements/cotstatementsyrs/cotstatements2008/cotstatement200806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0185">
            <text:p>490185</text:p>
          </table:table-cell>
          <table:table-cell office:value-type="string">
            <text:p>/science/ouradvisors/cot/cotstatements/cotstatementsyrs/cotstatements2008/cotstatement200808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7409">
            <text:p>477409</text:p>
          </table:table-cell>
          <table:table-cell office:value-type="string">
            <text:p>/science/ouradvisors/cot/cotstatements/cotstatementsyrs/cotstatements2008/cotstatementbracken200805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7257">
            <text:p>467257</text:p>
          </table:table-cell>
          <table:table-cell office:value-type="string">
            <text:p>/science/ouradvisors/cot/cotstatements/cotstatementsyrs/cotstatements2008/cottpa20080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3745">
            <text:p>503745</text:p>
          </table:table-cell>
          <table:table-cell office:value-type="string">
            <text:p>/science/ouradvisors/cot/cotstatements/cotstatementsyrs/cotstatements2009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3770">
            <text:p>503770</text:p>
          </table:table-cell>
          <table:table-cell office:value-type="string">
            <text:p>/science/ouradvisors/cot/cotstatements/cotstatementsyrs/cotstatements2009/cot20090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2067">
            <text:p>512067</text:p>
          </table:table-cell>
          <table:table-cell office:value-type="string">
            <text:p>/science/ouradvisors/cot/cotstatements/cotstatementsyrs/cotstatements2009/cot20090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3839">
            <text:p>523839</text:p>
          </table:table-cell>
          <table:table-cell office:value-type="string">
            <text:p>/science/ouradvisors/cot/cotstatements/cotstatementsyrs/cotstatements2009/cot20090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0008">
            <text:p>530008</text:p>
          </table:table-cell>
          <table:table-cell office:value-type="string">
            <text:p>/science/ouradvisors/cot/cotstatements/cotstatementsyrs/cotstatements2009/cot20090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8460">
            <text:p>548460</text:p>
          </table:table-cell>
          <table:table-cell office:value-type="string">
            <text:p>/science/ouradvisors/cot/cotstatements/cotstatementsyrs/cotstatements2009/cot200905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8462">
            <text:p>548462</text:p>
          </table:table-cell>
          <table:table-cell office:value-type="string">
            <text:p>/science/ouradvisors/cot/cotstatements/cotstatementsyrs/cotstatements2009/cot200906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4676">
            <text:p>554676</text:p>
          </table:table-cell>
          <table:table-cell office:value-type="string">
            <text:p>/science/ouradvisors/cot/cotstatements/cotstatementsyrs/cotstatements2010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4678">
            <text:p>554678</text:p>
          </table:table-cell>
          <table:table-cell office:value-type="string">
            <text:p>/science/ouradvisors/cot/cotstatements/cotstatementsyrs/cotstatements2010/cot20100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0091">
            <text:p>570091</text:p>
          </table:table-cell>
          <table:table-cell office:value-type="string">
            <text:p>/science/ouradvisors/cot/cotstatements/cotstatementsyrs/cotstatements2010/cot20100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7212">
            <text:p>567212</text:p>
          </table:table-cell>
          <table:table-cell office:value-type="string">
            <text:p>/science/ouradvisors/cot/cotstatements/cotstatementsyrs/cotstatements2011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7228">
            <text:p>567228</text:p>
          </table:table-cell>
          <table:table-cell office:value-type="string">
            <text:p>/science/ouradvisors/cot/cotstatements/cotstatementsyrs/cotstatements2011/cot20110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0089">
            <text:p>570089</text:p>
          </table:table-cell>
          <table:table-cell office:value-type="string">
            <text:p>/science/ouradvisors/cot/cotstatements/cotstatementsyrs/cotstatements2011/cot20110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3577">
            <text:p>573577</text:p>
          </table:table-cell>
          <table:table-cell office:value-type="string">
            <text:p>/science/ouradvisors/cot/cotstatements/cotstatementsyrs/cotstatements2011/cot20110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6054">
            <text:p>576054</text:p>
          </table:table-cell>
          <table:table-cell office:value-type="string">
            <text:p>/science/ouradvisors/cot/cotstatements/cotstatementsyrs/cotstatements2011/cot20110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1640">
            <text:p>591640</text:p>
          </table:table-cell>
          <table:table-cell office:value-type="string">
            <text:p>/science/ouradvisors/cot/cotstatements/cotstatementsyrs/cotstatements2011/cot201105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3556">
            <text:p>593556</text:p>
          </table:table-cell>
          <table:table-cell office:value-type="string">
            <text:p>/science/ouradvisors/cot/cotstatements/cotstatementsyrs/cotstatements2011/cot201106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4133">
            <text:p>604133</text:p>
          </table:table-cell>
          <table:table-cell office:value-type="string">
            <text:p>/science/ouradvisors/cot/cotstatements/cotstatementsyrs/cotstatements2011/cot201107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9517">
            <text:p>609517</text:p>
          </table:table-cell>
          <table:table-cell office:value-type="string">
            <text:p>/science/ouradvisors/cot/cotstatements/cotstatementsyrs/cotstatements2012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6694">
            <text:p>646694</text:p>
          </table:table-cell>
          <table:table-cell office:value-type="string">
            <text:p>/science/ouradvisors/cot/cotstatements/cotstatementsyrs/cotstatements2012/64669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0147">
            <text:p>650147</text:p>
          </table:table-cell>
          <table:table-cell office:value-type="string">
            <text:p>/science/ouradvisors/cot/cotstatements/cotstatementsyrs/cotstatements2012/650147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9886">
            <text:p>609886</text:p>
          </table:table-cell>
          <table:table-cell office:value-type="string">
            <text:p>/science/ouradvisors/cot/cotstatements/cotstatementsyrs/cotstatements2012/cot20120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2171">
            <text:p>652171</text:p>
          </table:table-cell>
          <table:table-cell office:value-type="string">
            <text:p>/science/ouradvisors/cot/cotstatements/cotstatementsyrs/cotstatements2012/cotstatement20120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0149">
            <text:p>650149</text:p>
          </table:table-cell>
          <table:table-cell office:value-type="string">
            <text:p>/science/ouradvisors/cot/cotstatements/cotstatementsyrs/cotstatements2013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7488">
            <text:p>677488</text:p>
          </table:table-cell>
          <table:table-cell office:value-type="string">
            <text:p>/science/ouradvisors/cot/cotstatements/cotstatementsyrs/cotstatements2013/aluminium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6586">
            <text:p>696586</text:p>
          </table:table-cell>
          <table:table-cell office:value-type="string">
            <text:p>/science/ouradvisors/cot/cotstatements/cotstatementsyrs/cotstatements2013/cotposaspartame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3949">
            <text:p>693949</text:p>
          </table:table-cell>
          <table:table-cell office:value-type="string">
            <text:p>/science/ouradvisors/cot/cotstatements/cotstatementsyrs/cotstatements2013/cotpospacabair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7385">
            <text:p>707385</text:p>
          </table:table-cell>
          <table:table-cell office:value-type="string">
            <text:p>/science/ouradvisors/cot/cotstatements/cotstatementsyrs/cotstatements2013/cotstatphyto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5925">
            <text:p>705925</text:p>
          </table:table-cell>
          <table:table-cell office:value-type="string">
            <text:p>/science/ouradvisors/cot/cotstatements/cotstatementsyrs/cotstatements2013/cotstavit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0876">
            <text:p>680876</text:p>
          </table:table-cell>
          <table:table-cell office:value-type="string">
            <text:p>/science/ouradvisors/cot/cotstatements/cotstatementsyrs/cotstatements2013/lead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6042">
            <text:p>706042</text:p>
          </table:table-cell>
          <table:table-cell office:value-type="string">
            <text:p>/science/ouradvisors/cot/cotstatements/cotstatementsyrs/cotstatements2014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8460">
            <text:p>708460</text:p>
          </table:table-cell>
          <table:table-cell office:value-type="string">
            <text:p>/science/ouradvisors/cot/cotstatements/cotstatementsyrs/cotstatements2014/cotpospapot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2917">
            <text:p>712917</text:p>
          </table:table-cell>
          <table:table-cell office:value-type="string">
            <text:p>/science/ouradvisors/cot/cotstatements/cotstatementsyrs/cotstatements2014/cotstatmonhch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6903">
            <text:p>706903</text:p>
          </table:table-cell>
          <table:table-cell office:value-type="string">
            <text:p>/science/ouradvisors/cot/cotstatements/cotstatementsyrs/cotstatements2014/cotstatorg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2914">
            <text:p>712914</text:p>
          </table:table-cell>
          <table:table-cell office:value-type="string">
            <text:p>/science/ouradvisors/cot/cotstatements/cotstatementsyrs/cotstatements2014/cotstmtonpfo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26">
            <text:p>436226</text:p>
          </table:table-cell>
          <table:table-cell office:value-type="string">
            <text:p>/science/ouradvisors/cot/cotwg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32">
            <text:p>436232</text:p>
          </table:table-cell>
          <table:table-cell office:value-type="string">
            <text:p>/science/ouradvisors/cot/cotwg/foodintolwg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031">
            <text:p>436031</text:p>
          </table:table-cell>
          <table:table-cell office:value-type="string">
            <text:p>/science/ouradvisors/cot/cotwg/lowermoorsub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1521">
            <text:p>461521</text:p>
          </table:table-cell>
          <table:table-cell office:value-type="string">
            <text:p>/science/ouradvisors/cot/cotwg/lowermoorsub/draftlowermoorreport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42">
            <text:p>437242</text:p>
          </table:table-cell>
          <table:table-cell office:value-type="string">
            <text:p>/science/ouradvisors/cot/cotwg/lowermoorsub/lowermoormember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80">
            <text:p>436280</text:p>
          </table:table-cell>
          <table:table-cell office:value-type="string">
            <text:p>/science/ouradvisors/cot/cotwg/lowermoorsub/lowermoormtgs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7828">
            <text:p>647828</text:p>
          </table:table-cell>
          <table:table-cell office:value-type="string">
            <text:p>/science/ouradvisors/cot/cotwg/lowermoorsub/lowermoormtgs/647828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7830">
            <text:p>647830</text:p>
          </table:table-cell>
          <table:table-cell office:value-type="string">
            <text:p>/science/ouradvisors/cot/cotwg/lowermoorsub/lowermoormtgs/647828/lowermooragenda647830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65">
            <text:p>436265</text:p>
          </table:table-cell>
          <table:table-cell office:value-type="string">
            <text:p>/science/ouradvisors/cot/cotwg/lowermoorsub/lowermoormtgs/lowermoormeet0507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0671">
            <text:p>510671</text:p>
          </table:table-cell>
          <table:table-cell office:value-type="string">
            <text:p>/science/ouradvisors/cot/cotwg/lowermoorsub/lowermoormtgs/lowermoormeet0507/lowermoordraftmins7may07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164">
            <text:p>437164</text:p>
          </table:table-cell>
          <table:table-cell office:value-type="string">
            <text:p>/science/ouradvisors/cot/cotwg/lowermoorsub/lowermoormtgs/lowermoormeet0507/lowermoormeet0507agend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4200">
            <text:p>594200</text:p>
          </table:table-cell>
          <table:table-cell office:value-type="string">
            <text:p>/science/ouradvisors/cot/cotwg/lowermoorsub/lowermoormtgs/lowermoormeet081211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7891">
            <text:p>647891</text:p>
          </table:table-cell>
          <table:table-cell office:value-type="string">
            <text:p>/science/ouradvisors/cot/cotwg/lowermoorsub/lowermoormtgs/lowermoormeet081211/64789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4211">
            <text:p>594211</text:p>
          </table:table-cell>
          <table:table-cell office:value-type="string">
            <text:p>/science/ouradvisors/cot/cotwg/lowermoorsub/lowermoormtgs/lowermoormeet081211/lowermoormeet08121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38">
            <text:p>436238</text:p>
          </table:table-cell>
          <table:table-cell office:value-type="string">
            <text:p>/science/ouradvisors/cot/cotwg/lowermoorsub/lowermoormtgs/lowermoormeet10mar03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170">
            <text:p>437170</text:p>
          </table:table-cell>
          <table:table-cell office:value-type="string">
            <text:p>/science/ouradvisors/cot/cotwg/lowermoorsub/lowermoormtgs/lowermoormeet10mar03/lowermooragenda10mar0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06">
            <text:p>437206</text:p>
          </table:table-cell>
          <table:table-cell office:value-type="string">
            <text:p>/science/ouradvisors/cot/cotwg/lowermoorsub/lowermoormtgs/lowermoormeet10mar03/lowermoormins10mar0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41">
            <text:p>436241</text:p>
          </table:table-cell>
          <table:table-cell office:value-type="string">
            <text:p>/science/ouradvisors/cot/cotwg/lowermoorsub/lowermoormtgs/lowermoormeet10oct05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173">
            <text:p>437173</text:p>
          </table:table-cell>
          <table:table-cell office:value-type="string">
            <text:p>/science/ouradvisors/cot/cotwg/lowermoorsub/lowermoormtgs/lowermoormeet10oct05/lowermooragenda10oct05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09">
            <text:p>437209</text:p>
          </table:table-cell>
          <table:table-cell office:value-type="string">
            <text:p>/science/ouradvisors/cot/cotwg/lowermoorsub/lowermoormtgs/lowermoormeet10oct05/lowermoormins10oct05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44">
            <text:p>436244</text:p>
          </table:table-cell>
          <table:table-cell office:value-type="string">
            <text:p>/science/ouradvisors/cot/cotwg/lowermoorsub/lowermoormtgs/lowermoormeet14dec04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176">
            <text:p>437176</text:p>
          </table:table-cell>
          <table:table-cell office:value-type="string">
            <text:p>/science/ouradvisors/cot/cotwg/lowermoorsub/lowermoormtgs/lowermoormeet14dec04/lowermooragenda14dec0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12">
            <text:p>437212</text:p>
          </table:table-cell>
          <table:table-cell office:value-type="string">
            <text:p>/science/ouradvisors/cot/cotwg/lowermoorsub/lowermoormtgs/lowermoormeet14dec04/lowermoormeetmins14dec0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47">
            <text:p>436247</text:p>
          </table:table-cell>
          <table:table-cell office:value-type="string">
            <text:p>/science/ouradvisors/cot/cotwg/lowermoorsub/lowermoormtgs/lowermoormeet14jun05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179">
            <text:p>437179</text:p>
          </table:table-cell>
          <table:table-cell office:value-type="string">
            <text:p>/science/ouradvisors/cot/cotwg/lowermoorsub/lowermoormtgs/lowermoormeet14jun05/lowermooragenda14jun05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15">
            <text:p>437215</text:p>
          </table:table-cell>
          <table:table-cell office:value-type="string">
            <text:p>/science/ouradvisors/cot/cotwg/lowermoorsub/lowermoormtgs/lowermoormeet14jun05/lowermoormins14jun05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50">
            <text:p>436250</text:p>
          </table:table-cell>
          <table:table-cell office:value-type="string">
            <text:p>/science/ouradvisors/cot/cotwg/lowermoorsub/lowermoormtgs/lowermoormeet15sept03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182">
            <text:p>437182</text:p>
          </table:table-cell>
          <table:table-cell office:value-type="string">
            <text:p>/science/ouradvisors/cot/cotwg/lowermoorsub/lowermoormtgs/lowermoormeet15sept03/lowermooragenda15sept0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18">
            <text:p>437218</text:p>
          </table:table-cell>
          <table:table-cell office:value-type="string">
            <text:p>/science/ouradvisors/cot/cotwg/lowermoorsub/lowermoormtgs/lowermoormeet15sept03/lowermoormeetmins15sept0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3808">
            <text:p>443808</text:p>
          </table:table-cell>
          <table:table-cell office:value-type="string">
            <text:p>/science/ouradvisors/cot/cotwg/lowermoorsub/lowermoormtgs/lowermoormeet161001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3811">
            <text:p>443811</text:p>
          </table:table-cell>
          <table:table-cell office:value-type="string">
            <text:p>/science/ouradvisors/cot/cotwg/lowermoorsub/lowermoormtgs/lowermoormeet161001/lowermoormeetagenda16100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3961">
            <text:p>443961</text:p>
          </table:table-cell>
          <table:table-cell office:value-type="string">
            <text:p>/science/ouradvisors/cot/cotwg/lowermoorsub/lowermoormtgs/lowermoormeet161001/lowermoormins16oct0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53">
            <text:p>436253</text:p>
          </table:table-cell>
          <table:table-cell office:value-type="string">
            <text:p>/science/ouradvisors/cot/cotwg/lowermoorsub/lowermoormtgs/lowermoormeet16jul02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185">
            <text:p>437185</text:p>
          </table:table-cell>
          <table:table-cell office:value-type="string">
            <text:p>/science/ouradvisors/cot/cotwg/lowermoorsub/lowermoormtgs/lowermoormeet16jul02/lowermooragenda16jul0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3799">
            <text:p>443799</text:p>
          </table:table-cell>
          <table:table-cell office:value-type="string">
            <text:p>/science/ouradvisors/cot/cotwg/lowermoorsub/lowermoormtgs/lowermoormeet16jul02/lowermoormeetmin16jul0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3965">
            <text:p>443965</text:p>
          </table:table-cell>
          <table:table-cell office:value-type="string">
            <text:p>/science/ouradvisors/cot/cotwg/lowermoorsub/lowermoormtgs/lowermoormeet190503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3972">
            <text:p>443972</text:p>
          </table:table-cell>
          <table:table-cell office:value-type="string">
            <text:p>/science/ouradvisors/cot/cotwg/lowermoorsub/lowermoormtgs/lowermoormeet190503/lowermoormeet19may03agend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4037">
            <text:p>444037</text:p>
          </table:table-cell>
          <table:table-cell office:value-type="string">
            <text:p>/science/ouradvisors/cot/cotwg/lowermoorsub/lowermoormtgs/lowermoormeet190503/lowermoormins19may0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4062">
            <text:p>444062</text:p>
          </table:table-cell>
          <table:table-cell office:value-type="string">
            <text:p>/science/ouradvisors/cot/cotwg/lowermoorsub/lowermoormtgs/lowermoormeet191102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4073">
            <text:p>444073</text:p>
          </table:table-cell>
          <table:table-cell office:value-type="string">
            <text:p>/science/ouradvisors/cot/cotwg/lowermoorsub/lowermoormtgs/lowermoormeet191102/lowermooragenda19nov0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4064">
            <text:p>444064</text:p>
          </table:table-cell>
          <table:table-cell office:value-type="string">
            <text:p>/science/ouradvisors/cot/cotwg/lowermoorsub/lowermoormtgs/lowermoormeet191102/lowermoormins19nov0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4120">
            <text:p>444120</text:p>
          </table:table-cell>
          <table:table-cell office:value-type="string">
            <text:p>/science/ouradvisors/cot/cotwg/lowermoorsub/lowermoormtgs/lowermoormeet220102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4122">
            <text:p>444122</text:p>
          </table:table-cell>
          <table:table-cell office:value-type="string">
            <text:p>/science/ouradvisors/cot/cotwg/lowermoorsub/lowermoormtgs/lowermoormeet220102/lowermooragenda22jan0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4131">
            <text:p>444131</text:p>
          </table:table-cell>
          <table:table-cell office:value-type="string">
            <text:p>/science/ouradvisors/cot/cotwg/lowermoorsub/lowermoormtgs/lowermoormeet220102/lowermoormins22jan0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4143">
            <text:p>444143</text:p>
          </table:table-cell>
          <table:table-cell office:value-type="string">
            <text:p>/science/ouradvisors/cot/cotwg/lowermoorsub/lowermoormtgs/lowermoormeet241103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4145">
            <text:p>444145</text:p>
          </table:table-cell>
          <table:table-cell office:value-type="string">
            <text:p>/science/ouradvisors/cot/cotwg/lowermoorsub/lowermoormtgs/lowermoormeet241103/lowermooragenda24nov0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4149">
            <text:p>444149</text:p>
          </table:table-cell>
          <table:table-cell office:value-type="string">
            <text:p>/science/ouradvisors/cot/cotwg/lowermoorsub/lowermoormtgs/lowermoormeet241103/lowermoormins24nov0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4157">
            <text:p>444157</text:p>
          </table:table-cell>
          <table:table-cell office:value-type="string">
            <text:p>/science/ouradvisors/cot/cotwg/lowermoorsub/lowermoormtgs/lowermoormeet25sept06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4174">
            <text:p>444174</text:p>
          </table:table-cell>
          <table:table-cell office:value-type="string">
            <text:p>/science/ouradvisors/cot/cotwg/lowermoorsub/lowermoormtgs/lowermoormeet25sept06/lowermooragenda26sept06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9950">
            <text:p>469950</text:p>
          </table:table-cell>
          <table:table-cell office:value-type="string">
            <text:p>/science/ouradvisors/cot/cotwg/lowermoorsub/lowermoormtgs/lowermoormeet25sept06/lowermoormins19jan07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56">
            <text:p>436256</text:p>
          </table:table-cell>
          <table:table-cell office:value-type="string">
            <text:p>/science/ouradvisors/cot/cotwg/lowermoorsub/lowermoormtgs/lowermoormeet26jul04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188">
            <text:p>437188</text:p>
          </table:table-cell>
          <table:table-cell office:value-type="string">
            <text:p>/science/ouradvisors/cot/cotwg/lowermoorsub/lowermoormtgs/lowermoormeet26jul04/lowermooragenda26jul0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21">
            <text:p>437221</text:p>
          </table:table-cell>
          <table:table-cell office:value-type="string">
            <text:p>/science/ouradvisors/cot/cotwg/lowermoorsub/lowermoormtgs/lowermoormeet26jul04/lowermoormins26jul0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4188">
            <text:p>444188</text:p>
          </table:table-cell>
          <table:table-cell office:value-type="string">
            <text:p>/science/ouradvisors/cot/cotwg/lowermoorsub/lowermoormtgs/lowermoormeet270103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4423">
            <text:p>444423</text:p>
          </table:table-cell>
          <table:table-cell office:value-type="string">
            <text:p>/science/ouradvisors/cot/cotwg/lowermoorsub/lowermoormtgs/lowermoormeet270103/lowermoormins27jan0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4190">
            <text:p>444190</text:p>
          </table:table-cell>
          <table:table-cell office:value-type="string">
            <text:p>/science/ouradvisors/cot/cotwg/lowermoorsub/lowermoormtgs/lowermoormeet270103/lowermoorsubgroupagenda27jan0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4466">
            <text:p>444466</text:p>
          </table:table-cell>
          <table:table-cell office:value-type="string">
            <text:p>/science/ouradvisors/cot/cotwg/lowermoorsub/lowermoormtgs/lowermoormeet290502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4474">
            <text:p>444474</text:p>
          </table:table-cell>
          <table:table-cell office:value-type="string">
            <text:p>/science/ouradvisors/cot/cotwg/lowermoorsub/lowermoormtgs/lowermoormeet290502/lowermooragenda29may0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4481">
            <text:p>444481</text:p>
          </table:table-cell>
          <table:table-cell office:value-type="string">
            <text:p>/science/ouradvisors/cot/cotwg/lowermoorsub/lowermoormtgs/lowermoormeet290502/lowermoormins29may0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59">
            <text:p>436259</text:p>
          </table:table-cell>
          <table:table-cell office:value-type="string">
            <text:p>/science/ouradvisors/cot/cotwg/lowermoorsub/lowermoormtgs/lowermoormeet29mar04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191">
            <text:p>437191</text:p>
          </table:table-cell>
          <table:table-cell office:value-type="string">
            <text:p>/science/ouradvisors/cot/cotwg/lowermoorsub/lowermoormtgs/lowermoormeet29mar04/lowermooragenda29mar0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24">
            <text:p>437224</text:p>
          </table:table-cell>
          <table:table-cell office:value-type="string">
            <text:p>/science/ouradvisors/cot/cotwg/lowermoorsub/lowermoormtgs/lowermoormeet29mar04/lowermoormins29mar0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4836">
            <text:p>444836</text:p>
          </table:table-cell>
          <table:table-cell office:value-type="string">
            <text:p>/science/ouradvisors/cot/cotwg/lowermoorsub/lowermoormtgs/lowermoormeet30sept02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4841">
            <text:p>444841</text:p>
          </table:table-cell>
          <table:table-cell office:value-type="string">
            <text:p>/science/ouradvisors/cot/cotwg/lowermoorsub/lowermoormtgs/lowermoormeet30sept02/lowermooragenda30sept0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4882">
            <text:p>444882</text:p>
          </table:table-cell>
          <table:table-cell office:value-type="string">
            <text:p>/science/ouradvisors/cot/cotwg/lowermoorsub/lowermoormtgs/lowermoormeet30sept02/lowermoormins30sept0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62">
            <text:p>436262</text:p>
          </table:table-cell>
          <table:table-cell office:value-type="string">
            <text:p>/science/ouradvisors/cot/cotwg/lowermoorsub/lowermoormtgs/lowermoormeet34apr02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194">
            <text:p>437194</text:p>
          </table:table-cell>
          <table:table-cell office:value-type="string">
            <text:p>/science/ouradvisors/cot/cotwg/lowermoorsub/lowermoormtgs/lowermoormeet34apr02/lowermoormeet34apr02agend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27">
            <text:p>437227</text:p>
          </table:table-cell>
          <table:table-cell office:value-type="string">
            <text:p>/science/ouradvisors/cot/cotwg/lowermoorsub/lowermoormtgs/lowermoormeet34apr02/lowermoorsubmins34apr0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68">
            <text:p>436268</text:p>
          </table:table-cell>
          <table:table-cell office:value-type="string">
            <text:p>/science/ouradvisors/cot/cotwg/lowermoorsub/lowermoormtgs/lowermoormeet6sept04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167">
            <text:p>437167</text:p>
          </table:table-cell>
          <table:table-cell office:value-type="string">
            <text:p>/science/ouradvisors/cot/cotwg/lowermoorsub/lowermoormtgs/lowermoormeet6sept04/lowermoormeet06sept04agend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30">
            <text:p>437230</text:p>
          </table:table-cell>
          <table:table-cell office:value-type="string">
            <text:p>/science/ouradvisors/cot/cotwg/lowermoorsub/lowermoormtgs/lowermoormeet6sept04/lowermoormeetmins6sept0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77">
            <text:p>436277</text:p>
          </table:table-cell>
          <table:table-cell office:value-type="string">
            <text:p>/science/ouradvisors/cot/cotwg/lowermoorsub/lowermoormtgs/lowermoormeet7feb04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03">
            <text:p>437203</text:p>
          </table:table-cell>
          <table:table-cell office:value-type="string">
            <text:p>/science/ouradvisors/cot/cotwg/lowermoorsub/lowermoormtgs/lowermoormeet7feb04/lowermoormeetagenda9feb0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39">
            <text:p>437239</text:p>
          </table:table-cell>
          <table:table-cell office:value-type="string">
            <text:p>/science/ouradvisors/cot/cotwg/lowermoorsub/lowermoormtgs/lowermoormeet7feb04/lowermoormeetmins9feb0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71">
            <text:p>436271</text:p>
          </table:table-cell>
          <table:table-cell office:value-type="string">
            <text:p>/science/ouradvisors/cot/cotwg/lowermoorsub/lowermoormtgs/lowermoormeet7jul03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197">
            <text:p>437197</text:p>
          </table:table-cell>
          <table:table-cell office:value-type="string">
            <text:p>/science/ouradvisors/cot/cotwg/lowermoorsub/lowermoormtgs/lowermoormeet7jul03/lowermoormeetagenda7jul0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33">
            <text:p>437233</text:p>
          </table:table-cell>
          <table:table-cell office:value-type="string">
            <text:p>/science/ouradvisors/cot/cotwg/lowermoorsub/lowermoormtgs/lowermoormeet7jul03/lowermoormeetmins7jul0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74">
            <text:p>436274</text:p>
          </table:table-cell>
          <table:table-cell office:value-type="string">
            <text:p>/science/ouradvisors/cot/cotwg/lowermoorsub/lowermoormtgs/lowermoormeet7jun04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00">
            <text:p>437200</text:p>
          </table:table-cell>
          <table:table-cell office:value-type="string">
            <text:p>/science/ouradvisors/cot/cotwg/lowermoorsub/lowermoormtgs/lowermoormeet7jun04/lowermoormeetagenda7jun0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36">
            <text:p>437236</text:p>
          </table:table-cell>
          <table:table-cell office:value-type="string">
            <text:p>/science/ouradvisors/cot/cotwg/lowermoorsub/lowermoormtgs/lowermoormeet7jun04/lowermoormeetmins7jun0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4329">
            <text:p>614329</text:p>
          </table:table-cell>
          <table:table-cell office:value-type="string">
            <text:p>/science/ouradvisors/cot/cotwg/lowermoorsub/lowermoormtgs/lowermoormeeti02072012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7894">
            <text:p>647894</text:p>
          </table:table-cell>
          <table:table-cell office:value-type="string">
            <text:p>/science/ouradvisors/cot/cotwg/lowermoorsub/lowermoormtgs/lowermoormeeti02072012/64789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4368">
            <text:p>614368</text:p>
          </table:table-cell>
          <table:table-cell office:value-type="string">
            <text:p>/science/ouradvisors/cot/cotwg/lowermoorsub/lowermoormtgs/lowermoormeeti02072012/lowermoormeet02071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7551">
            <text:p>477551</text:p>
          </table:table-cell>
          <table:table-cell office:value-type="string">
            <text:p>/science/ouradvisors/cot/cotwg/lowermoorsub/lowermoormtgs/lowermoorpubmeet15feb05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7670">
            <text:p>477670</text:p>
          </table:table-cell>
          <table:table-cell office:value-type="string">
            <text:p>/science/ouradvisors/cot/cotwg/lowermoorsub/lowermoormtgs/lowermoorpubmeet2apr2002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83">
            <text:p>436283</text:p>
          </table:table-cell>
          <table:table-cell office:value-type="string">
            <text:p>/science/ouradvisors/cot/cotwg/lowermoorsub/lowermoornews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308">
            <text:p>437308</text:p>
          </table:table-cell>
          <table:table-cell office:value-type="string">
            <text:p>/science/ouradvisors/cot/cotwg/peanutallergywg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52">
            <text:p>436352</text:p>
          </table:table-cell>
          <table:table-cell office:value-type="string">
            <text:p>/science/ouradvisors/cot/cotwg/wg_phyto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500">
            <text:p>437500</text:p>
          </table:table-cell>
          <table:table-cell office:value-type="string">
            <text:p>/science/ouradvisors/cot/cotwg/wg_phyto/backgroundphyto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48">
            <text:p>437248</text:p>
          </table:table-cell>
          <table:table-cell office:value-type="string">
            <text:p>/science/ouradvisors/cot/cotwg/wg_phyto/interest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45">
            <text:p>437245</text:p>
          </table:table-cell>
          <table:table-cell office:value-type="string">
            <text:p>/science/ouradvisors/cot/cotwg/wg_phyto/member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89">
            <text:p>436289</text:p>
          </table:table-cell>
          <table:table-cell office:value-type="string">
            <text:p>/science/ouradvisors/cot/cotwg/wg_phyto/phytomeetings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421">
            <text:p>436421</text:p>
          </table:table-cell>
          <table:table-cell office:value-type="string">
            <text:p>/science/ouradvisors/cot/cotwg/wg_phyto/phytomeetings/phytoestrogenmeets070103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418">
            <text:p>436418</text:p>
          </table:table-cell>
          <table:table-cell office:value-type="string">
            <text:p>/science/ouradvisors/cot/cotwg/wg_phyto/phytomeetings/wgp1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497">
            <text:p>437497</text:p>
          </table:table-cell>
          <table:table-cell office:value-type="string">
            <text:p>/science/ouradvisors/cot/cotwg/wg_phyto/phytomeetings/wgp1/minute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302">
            <text:p>437302</text:p>
          </table:table-cell>
          <table:table-cell office:value-type="string">
            <text:p>/science/ouradvisors/cot/cotwg/wg_phyto/phytomeetings/wgp1/paper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482">
            <text:p>437482</text:p>
          </table:table-cell>
          <table:table-cell office:value-type="string">
            <text:p>/science/ouradvisors/cot/cotwg/wg_phyto/phytomeetings/wgp1/wgphytoagenda3apr00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409">
            <text:p>436409</text:p>
          </table:table-cell>
          <table:table-cell office:value-type="string">
            <text:p>/science/ouradvisors/cot/cotwg/wg_phyto/phytomeetings/wgp2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473">
            <text:p>437473</text:p>
          </table:table-cell>
          <table:table-cell office:value-type="string">
            <text:p>/science/ouradvisors/cot/cotwg/wg_phyto/phytomeetings/wgp2/agend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488">
            <text:p>437488</text:p>
          </table:table-cell>
          <table:table-cell office:value-type="string">
            <text:p>/science/ouradvisors/cot/cotwg/wg_phyto/phytomeetings/wgp2/minutesphytoestrogens130600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07">
            <text:p>436307</text:p>
          </table:table-cell>
          <table:table-cell office:value-type="string">
            <text:p>/science/ouradvisors/cot/cotwg/wg_phyto/phytomeetings/wgp2/papers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412">
            <text:p>436412</text:p>
          </table:table-cell>
          <table:table-cell office:value-type="string">
            <text:p>/science/ouradvisors/cot/cotwg/wg_phyto/phytomeetings/wgp4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476">
            <text:p>437476</text:p>
          </table:table-cell>
          <table:table-cell office:value-type="string">
            <text:p>/science/ouradvisors/cot/cotwg/wg_phyto/phytomeetings/wgp4/agend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04">
            <text:p>436304</text:p>
          </table:table-cell>
          <table:table-cell office:value-type="string">
            <text:p>/science/ouradvisors/cot/cotwg/wg_phyto/phytomeetings/wgp4/papers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491">
            <text:p>437491</text:p>
          </table:table-cell>
          <table:table-cell office:value-type="string">
            <text:p>/science/ouradvisors/cot/cotwg/wg_phyto/phytomeetings/wgp4/Phytoestrogensmeeting16010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406">
            <text:p>436406</text:p>
          </table:table-cell>
          <table:table-cell office:value-type="string">
            <text:p>/science/ouradvisors/cot/cotwg/wg_phyto/phytomeetings/wgp5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485">
            <text:p>437485</text:p>
          </table:table-cell>
          <table:table-cell office:value-type="string">
            <text:p>/science/ouradvisors/cot/cotwg/wg_phyto/phytomeetings/wgp5/5779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470">
            <text:p>437470</text:p>
          </table:table-cell>
          <table:table-cell office:value-type="string">
            <text:p>/science/ouradvisors/cot/cotwg/wg_phyto/phytomeetings/wgp5/agend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10">
            <text:p>436310</text:p>
          </table:table-cell>
          <table:table-cell office:value-type="string">
            <text:p>/science/ouradvisors/cot/cotwg/wg_phyto/phytomeetings/wgp5/peg120301papers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415">
            <text:p>436415</text:p>
          </table:table-cell>
          <table:table-cell office:value-type="string">
            <text:p>/science/ouradvisors/cot/cotwg/wg_phyto/phytomeetings/wpg3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479">
            <text:p>437479</text:p>
          </table:table-cell>
          <table:table-cell office:value-type="string">
            <text:p>/science/ouradvisors/cot/cotwg/wg_phyto/phytomeetings/wpg3/agend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494">
            <text:p>437494</text:p>
          </table:table-cell>
          <table:table-cell office:value-type="string">
            <text:p>/science/ouradvisors/cot/cotwg/wg_phyto/phytomeetings/wpg3/minute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305">
            <text:p>437305</text:p>
          </table:table-cell>
          <table:table-cell office:value-type="string">
            <text:p>/science/ouradvisors/cot/cotwg/wg_phyto/phytomeetings/wpg3/paper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347">
            <text:p>437347</text:p>
          </table:table-cell>
          <table:table-cell office:value-type="string">
            <text:p>/science/ouradvisors/cot/cotwg/wg_phyto/submission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4623">
            <text:p>664623</text:p>
          </table:table-cell>
          <table:table-cell office:value-type="string">
            <text:p>/science/ouradvisors/cot/cotwg/wgorganophhealth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4632">
            <text:p>664632</text:p>
          </table:table-cell>
          <table:table-cell office:value-type="string">
            <text:p>/science/ouradvisors/cot/cotwg/wgorganophhealth/minworkgp14feb.pdf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49">
            <text:p>436349</text:p>
          </table:table-cell>
          <table:table-cell office:value-type="string">
            <text:p>/science/ouradvisors/cot/cotwg/wgorganophospates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86">
            <text:p>436286</text:p>
          </table:table-cell>
          <table:table-cell office:value-type="string">
            <text:p>/science/ouradvisors/cot/cotwg/wgorganophospates/opsmeetings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60">
            <text:p>437260</text:p>
          </table:table-cell>
          <table:table-cell office:value-type="string">
            <text:p>/science/ouradvisors/cot/cotwg/wgorganophospates/opsmeetings/opsmtdec98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78">
            <text:p>437278</text:p>
          </table:table-cell>
          <table:table-cell office:value-type="string">
            <text:p>/science/ouradvisors/cot/cotwg/wgorganophospates/opsmeetings/opsmtfeb9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87">
            <text:p>437287</text:p>
          </table:table-cell>
          <table:table-cell office:value-type="string">
            <text:p>/science/ouradvisors/cot/cotwg/wgorganophospates/opsmeetings/opsmtjan9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72">
            <text:p>437272</text:p>
          </table:table-cell>
          <table:table-cell office:value-type="string">
            <text:p>/science/ouradvisors/cot/cotwg/wgorganophospates/opsmeetings/opsmtjul98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84">
            <text:p>437284</text:p>
          </table:table-cell>
          <table:table-cell office:value-type="string">
            <text:p>/science/ouradvisors/cot/cotwg/wgorganophospates/opsmeetings/opsmtjul9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63">
            <text:p>437263</text:p>
          </table:table-cell>
          <table:table-cell office:value-type="string">
            <text:p>/science/ouradvisors/cot/cotwg/wgorganophospates/opsmeetings/opsmtjun9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96">
            <text:p>437296</text:p>
          </table:table-cell>
          <table:table-cell office:value-type="string">
            <text:p>/science/ouradvisors/cot/cotwg/wgorganophospates/opsmeetings/opsmtmar9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90">
            <text:p>437290</text:p>
          </table:table-cell>
          <table:table-cell office:value-type="string">
            <text:p>/science/ouradvisors/cot/cotwg/wgorganophospates/opsmeetings/opsmtmay98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66">
            <text:p>437266</text:p>
          </table:table-cell>
          <table:table-cell office:value-type="string">
            <text:p>/science/ouradvisors/cot/cotwg/wgorganophospates/opsmeetings/opsmtmay9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93">
            <text:p>437293</text:p>
          </table:table-cell>
          <table:table-cell office:value-type="string">
            <text:p>/science/ouradvisors/cot/cotwg/wgorganophospates/opsmeetings/opsmtnov98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69">
            <text:p>437269</text:p>
          </table:table-cell>
          <table:table-cell office:value-type="string">
            <text:p>/science/ouradvisors/cot/cotwg/wgorganophospates/opsmeetings/opsmtoct98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75">
            <text:p>437275</text:p>
          </table:table-cell>
          <table:table-cell office:value-type="string">
            <text:p>/science/ouradvisors/cot/cotwg/wgorganophospates/opsmeetings/opsmtsep98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81">
            <text:p>437281</text:p>
          </table:table-cell>
          <table:table-cell office:value-type="string">
            <text:p>/science/ouradvisors/cot/cotwg/wgorganophospates/opsmeetings/opsmtsep9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317">
            <text:p>437317</text:p>
          </table:table-cell>
          <table:table-cell office:value-type="string">
            <text:p>/science/ouradvisors/cot/cotwg/wgorganophospates/opsquestion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51">
            <text:p>437251</text:p>
          </table:table-cell>
          <table:table-cell office:value-type="string">
            <text:p>/science/ouradvisors/cot/cotwg/wgorganophospates/owgmember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161">
            <text:p>437161</text:p>
          </table:table-cell>
          <table:table-cell office:value-type="string">
            <text:p>/science/ouradvisors/cot/cotwg/wgorganophospates/owgsubmisssion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55">
            <text:p>436355</text:p>
          </table:table-cell>
          <table:table-cell office:value-type="string">
            <text:p>/science/ouradvisors/cot/cotwg/wgvut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01">
            <text:p>436301</text:p>
          </table:table-cell>
          <table:table-cell office:value-type="string">
            <text:p>/science/ouradvisors/cot/cotwg/wgvut/more_about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369">
            <text:p>437369</text:p>
          </table:table-cell>
          <table:table-cell office:value-type="string">
            <text:p>/science/ouradvisors/cot/cotwg/wgvut/more_about/reference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54">
            <text:p>437254</text:p>
          </table:table-cell>
          <table:table-cell office:value-type="string">
            <text:p>/science/ouradvisors/cot/cotwg/wgvut/more_about/wguvt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92">
            <text:p>436292</text:p>
          </table:table-cell>
          <table:table-cell office:value-type="string">
            <text:p>/science/ouradvisors/cot/cotwg/wgvut/wgvut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22">
            <text:p>436322</text:p>
          </table:table-cell>
          <table:table-cell office:value-type="string">
            <text:p>/science/ouradvisors/cot/cotwg/wgvut/wgvut/234944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420">
            <text:p>437420</text:p>
          </table:table-cell>
          <table:table-cell office:value-type="string">
            <text:p>/science/ouradvisors/cot/cotwg/wgvut/wgvut/234944/vutfinalmin18october200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392">
            <text:p>437392</text:p>
          </table:table-cell>
          <table:table-cell office:value-type="string">
            <text:p>/science/ouradvisors/cot/cotwg/wgvut/wgvut/234944/wgvutagend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28">
            <text:p>436328</text:p>
          </table:table-cell>
          <table:table-cell office:value-type="string">
            <text:p>/science/ouradvisors/cot/cotwg/wgvut/wgvut/vut_meeting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398">
            <text:p>437398</text:p>
          </table:table-cell>
          <table:table-cell office:value-type="string">
            <text:p>/science/ouradvisors/cot/cotwg/wgvut/wgvut/vut_meeting/15935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13">
            <text:p>436313</text:p>
          </table:table-cell>
          <table:table-cell office:value-type="string">
            <text:p>/science/ouradvisors/cot/cotwg/wgvut/wgvut/wgvut14apr2004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383">
            <text:p>437383</text:p>
          </table:table-cell>
          <table:table-cell office:value-type="string">
            <text:p>/science/ouradvisors/cot/cotwg/wgvut/wgvut/wgvut14apr2004/19847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413">
            <text:p>437413</text:p>
          </table:table-cell>
          <table:table-cell office:value-type="string">
            <text:p>/science/ouradvisors/cot/cotwg/wgvut/wgvut/wgvut14apr2004/vutmin14april200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16">
            <text:p>436316</text:p>
          </table:table-cell>
          <table:table-cell office:value-type="string">
            <text:p>/science/ouradvisors/cot/cotwg/wgvut/wgvut/wgvut14nov03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386">
            <text:p>437386</text:p>
          </table:table-cell>
          <table:table-cell office:value-type="string">
            <text:p>/science/ouradvisors/cot/cotwg/wgvut/wgvut/wgvut14nov03/14609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417">
            <text:p>437417</text:p>
          </table:table-cell>
          <table:table-cell office:value-type="string">
            <text:p>/science/ouradvisors/cot/cotwg/wgvut/wgvut/wgvut14nov03/vutmin14november200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31">
            <text:p>436331</text:p>
          </table:table-cell>
          <table:table-cell office:value-type="string">
            <text:p>/science/ouradvisors/cot/cotwg/wgvut/wgvut/wgvutmeet07dec05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426">
            <text:p>437426</text:p>
          </table:table-cell>
          <table:table-cell office:value-type="string">
            <text:p>/science/ouradvisors/cot/cotwg/wgvut/wgvut/wgvutmeet07dec05/finalvutminutes7december2005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401">
            <text:p>437401</text:p>
          </table:table-cell>
          <table:table-cell office:value-type="string">
            <text:p>/science/ouradvisors/cot/cotwg/wgvut/wgvut/wgvutmeet07dec05/wgvutagenda7dec05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34">
            <text:p>436334</text:p>
          </table:table-cell>
          <table:table-cell office:value-type="string">
            <text:p>/science/ouradvisors/cot/cotwg/wgvut/wgvut/wgvutmeet09jun05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410">
            <text:p>437410</text:p>
          </table:table-cell>
          <table:table-cell office:value-type="string">
            <text:p>/science/ouradvisors/cot/cotwg/wgvut/wgvut/wgvutmeet09jun05/draftvutminutes9june2005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404">
            <text:p>437404</text:p>
          </table:table-cell>
          <table:table-cell office:value-type="string">
            <text:p>/science/ouradvisors/cot/cotwg/wgvut/wgvut/wgvutmeet09jun05/wgvutagenda09jun05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19">
            <text:p>436319</text:p>
          </table:table-cell>
          <table:table-cell office:value-type="string">
            <text:p>/science/ouradvisors/cot/cotwg/wgvut/wgvut/wgvutmeet16oct06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389">
            <text:p>437389</text:p>
          </table:table-cell>
          <table:table-cell office:value-type="string">
            <text:p>/science/ouradvisors/cot/cotwg/wgvut/wgvut/wgvutmeet16oct06/wgvutagenda16oct06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407">
            <text:p>437407</text:p>
          </table:table-cell>
          <table:table-cell office:value-type="string">
            <text:p>/science/ouradvisors/cot/cotwg/wgvut/wgvut/wgvutmeet16oct06/wgvutdraftmins16oct06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25">
            <text:p>436325</text:p>
          </table:table-cell>
          <table:table-cell office:value-type="string">
            <text:p>/science/ouradvisors/cot/cotwg/wgvut/wgvut/wgvutmeet28feb05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423">
            <text:p>437423</text:p>
          </table:table-cell>
          <table:table-cell office:value-type="string">
            <text:p>/science/ouradvisors/cot/cotwg/wgvut/wgvut/wgvutmeet28feb05/finalvutminutes28february2005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395">
            <text:p>437395</text:p>
          </table:table-cell>
          <table:table-cell office:value-type="string">
            <text:p>/science/ouradvisors/cot/cotwg/wgvut/wgvut/wgvutmeet28feb05/wgvutagenda28feb05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46">
            <text:p>436346</text:p>
          </table:table-cell>
          <table:table-cell office:value-type="string">
            <text:p>/science/ouradvisors/cot/cotwg/wigramp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158">
            <text:p>437158</text:p>
          </table:table-cell>
          <table:table-cell office:value-type="string">
            <text:p>/science/ouradvisors/cot/cotwg/wigramp/member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338">
            <text:p>437338</text:p>
          </table:table-cell>
          <table:table-cell office:value-type="string">
            <text:p>/science/ouradvisors/cot/cotwg/wigramp/stakeholder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441">
            <text:p>437441</text:p>
          </table:table-cell>
          <table:table-cell office:value-type="string">
            <text:p>/science/ouradvisors/cot/cotwg/wigramp/wigrampfinalreport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43">
            <text:p>436343</text:p>
          </table:table-cell>
          <table:table-cell office:value-type="string">
            <text:p>/science/ouradvisors/cot/cotwg/wigramp/wigrampmtgs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448">
            <text:p>436448</text:p>
          </table:table-cell>
          <table:table-cell office:value-type="string">
            <text:p>/science/ouradvisors/cot/cotwg/wigramp/wigrampmtgs/42615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444">
            <text:p>437444</text:p>
          </table:table-cell>
          <table:table-cell office:value-type="string">
            <text:p>/science/ouradvisors/cot/cotwg/wigramp/wigrampmtgs/42615/wigrampagendapaps28feb0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436">
            <text:p>436436</text:p>
          </table:table-cell>
          <table:table-cell office:value-type="string">
            <text:p>/science/ouradvisors/cot/cotwg/wigramp/wigrampmtgs/48286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454">
            <text:p>437454</text:p>
          </table:table-cell>
          <table:table-cell office:value-type="string">
            <text:p>/science/ouradvisors/cot/cotwg/wigramp/wigrampmtgs/48286/agenda19dec200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6678">
            <text:p>506678</text:p>
          </table:table-cell>
          <table:table-cell office:value-type="string">
            <text:p>/science/ouradvisors/cot/cotwg/wigramp/wigrampmtgs/48286/wigmins19dec200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442">
            <text:p>436442</text:p>
          </table:table-cell>
          <table:table-cell office:value-type="string">
            <text:p>/science/ouradvisors/cot/cotwg/wigramp/wigrampmtgs/48290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98">
            <text:p>436298</text:p>
          </table:table-cell>
          <table:table-cell office:value-type="string">
            <text:p>/science/ouradvisors/cot/cotwg/wigramp/wigrampmtgs/48290/minutes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013">
            <text:p>436013</text:p>
          </table:table-cell>
          <table:table-cell office:value-type="string">
            <text:p>/science/ouradvisors/cot/cotwg/wigramp/wigrampmtgs/48290/wigrampagenda31jan02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433">
            <text:p>436433</text:p>
          </table:table-cell>
          <table:table-cell office:value-type="string">
            <text:p>/science/ouradvisors/cot/cotwg/wigramp/wigrampmtgs/wgrp1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435">
            <text:p>437435</text:p>
          </table:table-cell>
          <table:table-cell office:value-type="string">
            <text:p>/science/ouradvisors/cot/cotwg/wigramp/wigrampmtgs/wgrp1/agenda19dec2000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9382">
            <text:p>509382</text:p>
          </table:table-cell>
          <table:table-cell office:value-type="string">
            <text:p>/science/ouradvisors/cot/cotwg/wigramp/wigrampmtgs/wgrp1/wigrampmins19dec200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427">
            <text:p>436427</text:p>
          </table:table-cell>
          <table:table-cell office:value-type="string">
            <text:p>/science/ouradvisors/cot/cotwg/wigramp/wigrampmtgs/wgrp2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429">
            <text:p>437429</text:p>
          </table:table-cell>
          <table:table-cell office:value-type="string">
            <text:p>/science/ouradvisors/cot/cotwg/wigramp/wigrampmtgs/wgrp2/agend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458">
            <text:p>437458</text:p>
          </table:table-cell>
          <table:table-cell office:value-type="string">
            <text:p>/science/ouradvisors/cot/cotwg/wigramp/wigrampmtgs/wgrp2/wigrampmin13feb01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430">
            <text:p>436430</text:p>
          </table:table-cell>
          <table:table-cell office:value-type="string">
            <text:p>/science/ouradvisors/cot/cotwg/wigramp/wigrampmtgs/wgrp3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432">
            <text:p>437432</text:p>
          </table:table-cell>
          <table:table-cell office:value-type="string">
            <text:p>/science/ouradvisors/cot/cotwg/wigramp/wigrampmtgs/wgrp3/agenda16jul200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464">
            <text:p>437464</text:p>
          </table:table-cell>
          <table:table-cell office:value-type="string">
            <text:p>/science/ouradvisors/cot/cotwg/wigramp/wigrampmtgs/wgrp3/minute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424">
            <text:p>436424</text:p>
          </table:table-cell>
          <table:table-cell office:value-type="string">
            <text:p>/science/ouradvisors/cot/cotwg/wigramp/wigrampmtgs/wgrp4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439">
            <text:p>436439</text:p>
          </table:table-cell>
          <table:table-cell office:value-type="string">
            <text:p>/science/ouradvisors/cot/cotwg/wigramp/wigrampmtgs/wgrp5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461">
            <text:p>437461</text:p>
          </table:table-cell>
          <table:table-cell office:value-type="string">
            <text:p>/science/ouradvisors/cot/cotwg/wigramp/wigrampmtgs/wgrp5/42237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438">
            <text:p>437438</text:p>
          </table:table-cell>
          <table:table-cell office:value-type="string">
            <text:p>/science/ouradvisors/cot/cotwg/wigramp/wigrampmtgs/wgrp5/agend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445">
            <text:p>436445</text:p>
          </table:table-cell>
          <table:table-cell office:value-type="string">
            <text:p>/science/ouradvisors/cot/cotwg/wigramp/wigrampmtgs/wgrp6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460">
            <text:p>436460</text:p>
          </table:table-cell>
          <table:table-cell office:value-type="string">
            <text:p>/science/ouradvisors/cot/cotwg/wigramp/wigrampmtgs/wgrp6/wigrampagenda9oct0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467">
            <text:p>437467</text:p>
          </table:table-cell>
          <table:table-cell office:value-type="string">
            <text:p>/science/ouradvisors/cot/cotwg/wigramp/wigrampmtgs/wgrp6/wigrampmins9oct0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40">
            <text:p>436340</text:p>
          </table:table-cell>
          <table:table-cell office:value-type="string">
            <text:p>/science/ouradvisors/cot/cotwg/wigramp/wigrampmtgs/wigmtg9Apr02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016">
            <text:p>436016</text:p>
          </table:table-cell>
          <table:table-cell office:value-type="string">
            <text:p>/science/ouradvisors/cot/cotwg/wigramp/wigrampmtgs/wigmtg9Apr02/wigrampagenda9apr2002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447">
            <text:p>437447</text:p>
          </table:table-cell>
          <table:table-cell office:value-type="string">
            <text:p>/science/ouradvisors/cot/cotwg/wigramp/wigrampmtgs/wigmtg9Apr02/wigrampmins9apr200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37">
            <text:p>436337</text:p>
          </table:table-cell>
          <table:table-cell office:value-type="string">
            <text:p>/science/ouradvisors/cot/cotwg/wigramp/wigrampmtgs/wigramp1101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5912">
            <text:p>505912</text:p>
          </table:table-cell>
          <table:table-cell office:value-type="string">
            <text:p>/science/ouradvisors/cot/cotwg/wigramp/wigrampmtgs/wigramp1101/wigagenda13nov200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9366">
            <text:p>509366</text:p>
          </table:table-cell>
          <table:table-cell office:value-type="string">
            <text:p>/science/ouradvisors/cot/cotwg/wigramp/wigrampmtgs/wigramp1101/wigrampdraftmins13nov200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450">
            <text:p>437450</text:p>
          </table:table-cell>
          <table:table-cell office:value-type="string">
            <text:p>/science/ouradvisors/cot/cotwg/wigramp/wigrampreflist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366">
            <text:p>437366</text:p>
          </table:table-cell>
          <table:table-cell office:value-type="string">
            <text:p>/science/ouradvisors/cot/cotwg/wigramp/wigramptermsofref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78">
            <text:p>436178</text:p>
          </table:table-cell>
          <table:table-cell office:value-type="string">
            <text:p>/science/ouradvisors/cot/membership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098">
            <text:p>437098</text:p>
          </table:table-cell>
          <table:table-cell office:value-type="string">
            <text:p>/science/ouradvisors/cot/membership/conduct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513">
            <text:p>436513</text:p>
          </table:table-cell>
          <table:table-cell office:value-type="string">
            <text:p>/science/ouradvisors/cot/membership/cotchair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5508">
            <text:p>455508</text:p>
          </table:table-cell>
          <table:table-cell office:value-type="string">
            <text:p>/science/ouradvisors/cot/membership/cotmember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335">
            <text:p>437335</text:p>
          </table:table-cell>
          <table:table-cell office:value-type="string">
            <text:p>/science/ouradvisors/cot/membership/cotsecr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95">
            <text:p>436295</text:p>
          </table:table-cell>
          <table:table-cell office:value-type="string">
            <text:p>/science/ouradvisors/cot/membership/members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2125">
            <text:p>472125</text:p>
          </table:table-cell>
          <table:table-cell office:value-type="string">
            <text:p>/science/ouradvisors/cot/membership/members/ahansell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1685">
            <text:p>541685</text:p>
          </table:table-cell>
          <table:table-cell office:value-type="string">
            <text:p>/science/ouradvisors/cot/membership/members/bhouston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6615">
            <text:p>496615</text:p>
          </table:table-cell>
          <table:table-cell office:value-type="string">
            <text:p>/science/ouradvisors/cot/membership/members/blake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0645">
            <text:p>700645</text:p>
          </table:table-cell>
          <table:table-cell office:value-type="string">
            <text:p>/science/ouradvisors/cot/membership/members/charri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1679">
            <text:p>541679</text:p>
          </table:table-cell>
          <table:table-cell office:value-type="string">
            <text:p>/science/ouradvisors/cot/membership/members/dbodey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110">
            <text:p>437110</text:p>
          </table:table-cell>
          <table:table-cell office:value-type="string">
            <text:p>/science/ouradvisors/cot/membership/members/dharrison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6910">
            <text:p>606910</text:p>
          </table:table-cell>
          <table:table-cell office:value-type="string">
            <text:p>/science/ouradvisors/cot/membership/members/fwilliam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131">
            <text:p>437131</text:p>
          </table:table-cell>
          <table:table-cell office:value-type="string">
            <text:p>/science/ouradvisors/cot/membership/members/imorri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4993">
            <text:p>564993</text:p>
          </table:table-cell>
          <table:table-cell office:value-type="string">
            <text:p>/science/ouradvisors/cot/membership/members/janetcade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1762">
            <text:p>541762</text:p>
          </table:table-cell>
          <table:table-cell office:value-type="string">
            <text:p>/science/ouradvisors/cot/membership/members/jthompson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2979">
            <text:p>562979</text:p>
          </table:table-cell>
          <table:table-cell office:value-type="string">
            <text:p>/science/ouradvisors/cot/membership/members/mgraham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57">
            <text:p>437257</text:p>
          </table:table-cell>
          <table:table-cell office:value-type="string">
            <text:p>/science/ouradvisors/cot/membership/members/nplant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4960">
            <text:p>554960</text:p>
          </table:table-cell>
          <table:table-cell office:value-type="string">
            <text:p>/science/ouradvisors/cot/membership/members/rbrimblecombe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0642">
            <text:p>700642</text:p>
          </table:table-cell>
          <table:table-cell office:value-type="string">
            <text:p>/science/ouradvisors/cot/membership/members/rcrevel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6906">
            <text:p>606906</text:p>
          </table:table-cell>
          <table:table-cell office:value-type="string">
            <text:p>/science/ouradvisors/cot/membership/members/rharrison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1758">
            <text:p>541758</text:p>
          </table:table-cell>
          <table:table-cell office:value-type="string">
            <text:p>/science/ouradvisors/cot/membership/members/rsmith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010">
            <text:p>436010</text:p>
          </table:table-cell>
          <table:table-cell office:value-type="string">
            <text:p>/science/ouradvisors/cot/moreinfo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471">
            <text:p>436471</text:p>
          </table:table-cell>
          <table:table-cell office:value-type="string">
            <text:p>/science/ouradvisors/cot/moreinfo/chemrisk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516">
            <text:p>436516</text:p>
          </table:table-cell>
          <table:table-cell office:value-type="string">
            <text:p>/science/ouradvisors/cot/moreinfo/cotglossary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522">
            <text:p>436522</text:p>
          </table:table-cell>
          <table:table-cell office:value-type="string">
            <text:p>/science/ouradvisors/cot/moreinfo/cotterm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8854">
            <text:p>448854</text:p>
          </table:table-cell>
          <table:table-cell office:value-type="string">
            <text:p>/science/ouradvisors/cot/moreinfo/historyofthecot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8124">
            <text:p>438124</text:p>
          </table:table-cell>
          <table:table-cell office:value-type="string">
            <text:p>/science/ouradvisors/cot/moreinfo/links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329">
            <text:p>437329</text:p>
          </table:table-cell>
          <table:table-cell office:value-type="string">
            <text:p>/science/ouradvisors/cot/moreinfo/riskanalysi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1912">
            <text:p>451912</text:p>
          </table:table-cell>
          <table:table-cell office:value-type="string">
            <text:p>/science/ouradvisors/cot/risk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1922">
            <text:p>451922</text:p>
          </table:table-cell>
          <table:table-cell office:value-type="string">
            <text:p>/science/ouradvisors/cot/risk/chemriskasses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51">
            <text:p>436851</text:p>
          </table:table-cell>
          <table:table-cell office:value-type="string">
            <text:p>/science/ouradvisors/cot/sistercomm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8156">
            <text:p>438156</text:p>
          </table:table-cell>
          <table:table-cell office:value-type="string">
            <text:p>/science/ouradvisors/cot/textonlysettings</text:p>
          </table:table-cell>
          <table:table-cell office:value-type="string">
            <text:p>Committee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2601">
            <text:p>512601</text:p>
          </table:table-cell>
          <table:table-cell office:value-type="string">
            <text:p>/science/ouradvisors/gacs/</text:p>
          </table:table-cell>
          <table:table-cell office:value-type="string">
            <text:p>CommitteeHomepage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8646">
            <text:p>558646</text:p>
          </table:table-cell>
          <table:table-cell office:value-type="string">
            <text:p>/science/ouradvisors/gacs/gacsgroups/</text:p>
          </table:table-cell>
          <table:table-cell office:value-type="string">
            <text:p>CommitteeBranch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2514">
            <text:p>612514</text:p>
          </table:table-cell>
          <table:table-cell office:value-type="string">
            <text:p>/science/ouradvisors/gacs/gacsgroups/gacs-wg-governance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2511">
            <text:p>612511</text:p>
          </table:table-cell>
          <table:table-cell office:value-type="string">
            <text:p>/science/ouradvisors/gacs/gacsgroups/gacs-wg-strategicevidence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8008">
            <text:p>668008</text:p>
          </table:table-cell>
          <table:table-cell office:value-type="string">
            <text:p>/science/ouradvisors/gacs/gacsgroups/wg-data-expoitation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8011">
            <text:p>668011</text:p>
          </table:table-cell>
          <table:table-cell office:value-type="string">
            <text:p>/science/ouradvisors/gacs/gacsgroups/wg-science-emerg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8656">
            <text:p>558656</text:p>
          </table:table-cell>
          <table:table-cell office:value-type="string">
            <text:p>/science/ouradvisors/gacs/gacsgroups/wgdata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8658">
            <text:p>558658</text:p>
          </table:table-cell>
          <table:table-cell office:value-type="string">
            <text:p>/science/ouradvisors/gacs/gacsgroups/wgorganic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8654">
            <text:p>558654</text:p>
          </table:table-cell>
          <table:table-cell office:value-type="string">
            <text:p>/science/ouradvisors/gacs/gacsgroups/wgrisk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8648">
            <text:p>558648</text:p>
          </table:table-cell>
          <table:table-cell office:value-type="string">
            <text:p>/science/ouradvisors/gacs/gacsgroups/wgsciencestrategy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8650">
            <text:p>558650</text:p>
          </table:table-cell>
          <table:table-cell office:value-type="string">
            <text:p>/science/ouradvisors/gacs/gacsgroups/wgsuccessscience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3783">
            <text:p>513783</text:p>
          </table:table-cell>
          <table:table-cell office:value-type="string">
            <text:p>/science/ouradvisors/gacs/gacsmeets/</text:p>
          </table:table-cell>
          <table:table-cell office:value-type="string">
            <text:p>CommitteeBranch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6317">
            <text:p>706317</text:p>
          </table:table-cell>
          <table:table-cell office:value-type="string">
            <text:p>/science/ouradvisors/gacs/gacsmeets/2014/</text:p>
          </table:table-cell>
          <table:table-cell office:value-type="string">
            <text:p>CommitteeBranch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6465">
            <text:p>706465</text:p>
          </table:table-cell>
          <table:table-cell office:value-type="string">
            <text:p>/science/ouradvisors/gacs/gacsmeets/2014/gacs-meeting-march-2014/</text:p>
          </table:table-cell>
          <table:table-cell office:value-type="string">
            <text:p>CommitteeBranch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6467">
            <text:p>706467</text:p>
          </table:table-cell>
          <table:table-cell office:value-type="string">
            <text:p>/science/ouradvisors/gacs/gacsmeets/2014/gacs-meeting-march-2014/gacs-agenda-mar-2014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3787">
            <text:p>513787</text:p>
          </table:table-cell>
          <table:table-cell office:value-type="string">
            <text:p>/science/ouradvisors/gacs/gacsmeets/gacs2008/</text:p>
          </table:table-cell>
          <table:table-cell office:value-type="string">
            <text:p>CommitteeBranch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3789">
            <text:p>513789</text:p>
          </table:table-cell>
          <table:table-cell office:value-type="string">
            <text:p>/science/ouradvisors/gacs/gacsmeets/gacs2008/gacsmeet0803/</text:p>
          </table:table-cell>
          <table:table-cell office:value-type="string">
            <text:p>CommitteeBranch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3791">
            <text:p>513791</text:p>
          </table:table-cell>
          <table:table-cell office:value-type="string">
            <text:p>/science/ouradvisors/gacs/gacsmeets/gacs2008/gacsmeet0803/gacsmeet0803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3796">
            <text:p>513796</text:p>
          </table:table-cell>
          <table:table-cell office:value-type="string">
            <text:p>/science/ouradvisors/gacs/gacsmeets/gacs2008/gacsmeet0803/gacsmins080311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3801">
            <text:p>513801</text:p>
          </table:table-cell>
          <table:table-cell office:value-type="string">
            <text:p>/science/ouradvisors/gacs/gacsmeets/gacs2008/gacsmeet0810/</text:p>
          </table:table-cell>
          <table:table-cell office:value-type="string">
            <text:p>CommitteeBranch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3819">
            <text:p>513819</text:p>
          </table:table-cell>
          <table:table-cell office:value-type="string">
            <text:p>/science/ouradvisors/gacs/gacsmeets/gacs2008/gacsmeet0810/gacsmeet0810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3825">
            <text:p>513825</text:p>
          </table:table-cell>
          <table:table-cell office:value-type="string">
            <text:p>/science/ouradvisors/gacs/gacsmeets/gacs2008/gacsmeet0810/gacsmins081029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3842">
            <text:p>513842</text:p>
          </table:table-cell>
          <table:table-cell office:value-type="string">
            <text:p>/science/ouradvisors/gacs/gacsmeets/gacs2009/</text:p>
          </table:table-cell>
          <table:table-cell office:value-type="string">
            <text:p>CommitteeBranch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3844">
            <text:p>513844</text:p>
          </table:table-cell>
          <table:table-cell office:value-type="string">
            <text:p>/science/ouradvisors/gacs/gacsmeets/gacs2009/25feb09/</text:p>
          </table:table-cell>
          <table:table-cell office:value-type="string">
            <text:p>CommitteeBranch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3852">
            <text:p>513852</text:p>
          </table:table-cell>
          <table:table-cell office:value-type="string">
            <text:p>/science/ouradvisors/gacs/gacsmeets/gacs2009/25feb09/gacsagenda090225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3854">
            <text:p>513854</text:p>
          </table:table-cell>
          <table:table-cell office:value-type="string">
            <text:p>/science/ouradvisors/gacs/gacsmeets/gacs2009/25feb09/gacsmins090225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4783">
            <text:p>514783</text:p>
          </table:table-cell>
          <table:table-cell office:value-type="string">
            <text:p>/science/ouradvisors/gacs/gacsmeets/gacs2009/8sept09/</text:p>
          </table:table-cell>
          <table:table-cell office:value-type="string">
            <text:p>CommitteeBranch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4785">
            <text:p>514785</text:p>
          </table:table-cell>
          <table:table-cell office:value-type="string">
            <text:p>/science/ouradvisors/gacs/gacsmeets/gacs2009/8sept09/gacsagenda090908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3530">
            <text:p>523530</text:p>
          </table:table-cell>
          <table:table-cell office:value-type="string">
            <text:p>/science/ouradvisors/gacs/gacsmeets/gacs2009/8sept09/gacsmins090908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5717">
            <text:p>535717</text:p>
          </table:table-cell>
          <table:table-cell office:value-type="string">
            <text:p>/science/ouradvisors/gacs/gacsmeets/gacs2010/</text:p>
          </table:table-cell>
          <table:table-cell office:value-type="string">
            <text:p>CommitteeBranch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859">
            <text:p>555859</text:p>
          </table:table-cell>
          <table:table-cell office:value-type="string">
            <text:p>/science/ouradvisors/gacs/gacsmeets/gacs2010/19october2010/</text:p>
          </table:table-cell>
          <table:table-cell office:value-type="string">
            <text:p>CommitteeBranch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863">
            <text:p>555863</text:p>
          </table:table-cell>
          <table:table-cell office:value-type="string">
            <text:p>/science/ouradvisors/gacs/gacsmeets/gacs2010/19october2010/gacsagenda101019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8892">
            <text:p>558892</text:p>
          </table:table-cell>
          <table:table-cell office:value-type="string">
            <text:p>/science/ouradvisors/gacs/gacsmeets/gacs2010/19october2010/gacsmins101019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5725">
            <text:p>535725</text:p>
          </table:table-cell>
          <table:table-cell office:value-type="string">
            <text:p>/science/ouradvisors/gacs/gacsmeets/gacs2010/4march10/</text:p>
          </table:table-cell>
          <table:table-cell office:value-type="string">
            <text:p>CommitteeBranch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5728">
            <text:p>535728</text:p>
          </table:table-cell>
          <table:table-cell office:value-type="string">
            <text:p>/science/ouradvisors/gacs/gacsmeets/gacs2010/4march10/gacsagenda100304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988">
            <text:p>545988</text:p>
          </table:table-cell>
          <table:table-cell office:value-type="string">
            <text:p>/science/ouradvisors/gacs/gacsmeets/gacs2010/4march10/gacsmins100304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475">
            <text:p>565475</text:p>
          </table:table-cell>
          <table:table-cell office:value-type="string">
            <text:p>/science/ouradvisors/gacs/gacsmeets/gacs2011/</text:p>
          </table:table-cell>
          <table:table-cell office:value-type="string">
            <text:p>CommitteeBranch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478">
            <text:p>565478</text:p>
          </table:table-cell>
          <table:table-cell office:value-type="string">
            <text:p>/science/ouradvisors/gacs/gacsmeets/gacs2011/3march11/</text:p>
          </table:table-cell>
          <table:table-cell office:value-type="string">
            <text:p>CommitteeBranch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481">
            <text:p>565481</text:p>
          </table:table-cell>
          <table:table-cell office:value-type="string">
            <text:p>/science/ouradvisors/gacs/gacsmeets/gacs2011/3march11/gacsagenda110303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1196">
            <text:p>571196</text:p>
          </table:table-cell>
          <table:table-cell office:value-type="string">
            <text:p>/science/ouradvisors/gacs/gacsmeets/gacs2011/3march11/gacsmins110303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1642">
            <text:p>591642</text:p>
          </table:table-cell>
          <table:table-cell office:value-type="string">
            <text:p>/science/ouradvisors/gacs/gacsmeets/gacs2011/9november11/</text:p>
          </table:table-cell>
          <table:table-cell office:value-type="string">
            <text:p>CommitteeBranch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4761">
            <text:p>644761</text:p>
          </table:table-cell>
          <table:table-cell office:value-type="string">
            <text:p>/science/ouradvisors/gacs/gacsmeets/gacs2011/9november11/gacs8minutes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1645">
            <text:p>591645</text:p>
          </table:table-cell>
          <table:table-cell office:value-type="string">
            <text:p>/science/ouradvisors/gacs/gacsmeets/gacs2011/9november11/gacsagenda111109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4463">
            <text:p>604463</text:p>
          </table:table-cell>
          <table:table-cell office:value-type="string">
            <text:p>/science/ouradvisors/gacs/gacsmeets/gacs2012/</text:p>
          </table:table-cell>
          <table:table-cell office:value-type="string">
            <text:p>CommitteeBranch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4467">
            <text:p>604467</text:p>
          </table:table-cell>
          <table:table-cell office:value-type="string">
            <text:p>/science/ouradvisors/gacs/gacsmeets/gacs2012/14march12/</text:p>
          </table:table-cell>
          <table:table-cell office:value-type="string">
            <text:p>CommitteeBranch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4470">
            <text:p>604470</text:p>
          </table:table-cell>
          <table:table-cell office:value-type="string">
            <text:p>/science/ouradvisors/gacs/gacsmeets/gacs2012/14march12/gacsagenda120314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0779">
            <text:p>610779</text:p>
          </table:table-cell>
          <table:table-cell office:value-type="string">
            <text:p>/science/ouradvisors/gacs/gacsmeets/gacs2012/14march12/gacsmins120314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0620">
            <text:p>640620</text:p>
          </table:table-cell>
          <table:table-cell office:value-type="string">
            <text:p>/science/ouradvisors/gacs/gacsmeets/gacs2012/31ocrt2012/</text:p>
          </table:table-cell>
          <table:table-cell office:value-type="string">
            <text:p>CommitteeBranch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0625">
            <text:p>640625</text:p>
          </table:table-cell>
          <table:table-cell office:value-type="string">
            <text:p>/science/ouradvisors/gacs/gacsmeets/gacs2012/31ocrt2012/generalad31oct2012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9654">
            <text:p>659654</text:p>
          </table:table-cell>
          <table:table-cell office:value-type="string">
            <text:p>/science/ouradvisors/gacs/gacsmeets/gacs2013/</text:p>
          </table:table-cell>
          <table:table-cell office:value-type="string">
            <text:p>CommitteeBranch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9718">
            <text:p>659718</text:p>
          </table:table-cell>
          <table:table-cell office:value-type="string">
            <text:p>/science/ouradvisors/gacs/gacsmeets/gacs2013/21march2013/</text:p>
          </table:table-cell>
          <table:table-cell office:value-type="string">
            <text:p>CommitteeBranch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9656">
            <text:p>659656</text:p>
          </table:table-cell>
          <table:table-cell office:value-type="string">
            <text:p>/science/ouradvisors/gacs/gacsmeets/gacs2013/21march2013/gacsagenda210313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6573">
            <text:p>686573</text:p>
          </table:table-cell>
          <table:table-cell office:value-type="string">
            <text:p>/science/ouradvisors/gacs/gacsmeets/gacs2013/8oct13/</text:p>
          </table:table-cell>
          <table:table-cell office:value-type="string">
            <text:p>CommitteeBranch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6576">
            <text:p>686576</text:p>
          </table:table-cell>
          <table:table-cell office:value-type="string">
            <text:p>/science/ouradvisors/gacs/gacsmeets/gacs2013/8oct13/gacs-agenda8oct13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3738">
            <text:p>513738</text:p>
          </table:table-cell>
          <table:table-cell office:value-type="string">
            <text:p>/science/ouradvisors/gacs/gacsreports/</text:p>
          </table:table-cell>
          <table:table-cell office:value-type="string">
            <text:p>CommitteeBranch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3765">
            <text:p>513765</text:p>
          </table:table-cell>
          <table:table-cell office:value-type="string">
            <text:p>/science/ouradvisors/gacs/gacsreports/debate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2537">
            <text:p>612537</text:p>
          </table:table-cell>
          <table:table-cell office:value-type="string">
            <text:p>/science/ouradvisors/gacs/gacsreports/gacsreview2012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0776">
            <text:p>560776</text:p>
          </table:table-cell>
          <table:table-cell office:value-type="string">
            <text:p>/science/ouradvisors/gacs/gacsreports/horizonscanningworkshop2009/</text:p>
          </table:table-cell>
          <table:table-cell office:value-type="string">
            <text:p>CommitteeBranch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9813">
            <text:p>549813</text:p>
          </table:table-cell>
          <table:table-cell office:value-type="string">
            <text:p>/science/ouradvisors/gacs/gacsreports/laymemberssacworkshopnov09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3753">
            <text:p>513753</text:p>
          </table:table-cell>
          <table:table-cell office:value-type="string">
            <text:p>/science/ouradvisors/gacs/intersessionalpapers/</text:p>
          </table:table-cell>
          <table:table-cell office:value-type="string">
            <text:p>CommitteeBranch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3891">
            <text:p>513891</text:p>
          </table:table-cell>
          <table:table-cell office:value-type="string">
            <text:p>/science/ouradvisors/gacs/moregacs/</text:p>
          </table:table-cell>
          <table:table-cell office:value-type="string">
            <text:p>CommitteeBranch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3900">
            <text:p>513900</text:p>
          </table:table-cell>
          <table:table-cell office:value-type="string">
            <text:p>/science/ouradvisors/gacs/moregacs/gacsmembers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3954">
            <text:p>513954</text:p>
          </table:table-cell>
          <table:table-cell office:value-type="string">
            <text:p>/science/ouradvisors/gacs/moregacs/moreaboutgacs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7186">
            <text:p>597186</text:p>
          </table:table-cell>
          <table:table-cell office:value-type="string">
            <text:p>/science/ouradvisors/nutritio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04277">
            <text:p>204277</text:p>
          </table:table-cell>
          <table:table-cell office:value-type="string">
            <text:p>/science/ouradvisors/prif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6415">
            <text:p>516415</text:p>
          </table:table-cell>
          <table:table-cell office:value-type="string">
            <text:p>/science/ouradvisors/ssrc/</text:p>
          </table:table-cell>
          <table:table-cell office:value-type="string">
            <text:p>CommitteeHomepage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6642">
            <text:p>516642</text:p>
          </table:table-cell>
          <table:table-cell office:value-type="string">
            <text:p>/science/ouradvisors/ssrc/aboutus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2903">
            <text:p>662903</text:p>
          </table:table-cell>
          <table:table-cell office:value-type="string">
            <text:p>/science/ouradvisors/ssrc/aboutus/copsac-ssrc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6786">
            <text:p>516786</text:p>
          </table:table-cell>
          <table:table-cell office:value-type="string">
            <text:p>/science/ouradvisors/ssrc/aboutus/membersofssrc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6790">
            <text:p>516790</text:p>
          </table:table-cell>
          <table:table-cell office:value-type="string">
            <text:p>/science/ouradvisors/ssrc/aboutus/ssrcmemberinterests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6757">
            <text:p>516757</text:p>
          </table:table-cell>
          <table:table-cell office:value-type="string">
            <text:p>/science/ouradvisors/ssrc/annualreports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6653">
            <text:p>516653</text:p>
          </table:table-cell>
          <table:table-cell office:value-type="string">
            <text:p>/science/ouradvisors/ssrc/meetings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6659">
            <text:p>516659</text:p>
          </table:table-cell>
          <table:table-cell office:value-type="string">
            <text:p>/science/ouradvisors/ssrc/meetings/2008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6688">
            <text:p>516688</text:p>
          </table:table-cell>
          <table:table-cell office:value-type="string">
            <text:p>/science/ouradvisors/ssrc/meetings/2008/080723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6766">
            <text:p>516766</text:p>
          </table:table-cell>
          <table:table-cell office:value-type="string">
            <text:p>/science/ouradvisors/ssrc/meetings/2008/080723/ssrcagenda080723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0142">
            <text:p>520142</text:p>
          </table:table-cell>
          <table:table-cell office:value-type="string">
            <text:p>/science/ouradvisors/ssrc/meetings/2008/080723/ssrcmins080723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6685">
            <text:p>516685</text:p>
          </table:table-cell>
          <table:table-cell office:value-type="string">
            <text:p>/science/ouradvisors/ssrc/meetings/2008/081119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6692">
            <text:p>516692</text:p>
          </table:table-cell>
          <table:table-cell office:value-type="string">
            <text:p>/science/ouradvisors/ssrc/meetings/2008/081119/ssrcagenda081119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0137">
            <text:p>520137</text:p>
          </table:table-cell>
          <table:table-cell office:value-type="string">
            <text:p>/science/ouradvisors/ssrc/meetings/2008/081119/ssrcmins081119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6656">
            <text:p>516656</text:p>
          </table:table-cell>
          <table:table-cell office:value-type="string">
            <text:p>/science/ouradvisors/ssrc/meetings/2009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0304">
            <text:p>520304</text:p>
          </table:table-cell>
          <table:table-cell office:value-type="string">
            <text:p>/science/ouradvisors/ssrc/meetings/2009/091002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0358">
            <text:p>520358</text:p>
          </table:table-cell>
          <table:table-cell office:value-type="string">
            <text:p>/science/ouradvisors/ssrc/meetings/2009/091002/ssrc091020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5034">
            <text:p>525034</text:p>
          </table:table-cell>
          <table:table-cell office:value-type="string">
            <text:p>/science/ouradvisors/ssrc/meetings/2009/091002/ssrcmins091020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6662">
            <text:p>516662</text:p>
          </table:table-cell>
          <table:table-cell office:value-type="string">
            <text:p>/science/ouradvisors/ssrc/meetings/2009/ssrcmeeting090520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6667">
            <text:p>516667</text:p>
          </table:table-cell>
          <table:table-cell office:value-type="string">
            <text:p>/science/ouradvisors/ssrc/meetings/2009/ssrcmeeting090520/ssrcagenda090520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0133">
            <text:p>520133</text:p>
          </table:table-cell>
          <table:table-cell office:value-type="string">
            <text:p>/science/ouradvisors/ssrc/meetings/2009/ssrcmeeting090520/ssrcmins090520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8737">
            <text:p>568737</text:p>
          </table:table-cell>
          <table:table-cell office:value-type="string">
            <text:p>/science/ouradvisors/ssrc/meetings/2011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8742">
            <text:p>568742</text:p>
          </table:table-cell>
          <table:table-cell office:value-type="string">
            <text:p>/science/ouradvisors/ssrc/meetings/2011/110324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8752">
            <text:p>568752</text:p>
          </table:table-cell>
          <table:table-cell office:value-type="string">
            <text:p>/science/ouradvisors/ssrc/meetings/2011/110324/ssrcagenda110324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2911">
            <text:p>572911</text:p>
          </table:table-cell>
          <table:table-cell office:value-type="string">
            <text:p>/science/ouradvisors/ssrc/meetings/2011/110324/ssrcmins110324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6873">
            <text:p>596873</text:p>
          </table:table-cell>
          <table:table-cell office:value-type="string">
            <text:p>/science/ouradvisors/ssrc/meetings/2011/ssrcmeet041111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5723">
            <text:p>595723</text:p>
          </table:table-cell>
          <table:table-cell office:value-type="string">
            <text:p>/science/ouradvisors/ssrc/meetings/2011/ssrcmeet041111/min4.11.11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1161">
            <text:p>591161</text:p>
          </table:table-cell>
          <table:table-cell office:value-type="string">
            <text:p>/science/ouradvisors/ssrc/meetings/2011/ssrcmeet041111/ssrcagenda111104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2245">
            <text:p>542245</text:p>
          </table:table-cell>
          <table:table-cell office:value-type="string">
            <text:p>/science/ouradvisors/ssrc/meetings/year2010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2305">
            <text:p>542305</text:p>
          </table:table-cell>
          <table:table-cell office:value-type="string">
            <text:p>/science/ouradvisors/ssrc/meetings/year2010/100427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2313">
            <text:p>542313</text:p>
          </table:table-cell>
          <table:table-cell office:value-type="string">
            <text:p>/science/ouradvisors/ssrc/meetings/year2010/100427/ssrcagenda100427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8876">
            <text:p>548876</text:p>
          </table:table-cell>
          <table:table-cell office:value-type="string">
            <text:p>/science/ouradvisors/ssrc/meetings/year2010/100427/ssrcminutes100427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176">
            <text:p>555176</text:p>
          </table:table-cell>
          <table:table-cell office:value-type="string">
            <text:p>/science/ouradvisors/ssrc/meetings/year2010/101007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178">
            <text:p>555178</text:p>
          </table:table-cell>
          <table:table-cell office:value-type="string">
            <text:p>/science/ouradvisors/ssrc/meetings/year2010/101007/ssrcagenda101007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9260">
            <text:p>559260</text:p>
          </table:table-cell>
          <table:table-cell office:value-type="string">
            <text:p>/science/ouradvisors/ssrc/meetings/year2010/101007/ssrcminutes101007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5361">
            <text:p>595361</text:p>
          </table:table-cell>
          <table:table-cell office:value-type="string">
            <text:p>/science/ouradvisors/ssrc/meetings/year2012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8125">
            <text:p>608125</text:p>
          </table:table-cell>
          <table:table-cell office:value-type="string">
            <text:p>/science/ouradvisors/ssrc/meetings/year2012/18-april-2012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3124">
            <text:p>613124</text:p>
          </table:table-cell>
          <table:table-cell office:value-type="string">
            <text:p>/science/ouradvisors/ssrc/meetings/year2012/18-april-2012/minutes-18-april-12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8133">
            <text:p>608133</text:p>
          </table:table-cell>
          <table:table-cell office:value-type="string">
            <text:p>/science/ouradvisors/ssrc/meetings/year2012/18-april-2012/ssrc-agenda-18-april-2012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5351">
            <text:p>635351</text:p>
          </table:table-cell>
          <table:table-cell office:value-type="string">
            <text:p>/science/ouradvisors/ssrc/meetings/year2012/3-oct-2012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5539">
            <text:p>635539</text:p>
          </table:table-cell>
          <table:table-cell office:value-type="string">
            <text:p>/science/ouradvisors/ssrc/meetings/year2012/3-oct-2012/ssrc-agenda-3-october-2012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6108">
            <text:p>646108</text:p>
          </table:table-cell>
          <table:table-cell office:value-type="string">
            <text:p>/science/ouradvisors/ssrc/meetings/year2012/3-oct-2012/ssrc-minutes-3-oct-2012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3075">
            <text:p>663075</text:p>
          </table:table-cell>
          <table:table-cell office:value-type="string">
            <text:p>/science/ouradvisors/ssrc/meetings/year2013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5424">
            <text:p>685424</text:p>
          </table:table-cell>
          <table:table-cell office:value-type="string">
            <text:p>/science/ouradvisors/ssrc/meetings/year2013/03.10.2013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5431">
            <text:p>685431</text:p>
          </table:table-cell>
          <table:table-cell office:value-type="string">
            <text:p>/science/ouradvisors/ssrc/meetings/year2013/03.10.2013/agenda.3.10.13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1670">
            <text:p>691670</text:p>
          </table:table-cell>
          <table:table-cell office:value-type="string">
            <text:p>/science/ouradvisors/ssrc/meetings/year2013/03.10.2013/draft.min.3oct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3079">
            <text:p>663079</text:p>
          </table:table-cell>
          <table:table-cell office:value-type="string">
            <text:p>/science/ouradvisors/ssrc/meetings/year2013/18-04-13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3137">
            <text:p>663137</text:p>
          </table:table-cell>
          <table:table-cell office:value-type="string">
            <text:p>/science/ouradvisors/ssrc/meetings/year2013/18-04-13/agenda.18.04.13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9265">
            <text:p>669265</text:p>
          </table:table-cell>
          <table:table-cell office:value-type="string">
            <text:p>/science/ouradvisors/ssrc/meetings/year2013/18-04-13/darft-minutes-18-april-13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2157">
            <text:p>682157</text:p>
          </table:table-cell>
          <table:table-cell office:value-type="string">
            <text:p>/science/ouradvisors/ssrc/meetings/year2013/27.08.2013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2163">
            <text:p>682163</text:p>
          </table:table-cell>
          <table:table-cell office:value-type="string">
            <text:p>/science/ouradvisors/ssrc/meetings/year2013/27.08.2013/IMagenda27.8.13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6265">
            <text:p>706265</text:p>
          </table:table-cell>
          <table:table-cell office:value-type="string">
            <text:p>/science/ouradvisors/ssrc/meetings/year2014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6270">
            <text:p>706270</text:p>
          </table:table-cell>
          <table:table-cell office:value-type="string">
            <text:p>/science/ouradvisors/ssrc/meetings/year2014/20.03.14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6277">
            <text:p>706277</text:p>
          </table:table-cell>
          <table:table-cell office:value-type="string">
            <text:p>/science/ouradvisors/ssrc/meetings/year2014/20.03.14/agenda20.03.14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1492">
            <text:p>621492</text:p>
          </table:table-cell>
          <table:table-cell office:value-type="string">
            <text:p>/science/ouradvisors/ssrc/paperadhoc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8893">
            <text:p>658893</text:p>
          </table:table-cell>
          <table:table-cell office:value-type="string">
            <text:p>/science/ouradvisors/ssrc/working-advisory-sub-groups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1214">
            <text:p>661214</text:p>
          </table:table-cell>
          <table:table-cell office:value-type="string">
            <text:p>/science/ouradvisors/ssrc/working-advisory-sub-groups/advisory-groups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1241">
            <text:p>661241</text:p>
          </table:table-cell>
          <table:table-cell office:value-type="string">
            <text:p>/science/ouradvisors/ssrc/working-advisory-sub-groups/advisory-groups/fhrs-fhis-ag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1234">
            <text:p>661234</text:p>
          </table:table-cell>
          <table:table-cell office:value-type="string">
            <text:p>/science/ouradvisors/ssrc/working-advisory-sub-groups/advisory-groups/food-you-ag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1238">
            <text:p>661238</text:p>
          </table:table-cell>
          <table:table-cell office:value-type="string">
            <text:p>/science/ouradvisors/ssrc/working-advisory-sub-groups/advisory-groups/kitchen-practices-ag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1203">
            <text:p>661203</text:p>
          </table:table-cell>
          <table:table-cell office:value-type="string">
            <text:p>/science/ouradvisors/ssrc/working-advisory-sub-groups/sub-groups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1207">
            <text:p>661207</text:p>
          </table:table-cell>
          <table:table-cell office:value-type="string">
            <text:p>/science/ouradvisors/ssrc/working-advisory-sub-groups/sub-groups/strategy-sub-group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1210">
            <text:p>661210</text:p>
          </table:table-cell>
          <table:table-cell office:value-type="string">
            <text:p>/science/ouradvisors/ssrc/working-advisory-sub-groups/working-groups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1487">
            <text:p>661487</text:p>
          </table:table-cell>
          <table:table-cell office:value-type="string">
            <text:p>/science/ouradvisors/ssrc/working-advisory-sub-groups/working-groups/scot-NI-WG-NUT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5457">
            <text:p>685457</text:p>
          </table:table-cell>
          <table:table-cell office:value-type="string">
            <text:p>/science/ouradvisors/ssrc/working-advisory-sub-groups/working-groups/scot-NI-WG-NUT/1st.mtg.27.2.13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5486">
            <text:p>685486</text:p>
          </table:table-cell>
          <table:table-cell office:value-type="string">
            <text:p>/science/ouradvisors/ssrc/working-advisory-sub-groups/working-groups/scot-NI-WG-NUT/1st.mtg.27.2.13/agenda.27.2.13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5492">
            <text:p>685492</text:p>
          </table:table-cell>
          <table:table-cell office:value-type="string">
            <text:p>/science/ouradvisors/ssrc/working-advisory-sub-groups/working-groups/scot-NI-WG-NUT/1st.mtg.27.2.13/min.27.2.13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5459">
            <text:p>685459</text:p>
          </table:table-cell>
          <table:table-cell office:value-type="string">
            <text:p>/science/ouradvisors/ssrc/working-advisory-sub-groups/working-groups/scot-NI-WG-NUT/2nd.mtg.22.04.13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5967">
            <text:p>685967</text:p>
          </table:table-cell>
          <table:table-cell office:value-type="string">
            <text:p>/science/ouradvisors/ssrc/working-advisory-sub-groups/working-groups/scot-NI-WG-NUT/2nd.mtg.22.04.13/agenda.27.4.13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5969">
            <text:p>685969</text:p>
          </table:table-cell>
          <table:table-cell office:value-type="string">
            <text:p>/science/ouradvisors/ssrc/working-advisory-sub-groups/working-groups/scot-NI-WG-NUT/2nd.mtg.22.04.13/min.22.4.13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5461">
            <text:p>685461</text:p>
          </table:table-cell>
          <table:table-cell office:value-type="string">
            <text:p>/science/ouradvisors/ssrc/working-advisory-sub-groups/working-groups/scot-NI-WG-NUT/3rd.mtg.3.5.13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5989">
            <text:p>685989</text:p>
          </table:table-cell>
          <table:table-cell office:value-type="string">
            <text:p>/science/ouradvisors/ssrc/working-advisory-sub-groups/working-groups/scot-NI-WG-NUT/3rd.mtg.3.5.13/agenda.3.5.13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5995">
            <text:p>685995</text:p>
          </table:table-cell>
          <table:table-cell office:value-type="string">
            <text:p>/science/ouradvisors/ssrc/working-advisory-sub-groups/working-groups/scot-NI-WG-NUT/3rd.mtg.3.5.13/min.3.5.13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5463">
            <text:p>685463</text:p>
          </table:table-cell>
          <table:table-cell office:value-type="string">
            <text:p>/science/ouradvisors/ssrc/working-advisory-sub-groups/working-groups/scot-NI-WG-NUT/4th.mtg.25.7.13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5997">
            <text:p>685997</text:p>
          </table:table-cell>
          <table:table-cell office:value-type="string">
            <text:p>/science/ouradvisors/ssrc/working-advisory-sub-groups/working-groups/scot-NI-WG-NUT/4th.mtg.25.7.13/Agenda.25.7.13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5999">
            <text:p>685999</text:p>
          </table:table-cell>
          <table:table-cell office:value-type="string">
            <text:p>/science/ouradvisors/ssrc/working-advisory-sub-groups/working-groups/scot-NI-WG-NUT/4th.mtg.25.7.13/Min.13.6.13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1219">
            <text:p>661219</text:p>
          </table:table-cell>
          <table:table-cell office:value-type="string">
            <text:p>/science/ouradvisors/ssrc/working-advisory-sub-groups/working-groups/social-business-wg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5465">
            <text:p>685465</text:p>
          </table:table-cell>
          <table:table-cell office:value-type="string">
            <text:p>/science/ouradvisors/ssrc/working-advisory-sub-groups/working-groups/social-business-wg/1st.mtg.11.6.13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6011">
            <text:p>686011</text:p>
          </table:table-cell>
          <table:table-cell office:value-type="string">
            <text:p>/science/ouradvisors/ssrc/working-advisory-sub-groups/working-groups/social-business-wg/1st.mtg.11.6.13/agenda.11.6.13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6015">
            <text:p>686015</text:p>
          </table:table-cell>
          <table:table-cell office:value-type="string">
            <text:p>/science/ouradvisors/ssrc/working-advisory-sub-groups/working-groups/social-business-wg/1st.mtg.11.6.13/minutes.11.6.13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5467">
            <text:p>685467</text:p>
          </table:table-cell>
          <table:table-cell office:value-type="string">
            <text:p>/science/ouradvisors/ssrc/working-advisory-sub-groups/working-groups/social-business-wg/2nd.mtg.13.6.13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6100">
            <text:p>686100</text:p>
          </table:table-cell>
          <table:table-cell office:value-type="string">
            <text:p>/science/ouradvisors/ssrc/working-advisory-sub-groups/working-groups/social-business-wg/2nd.mtg.13.6.13/agenda.13.6.13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6106">
            <text:p>686106</text:p>
          </table:table-cell>
          <table:table-cell office:value-type="string">
            <text:p>/science/ouradvisors/ssrc/working-advisory-sub-groups/working-groups/social-business-wg/2nd.mtg.13.6.13/minutes.13.6.13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5469">
            <text:p>685469</text:p>
          </table:table-cell>
          <table:table-cell office:value-type="string">
            <text:p>/science/ouradvisors/ssrc/working-advisory-sub-groups/working-groups/social-business-wg/3rd.mtg.17.6.13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6109">
            <text:p>686109</text:p>
          </table:table-cell>
          <table:table-cell office:value-type="string">
            <text:p>/science/ouradvisors/ssrc/working-advisory-sub-groups/working-groups/social-business-wg/3rd.mtg.17.6.13/agenda.17.6.13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6116">
            <text:p>686116</text:p>
          </table:table-cell>
          <table:table-cell office:value-type="string">
            <text:p>/science/ouradvisors/ssrc/working-advisory-sub-groups/working-groups/social-business-wg/3rd.mtg.17.6.13/min.17.6.13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</table:table>
      <table:table table:name="research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127015">
            <text:p>127015</text:p>
          </table:table-cell>
          <table:table-cell office:value-type="string">
            <text:p>/science/research/</text:p>
          </table:table-cell>
          <table:table-cell office:value-type="string">
            <text:p>Multi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4796">
            <text:p>614796</text:p>
          </table:table-cell>
          <table:table-cell office:value-type="string">
            <text:p>/science/research/allergy-research/</text:p>
          </table:table-cell>
          <table:table-cell office:value-type="string">
            <text:p>Multi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4809">
            <text:p>614809</text:p>
          </table:table-cell>
          <table:table-cell office:value-type="string">
            <text:p>/science/research/allergy-research/allergy-exposur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9964">
            <text:p>679964</text:p>
          </table:table-cell>
          <table:table-cell office:value-type="string">
            <text:p>/science/research/allergy-research/allergy-exposure/fs305005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35358">
            <text:p>235358</text:p>
          </table:table-cell>
          <table:table-cell office:value-type="string">
            <text:p>/science/research/allergy-research/allergy-exposure/t07043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8204">
            <text:p>448204</text:p>
          </table:table-cell>
          <table:table-cell office:value-type="string">
            <text:p>/science/research/allergy-research/allergy-exposure/t07051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4366">
            <text:p>444366</text:p>
          </table:table-cell>
          <table:table-cell office:value-type="string">
            <text:p>/science/research/allergy-research/allergy-exposure/t07052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7967">
            <text:p>537967</text:p>
          </table:table-cell>
          <table:table-cell office:value-type="string">
            <text:p>/science/research/allergy-research/allergy-exposure/t07060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4818">
            <text:p>614818</text:p>
          </table:table-cell>
          <table:table-cell office:value-type="string">
            <text:p>/science/research/allergy-research/allergy-guid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2911">
            <text:p>522911</text:p>
          </table:table-cell>
          <table:table-cell office:value-type="string">
            <text:p>/science/research/allergy-research/allergy-guidance/alerganman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3717">
            <text:p>553717</text:p>
          </table:table-cell>
          <table:table-cell office:value-type="string">
            <text:p>/science/research/allergy-research/allergy-guidance/allergeninfononprepackedfood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4812">
            <text:p>614812</text:p>
          </table:table-cell>
          <table:table-cell office:value-type="string">
            <text:p>/science/research/allergy-research/allergy-immunolog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79159">
            <text:p>179159</text:p>
          </table:table-cell>
          <table:table-cell office:value-type="string">
            <text:p>/science/research/allergy-research/allergy-immunology/t07032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35354">
            <text:p>235354</text:p>
          </table:table-cell>
          <table:table-cell office:value-type="string">
            <text:p>/science/research/allergy-research/allergy-immunology/t07041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35356">
            <text:p>235356</text:p>
          </table:table-cell>
          <table:table-cell office:value-type="string">
            <text:p>/science/research/allergy-research/allergy-immunology/t07042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0125">
            <text:p>440125</text:p>
          </table:table-cell>
          <table:table-cell office:value-type="string">
            <text:p>/science/research/allergy-research/allergy-immunology/t07049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4815">
            <text:p>614815</text:p>
          </table:table-cell>
          <table:table-cell office:value-type="string">
            <text:p>/science/research/allergy-research/allergy-labellin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6965">
            <text:p>556965</text:p>
          </table:table-cell>
          <table:table-cell office:value-type="string">
            <text:p>/science/research/allergy-research/allergy-labelling/consumerunderstandlabellingterm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6356">
            <text:p>646356</text:p>
          </table:table-cell>
          <table:table-cell office:value-type="string">
            <text:p>/science/research/allergy-research/allergy-labelling/fs305004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7518">
            <text:p>707518</text:p>
          </table:table-cell>
          <table:table-cell office:value-type="string">
            <text:p>/science/research/allergy-research/allergy-labelling/FS305013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4962">
            <text:p>534962</text:p>
          </table:table-cell>
          <table:table-cell office:value-type="string">
            <text:p>/science/research/allergy-research/allergy-labelling/glutenintol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0970">
            <text:p>540970</text:p>
          </table:table-cell>
          <table:table-cell office:value-type="string">
            <text:p>/science/research/allergy-research/allergy-labelling/t07053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1799">
            <text:p>521799</text:p>
          </table:table-cell>
          <table:table-cell office:value-type="string">
            <text:p>/science/research/allergy-research/allergy-labelling/t07058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8545">
            <text:p>538545</text:p>
          </table:table-cell>
          <table:table-cell office:value-type="string">
            <text:p>/science/research/allergy-research/allergy-labelling/t07061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4482">
            <text:p>554482</text:p>
          </table:table-cell>
          <table:table-cell office:value-type="string">
            <text:p>/science/research/allergy-research/allergy-labelling/understandingfoodlabellingterm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4798">
            <text:p>614798</text:p>
          </table:table-cell>
          <table:table-cell office:value-type="string">
            <text:p>/science/research/allergy-research/allergy-prevale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9764">
            <text:p>679764</text:p>
          </table:table-cell>
          <table:table-cell office:value-type="string">
            <text:p>/science/research/allergy-research/allergy-prevalence/fs305010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90018">
            <text:p>90018</text:p>
          </table:table-cell>
          <table:table-cell office:value-type="string">
            <text:p>/science/research/allergy-research/allergy-prevalence/t07023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8863">
            <text:p>128863</text:p>
          </table:table-cell>
          <table:table-cell office:value-type="string">
            <text:p>/science/research/allergy-research/allergy-prevalence/t07025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8882">
            <text:p>128882</text:p>
          </table:table-cell>
          <table:table-cell office:value-type="string">
            <text:p>/science/research/allergy-research/allergy-prevalence/t07034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8887">
            <text:p>128887</text:p>
          </table:table-cell>
          <table:table-cell office:value-type="string">
            <text:p>/science/research/allergy-research/allergy-prevalence/t07035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8894">
            <text:p>128894</text:p>
          </table:table-cell>
          <table:table-cell office:value-type="string">
            <text:p>/science/research/allergy-research/allergy-prevalence/t07038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2819">
            <text:p>432819</text:p>
          </table:table-cell>
          <table:table-cell office:value-type="string">
            <text:p>/science/research/allergy-research/allergy-prevalence/t07046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4806">
            <text:p>614806</text:p>
          </table:table-cell>
          <table:table-cell office:value-type="string">
            <text:p>/science/research/allergy-research/allergy-threshold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1532">
            <text:p>621532</text:p>
          </table:table-cell>
          <table:table-cell office:value-type="string">
            <text:p>/science/research/allergy-research/allergy-thresholds/fs241037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7501">
            <text:p>617501</text:p>
          </table:table-cell>
          <table:table-cell office:value-type="string">
            <text:p>/science/research/allergy-research/allergy-thresholds/fs241038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2791">
            <text:p>712791</text:p>
          </table:table-cell>
          <table:table-cell office:value-type="string">
            <text:p>/science/research/allergy-research/allergy-thresholds/fs305014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9123">
            <text:p>439123</text:p>
          </table:table-cell>
          <table:table-cell office:value-type="string">
            <text:p>/science/research/allergy-research/allergy-thresholds/t07048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4851">
            <text:p>544851</text:p>
          </table:table-cell>
          <table:table-cell office:value-type="string">
            <text:p>/science/research/allergy-research/allergy-thresholds/t07062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1676">
            <text:p>621676</text:p>
          </table:table-cell>
          <table:table-cell office:value-type="string">
            <text:p>/science/research/allergy-research/more-allergy-researc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4035">
            <text:p>614035</text:p>
          </table:table-cell>
          <table:table-cell office:value-type="string">
            <text:p>/science/research/allergy-research/more-allergy-research/allergy-prog-review-20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8207">
            <text:p>538207</text:p>
          </table:table-cell>
          <table:table-cell office:value-type="string">
            <text:p>/science/research/allergy-research/more-allergy-research/jointresearchrepor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2328">
            <text:p>422328</text:p>
          </table:table-cell>
          <table:table-cell office:value-type="string">
            <text:p>/science/research/allergy-research/more-allergy-research/t07review2008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7203">
            <text:p>127203</text:p>
          </table:table-cell>
          <table:table-cell office:value-type="string">
            <text:p>/science/research/bseresearch/</text:p>
          </table:table-cell>
          <table:table-cell office:value-type="string">
            <text:p>Multi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4148">
            <text:p>634148</text:p>
          </table:table-cell>
          <table:table-cell office:value-type="string">
            <text:p>/science/research/bseresearch/diag-ts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4166">
            <text:p>464166</text:p>
          </table:table-cell>
          <table:table-cell office:value-type="string">
            <text:p>/science/research/bseresearch/diag-tse/m03062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4146">
            <text:p>464146</text:p>
          </table:table-cell>
          <table:table-cell office:value-type="string">
            <text:p>/science/research/bseresearch/diag-tse/m03063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7723">
            <text:p>557723</text:p>
          </table:table-cell>
          <table:table-cell office:value-type="string">
            <text:p>/science/research/bseresearch/diag-tse/m03067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4191">
            <text:p>634191</text:p>
          </table:table-cell>
          <table:table-cell office:value-type="string">
            <text:p>/science/research/bseresearch/enf-ts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6382">
            <text:p>546382</text:p>
          </table:table-cell>
          <table:table-cell office:value-type="string">
            <text:p>/science/research/bseresearch/enf-tse/m03008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2774">
            <text:p>592774</text:p>
          </table:table-cell>
          <table:table-cell office:value-type="string">
            <text:p>/science/research/bseresearch/enf-tse/m03036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7912">
            <text:p>537912</text:p>
          </table:table-cell>
          <table:table-cell office:value-type="string">
            <text:p>/science/research/bseresearch/enf-tse/m03066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4162">
            <text:p>634162</text:p>
          </table:table-cell>
          <table:table-cell office:value-type="string">
            <text:p>/science/research/bseresearch/path-ts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2779">
            <text:p>122779</text:p>
          </table:table-cell>
          <table:table-cell office:value-type="string">
            <text:p>/science/research/bseresearch/path-tse/m03007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2798">
            <text:p>122798</text:p>
          </table:table-cell>
          <table:table-cell office:value-type="string">
            <text:p>/science/research/bseresearch/path-tse/m03016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3216">
            <text:p>473216</text:p>
          </table:table-cell>
          <table:table-cell office:value-type="string">
            <text:p>/science/research/bseresearch/path-tse/m03056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3200">
            <text:p>473200</text:p>
          </table:table-cell>
          <table:table-cell office:value-type="string">
            <text:p>/science/research/bseresearch/path-tse/m03057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3157">
            <text:p>473157</text:p>
          </table:table-cell>
          <table:table-cell office:value-type="string">
            <text:p>/science/research/bseresearch/path-tse/m03058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3176">
            <text:p>473176</text:p>
          </table:table-cell>
          <table:table-cell office:value-type="string">
            <text:p>/science/research/bseresearch/path-tse/m03059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4174">
            <text:p>634174</text:p>
          </table:table-cell>
          <table:table-cell office:value-type="string">
            <text:p>/science/research/bseresearch/trans-ts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2785">
            <text:p>122785</text:p>
          </table:table-cell>
          <table:table-cell office:value-type="string">
            <text:p>/science/research/bseresearch/trans-tse/m03010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42664">
            <text:p>142664</text:p>
          </table:table-cell>
          <table:table-cell office:value-type="string">
            <text:p>/science/research/bseresearch/trans-tse/m03024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3222">
            <text:p>473222</text:p>
          </table:table-cell>
          <table:table-cell office:value-type="string">
            <text:p>/science/research/bseresearch/trans-tse/m03043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3139">
            <text:p>473139</text:p>
          </table:table-cell>
          <table:table-cell office:value-type="string">
            <text:p>/science/research/bseresearch/trans-tse/m03054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3219">
            <text:p>473219</text:p>
          </table:table-cell>
          <table:table-cell office:value-type="string">
            <text:p>/science/research/bseresearch/trans-tse/m03055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4158">
            <text:p>464158</text:p>
          </table:table-cell>
          <table:table-cell office:value-type="string">
            <text:p>/science/research/bseresearch/trans-tse/m03060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0971">
            <text:p>630971</text:p>
          </table:table-cell>
          <table:table-cell office:value-type="string">
            <text:p>/science/research/chemical-safety-research/</text:p>
          </table:table-cell>
          <table:table-cell office:value-type="string">
            <text:p>Multi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5175">
            <text:p>635175</text:p>
          </table:table-cell>
          <table:table-cell office:value-type="string">
            <text:p>/science/research/chemical-safety-research/additives-research/</text:p>
          </table:table-cell>
          <table:table-cell office:value-type="string">
            <text:p>Multi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5128">
            <text:p>635128</text:p>
          </table:table-cell>
          <table:table-cell office:value-type="string">
            <text:p>/science/research/chemical-safety-research/additives-research/additive-safet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7891">
            <text:p>417891</text:p>
          </table:table-cell>
          <table:table-cell office:value-type="string">
            <text:p>/science/research/chemical-safety-research/additives-research/additive-safety/t07040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5124">
            <text:p>635124</text:p>
          </table:table-cell>
          <table:table-cell office:value-type="string">
            <text:p>/science/research/chemical-safety-research/additives-research/additives-genera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39874">
            <text:p>239874</text:p>
          </table:table-cell>
          <table:table-cell office:value-type="string">
            <text:p>/science/research/chemical-safety-research/additives-research/additives-general/a01041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3787">
            <text:p>453787</text:p>
          </table:table-cell>
          <table:table-cell office:value-type="string">
            <text:p>/science/research/chemical-safety-research/additives-research/additives-general/a01045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4557">
            <text:p>514557</text:p>
          </table:table-cell>
          <table:table-cell office:value-type="string">
            <text:p>/science/research/chemical-safety-research/additives-research/additives-general/a01057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6436">
            <text:p>536436</text:p>
          </table:table-cell>
          <table:table-cell office:value-type="string">
            <text:p>/science/research/chemical-safety-research/additives-research/additives-general/a01073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6444">
            <text:p>536444</text:p>
          </table:table-cell>
          <table:table-cell office:value-type="string">
            <text:p>/science/research/chemical-safety-research/additives-research/additives-general/a01074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7333">
            <text:p>537333</text:p>
          </table:table-cell>
          <table:table-cell office:value-type="string">
            <text:p>/science/research/chemical-safety-research/additives-research/additives-general/a01075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5081">
            <text:p>635081</text:p>
          </table:table-cell>
          <table:table-cell office:value-type="string">
            <text:p>/science/research/chemical-safety-research/additives-research/method-additiv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06227">
            <text:p>206227</text:p>
          </table:table-cell>
          <table:table-cell office:value-type="string">
            <text:p>/science/research/chemical-safety-research/additives-research/method-additives/a01020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06247">
            <text:p>206247</text:p>
          </table:table-cell>
          <table:table-cell office:value-type="string">
            <text:p>/science/research/chemical-safety-research/additives-research/method-additives/a01025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06251">
            <text:p>206251</text:p>
          </table:table-cell>
          <table:table-cell office:value-type="string">
            <text:p>/science/research/chemical-safety-research/additives-research/method-additives/a01026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06358">
            <text:p>206358</text:p>
          </table:table-cell>
          <table:table-cell office:value-type="string">
            <text:p>/science/research/chemical-safety-research/additives-research/method-additives/a01036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1044">
            <text:p>441044</text:p>
          </table:table-cell>
          <table:table-cell office:value-type="string">
            <text:p>/science/research/chemical-safety-research/additives-research/method-additives/a01067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0771">
            <text:p>570771</text:p>
          </table:table-cell>
          <table:table-cell office:value-type="string">
            <text:p>/science/research/chemical-safety-research/additives-research/method-additives/a01076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0990">
            <text:p>630990</text:p>
          </table:table-cell>
          <table:table-cell office:value-type="string">
            <text:p>/science/research/chemical-safety-research/agri-researc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2063">
            <text:p>342063</text:p>
          </table:table-cell>
          <table:table-cell office:value-type="string">
            <text:p>/science/research/chemical-safety-research/agri-research/c03009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60435">
            <text:p>260435</text:p>
          </table:table-cell>
          <table:table-cell office:value-type="string">
            <text:p>/science/research/chemical-safety-research/agri-research/c03044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2063">
            <text:p>422063</text:p>
          </table:table-cell>
          <table:table-cell office:value-type="string">
            <text:p>/science/research/chemical-safety-research/agri-research/c03056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9575">
            <text:p>509575</text:p>
          </table:table-cell>
          <table:table-cell office:value-type="string">
            <text:p>/science/research/chemical-safety-research/agri-research/c03057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6199">
            <text:p>536199</text:p>
          </table:table-cell>
          <table:table-cell office:value-type="string">
            <text:p>/science/research/chemical-safety-research/agri-research/c03059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6432">
            <text:p>536432</text:p>
          </table:table-cell>
          <table:table-cell office:value-type="string">
            <text:p>/science/research/chemical-safety-research/agri-research/c03061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2133">
            <text:p>712133</text:p>
          </table:table-cell>
          <table:table-cell office:value-type="string">
            <text:p>/science/research/chemical-safety-research/agri-research/fs102056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7000">
            <text:p>717000</text:p>
          </table:table-cell>
          <table:table-cell office:value-type="string">
            <text:p>/science/research/chemical-safety-research/agri-research/fs102101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9673">
            <text:p>679673</text:p>
          </table:table-cell>
          <table:table-cell office:value-type="string">
            <text:p>/science/research/chemical-safety-research/agri-research/fs111001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4595">
            <text:p>614595</text:p>
          </table:table-cell>
          <table:table-cell office:value-type="string">
            <text:p>/science/research/chemical-safety-research/agri-research/fs241008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3866">
            <text:p>603866</text:p>
          </table:table-cell>
          <table:table-cell office:value-type="string">
            <text:p>/science/research/chemical-safety-research/agri-research/fs241065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5229">
            <text:p>635229</text:p>
          </table:table-cell>
          <table:table-cell office:value-type="string">
            <text:p>/science/research/chemical-safety-research/env-cont/</text:p>
          </table:table-cell>
          <table:table-cell office:value-type="string">
            <text:p>Multi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126">
            <text:p>631126</text:p>
          </table:table-cell>
          <table:table-cell office:value-type="string">
            <text:p>/science/research/chemical-safety-research/env-cont/inorg-con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9556">
            <text:p>679556</text:p>
          </table:table-cell>
          <table:table-cell office:value-type="string">
            <text:p>/science/research/chemical-safety-research/env-cont/inorg-cont/fs102002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1110">
            <text:p>681110</text:p>
          </table:table-cell>
          <table:table-cell office:value-type="string">
            <text:p>/science/research/chemical-safety-research/env-cont/inorg-cont/fs102010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9488">
            <text:p>699488</text:p>
          </table:table-cell>
          <table:table-cell office:value-type="string">
            <text:p>/science/research/chemical-safety-research/env-cont/inorg-cont/fs102048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2974">
            <text:p>612974</text:p>
          </table:table-cell>
          <table:table-cell office:value-type="string">
            <text:p>/science/research/chemical-safety-research/env-cont/inorg-cont/fs241003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9971">
            <text:p>619971</text:p>
          </table:table-cell>
          <table:table-cell office:value-type="string">
            <text:p>/science/research/chemical-safety-research/env-cont/inorg-cont/fs241030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6989">
            <text:p>716989</text:p>
          </table:table-cell>
          <table:table-cell office:value-type="string">
            <text:p>/science/research/chemical-safety-research/env-cont/inorg-cont/fs516009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096">
            <text:p>631096</text:p>
          </table:table-cell>
          <table:table-cell office:value-type="string">
            <text:p>/science/research/chemical-safety-research/env-cont/organic-con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6778">
            <text:p>456778</text:p>
          </table:table-cell>
          <table:table-cell office:value-type="string">
            <text:p>/science/research/chemical-safety-research/env-cont/organic-cont/c01048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0066">
            <text:p>510066</text:p>
          </table:table-cell>
          <table:table-cell office:value-type="string">
            <text:p>/science/research/chemical-safety-research/env-cont/organic-cont/c01050mixedholgenateddioxins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3821">
            <text:p>603821</text:p>
          </table:table-cell>
          <table:table-cell office:value-type="string">
            <text:p>/science/research/chemical-safety-research/env-cont/organic-cont/c02085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8549">
            <text:p>608549</text:p>
          </table:table-cell>
          <table:table-cell office:value-type="string">
            <text:p>/science/research/chemical-safety-research/env-cont/organic-cont/c02090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7977">
            <text:p>677977</text:p>
          </table:table-cell>
          <table:table-cell office:value-type="string">
            <text:p>/science/research/chemical-safety-research/env-cont/organic-cont/fs102005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9291">
            <text:p>709291</text:p>
          </table:table-cell>
          <table:table-cell office:value-type="string">
            <text:p>/science/research/chemical-safety-research/env-cont/organic-cont/fs102009a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9296">
            <text:p>709296</text:p>
          </table:table-cell>
          <table:table-cell office:value-type="string">
            <text:p>/science/research/chemical-safety-research/env-cont/organic-cont/fs102009b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9621">
            <text:p>679621</text:p>
          </table:table-cell>
          <table:table-cell office:value-type="string">
            <text:p>/science/research/chemical-safety-research/env-cont/organic-cont/fs121053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9995">
            <text:p>559995</text:p>
          </table:table-cell>
          <table:table-cell office:value-type="string">
            <text:p>/science/research/chemical-safety-research/env-cont/organic-cont/fs231030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5610">
            <text:p>595610</text:p>
          </table:table-cell>
          <table:table-cell office:value-type="string">
            <text:p>/science/research/chemical-safety-research/env-cont/organic-cont/fs241004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2728">
            <text:p>702728</text:p>
          </table:table-cell>
          <table:table-cell office:value-type="string">
            <text:p>/science/research/chemical-safety-research/env-cont/organic-cont/fs241031_32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0262">
            <text:p>700262</text:p>
          </table:table-cell>
          <table:table-cell office:value-type="string">
            <text:p>/science/research/chemical-safety-research/env-cont/organic-cont/fs513010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147">
            <text:p>631147</text:p>
          </table:table-cell>
          <table:table-cell office:value-type="string">
            <text:p>/science/research/chemical-safety-research/fcm-researc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8309">
            <text:p>348309</text:p>
          </table:table-cell>
          <table:table-cell office:value-type="string">
            <text:p>/science/research/chemical-safety-research/fcm-research/a03057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8302">
            <text:p>348302</text:p>
          </table:table-cell>
          <table:table-cell office:value-type="string">
            <text:p>/science/research/chemical-safety-research/fcm-research/a03062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8304">
            <text:p>348304</text:p>
          </table:table-cell>
          <table:table-cell office:value-type="string">
            <text:p>/science/research/chemical-safety-research/fcm-research/a03063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7982">
            <text:p>447982</text:p>
          </table:table-cell>
          <table:table-cell office:value-type="string">
            <text:p>/science/research/chemical-safety-research/fcm-research/a03066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9594">
            <text:p>509594</text:p>
          </table:table-cell>
          <table:table-cell office:value-type="string">
            <text:p>/science/research/chemical-safety-research/fcm-research/a03069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7041">
            <text:p>507041</text:p>
          </table:table-cell>
          <table:table-cell office:value-type="string">
            <text:p>/science/research/chemical-safety-research/fcm-research/a03070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9643">
            <text:p>559643</text:p>
          </table:table-cell>
          <table:table-cell office:value-type="string">
            <text:p>/science/research/chemical-safety-research/fcm-research/fs231027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9983">
            <text:p>679983</text:p>
          </table:table-cell>
          <table:table-cell office:value-type="string">
            <text:p>/science/research/chemical-safety-research/fcm-research/fs241007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0974">
            <text:p>630974</text:p>
          </table:table-cell>
          <table:table-cell office:value-type="string">
            <text:p>/science/research/chemical-safety-research/pc-researc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1578">
            <text:p>621578</text:p>
          </table:table-cell>
          <table:table-cell office:value-type="string">
            <text:p>/science/research/chemical-safety-research/pc-research/fs142001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1545">
            <text:p>621545</text:p>
          </table:table-cell>
          <table:table-cell office:value-type="string">
            <text:p>/science/research/chemical-safety-research/pc-research/fs231074fs231006fs231075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8800">
            <text:p>608800</text:p>
          </table:table-cell>
          <table:table-cell office:value-type="string">
            <text:p>/science/research/chemical-safety-research/pc-research/fs241002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8196">
            <text:p>128196</text:p>
          </table:table-cell>
          <table:table-cell office:value-type="string">
            <text:p>/science/research/choiceandstandardsresearch/</text:p>
          </table:table-cell>
          <table:table-cell office:value-type="string">
            <text:p>Multi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0844">
            <text:p>630844</text:p>
          </table:table-cell>
          <table:table-cell office:value-type="string">
            <text:p>/science/research/choiceandstandardsresearch/enf-researc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2812">
            <text:p>422812</text:p>
          </table:table-cell>
          <table:table-cell office:value-type="string">
            <text:p>/science/research/choiceandstandardsresearch/enf-research/foodhygienesurvey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8519">
            <text:p>678519</text:p>
          </table:table-cell>
          <table:table-cell office:value-type="string">
            <text:p>/science/research/choiceandstandardsresearch/enf-research/fs101001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6307">
            <text:p>676307</text:p>
          </table:table-cell>
          <table:table-cell office:value-type="string">
            <text:p>/science/research/choiceandstandardsresearch/enf-research/fs204009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6833">
            <text:p>626833</text:p>
          </table:table-cell>
          <table:table-cell office:value-type="string">
            <text:p>/science/research/choiceandstandardsresearch/enf-research/fs222001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1736">
            <text:p>621736</text:p>
          </table:table-cell>
          <table:table-cell office:value-type="string">
            <text:p>/science/research/choiceandstandardsresearch/enf-research/fs245004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1749">
            <text:p>621749</text:p>
          </table:table-cell>
          <table:table-cell office:value-type="string">
            <text:p>/science/research/choiceandstandardsresearch/enf-research/fs245006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0345">
            <text:p>640345</text:p>
          </table:table-cell>
          <table:table-cell office:value-type="string">
            <text:p>/science/research/choiceandstandardsresearch/enf-research/fs245013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1757">
            <text:p>621757</text:p>
          </table:table-cell>
          <table:table-cell office:value-type="string">
            <text:p>/science/research/choiceandstandardsresearch/enf-research/fs245020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349">
            <text:p>625349</text:p>
          </table:table-cell>
          <table:table-cell office:value-type="string">
            <text:p>/science/research/choiceandstandardsresearch/enf-research/fs245021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0319">
            <text:p>700319</text:p>
          </table:table-cell>
          <table:table-cell office:value-type="string">
            <text:p>/science/research/choiceandstandardsresearch/enf-research/fs615017A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8369">
            <text:p>458369</text:p>
          </table:table-cell>
          <table:table-cell office:value-type="string">
            <text:p>/science/research/choiceandstandardsresearch/enf-research/fsmevaluation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8147">
            <text:p>528147</text:p>
          </table:table-cell>
          <table:table-cell office:value-type="string">
            <text:p>/science/research/choiceandstandardsresearch/foodchai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8272">
            <text:p>528272</text:p>
          </table:table-cell>
          <table:table-cell office:value-type="string">
            <text:p>/science/research/choiceandstandardsresearch/foodchain/chicke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8281">
            <text:p>528281</text:p>
          </table:table-cell>
          <table:table-cell office:value-type="string">
            <text:p>/science/research/choiceandstandardsresearch/foodchain/metho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8174">
            <text:p>528174</text:p>
          </table:table-cell>
          <table:table-cell office:value-type="string">
            <text:p>/science/research/choiceandstandardsresearch/foodchain/summar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4982">
            <text:p>554982</text:p>
          </table:table-cell>
          <table:table-cell office:value-type="string">
            <text:p>/science/research/choiceandstandardsresearch/meatcontrolsprojects/</text:p>
          </table:table-cell>
          <table:table-cell office:value-type="string">
            <text:p>ResearchProjectLis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9410">
            <text:p>659410</text:p>
          </table:table-cell>
          <table:table-cell office:value-type="string">
            <text:p>/science/research/choiceandstandardsresearch/meatcontrolsprojects/fs145002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6472">
            <text:p>626472</text:p>
          </table:table-cell>
          <table:table-cell office:value-type="string">
            <text:p>/science/research/choiceandstandardsresearch/meatcontrolsprojects/fs145003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6558">
            <text:p>626558</text:p>
          </table:table-cell>
          <table:table-cell office:value-type="string">
            <text:p>/science/research/choiceandstandardsresearch/meatcontrolsprojects/fs145004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3105">
            <text:p>683105</text:p>
          </table:table-cell>
          <table:table-cell office:value-type="string">
            <text:p>/science/research/choiceandstandardsresearch/meatcontrolsprojects/fs245025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2721">
            <text:p>622721</text:p>
          </table:table-cell>
          <table:table-cell office:value-type="string">
            <text:p>/science/research/choiceandstandardsresearch/meatcontrolsprojects/fs245028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310">
            <text:p>555310</text:p>
          </table:table-cell>
          <table:table-cell office:value-type="string">
            <text:p>/science/research/choiceandstandardsresearch/meatcontrolsprojects/mc1001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313">
            <text:p>555313</text:p>
          </table:table-cell>
          <table:table-cell office:value-type="string">
            <text:p>/science/research/choiceandstandardsresearch/meatcontrolsprojects/mc1002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316">
            <text:p>555316</text:p>
          </table:table-cell>
          <table:table-cell office:value-type="string">
            <text:p>/science/research/choiceandstandardsresearch/meatcontrolsprojects/mc1003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319">
            <text:p>555319</text:p>
          </table:table-cell>
          <table:table-cell office:value-type="string">
            <text:p>/science/research/choiceandstandardsresearch/meatcontrolsprojects/mc1004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322">
            <text:p>555322</text:p>
          </table:table-cell>
          <table:table-cell office:value-type="string">
            <text:p>/science/research/choiceandstandardsresearch/meatcontrolsprojects/mc1005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4513">
            <text:p>634513</text:p>
          </table:table-cell>
          <table:table-cell office:value-type="string">
            <text:p>/science/research/choiceandstandardsresearch/ocr-researc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6859">
            <text:p>696859</text:p>
          </table:table-cell>
          <table:table-cell office:value-type="string">
            <text:p>/science/research/choiceandstandardsresearch/ocr-research/fs204006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2665">
            <text:p>612665</text:p>
          </table:table-cell>
          <table:table-cell office:value-type="string">
            <text:p>/science/research/choiceandstandardsresearch/ocr-research/fs616004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9538">
            <text:p>619538</text:p>
          </table:table-cell>
          <table:table-cell office:value-type="string">
            <text:p>/science/research/choiceandstandardsresearch/ocr-research/fs616018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0340">
            <text:p>640340</text:p>
          </table:table-cell>
          <table:table-cell office:value-type="string">
            <text:p>/science/research/choiceandstandardsresearch/ocr-research/fs616021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8210">
            <text:p>128210</text:p>
          </table:table-cell>
          <table:table-cell office:value-type="string">
            <text:p>/science/research/devolvedadmins/</text:p>
          </table:table-cell>
          <table:table-cell office:value-type="string">
            <text:p>Multi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93695">
            <text:p>193695</text:p>
          </table:table-cell>
          <table:table-cell office:value-type="string">
            <text:p>/science/research/devolvedadmins/scotlandresearc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7201">
            <text:p>127201</text:p>
          </table:table-cell>
          <table:table-cell office:value-type="string">
            <text:p>/science/research/foodborneillness/</text:p>
          </table:table-cell>
          <table:table-cell office:value-type="string">
            <text:p>Multi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7785">
            <text:p>517785</text:p>
          </table:table-cell>
          <table:table-cell office:value-type="string">
            <text:p>/science/research/foodborneillness/adho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7793">
            <text:p>517793</text:p>
          </table:table-cell>
          <table:table-cell office:value-type="string">
            <text:p>/science/research/foodborneillness/adhoc/b18011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7976">
            <text:p>537976</text:p>
          </table:table-cell>
          <table:table-cell office:value-type="string">
            <text:p>/science/research/foodborneillness/adhoc/b18023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2247">
            <text:p>682247</text:p>
          </table:table-cell>
          <table:table-cell office:value-type="string">
            <text:p>/science/research/foodborneillness/adhoc/b20002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2257">
            <text:p>682257</text:p>
          </table:table-cell>
          <table:table-cell office:value-type="string">
            <text:p>/science/research/foodborneillness/adhoc/b20004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93637">
            <text:p>193637</text:p>
          </table:table-cell>
          <table:table-cell office:value-type="string">
            <text:p>/science/research/foodborneillness/ecoliresearc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3759">
            <text:p>123759</text:p>
          </table:table-cell>
          <table:table-cell office:value-type="string">
            <text:p>/science/research/foodborneillness/ecoliresearch/b11003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02744">
            <text:p>202744</text:p>
          </table:table-cell>
          <table:table-cell office:value-type="string">
            <text:p>/science/research/foodborneillness/ecoliresearch/b11008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66524">
            <text:p>266524</text:p>
          </table:table-cell>
          <table:table-cell office:value-type="string">
            <text:p>/science/research/foodborneillness/ecoliresearch/b11010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0476">
            <text:p>440476</text:p>
          </table:table-cell>
          <table:table-cell office:value-type="string">
            <text:p>/science/research/foodborneillness/ecoliresearch/b11013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7109">
            <text:p>717109</text:p>
          </table:table-cell>
          <table:table-cell office:value-type="string">
            <text:p>/science/research/foodborneillness/ecoliresearch/fs101052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7123">
            <text:p>717123</text:p>
          </table:table-cell>
          <table:table-cell office:value-type="string">
            <text:p>/science/research/foodborneillness/ecoliresearch/fs101055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7114">
            <text:p>717114</text:p>
          </table:table-cell>
          <table:table-cell office:value-type="string">
            <text:p>/science/research/foodborneillness/ecoliresearch/fs101056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9572">
            <text:p>679572</text:p>
          </table:table-cell>
          <table:table-cell office:value-type="string">
            <text:p>/science/research/foodborneillness/ecoliresearch/fs102029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6968">
            <text:p>626968</text:p>
          </table:table-cell>
          <table:table-cell office:value-type="string">
            <text:p>/science/research/foodborneillness/ecoliresearch/fs421009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93647">
            <text:p>193647</text:p>
          </table:table-cell>
          <table:table-cell office:value-type="string">
            <text:p>/science/research/foodborneillness/eggsresearc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00105">
            <text:p>100105</text:p>
          </table:table-cell>
          <table:table-cell office:value-type="string">
            <text:p>/science/research/foodborneillness/eggsresearch/b15programme/</text:p>
          </table:table-cell>
          <table:table-cell office:value-type="string">
            <text:p>ResearchProgramme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2679">
            <text:p>122679</text:p>
          </table:table-cell>
          <table:table-cell office:value-type="string">
            <text:p>/science/research/foodborneillness/eggsresearch/b15programme/b15projects/</text:p>
          </table:table-cell>
          <table:table-cell office:value-type="string">
            <text:p>ResearchProjectLis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85786">
            <text:p>185786</text:p>
          </table:table-cell>
          <table:table-cell office:value-type="string">
            <text:p>/science/research/foodborneillness/eggsresearch/b15programme/b15projects/b03008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57769">
            <text:p>257769</text:p>
          </table:table-cell>
          <table:table-cell office:value-type="string">
            <text:p>/science/research/foodborneillness/eggsresearch/b15programme/b15projects/b03010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68140">
            <text:p>268140</text:p>
          </table:table-cell>
          <table:table-cell office:value-type="string">
            <text:p>/science/research/foodborneillness/eggsresearch/b15programme/b15projects/b03012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2685">
            <text:p>122685</text:p>
          </table:table-cell>
          <table:table-cell office:value-type="string">
            <text:p>/science/research/foodborneillness/eggsresearch/b15programme/b15projects/b03015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2692">
            <text:p>122692</text:p>
          </table:table-cell>
          <table:table-cell office:value-type="string">
            <text:p>/science/research/foodborneillness/eggsresearch/b15programme/b15projects/b03016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2695">
            <text:p>122695</text:p>
          </table:table-cell>
          <table:table-cell office:value-type="string">
            <text:p>/science/research/foodborneillness/eggsresearch/b15programme/b15projects/b03017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53104">
            <text:p>253104</text:p>
          </table:table-cell>
          <table:table-cell office:value-type="string">
            <text:p>/science/research/foodborneillness/eggsresearch/b15programme/b15projects/b03018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85788">
            <text:p>185788</text:p>
          </table:table-cell>
          <table:table-cell office:value-type="string">
            <text:p>/science/research/foodborneillness/eggsresearch/b15programme/b15projects/b15001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85988">
            <text:p>185988</text:p>
          </table:table-cell>
          <table:table-cell office:value-type="string">
            <text:p>/science/research/foodborneillness/eggsresearch/b15programme/b15projects/b15003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84559">
            <text:p>284559</text:p>
          </table:table-cell>
          <table:table-cell office:value-type="string">
            <text:p>/science/research/foodborneillness/eggsresearch/b15programme/b15projects/b15004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35060">
            <text:p>235060</text:p>
          </table:table-cell>
          <table:table-cell office:value-type="string">
            <text:p>/science/research/foodborneillness/eggsresearch/b15programme/b15projects/b15005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84526">
            <text:p>284526</text:p>
          </table:table-cell>
          <table:table-cell office:value-type="string">
            <text:p>/science/research/foodborneillness/eggsresearch/b15programme/b15projects/b15008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84531">
            <text:p>284531</text:p>
          </table:table-cell>
          <table:table-cell office:value-type="string">
            <text:p>/science/research/foodborneillness/eggsresearch/b15programme/b15projects/b15009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84536">
            <text:p>284536</text:p>
          </table:table-cell>
          <table:table-cell office:value-type="string">
            <text:p>/science/research/foodborneillness/eggsresearch/b15programme/b15projects/b15010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84555">
            <text:p>284555</text:p>
          </table:table-cell>
          <table:table-cell office:value-type="string">
            <text:p>/science/research/foodborneillness/eggsresearch/b15programme/b15projects/b15011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84557">
            <text:p>284557</text:p>
          </table:table-cell>
          <table:table-cell office:value-type="string">
            <text:p>/science/research/foodborneillness/eggsresearch/b15programme/b15projects/b15012and3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8769">
            <text:p>338769</text:p>
          </table:table-cell>
          <table:table-cell office:value-type="string">
            <text:p>/science/research/foodborneillness/eggsresearch/b15programme/b15projects/b15014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6522">
            <text:p>346522</text:p>
          </table:table-cell>
          <table:table-cell office:value-type="string">
            <text:p>/science/research/foodborneillness/eggsresearch/b15programme/b15projects/b15015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51104">
            <text:p>351104</text:p>
          </table:table-cell>
          <table:table-cell office:value-type="string">
            <text:p>/science/research/foodborneillness/eggsresearch/b15programme/b15projects/b15019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0976">
            <text:p>410976</text:p>
          </table:table-cell>
          <table:table-cell office:value-type="string">
            <text:p>/science/research/foodborneillness/eggsresearch/b15programme/b15projects/b15020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205">
            <text:p>414205</text:p>
          </table:table-cell>
          <table:table-cell office:value-type="string">
            <text:p>/science/research/foodborneillness/eggsresearch/b15programme/b15projects/b15021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2948">
            <text:p>452948</text:p>
          </table:table-cell>
          <table:table-cell office:value-type="string">
            <text:p>/science/research/foodborneillness/eggsresearch/b15programme/b15projects/b15024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3252">
            <text:p>453252</text:p>
          </table:table-cell>
          <table:table-cell office:value-type="string">
            <text:p>/science/research/foodborneillness/eggsresearch/b15programme/b15projects/b15025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3348">
            <text:p>463348</text:p>
          </table:table-cell>
          <table:table-cell office:value-type="string">
            <text:p>/science/research/foodborneillness/eggsresearch/b15programme/b15projects/b15026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9282">
            <text:p>479282</text:p>
          </table:table-cell>
          <table:table-cell office:value-type="string">
            <text:p>/science/research/foodborneillness/eggsresearch/b15programme/b15projects/b1502728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6506">
            <text:p>626506</text:p>
          </table:table-cell>
          <table:table-cell office:value-type="string">
            <text:p>/science/research/foodborneillness/eggsresearch/b15programme/b15projects/fs121014A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6730">
            <text:p>626730</text:p>
          </table:table-cell>
          <table:table-cell office:value-type="string">
            <text:p>/science/research/foodborneillness/eggsresearch/b15programme/b15projects/fs121014C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6529">
            <text:p>626529</text:p>
          </table:table-cell>
          <table:table-cell office:value-type="string">
            <text:p>/science/research/foodborneillness/eggsresearch/b15programme/b15projects/fs121024B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7129">
            <text:p>647129</text:p>
          </table:table-cell>
          <table:table-cell office:value-type="string">
            <text:p>/science/research/foodborneillness/eggsresearch/b15programme/b15projects/fs231085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3070">
            <text:p>683070</text:p>
          </table:table-cell>
          <table:table-cell office:value-type="string">
            <text:p>/science/research/foodborneillness/eggsresearch/b15programme/b15projects/fs231086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7654">
            <text:p>627654</text:p>
          </table:table-cell>
          <table:table-cell office:value-type="string">
            <text:p>/science/research/foodborneillness/eggsresearch/b15programme/b15projects/fs241040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8671">
            <text:p>678671</text:p>
          </table:table-cell>
          <table:table-cell office:value-type="string">
            <text:p>/science/research/foodborneillness/eggsresearch/b15programme/b15projects/fs241044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2827">
            <text:p>712827</text:p>
          </table:table-cell>
          <table:table-cell office:value-type="string">
            <text:p>/science/research/foodborneillness/eggsresearch/b15programme/b15projects/fs241044A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6431">
            <text:p>626431</text:p>
          </table:table-cell>
          <table:table-cell office:value-type="string">
            <text:p>/science/research/foodborneillness/eggsresearch/b15programme/b15projects/fs241049A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6434">
            <text:p>626434</text:p>
          </table:table-cell>
          <table:table-cell office:value-type="string">
            <text:p>/science/research/foodborneillness/eggsresearch/b15programme/b15projects/fs241049B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6790">
            <text:p>626790</text:p>
          </table:table-cell>
          <table:table-cell office:value-type="string">
            <text:p>/science/research/foodborneillness/eggsresearch/b15programme/b15projects/fs241051A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6795">
            <text:p>626795</text:p>
          </table:table-cell>
          <table:table-cell office:value-type="string">
            <text:p>/science/research/foodborneillness/eggsresearch/b15programme/b15projects/fs241051B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6728">
            <text:p>626728</text:p>
          </table:table-cell>
          <table:table-cell office:value-type="string">
            <text:p>/science/research/foodborneillness/eggsresearch/b15programme/b15projects/fs241063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86025">
            <text:p>186025</text:p>
          </table:table-cell>
          <table:table-cell office:value-type="string">
            <text:p>/science/research/foodborneillness/eggsresearch/b15programme/b15projects/zb00023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86070">
            <text:p>186070</text:p>
          </table:table-cell>
          <table:table-cell office:value-type="string">
            <text:p>/science/research/foodborneillness/eggsresearch/b15programme/b15projects/zb00030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86118">
            <text:p>186118</text:p>
          </table:table-cell>
          <table:table-cell office:value-type="string">
            <text:p>/science/research/foodborneillness/eggsresearch/b15programme/b15projects/zb00033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86122">
            <text:p>186122</text:p>
          </table:table-cell>
          <table:table-cell office:value-type="string">
            <text:p>/science/research/foodborneillness/eggsresearch/b15programme/b15projects/zb00034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48625">
            <text:p>248625</text:p>
          </table:table-cell>
          <table:table-cell office:value-type="string">
            <text:p>/science/research/foodborneillness/eggsresearch/b15review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1579">
            <text:p>301579</text:p>
          </table:table-cell>
          <table:table-cell office:value-type="string">
            <text:p>/science/research/foodborneillness/eggsresearch/campyseminarfeb05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93643">
            <text:p>193643</text:p>
          </table:table-cell>
          <table:table-cell office:value-type="string">
            <text:p>/science/research/foodborneillness/foodbornediseaseresearc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00094">
            <text:p>100094</text:p>
          </table:table-cell>
          <table:table-cell office:value-type="string">
            <text:p>/science/research/foodborneillness/foodbornediseaseresearch/b14programme/</text:p>
          </table:table-cell>
          <table:table-cell office:value-type="string">
            <text:p>ResearchProgramme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2629">
            <text:p>122629</text:p>
          </table:table-cell>
          <table:table-cell office:value-type="string">
            <text:p>/science/research/foodborneillness/foodbornediseaseresearch/b14programme/b14projlist/</text:p>
          </table:table-cell>
          <table:table-cell office:value-type="string">
            <text:p>ResearchProjectLis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5275">
            <text:p>295275</text:p>
          </table:table-cell>
          <table:table-cell office:value-type="string">
            <text:p>/science/research/foodborneillness/foodbornediseaseresearch/b14programme/b14projlist/b01007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5929">
            <text:p>295929</text:p>
          </table:table-cell>
          <table:table-cell office:value-type="string">
            <text:p>/science/research/foodborneillness/foodbornediseaseresearch/b14programme/b14projlist/b01008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5978">
            <text:p>295978</text:p>
          </table:table-cell>
          <table:table-cell office:value-type="string">
            <text:p>/science/research/foodborneillness/foodbornediseaseresearch/b14programme/b14projlist/b01009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6134">
            <text:p>296134</text:p>
          </table:table-cell>
          <table:table-cell office:value-type="string">
            <text:p>/science/research/foodborneillness/foodbornediseaseresearch/b14programme/b14projlist/b01010_b01011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2633">
            <text:p>122633</text:p>
          </table:table-cell>
          <table:table-cell office:value-type="string">
            <text:p>/science/research/foodborneillness/foodbornediseaseresearch/b14programme/b14projlist/b01013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2640">
            <text:p>122640</text:p>
          </table:table-cell>
          <table:table-cell office:value-type="string">
            <text:p>/science/research/foodborneillness/foodbornediseaseresearch/b14programme/b14projlist/b03013proj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2644">
            <text:p>122644</text:p>
          </table:table-cell>
          <table:table-cell office:value-type="string">
            <text:p>/science/research/foodborneillness/foodbornediseaseresearch/b14programme/b14projlist/b03014proj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2751">
            <text:p>122751</text:p>
          </table:table-cell>
          <table:table-cell office:value-type="string">
            <text:p>/science/research/foodborneillness/foodbornediseaseresearch/b14programme/b14projlist/b08006proj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28912">
            <text:p>228912</text:p>
          </table:table-cell>
          <table:table-cell office:value-type="string">
            <text:p>/science/research/foodborneillness/foodbornediseaseresearch/b14programme/b14projlist/b10003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2753">
            <text:p>122753</text:p>
          </table:table-cell>
          <table:table-cell office:value-type="string">
            <text:p>/science/research/foodborneillness/foodbornediseaseresearch/b14programme/b14projlist/b14001proj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2755">
            <text:p>122755</text:p>
          </table:table-cell>
          <table:table-cell office:value-type="string">
            <text:p>/science/research/foodborneillness/foodbornediseaseresearch/b14programme/b14projlist/b14002proj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2760">
            <text:p>122760</text:p>
          </table:table-cell>
          <table:table-cell office:value-type="string">
            <text:p>/science/research/foodborneillness/foodbornediseaseresearch/b14programme/b14projlist/b14003proj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2764">
            <text:p>122764</text:p>
          </table:table-cell>
          <table:table-cell office:value-type="string">
            <text:p>/science/research/foodborneillness/foodbornediseaseresearch/b14programme/b14projlist/b14004proj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2772">
            <text:p>122772</text:p>
          </table:table-cell>
          <table:table-cell office:value-type="string">
            <text:p>/science/research/foodborneillness/foodbornediseaseresearch/b14programme/b14projlist/b14005proj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3205">
            <text:p>123205</text:p>
          </table:table-cell>
          <table:table-cell office:value-type="string">
            <text:p>/science/research/foodborneillness/foodbornediseaseresearch/b14programme/b14projlist/b14006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3312">
            <text:p>123312</text:p>
          </table:table-cell>
          <table:table-cell office:value-type="string">
            <text:p>/science/research/foodborneillness/foodbornediseaseresearch/b14programme/b14projlist/b14007proj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3314">
            <text:p>123314</text:p>
          </table:table-cell>
          <table:table-cell office:value-type="string">
            <text:p>/science/research/foodborneillness/foodbornediseaseresearch/b14programme/b14projlist/b14008proj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3316">
            <text:p>123316</text:p>
          </table:table-cell>
          <table:table-cell office:value-type="string">
            <text:p>/science/research/foodborneillness/foodbornediseaseresearch/b14programme/b14projlist/b14009proj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3320">
            <text:p>123320</text:p>
          </table:table-cell>
          <table:table-cell office:value-type="string">
            <text:p>/science/research/foodborneillness/foodbornediseaseresearch/b14programme/b14projlist/b14011proj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3322">
            <text:p>123322</text:p>
          </table:table-cell>
          <table:table-cell office:value-type="string">
            <text:p>/science/research/foodborneillness/foodbornediseaseresearch/b14programme/b14projlist/b14012proj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6447">
            <text:p>536447</text:p>
          </table:table-cell>
          <table:table-cell office:value-type="string">
            <text:p>/science/research/foodborneillness/foodbornediseaseresearch/b14programme/b14projlist/b14016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6592">
            <text:p>536592</text:p>
          </table:table-cell>
          <table:table-cell office:value-type="string">
            <text:p>/science/research/foodborneillness/foodbornediseaseresearch/b14programme/b14projlist/b14017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70107">
            <text:p>370107</text:p>
          </table:table-cell>
          <table:table-cell office:value-type="string">
            <text:p>/science/research/foodborneillness/foodbornediseaseresearch/b14programme/b14projlist/b18021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2767">
            <text:p>652767</text:p>
          </table:table-cell>
          <table:table-cell office:value-type="string">
            <text:p>/science/research/foodborneillness/foodbornediseaseresearch/b14programme/b14projlist/fs101016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2164">
            <text:p>652164</text:p>
          </table:table-cell>
          <table:table-cell office:value-type="string">
            <text:p>/science/research/foodborneillness/foodbornediseaseresearch/b14programme/b14projlist/fs101025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9533">
            <text:p>609533</text:p>
          </table:table-cell>
          <table:table-cell office:value-type="string">
            <text:p>/science/research/foodborneillness/foodbornediseaseresearch/b14programme/b14projlist/fs101036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5528">
            <text:p>705528</text:p>
          </table:table-cell>
          <table:table-cell office:value-type="string">
            <text:p>/science/research/foodborneillness/foodbornediseaseresearch/b14programme/b14projlist/fs101040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3079">
            <text:p>683079</text:p>
          </table:table-cell>
          <table:table-cell office:value-type="string">
            <text:p>/science/research/foodborneillness/foodbornediseaseresearch/b14programme/b14projlist/fs101042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7021">
            <text:p>717021</text:p>
          </table:table-cell>
          <table:table-cell office:value-type="string">
            <text:p>/science/research/foodborneillness/foodbornediseaseresearch/b14programme/b14projlist/fs101048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2975">
            <text:p>712975</text:p>
          </table:table-cell>
          <table:table-cell office:value-type="string">
            <text:p>/science/research/foodborneillness/foodbornediseaseresearch/b14programme/b14projlist/fs101057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2813">
            <text:p>712813</text:p>
          </table:table-cell>
          <table:table-cell office:value-type="string">
            <text:p>/science/research/foodborneillness/foodbornediseaseresearch/b14programme/b14projlist/fs101062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0304">
            <text:p>700304</text:p>
          </table:table-cell>
          <table:table-cell office:value-type="string">
            <text:p>/science/research/foodborneillness/foodbornediseaseresearch/b14programme/b14projlist/fs101072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9954">
            <text:p>709954</text:p>
          </table:table-cell>
          <table:table-cell office:value-type="string">
            <text:p>/science/research/foodborneillness/foodbornediseaseresearch/b14programme/b14projlist/fs101074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1006">
            <text:p>701006</text:p>
          </table:table-cell>
          <table:table-cell office:value-type="string">
            <text:p>/science/research/foodborneillness/foodbornediseaseresearch/b14programme/b14projlist/fs102062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7584">
            <text:p>607584</text:p>
          </table:table-cell>
          <table:table-cell office:value-type="string">
            <text:p>/science/research/foodborneillness/foodbornediseaseresearch/b14programme/b14projlist/FS231039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6917">
            <text:p>606917</text:p>
          </table:table-cell>
          <table:table-cell office:value-type="string">
            <text:p>/science/research/foodborneillness/foodbornediseaseresearch/b14programme/b14projlist/fs231081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5337">
            <text:p>615337</text:p>
          </table:table-cell>
          <table:table-cell office:value-type="string">
            <text:p>/science/research/foodborneillness/foodbornediseaseresearch/b14programme/b14projlist/fs231082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6986">
            <text:p>606986</text:p>
          </table:table-cell>
          <table:table-cell office:value-type="string">
            <text:p>/science/research/foodborneillness/foodbornediseaseresearch/b14programme/b14projlist/fs231083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6977">
            <text:p>606977</text:p>
          </table:table-cell>
          <table:table-cell office:value-type="string">
            <text:p>/science/research/foodborneillness/foodbornediseaseresearch/b14programme/b14projlist/fs231084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7581">
            <text:p>607581</text:p>
          </table:table-cell>
          <table:table-cell office:value-type="string">
            <text:p>/science/research/foodborneillness/foodbornediseaseresearch/b14programme/b14projlist/fs241023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6483">
            <text:p>626483</text:p>
          </table:table-cell>
          <table:table-cell office:value-type="string">
            <text:p>/science/research/foodborneillness/foodbornediseaseresearch/b14programme/b14projlist/fs241027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6463">
            <text:p>626463</text:p>
          </table:table-cell>
          <table:table-cell office:value-type="string">
            <text:p>/science/research/foodborneillness/foodbornediseaseresearch/b14programme/b14projlist/fs241042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9043">
            <text:p>669043</text:p>
          </table:table-cell>
          <table:table-cell office:value-type="string">
            <text:p>/science/research/foodborneillness/foodbornediseaseresearch/b14programme/b14projlist/fs241043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0742">
            <text:p>650742</text:p>
          </table:table-cell>
          <table:table-cell office:value-type="string">
            <text:p>/science/research/foodborneillness/foodbornediseaseresearch/b14programme/b14projlist/fs241045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3869">
            <text:p>603869</text:p>
          </table:table-cell>
          <table:table-cell office:value-type="string">
            <text:p>/science/research/foodborneillness/foodbornediseaseresearch/b14programme/b14projlist/fs241052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0131">
            <text:p>510131</text:p>
          </table:table-cell>
          <table:table-cell office:value-type="string">
            <text:p>/science/research/foodborneillness/foodbornediseaseresearch/b14review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6060">
            <text:p>666060</text:p>
          </table:table-cell>
          <table:table-cell office:value-type="string">
            <text:p>/science/research/foodborneillness/foodbornediseaseresearch/noroconference13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93634">
            <text:p>193634</text:p>
          </table:table-cell>
          <table:table-cell office:value-type="string">
            <text:p>/science/research/foodborneillness/meathygieneresearc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03070">
            <text:p>103070</text:p>
          </table:table-cell>
          <table:table-cell office:value-type="string">
            <text:p>/science/research/foodborneillness/meathygieneresearch/m01prog/</text:p>
          </table:table-cell>
          <table:table-cell office:value-type="string">
            <text:p>ResearchProgramme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36919">
            <text:p>136919</text:p>
          </table:table-cell>
          <table:table-cell office:value-type="string">
            <text:p>/science/research/foodborneillness/meathygieneresearch/m01prog/m01list/</text:p>
          </table:table-cell>
          <table:table-cell office:value-type="string">
            <text:p>ResearchProjectLis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6468">
            <text:p>626468</text:p>
          </table:table-cell>
          <table:table-cell office:value-type="string">
            <text:p>/science/research/foodborneillness/meathygieneresearch/m01prog/m01list/fs145002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1028">
            <text:p>701028</text:p>
          </table:table-cell>
          <table:table-cell office:value-type="string">
            <text:p>/science/research/foodborneillness/meathygieneresearch/m01prog/m01list/fs231058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7707">
            <text:p>627707</text:p>
          </table:table-cell>
          <table:table-cell office:value-type="string">
            <text:p>/science/research/foodborneillness/meathygieneresearch/m01prog/m01list/fs235010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5104">
            <text:p>685104</text:p>
          </table:table-cell>
          <table:table-cell office:value-type="string">
            <text:p>/science/research/foodborneillness/meathygieneresearch/m01prog/m01list/fs503001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36925">
            <text:p>136925</text:p>
          </table:table-cell>
          <table:table-cell office:value-type="string">
            <text:p>/science/research/foodborneillness/meathygieneresearch/m01prog/m01list/m01006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36979">
            <text:p>136979</text:p>
          </table:table-cell>
          <table:table-cell office:value-type="string">
            <text:p>/science/research/foodborneillness/meathygieneresearch/m01prog/m01list/m01009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37005">
            <text:p>137005</text:p>
          </table:table-cell>
          <table:table-cell office:value-type="string">
            <text:p>/science/research/foodborneillness/meathygieneresearch/m01prog/m01list/m01013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37177">
            <text:p>137177</text:p>
          </table:table-cell>
          <table:table-cell office:value-type="string">
            <text:p>/science/research/foodborneillness/meathygieneresearch/m01prog/m01list/m01015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37203">
            <text:p>137203</text:p>
          </table:table-cell>
          <table:table-cell office:value-type="string">
            <text:p>/science/research/foodborneillness/meathygieneresearch/m01prog/m01list/m01017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37205">
            <text:p>137205</text:p>
          </table:table-cell>
          <table:table-cell office:value-type="string">
            <text:p>/science/research/foodborneillness/meathygieneresearch/m01prog/m01list/m01019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37208">
            <text:p>137208</text:p>
          </table:table-cell>
          <table:table-cell office:value-type="string">
            <text:p>/science/research/foodborneillness/meathygieneresearch/m01prog/m01list/m01020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37210">
            <text:p>137210</text:p>
          </table:table-cell>
          <table:table-cell office:value-type="string">
            <text:p>/science/research/foodborneillness/meathygieneresearch/m01prog/m01list/m01022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37220">
            <text:p>137220</text:p>
          </table:table-cell>
          <table:table-cell office:value-type="string">
            <text:p>/science/research/foodborneillness/meathygieneresearch/m01prog/m01list/m01023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37224">
            <text:p>137224</text:p>
          </table:table-cell>
          <table:table-cell office:value-type="string">
            <text:p>/science/research/foodborneillness/meathygieneresearch/m01prog/m01list/m01024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37227">
            <text:p>137227</text:p>
          </table:table-cell>
          <table:table-cell office:value-type="string">
            <text:p>/science/research/foodborneillness/meathygieneresearch/m01prog/m01list/m01025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3945">
            <text:p>303945</text:p>
          </table:table-cell>
          <table:table-cell office:value-type="string">
            <text:p>/science/research/foodborneillness/meathygieneresearch/m01prog/m01list/m01026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4008">
            <text:p>304008</text:p>
          </table:table-cell>
          <table:table-cell office:value-type="string">
            <text:p>/science/research/foodborneillness/meathygieneresearch/m01prog/m01list/m01027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3996">
            <text:p>303996</text:p>
          </table:table-cell>
          <table:table-cell office:value-type="string">
            <text:p>/science/research/foodborneillness/meathygieneresearch/m01prog/m01list/m01028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2198">
            <text:p>302198</text:p>
          </table:table-cell>
          <table:table-cell office:value-type="string">
            <text:p>/science/research/foodborneillness/meathygieneresearch/m01prog/m01list/m01029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2204">
            <text:p>302204</text:p>
          </table:table-cell>
          <table:table-cell office:value-type="string">
            <text:p>/science/research/foodborneillness/meathygieneresearch/m01prog/m01list/m01030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64469">
            <text:p>164469</text:p>
          </table:table-cell>
          <table:table-cell office:value-type="string">
            <text:p>/science/research/foodborneillness/meathygieneresearch/m01prog/m01list/m01031info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2211">
            <text:p>302211</text:p>
          </table:table-cell>
          <table:table-cell office:value-type="string">
            <text:p>/science/research/foodborneillness/meathygieneresearch/m01prog/m01list/m01033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2236">
            <text:p>302236</text:p>
          </table:table-cell>
          <table:table-cell office:value-type="string">
            <text:p>/science/research/foodborneillness/meathygieneresearch/m01prog/m01list/m01035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69889">
            <text:p>369889</text:p>
          </table:table-cell>
          <table:table-cell office:value-type="string">
            <text:p>/science/research/foodborneillness/meathygieneresearch/m01prog/m01list/m01036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71884">
            <text:p>371884</text:p>
          </table:table-cell>
          <table:table-cell office:value-type="string">
            <text:p>/science/research/foodborneillness/meathygieneresearch/m01prog/m01list/m01037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71896">
            <text:p>371896</text:p>
          </table:table-cell>
          <table:table-cell office:value-type="string">
            <text:p>/science/research/foodborneillness/meathygieneresearch/m01prog/m01list/m01038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71917">
            <text:p>371917</text:p>
          </table:table-cell>
          <table:table-cell office:value-type="string">
            <text:p>/science/research/foodborneillness/meathygieneresearch/m01prog/m01list/m01039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67617">
            <text:p>367617</text:p>
          </table:table-cell>
          <table:table-cell office:value-type="string">
            <text:p>/science/research/foodborneillness/meathygieneresearch/m01prog/m01list/m01040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67622">
            <text:p>367622</text:p>
          </table:table-cell>
          <table:table-cell office:value-type="string">
            <text:p>/science/research/foodborneillness/meathygieneresearch/m01prog/m01list/m01043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67082">
            <text:p>367082</text:p>
          </table:table-cell>
          <table:table-cell office:value-type="string">
            <text:p>/science/research/foodborneillness/meathygieneresearch/m01prog/m01list/m01044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67135">
            <text:p>367135</text:p>
          </table:table-cell>
          <table:table-cell office:value-type="string">
            <text:p>/science/research/foodborneillness/meathygieneresearch/m01prog/m01list/m01045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67145">
            <text:p>367145</text:p>
          </table:table-cell>
          <table:table-cell office:value-type="string">
            <text:p>/science/research/foodborneillness/meathygieneresearch/m01prog/m01list/m01046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9010">
            <text:p>529010</text:p>
          </table:table-cell>
          <table:table-cell office:value-type="string">
            <text:p>/science/research/foodborneillness/meathygieneresearch/m01prog/m01list/m01047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9000">
            <text:p>529000</text:p>
          </table:table-cell>
          <table:table-cell office:value-type="string">
            <text:p>/science/research/foodborneillness/meathygieneresearch/m01prog/m01list/m01048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9016">
            <text:p>529016</text:p>
          </table:table-cell>
          <table:table-cell office:value-type="string">
            <text:p>/science/research/foodborneillness/meathygieneresearch/m01prog/m01list/m01049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9021">
            <text:p>529021</text:p>
          </table:table-cell>
          <table:table-cell office:value-type="string">
            <text:p>/science/research/foodborneillness/meathygieneresearch/m01prog/m01list/m01050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9028">
            <text:p>529028</text:p>
          </table:table-cell>
          <table:table-cell office:value-type="string">
            <text:p>/science/research/foodborneillness/meathygieneresearch/m01prog/m01list/m01051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1207">
            <text:p>561207</text:p>
          </table:table-cell>
          <table:table-cell office:value-type="string">
            <text:p>/science/research/foodborneillness/meathygieneresearch/m01prog/m01list/m01052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0249">
            <text:p>570249</text:p>
          </table:table-cell>
          <table:table-cell office:value-type="string">
            <text:p>/science/research/foodborneillness/meathygieneresearch/m01prog/m01list/zm0112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0483">
            <text:p>440483</text:p>
          </table:table-cell>
          <table:table-cell office:value-type="string">
            <text:p>/science/research/foodborneillness/meathygieneresearch/m01progreview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99114">
            <text:p>199114</text:p>
          </table:table-cell>
          <table:table-cell office:value-type="string">
            <text:p>/science/research/foodborneillness/microfunder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9107">
            <text:p>19107</text:p>
          </table:table-cell>
          <table:table-cell office:value-type="string">
            <text:p>/science/research/foodborneillness/microfunders/campylobacter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9077">
            <text:p>19077</text:p>
          </table:table-cell>
          <table:table-cell office:value-type="string">
            <text:p>/science/research/foodborneillness/microfunders/intestinal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61527">
            <text:p>261527</text:p>
          </table:table-cell>
          <table:table-cell office:value-type="string">
            <text:p>/science/research/foodborneillness/microfunders/listeri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50704">
            <text:p>350704</text:p>
          </table:table-cell>
          <table:table-cell office:value-type="string">
            <text:p>/science/research/foodborneillness/microfunders/mffsgbrucellarepor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53865">
            <text:p>353865</text:p>
          </table:table-cell>
          <table:table-cell office:value-type="string">
            <text:p>/science/research/foodborneillness/microfunders/mffsgfarmabatoirrepor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667">
            <text:p>55667</text:p>
          </table:table-cell>
          <table:table-cell office:value-type="string">
            <text:p>/science/research/foodborneillness/microfunders/msff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6761">
            <text:p>306761</text:p>
          </table:table-cell>
          <table:table-cell office:value-type="string">
            <text:p>/science/research/foodborneillness/microfunders/msffg/30676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669">
            <text:p>55669</text:p>
          </table:table-cell>
          <table:table-cell office:value-type="string">
            <text:p>/science/research/foodborneillness/microfunders/msffg/5566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9538">
            <text:p>439538</text:p>
          </table:table-cell>
          <table:table-cell office:value-type="string">
            <text:p>/science/research/foodborneillness/microfunders/msffg/campylobacterupdat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86698">
            <text:p>386698</text:p>
          </table:table-cell>
          <table:table-cell office:value-type="string">
            <text:p>/science/research/foodborneillness/microfunders/msffg/clostridium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4848">
            <text:p>304848</text:p>
          </table:table-cell>
          <table:table-cell office:value-type="string">
            <text:p>/science/research/foodborneillness/microfunders/msffg/msffgfbv2005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4949">
            <text:p>494949</text:p>
          </table:table-cell>
          <table:table-cell office:value-type="string">
            <text:p>/science/research/foodborneillness/microfunders/msffg/msffgjan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90693">
            <text:p>390693</text:p>
          </table:table-cell>
          <table:table-cell office:value-type="string">
            <text:p>/science/research/foodborneillness/microfunders/msffg/msffgmicrobialantiresis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6887">
            <text:p>556887</text:p>
          </table:table-cell>
          <table:table-cell office:value-type="string">
            <text:p>/science/research/foodborneillness/microfunders/msffg/msffgreportenterovirulentecoli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4964">
            <text:p>494964</text:p>
          </table:table-cell>
          <table:table-cell office:value-type="string">
            <text:p>/science/research/foodborneillness/microfunders/msffg/msffgriskassessmentrepor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3489">
            <text:p>573489</text:p>
          </table:table-cell>
          <table:table-cell office:value-type="string">
            <text:p>/science/research/foodborneillness/microfunders/msffg/msffgsalmonella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7958">
            <text:p>337958</text:p>
          </table:table-cell>
          <table:table-cell office:value-type="string">
            <text:p>/science/research/foodborneillness/microfunders/msffgmaprepor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9098">
            <text:p>19098</text:p>
          </table:table-cell>
          <table:table-cell office:value-type="string">
            <text:p>/science/research/foodborneillness/microfunders/vtec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61553">
            <text:p>261553</text:p>
          </table:table-cell>
          <table:table-cell office:value-type="string">
            <text:p>/science/research/foodborneillness/microfunders/yersini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93640">
            <text:p>193640</text:p>
          </table:table-cell>
          <table:table-cell office:value-type="string">
            <text:p>/science/research/foodborneillness/microriskresearc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1587">
            <text:p>291587</text:p>
          </table:table-cell>
          <table:table-cell office:value-type="string">
            <text:p>/science/research/foodborneillness/microriskresearch/b01list/</text:p>
          </table:table-cell>
          <table:table-cell office:value-type="string">
            <text:p>ResearchProjectLis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1598">
            <text:p>291598</text:p>
          </table:table-cell>
          <table:table-cell office:value-type="string">
            <text:p>/science/research/foodborneillness/microriskresearch/b01list/b01003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4965">
            <text:p>294965</text:p>
          </table:table-cell>
          <table:table-cell office:value-type="string">
            <text:p>/science/research/foodborneillness/microriskresearch/b01list/b01006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6274">
            <text:p>296274</text:p>
          </table:table-cell>
          <table:table-cell office:value-type="string">
            <text:p>/science/research/foodborneillness/microriskresearch/b01list/b01016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6374">
            <text:p>296374</text:p>
          </table:table-cell>
          <table:table-cell office:value-type="string">
            <text:p>/science/research/foodborneillness/microriskresearch/b01list/b01017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96212">
            <text:p>96212</text:p>
          </table:table-cell>
          <table:table-cell office:value-type="string">
            <text:p>/science/research/foodborneillness/microriskresearch/b12programme/</text:p>
          </table:table-cell>
          <table:table-cell office:value-type="string">
            <text:p>ResearchProgramme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96228">
            <text:p>96228</text:p>
          </table:table-cell>
          <table:table-cell office:value-type="string">
            <text:p>/science/research/foodborneillness/microriskresearch/b12programme/B12projlist/</text:p>
          </table:table-cell>
          <table:table-cell office:value-type="string">
            <text:p>ResearchProjectLis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85738">
            <text:p>185738</text:p>
          </table:table-cell>
          <table:table-cell office:value-type="string">
            <text:p>/science/research/foodborneillness/microriskresearch/b12programme/B12projlist/b01019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85744">
            <text:p>185744</text:p>
          </table:table-cell>
          <table:table-cell office:value-type="string">
            <text:p>/science/research/foodborneillness/microriskresearch/b12programme/B12projlist/b01020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85749">
            <text:p>185749</text:p>
          </table:table-cell>
          <table:table-cell office:value-type="string">
            <text:p>/science/research/foodborneillness/microriskresearch/b12programme/B12projlist/b10004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91175">
            <text:p>191175</text:p>
          </table:table-cell>
          <table:table-cell office:value-type="string">
            <text:p>/science/research/foodborneillness/microriskresearch/b12programme/B12projlist/b12001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85754">
            <text:p>185754</text:p>
          </table:table-cell>
          <table:table-cell office:value-type="string">
            <text:p>/science/research/foodborneillness/microriskresearch/b12programme/B12projlist/b12002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85757">
            <text:p>185757</text:p>
          </table:table-cell>
          <table:table-cell office:value-type="string">
            <text:p>/science/research/foodborneillness/microriskresearch/b12programme/B12projlist/b12003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85760">
            <text:p>185760</text:p>
          </table:table-cell>
          <table:table-cell office:value-type="string">
            <text:p>/science/research/foodborneillness/microriskresearch/b12programme/B12projlist/b12004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1194">
            <text:p>291194</text:p>
          </table:table-cell>
          <table:table-cell office:value-type="string">
            <text:p>/science/research/foodborneillness/microriskresearch/b12programme/B12projlist/b12006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6758">
            <text:p>306758</text:p>
          </table:table-cell>
          <table:table-cell office:value-type="string">
            <text:p>/science/research/foodborneillness/microriskresearch/b12programme/B12projlist/b12007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0187">
            <text:p>680187</text:p>
          </table:table-cell>
          <table:table-cell office:value-type="string">
            <text:p>/science/research/foodborneillness/microriskresearch/b12programme/B12projlist/fs211001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2744">
            <text:p>592744</text:p>
          </table:table-cell>
          <table:table-cell office:value-type="string">
            <text:p>/science/research/foodborneillness/microriskresearch/b12programme/B12projlist/fs231037b12008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8478">
            <text:p>438478</text:p>
          </table:table-cell>
          <table:table-cell office:value-type="string">
            <text:p>/science/research/foodborneillness/microriskresearch/b12progreview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00084">
            <text:p>100084</text:p>
          </table:table-cell>
          <table:table-cell office:value-type="string">
            <text:p>/science/research/foodborneillness/microriskresearch/b13programme/</text:p>
          </table:table-cell>
          <table:table-cell office:value-type="string">
            <text:p>ResearchProgramme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99099">
            <text:p>199099</text:p>
          </table:table-cell>
          <table:table-cell office:value-type="string">
            <text:p>/science/research/foodborneillness/microriskresearch/b13programme/b13list/</text:p>
          </table:table-cell>
          <table:table-cell office:value-type="string">
            <text:p>ResearchProjectLis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84714">
            <text:p>284714</text:p>
          </table:table-cell>
          <table:table-cell office:value-type="string">
            <text:p>/science/research/foodborneillness/microriskresearch/b13programme/b13list/b01001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57664">
            <text:p>257664</text:p>
          </table:table-cell>
          <table:table-cell office:value-type="string">
            <text:p>/science/research/foodborneillness/microriskresearch/b13programme/b13list/b01015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02023">
            <text:p>202023</text:p>
          </table:table-cell>
          <table:table-cell office:value-type="string">
            <text:p>/science/research/foodborneillness/microriskresearch/b13programme/b13list/b01021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57584">
            <text:p>257584</text:p>
          </table:table-cell>
          <table:table-cell office:value-type="string">
            <text:p>/science/research/foodborneillness/microriskresearch/b13programme/b13list/b02004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49477">
            <text:p>249477</text:p>
          </table:table-cell>
          <table:table-cell office:value-type="string">
            <text:p>/science/research/foodborneillness/microriskresearch/b13programme/b13list/b02006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49491">
            <text:p>249491</text:p>
          </table:table-cell>
          <table:table-cell office:value-type="string">
            <text:p>/science/research/foodborneillness/microriskresearch/b13programme/b13list/b02010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02033">
            <text:p>202033</text:p>
          </table:table-cell>
          <table:table-cell office:value-type="string">
            <text:p>/science/research/foodborneillness/microriskresearch/b13programme/b13list/b02014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57520">
            <text:p>257520</text:p>
          </table:table-cell>
          <table:table-cell office:value-type="string">
            <text:p>/science/research/foodborneillness/microriskresearch/b13programme/b13list/b02015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02038">
            <text:p>202038</text:p>
          </table:table-cell>
          <table:table-cell office:value-type="string">
            <text:p>/science/research/foodborneillness/microriskresearch/b13programme/b13list/b02016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84088">
            <text:p>184088</text:p>
          </table:table-cell>
          <table:table-cell office:value-type="string">
            <text:p>/science/research/foodborneillness/microriskresearch/b13programme/b13list/b08002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45360">
            <text:p>245360</text:p>
          </table:table-cell>
          <table:table-cell office:value-type="string">
            <text:p>/science/research/foodborneillness/microriskresearch/b13programme/b13list/b09005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85784">
            <text:p>185784</text:p>
          </table:table-cell>
          <table:table-cell office:value-type="string">
            <text:p>/science/research/foodborneillness/microriskresearch/b13programme/b13list/b13001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7216">
            <text:p>297216</text:p>
          </table:table-cell>
          <table:table-cell office:value-type="string">
            <text:p>/science/research/foodborneillness/microriskresearch/b13programme/b13list/b13005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5316">
            <text:p>305316</text:p>
          </table:table-cell>
          <table:table-cell office:value-type="string">
            <text:p>/science/research/foodborneillness/microriskresearch/b13programme/b13list/b13006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0972">
            <text:p>410972</text:p>
          </table:table-cell>
          <table:table-cell office:value-type="string">
            <text:p>/science/research/foodborneillness/microriskresearch/b13programme/b13list/b13008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2098">
            <text:p>422098</text:p>
          </table:table-cell>
          <table:table-cell office:value-type="string">
            <text:p>/science/research/foodborneillness/microriskresearch/b13programme/b13list/b13010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4301">
            <text:p>404301</text:p>
          </table:table-cell>
          <table:table-cell office:value-type="string">
            <text:p>/science/research/foodborneillness/microriskresearch/b13programme/b13list/b13011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2873">
            <text:p>422873</text:p>
          </table:table-cell>
          <table:table-cell office:value-type="string">
            <text:p>/science/research/foodborneillness/microriskresearch/b13programme/b13list/b13014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6487">
            <text:p>556487</text:p>
          </table:table-cell>
          <table:table-cell office:value-type="string">
            <text:p>/science/research/foodborneillness/microriskresearch/b13programme/b13list/b13015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2993">
            <text:p>462993</text:p>
          </table:table-cell>
          <table:table-cell office:value-type="string">
            <text:p>/science/research/foodborneillness/microriskresearch/p01programme/</text:p>
          </table:table-cell>
          <table:table-cell office:value-type="string">
            <text:p>ResearchProgramme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3017">
            <text:p>463017</text:p>
          </table:table-cell>
          <table:table-cell office:value-type="string">
            <text:p>/science/research/foodborneillness/microriskresearch/p01programme/p01projlist/</text:p>
          </table:table-cell>
          <table:table-cell office:value-type="string">
            <text:p>ResearchProjectLis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5682">
            <text:p>585682</text:p>
          </table:table-cell>
          <table:table-cell office:value-type="string">
            <text:p>/science/research/foodborneillness/microriskresearch/p01programme/p01projlist/fs235002a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5704">
            <text:p>585704</text:p>
          </table:table-cell>
          <table:table-cell office:value-type="string">
            <text:p>/science/research/foodborneillness/microriskresearch/p01programme/p01projlist/fs235002b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5710">
            <text:p>585710</text:p>
          </table:table-cell>
          <table:table-cell office:value-type="string">
            <text:p>/science/research/foodborneillness/microriskresearch/p01programme/p01projlist/fs235002s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2153">
            <text:p>702153</text:p>
          </table:table-cell>
          <table:table-cell office:value-type="string">
            <text:p>/science/research/foodborneillness/microriskresearch/p01programme/p01projlist/fs513404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1912">
            <text:p>581912</text:p>
          </table:table-cell>
          <table:table-cell office:value-type="string">
            <text:p>/science/research/foodborneillness/microriskresearch/p01programme/p01projlist/p01001fs125007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3020">
            <text:p>463020</text:p>
          </table:table-cell>
          <table:table-cell office:value-type="string">
            <text:p>/science/research/foodborneillness/microriskresearch/p01programme/p01projlist/p01005fs235004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2305">
            <text:p>572305</text:p>
          </table:table-cell>
          <table:table-cell office:value-type="string">
            <text:p>/science/research/foodborneillness/microriskresearch/p01programme/p01projlist/p01009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3843">
            <text:p>583843</text:p>
          </table:table-cell>
          <table:table-cell office:value-type="string">
            <text:p>/science/research/foodborneillness/microriskresearch/p01programme/p01projlist/zb1807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93653">
            <text:p>193653</text:p>
          </table:table-cell>
          <table:table-cell office:value-type="string">
            <text:p>/science/research/foodborneillness/organicwasteresearc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00145">
            <text:p>100145</text:p>
          </table:table-cell>
          <table:table-cell office:value-type="string">
            <text:p>/science/research/foodborneillness/organicwasteresearch/b17programme/</text:p>
          </table:table-cell>
          <table:table-cell office:value-type="string">
            <text:p>ResearchProgramme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9073">
            <text:p>119073</text:p>
          </table:table-cell>
          <table:table-cell office:value-type="string">
            <text:p>/science/research/foodborneillness/organicwasteresearch/b17programme/b17projlist/</text:p>
          </table:table-cell>
          <table:table-cell office:value-type="string">
            <text:p>ResearchProjectLis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91539">
            <text:p>191539</text:p>
          </table:table-cell>
          <table:table-cell office:value-type="string">
            <text:p>/science/research/foodborneillness/organicwasteresearch/b17programme/b17projlist/b05002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3596">
            <text:p>123596</text:p>
          </table:table-cell>
          <table:table-cell office:value-type="string">
            <text:p>/science/research/foodborneillness/organicwasteresearch/b17programme/b17projlist/b05003and04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91948">
            <text:p>191948</text:p>
          </table:table-cell>
          <table:table-cell office:value-type="string">
            <text:p>/science/research/foodborneillness/organicwasteresearch/b17programme/b17projlist/b05005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91969">
            <text:p>191969</text:p>
          </table:table-cell>
          <table:table-cell office:value-type="string">
            <text:p>/science/research/foodborneillness/organicwasteresearch/b17programme/b17projlist/b05006and07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3611">
            <text:p>123611</text:p>
          </table:table-cell>
          <table:table-cell office:value-type="string">
            <text:p>/science/research/foodborneillness/organicwasteresearch/b17programme/b17projlist/b05008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9078">
            <text:p>119078</text:p>
          </table:table-cell>
          <table:table-cell office:value-type="string">
            <text:p>/science/research/foodborneillness/organicwasteresearch/b17programme/b17projlist/b17001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3905">
            <text:p>123905</text:p>
          </table:table-cell>
          <table:table-cell office:value-type="string">
            <text:p>/science/research/foodborneillness/organicwasteresearch/b17programme/b17projlist/b17002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1985">
            <text:p>421985</text:p>
          </table:table-cell>
          <table:table-cell office:value-type="string">
            <text:p>/science/research/foodborneillness/organicwasteresearch/b17programme/b17projlist/b17005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1991">
            <text:p>421991</text:p>
          </table:table-cell>
          <table:table-cell office:value-type="string">
            <text:p>/science/research/foodborneillness/organicwasteresearch/b17programme/b17projlist/b17007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9191">
            <text:p>309191</text:p>
          </table:table-cell>
          <table:table-cell office:value-type="string">
            <text:p>/science/research/foodborneillness/organicwasteresearch/b17progreview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93650">
            <text:p>193650</text:p>
          </table:table-cell>
          <table:table-cell office:value-type="string">
            <text:p>/science/research/foodborneillness/shellfishresearc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00143">
            <text:p>100143</text:p>
          </table:table-cell>
          <table:table-cell office:value-type="string">
            <text:p>/science/research/foodborneillness/shellfishresearch/b16programme/</text:p>
          </table:table-cell>
          <table:table-cell office:value-type="string">
            <text:p>ResearchProgramme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86127">
            <text:p>186127</text:p>
          </table:table-cell>
          <table:table-cell office:value-type="string">
            <text:p>/science/research/foodborneillness/shellfishresearch/b16programme/B16projlist/</text:p>
          </table:table-cell>
          <table:table-cell office:value-type="string">
            <text:p>ResearchProjectLis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86130">
            <text:p>186130</text:p>
          </table:table-cell>
          <table:table-cell office:value-type="string">
            <text:p>/science/research/foodborneillness/shellfishresearch/b16programme/B16projlist/b04001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86151">
            <text:p>186151</text:p>
          </table:table-cell>
          <table:table-cell office:value-type="string">
            <text:p>/science/research/foodborneillness/shellfishresearch/b16programme/B16projlist/b04002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90309">
            <text:p>190309</text:p>
          </table:table-cell>
          <table:table-cell office:value-type="string">
            <text:p>/science/research/foodborneillness/shellfishresearch/b16programme/B16projlist/b04003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90350">
            <text:p>190350</text:p>
          </table:table-cell>
          <table:table-cell office:value-type="string">
            <text:p>/science/research/foodborneillness/shellfishresearch/b16programme/B16projlist/b04004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90353">
            <text:p>190353</text:p>
          </table:table-cell>
          <table:table-cell office:value-type="string">
            <text:p>/science/research/foodborneillness/shellfishresearch/b16programme/B16projlist/b04005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91037">
            <text:p>191037</text:p>
          </table:table-cell>
          <table:table-cell office:value-type="string">
            <text:p>/science/research/foodborneillness/shellfishresearch/b16programme/B16projlist/b04006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91044">
            <text:p>191044</text:p>
          </table:table-cell>
          <table:table-cell office:value-type="string">
            <text:p>/science/research/foodborneillness/shellfishresearch/b16programme/B16projlist/b04007and10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91053">
            <text:p>191053</text:p>
          </table:table-cell>
          <table:table-cell office:value-type="string">
            <text:p>/science/research/foodborneillness/shellfishresearch/b16programme/B16projlist/b04008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91144">
            <text:p>191144</text:p>
          </table:table-cell>
          <table:table-cell office:value-type="string">
            <text:p>/science/research/foodborneillness/shellfishresearch/b16programme/B16projlist/b04009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91154">
            <text:p>191154</text:p>
          </table:table-cell>
          <table:table-cell office:value-type="string">
            <text:p>/science/research/foodborneillness/shellfishresearch/b16programme/B16projlist/b05001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91180">
            <text:p>191180</text:p>
          </table:table-cell>
          <table:table-cell office:value-type="string">
            <text:p>/science/research/foodborneillness/shellfishresearch/b16programme/B16projlist/b16001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91184">
            <text:p>191184</text:p>
          </table:table-cell>
          <table:table-cell office:value-type="string">
            <text:p>/science/research/foodborneillness/shellfishresearch/b16programme/B16projlist/b16002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32099">
            <text:p>232099</text:p>
          </table:table-cell>
          <table:table-cell office:value-type="string">
            <text:p>/science/research/foodborneillness/shellfishresearch/b16programme/B16projlist/b16004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32145">
            <text:p>232145</text:p>
          </table:table-cell>
          <table:table-cell office:value-type="string">
            <text:p>/science/research/foodborneillness/shellfishresearch/b16programme/B16projlist/b16005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35281">
            <text:p>235281</text:p>
          </table:table-cell>
          <table:table-cell office:value-type="string">
            <text:p>/science/research/foodborneillness/shellfishresearch/b16programme/B16projlist/b16006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8232">
            <text:p>348232</text:p>
          </table:table-cell>
          <table:table-cell office:value-type="string">
            <text:p>/science/research/foodborneillness/shellfishresearch/b16programme/B16projlist/b16008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9395">
            <text:p>479395</text:p>
          </table:table-cell>
          <table:table-cell office:value-type="string">
            <text:p>/science/research/foodborneillness/shellfishresearch/b16programme/B16projlist/b18027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2114">
            <text:p>682114</text:p>
          </table:table-cell>
          <table:table-cell office:value-type="string">
            <text:p>/science/research/foodborneillness/shellfishresearch/b16programme/B16projlist/fs512006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59038">
            <text:p>159038</text:p>
          </table:table-cell>
          <table:table-cell office:value-type="string">
            <text:p>/science/research/foodborneillness/shellfishresearch/b16programme/shellfish_toxin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2963">
            <text:p>532963</text:p>
          </table:table-cell>
          <table:table-cell office:value-type="string">
            <text:p>/science/research/foodborneillness/shellfishresearch/b16programmereview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8192">
            <text:p>128192</text:p>
          </table:table-cell>
          <table:table-cell office:value-type="string">
            <text:p>/science/research/foodcomponentsresearch/</text:p>
          </table:table-cell>
          <table:table-cell office:value-type="string">
            <text:p>Multi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92896">
            <text:p>192896</text:p>
          </table:table-cell>
          <table:table-cell office:value-type="string">
            <text:p>/science/research/foodcomponentsresearch/mixturesresearc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4479">
            <text:p>114479</text:p>
          </table:table-cell>
          <table:table-cell office:value-type="string">
            <text:p>/science/research/foodcomponentsresearch/mixturesresearch/t10prog/</text:p>
          </table:table-cell>
          <table:table-cell office:value-type="string">
            <text:p>ResearchProgramme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7608">
            <text:p>487608</text:p>
          </table:table-cell>
          <table:table-cell office:value-type="string">
            <text:p>/science/research/foodcomponentsresearch/mixturesresearch/t10prog/iehintro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05420">
            <text:p>205420</text:p>
          </table:table-cell>
          <table:table-cell office:value-type="string">
            <text:p>/science/research/foodcomponentsresearch/mixturesresearch/t10prog/T10projlist/</text:p>
          </table:table-cell>
          <table:table-cell office:value-type="string">
            <text:p>ResearchProjectLis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8039">
            <text:p>598039</text:p>
          </table:table-cell>
          <table:table-cell office:value-type="string">
            <text:p>/science/research/foodcomponentsresearch/mixturesresearch/t10prog/T10projlist/fs235012t10024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8971">
            <text:p>348971</text:p>
          </table:table-cell>
          <table:table-cell office:value-type="string">
            <text:p>/science/research/foodcomponentsresearch/mixturesresearch/t10prog/T10projlist/t10020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3579">
            <text:p>563579</text:p>
          </table:table-cell>
          <table:table-cell office:value-type="string">
            <text:p>/science/research/foodcomponentsresearch/mixturesresearch/t10prog/T10projlist/t10022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1882">
            <text:p>581882</text:p>
          </table:table-cell>
          <table:table-cell office:value-type="string">
            <text:p>/science/research/foodcomponentsresearch/mixturesresearch/t10prog/T10projlist/t10023fs231022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82824">
            <text:p>282824</text:p>
          </table:table-cell>
          <table:table-cell office:value-type="string">
            <text:p>/science/research/foodcomponentsresearch/mixturesresearch/t10workshop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92863">
            <text:p>192863</text:p>
          </table:table-cell>
          <table:table-cell office:value-type="string">
            <text:p>/science/research/foodcomponentsresearch/phytoestrogensresearc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00847">
            <text:p>100847</text:p>
          </table:table-cell>
          <table:table-cell office:value-type="string">
            <text:p>/science/research/foodcomponentsresearch/phytoestrogensresearch/t05-t06programme/</text:p>
          </table:table-cell>
          <table:table-cell office:value-type="string">
            <text:p>ResearchProgramme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00849">
            <text:p>100849</text:p>
          </table:table-cell>
          <table:table-cell office:value-type="string">
            <text:p>/science/research/foodcomponentsresearch/phytoestrogensresearch/t05-t06programme/t05t06projectlist/</text:p>
          </table:table-cell>
          <table:table-cell office:value-type="string">
            <text:p>ResearchProjectLis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01271">
            <text:p>101271</text:p>
          </table:table-cell>
          <table:table-cell office:value-type="string">
            <text:p>/science/research/foodcomponentsresearch/phytoestrogensresearch/t05-t06programme/t05t06projectlist/t05001project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01277">
            <text:p>101277</text:p>
          </table:table-cell>
          <table:table-cell office:value-type="string">
            <text:p>/science/research/foodcomponentsresearch/phytoestrogensresearch/t05-t06programme/t05t06projectlist/t05002project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01281">
            <text:p>101281</text:p>
          </table:table-cell>
          <table:table-cell office:value-type="string">
            <text:p>/science/research/foodcomponentsresearch/phytoestrogensresearch/t05-t06programme/t05t06projectlist/t05003project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01283">
            <text:p>101283</text:p>
          </table:table-cell>
          <table:table-cell office:value-type="string">
            <text:p>/science/research/foodcomponentsresearch/phytoestrogensresearch/t05-t06programme/t05t06projectlist/t05004project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01285">
            <text:p>101285</text:p>
          </table:table-cell>
          <table:table-cell office:value-type="string">
            <text:p>/science/research/foodcomponentsresearch/phytoestrogensresearch/t05-t06programme/t05t06projectlist/t05005project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01289">
            <text:p>101289</text:p>
          </table:table-cell>
          <table:table-cell office:value-type="string">
            <text:p>/science/research/foodcomponentsresearch/phytoestrogensresearch/t05-t06programme/t05t06projectlist/t05006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01292">
            <text:p>101292</text:p>
          </table:table-cell>
          <table:table-cell office:value-type="string">
            <text:p>/science/research/foodcomponentsresearch/phytoestrogensresearch/t05-t06programme/t05t06projectlist/t05009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01294">
            <text:p>101294</text:p>
          </table:table-cell>
          <table:table-cell office:value-type="string">
            <text:p>/science/research/foodcomponentsresearch/phytoestrogensresearch/t05-t06programme/t05t06projectlist/t05010project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01296">
            <text:p>101296</text:p>
          </table:table-cell>
          <table:table-cell office:value-type="string">
            <text:p>/science/research/foodcomponentsresearch/phytoestrogensresearch/t05-t06programme/t05t06projectlist/t05011project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01298">
            <text:p>101298</text:p>
          </table:table-cell>
          <table:table-cell office:value-type="string">
            <text:p>/science/research/foodcomponentsresearch/phytoestrogensresearch/t05-t06programme/t05t06projectlist/t05013project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01300">
            <text:p>101300</text:p>
          </table:table-cell>
          <table:table-cell office:value-type="string">
            <text:p>/science/research/foodcomponentsresearch/phytoestrogensresearch/t05-t06programme/t05t06projectlist/t05014project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01302">
            <text:p>101302</text:p>
          </table:table-cell>
          <table:table-cell office:value-type="string">
            <text:p>/science/research/foodcomponentsresearch/phytoestrogensresearch/t05-t06programme/t05t06projectlist/t05015project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01304">
            <text:p>101304</text:p>
          </table:table-cell>
          <table:table-cell office:value-type="string">
            <text:p>/science/research/foodcomponentsresearch/phytoestrogensresearch/t05-t06programme/t05t06projectlist/t05016project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01306">
            <text:p>101306</text:p>
          </table:table-cell>
          <table:table-cell office:value-type="string">
            <text:p>/science/research/foodcomponentsresearch/phytoestrogensresearch/t05-t06programme/t05t06projectlist/t05018project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01308">
            <text:p>101308</text:p>
          </table:table-cell>
          <table:table-cell office:value-type="string">
            <text:p>/science/research/foodcomponentsresearch/phytoestrogensresearch/t05-t06programme/t05t06projectlist/t05019project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01310">
            <text:p>101310</text:p>
          </table:table-cell>
          <table:table-cell office:value-type="string">
            <text:p>/science/research/foodcomponentsresearch/phytoestrogensresearch/t05-t06programme/t05t06projectlist/t05020project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01312">
            <text:p>101312</text:p>
          </table:table-cell>
          <table:table-cell office:value-type="string">
            <text:p>/science/research/foodcomponentsresearch/phytoestrogensresearch/t05-t06programme/t05t06projectlist/t05021project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01314">
            <text:p>101314</text:p>
          </table:table-cell>
          <table:table-cell office:value-type="string">
            <text:p>/science/research/foodcomponentsresearch/phytoestrogensresearch/t05-t06programme/t05t06projectlist/t05022project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01316">
            <text:p>101316</text:p>
          </table:table-cell>
          <table:table-cell office:value-type="string">
            <text:p>/science/research/foodcomponentsresearch/phytoestrogensresearch/t05-t06programme/t05t06projectlist/t05023project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01318">
            <text:p>101318</text:p>
          </table:table-cell>
          <table:table-cell office:value-type="string">
            <text:p>/science/research/foodcomponentsresearch/phytoestrogensresearch/t05-t06programme/t05t06projectlist/t05024project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01320">
            <text:p>101320</text:p>
          </table:table-cell>
          <table:table-cell office:value-type="string">
            <text:p>/science/research/foodcomponentsresearch/phytoestrogensresearch/t05-t06programme/t05t06projectlist/t05025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61313">
            <text:p>161313</text:p>
          </table:table-cell>
          <table:table-cell office:value-type="string">
            <text:p>/science/research/foodcomponentsresearch/phytoestrogensresearch/t05-t06programme/t05t06projectlist/t05027project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44469">
            <text:p>244469</text:p>
          </table:table-cell>
          <table:table-cell office:value-type="string">
            <text:p>/science/research/foodcomponentsresearch/phytoestrogensresearch/t05-t06programme/t05t06projectlist/t05028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42141">
            <text:p>242141</text:p>
          </table:table-cell>
          <table:table-cell office:value-type="string">
            <text:p>/science/research/foodcomponentsresearch/phytoestrogensresearch/t05-t06programme/t05t06projectlist/t05029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84211">
            <text:p>284211</text:p>
          </table:table-cell>
          <table:table-cell office:value-type="string">
            <text:p>/science/research/foodcomponentsresearch/phytoestrogensresearch/t05-t06programme/t05t06projectlist/t05030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01322">
            <text:p>101322</text:p>
          </table:table-cell>
          <table:table-cell office:value-type="string">
            <text:p>/science/research/foodcomponentsresearch/phytoestrogensresearch/t05-t06programme/t05t06projectlist/t06001project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01324">
            <text:p>101324</text:p>
          </table:table-cell>
          <table:table-cell office:value-type="string">
            <text:p>/science/research/foodcomponentsresearch/phytoestrogensresearch/t05-t06programme/t05t06projectlist/t06002project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01326">
            <text:p>101326</text:p>
          </table:table-cell>
          <table:table-cell office:value-type="string">
            <text:p>/science/research/foodcomponentsresearch/phytoestrogensresearch/t05-t06programme/t05t06projectlist/t06003-4project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92889">
            <text:p>192889</text:p>
          </table:table-cell>
          <table:table-cell office:value-type="string">
            <text:p>/science/research/foodcomponentsresearch/riskassessmen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2143">
            <text:p>692143</text:p>
          </table:table-cell>
          <table:table-cell office:value-type="string">
            <text:p>/science/research/foodcomponentsresearch/riskassessment/revriskassessto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99603">
            <text:p>99603</text:p>
          </table:table-cell>
          <table:table-cell office:value-type="string">
            <text:p>/science/research/foodcomponentsresearch/riskassessment/t01programme/</text:p>
          </table:table-cell>
          <table:table-cell office:value-type="string">
            <text:p>ResearchProgramme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82443">
            <text:p>182443</text:p>
          </table:table-cell>
          <table:table-cell office:value-type="string">
            <text:p>/science/research/foodcomponentsresearch/riskassessment/t01programme/t01projlist/</text:p>
          </table:table-cell>
          <table:table-cell office:value-type="string">
            <text:p>ResearchProjectLis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2786">
            <text:p>712786</text:p>
          </table:table-cell>
          <table:table-cell office:value-type="string">
            <text:p>/science/research/foodcomponentsresearch/riskassessment/t01programme/t01projlist/fs241062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84518">
            <text:p>184518</text:p>
          </table:table-cell>
          <table:table-cell office:value-type="string">
            <text:p>/science/research/foodcomponentsresearch/riskassessment/t01programme/t01projlist/t01003and4and5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49008">
            <text:p>249008</text:p>
          </table:table-cell>
          <table:table-cell office:value-type="string">
            <text:p>/science/research/foodcomponentsresearch/riskassessment/t01programme/t01projlist/t01007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48999">
            <text:p>248999</text:p>
          </table:table-cell>
          <table:table-cell office:value-type="string">
            <text:p>/science/research/foodcomponentsresearch/riskassessment/t01programme/t01projlist/t01008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48580">
            <text:p>248580</text:p>
          </table:table-cell>
          <table:table-cell office:value-type="string">
            <text:p>/science/research/foodcomponentsresearch/riskassessment/t01programme/t01projlist/t01009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49010">
            <text:p>249010</text:p>
          </table:table-cell>
          <table:table-cell office:value-type="string">
            <text:p>/science/research/foodcomponentsresearch/riskassessment/t01programme/t01projlist/t01010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21159">
            <text:p>221159</text:p>
          </table:table-cell>
          <table:table-cell office:value-type="string">
            <text:p>/science/research/foodcomponentsresearch/riskassessment/t01programme/t01projlist/t01011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49064">
            <text:p>249064</text:p>
          </table:table-cell>
          <table:table-cell office:value-type="string">
            <text:p>/science/research/foodcomponentsresearch/riskassessment/t01programme/t01projlist/t01012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21304">
            <text:p>221304</text:p>
          </table:table-cell>
          <table:table-cell office:value-type="string">
            <text:p>/science/research/foodcomponentsresearch/riskassessment/t01programme/t01projlist/t01013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21364">
            <text:p>221364</text:p>
          </table:table-cell>
          <table:table-cell office:value-type="string">
            <text:p>/science/research/foodcomponentsresearch/riskassessment/t01programme/t01projlist/t01014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82448">
            <text:p>182448</text:p>
          </table:table-cell>
          <table:table-cell office:value-type="string">
            <text:p>/science/research/foodcomponentsresearch/riskassessment/t01programme/t01projlist/t01015and19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82456">
            <text:p>182456</text:p>
          </table:table-cell>
          <table:table-cell office:value-type="string">
            <text:p>/science/research/foodcomponentsresearch/riskassessment/t01programme/t01projlist/t01016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87316">
            <text:p>187316</text:p>
          </table:table-cell>
          <table:table-cell office:value-type="string">
            <text:p>/science/research/foodcomponentsresearch/riskassessment/t01programme/t01projlist/t01017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82464">
            <text:p>182464</text:p>
          </table:table-cell>
          <table:table-cell office:value-type="string">
            <text:p>/science/research/foodcomponentsresearch/riskassessment/t01programme/t01projlist/t01018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82468">
            <text:p>182468</text:p>
          </table:table-cell>
          <table:table-cell office:value-type="string">
            <text:p>/science/research/foodcomponentsresearch/riskassessment/t01programme/t01projlist/t01021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82702">
            <text:p>182702</text:p>
          </table:table-cell>
          <table:table-cell office:value-type="string">
            <text:p>/science/research/foodcomponentsresearch/riskassessment/t01programme/t01projlist/t01022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61586">
            <text:p>261586</text:p>
          </table:table-cell>
          <table:table-cell office:value-type="string">
            <text:p>/science/research/foodcomponentsresearch/riskassessment/t01programme/t01projlist/t01024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82709">
            <text:p>182709</text:p>
          </table:table-cell>
          <table:table-cell office:value-type="string">
            <text:p>/science/research/foodcomponentsresearch/riskassessment/t01programme/t01projlist/t01025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82717">
            <text:p>182717</text:p>
          </table:table-cell>
          <table:table-cell office:value-type="string">
            <text:p>/science/research/foodcomponentsresearch/riskassessment/t01programme/t01projlist/t01026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87297">
            <text:p>187297</text:p>
          </table:table-cell>
          <table:table-cell office:value-type="string">
            <text:p>/science/research/foodcomponentsresearch/riskassessment/t01programme/t01projlist/t01027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87319">
            <text:p>187319</text:p>
          </table:table-cell>
          <table:table-cell office:value-type="string">
            <text:p>/science/research/foodcomponentsresearch/riskassessment/t01programme/t01projlist/t01028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87312">
            <text:p>187312</text:p>
          </table:table-cell>
          <table:table-cell office:value-type="string">
            <text:p>/science/research/foodcomponentsresearch/riskassessment/t01programme/t01projlist/t01029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87326">
            <text:p>187326</text:p>
          </table:table-cell>
          <table:table-cell office:value-type="string">
            <text:p>/science/research/foodcomponentsresearch/riskassessment/t01programme/t01projlist/t01030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88616">
            <text:p>188616</text:p>
          </table:table-cell>
          <table:table-cell office:value-type="string">
            <text:p>/science/research/foodcomponentsresearch/riskassessment/t01programme/t01projlist/t01031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88619">
            <text:p>188619</text:p>
          </table:table-cell>
          <table:table-cell office:value-type="string">
            <text:p>/science/research/foodcomponentsresearch/riskassessment/t01programme/t01projlist/t01032-33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88990">
            <text:p>188990</text:p>
          </table:table-cell>
          <table:table-cell office:value-type="string">
            <text:p>/science/research/foodcomponentsresearch/riskassessment/t01programme/t01projlist/t01033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88997">
            <text:p>188997</text:p>
          </table:table-cell>
          <table:table-cell office:value-type="string">
            <text:p>/science/research/foodcomponentsresearch/riskassessment/t01programme/t01projlist/t01034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89014">
            <text:p>189014</text:p>
          </table:table-cell>
          <table:table-cell office:value-type="string">
            <text:p>/science/research/foodcomponentsresearch/riskassessment/t01programme/t01projlist/t01035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84166">
            <text:p>284166</text:p>
          </table:table-cell>
          <table:table-cell office:value-type="string">
            <text:p>/science/research/foodcomponentsresearch/riskassessment/t01programme/t01projlist/t01037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9030">
            <text:p>349030</text:p>
          </table:table-cell>
          <table:table-cell office:value-type="string">
            <text:p>/science/research/foodcomponentsresearch/riskassessment/t01programme/t01projlist/t01038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51448">
            <text:p>351448</text:p>
          </table:table-cell>
          <table:table-cell office:value-type="string">
            <text:p>/science/research/foodcomponentsresearch/riskassessment/t01programme/t01projlist/t01040-41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51433">
            <text:p>351433</text:p>
          </table:table-cell>
          <table:table-cell office:value-type="string">
            <text:p>/science/research/foodcomponentsresearch/riskassessment/t01programme/t01projlist/t01041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70764">
            <text:p>370764</text:p>
          </table:table-cell>
          <table:table-cell office:value-type="string">
            <text:p>/science/research/foodcomponentsresearch/riskassessment/t01programme/t01projlist/t01042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95268">
            <text:p>395268</text:p>
          </table:table-cell>
          <table:table-cell office:value-type="string">
            <text:p>/science/research/foodcomponentsresearch/riskassessment/t01programme/t01projlist/t01045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5262">
            <text:p>405262</text:p>
          </table:table-cell>
          <table:table-cell office:value-type="string">
            <text:p>/science/research/foodcomponentsresearch/riskassessment/t01programme/t01projlist/t01048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7994">
            <text:p>537994</text:p>
          </table:table-cell>
          <table:table-cell office:value-type="string">
            <text:p>/science/research/foodcomponentsresearch/riskassessment/t01programme/t01projlist/t01050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7940">
            <text:p>537940</text:p>
          </table:table-cell>
          <table:table-cell office:value-type="string">
            <text:p>/science/research/foodcomponentsresearch/riskassessment/t01programme/t01projlist/t01051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7670">
            <text:p>537670</text:p>
          </table:table-cell>
          <table:table-cell office:value-type="string">
            <text:p>/science/research/foodcomponentsresearch/riskassessment/t01programme/t01projlist/t01052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5011">
            <text:p>535011</text:p>
          </table:table-cell>
          <table:table-cell office:value-type="string">
            <text:p>/science/research/foodcomponentsresearch/riskassessment/t01programme/t01projlist/t01054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7650">
            <text:p>537650</text:p>
          </table:table-cell>
          <table:table-cell office:value-type="string">
            <text:p>/science/research/foodcomponentsresearch/riskassessment/t01programme/t01projlist/t01055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8003">
            <text:p>538003</text:p>
          </table:table-cell>
          <table:table-cell office:value-type="string">
            <text:p>/science/research/foodcomponentsresearch/riskassessment/t01programme/t01projlist/t01056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7953">
            <text:p>537953</text:p>
          </table:table-cell>
          <table:table-cell office:value-type="string">
            <text:p>/science/research/foodcomponentsresearch/riskassessment/t01programme/t01projlist/t01057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8801">
            <text:p>548801</text:p>
          </table:table-cell>
          <table:table-cell office:value-type="string">
            <text:p>/science/research/foodcomponentsresearch/riskassessment/t01programme/t01projlist/t01059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8804">
            <text:p>548804</text:p>
          </table:table-cell>
          <table:table-cell office:value-type="string">
            <text:p>/science/research/foodcomponentsresearch/riskassessment/t01programme/t01projlist/t01060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6515">
            <text:p>556515</text:p>
          </table:table-cell>
          <table:table-cell office:value-type="string">
            <text:p>/science/research/foodcomponentsresearch/riskassessment/t01programme/t01projlist/t01063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41239">
            <text:p>241239</text:p>
          </table:table-cell>
          <table:table-cell office:value-type="string">
            <text:p>/science/research/foodcomponentsresearch/riskassessment/t01review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2218">
            <text:p>422218</text:p>
          </table:table-cell>
          <table:table-cell office:value-type="string">
            <text:p>/science/research/foodcomponentsresearch/riskassessment/t01t05t09review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8200">
            <text:p>128200</text:p>
          </table:table-cell>
          <table:table-cell office:value-type="string">
            <text:p>/science/research/radiologicalresearch/</text:p>
          </table:table-cell>
          <table:table-cell office:value-type="string">
            <text:p>Multi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74417">
            <text:p>174417</text:p>
          </table:table-cell>
          <table:table-cell office:value-type="string">
            <text:p>/science/research/radiologicalresearch/foodirradiation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3104">
            <text:p>443104</text:p>
          </table:table-cell>
          <table:table-cell office:value-type="string">
            <text:p>/science/research/radiologicalresearch/foodirradiation1/a05009r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4960">
            <text:p>544960</text:p>
          </table:table-cell>
          <table:table-cell office:value-type="string">
            <text:p>/science/research/radiologicalresearch/foodirradiation1/a05010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4671">
            <text:p>574671</text:p>
          </table:table-cell>
          <table:table-cell office:value-type="string">
            <text:p>/science/research/radiologicalresearch/foodirradiation1/fs231028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9772">
            <text:p>609772</text:p>
          </table:table-cell>
          <table:table-cell office:value-type="string">
            <text:p>/science/research/radiologicalresearch/foodirradiation1/fs231029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93219">
            <text:p>393219</text:p>
          </table:table-cell>
          <table:table-cell office:value-type="string">
            <text:p>/science/research/radiologicalresearch/radioactivityinfoo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0293">
            <text:p>700293</text:p>
          </table:table-cell>
          <table:table-cell office:value-type="string">
            <text:p>/science/research/radiologicalresearch/radioactivityinfood/fs131007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3347">
            <text:p>593347</text:p>
          </table:table-cell>
          <table:table-cell office:value-type="string">
            <text:p>/science/research/radiologicalresearch/radioactivityinfood/fs131011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8664">
            <text:p>308664</text:p>
          </table:table-cell>
          <table:table-cell office:value-type="string">
            <text:p>/science/research/radiologicalresearch/radioactivityinfood/r01062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5491">
            <text:p>525491</text:p>
          </table:table-cell>
          <table:table-cell office:value-type="string">
            <text:p>/science/research/radiologicalresearch/radioactivityinfood/r04003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9958">
            <text:p>459958</text:p>
          </table:table-cell>
          <table:table-cell office:value-type="string">
            <text:p>/science/research/radiologicalresearch/radioactivityinfood/r04006sul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15360">
            <text:p>315360</text:p>
          </table:table-cell>
          <table:table-cell office:value-type="string">
            <text:p>/science/research/radiologicalresearch/radiosurv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0115">
            <text:p>400115</text:p>
          </table:table-cell>
          <table:table-cell office:value-type="string">
            <text:p>/science/research/radiologicalresearch/radiosurv/chernoby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0140">
            <text:p>400140</text:p>
          </table:table-cell>
          <table:table-cell office:value-type="string">
            <text:p>/science/research/radiologicalresearch/radiosurv/radiologicalreview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5279">
            <text:p>525279</text:p>
          </table:table-cell>
          <table:table-cell office:value-type="string">
            <text:p>/science/research/radiologicalresearch/radiosurv/rif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0182">
            <text:p>640182</text:p>
          </table:table-cell>
          <table:table-cell office:value-type="string">
            <text:p>/science/research/radiologicalresearch/radiosurv/rife/radioactivity-report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0749">
            <text:p>660749</text:p>
          </table:table-cell>
          <table:table-cell office:value-type="string">
            <text:p>/science/research/radiologicalresearch/radiosurv/rife/radioactivity20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2673">
            <text:p>592673</text:p>
          </table:table-cell>
          <table:table-cell office:value-type="string">
            <text:p>/science/research/radiologicalresearch/radiosurv/rife/radsurv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0938">
            <text:p>690938</text:p>
          </table:table-cell>
          <table:table-cell office:value-type="string">
            <text:p>/science/research/radiologicalresearch/radiosurv/rife/rife-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5299">
            <text:p>525299</text:p>
          </table:table-cell>
          <table:table-cell office:value-type="string">
            <text:p>/science/research/radiologicalresearch/radiosurv/rife/rife08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7159">
            <text:p>467159</text:p>
          </table:table-cell>
          <table:table-cell office:value-type="string">
            <text:p>/science/research/radiologicalresearch/radiosurv/rife/rife08/radsurv2008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6147">
            <text:p>556147</text:p>
          </table:table-cell>
          <table:table-cell office:value-type="string">
            <text:p>/science/research/radiologicalresearch/radiosurv/rife/rife2009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2204">
            <text:p>512204</text:p>
          </table:table-cell>
          <table:table-cell office:value-type="string">
            <text:p>/science/research/radiologicalresearch/radiosurv/rife/rife2009/radsurv20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0972">
            <text:p>590972</text:p>
          </table:table-cell>
          <table:table-cell office:value-type="string">
            <text:p>/science/research/radiologicalresearch/radiosurv/rife/rife201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1060">
            <text:p>561060</text:p>
          </table:table-cell>
          <table:table-cell office:value-type="string">
            <text:p>/science/research/radiologicalresearch/radiosurv/rife/rife2010/radsurv20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3985">
            <text:p>553985</text:p>
          </table:table-cell>
          <table:table-cell office:value-type="string">
            <text:p>/science/research/radiologicalresearch/radiosurv/rife/rife5yr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6256">
            <text:p>546256</text:p>
          </table:table-cell>
          <table:table-cell office:value-type="string">
            <text:p>/science/research/ssr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6066">
            <text:p>676066</text:p>
          </table:table-cell>
          <table:table-cell office:value-type="string">
            <text:p>/science/research/ssres/boc-consumer-research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4135">
            <text:p>544135</text:p>
          </table:table-cell>
          <table:table-cell office:value-type="string">
            <text:p>/science/research/ssres/crosscuts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8307">
            <text:p>598307</text:p>
          </table:table-cell>
          <table:table-cell office:value-type="string">
            <text:p>/science/research/ssres/crosscutss/cfearnedrecognition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0019">
            <text:p>500019</text:p>
          </table:table-cell>
          <table:table-cell office:value-type="string">
            <text:p>/science/research/ssres/crosscutss/emerg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9620">
            <text:p>589620</text:p>
          </table:table-cell>
          <table:table-cell office:value-type="string">
            <text:p>/science/research/ssres/crosscutss/evaluncertframework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9449">
            <text:p>679449</text:p>
          </table:table-cell>
          <table:table-cell office:value-type="string">
            <text:p>/science/research/ssres/crosscutss/eyetracker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6522">
            <text:p>536522</text:p>
          </table:table-cell>
          <table:table-cell office:value-type="string">
            <text:p>/science/research/ssres/crosscutss/foodtechbsa08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3586">
            <text:p>633586</text:p>
          </table:table-cell>
          <table:table-cell office:value-type="string">
            <text:p>/science/research/ssres/crosscutss/fs242002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2118">
            <text:p>702118</text:p>
          </table:table-cell>
          <table:table-cell office:value-type="string">
            <text:p>/science/research/ssres/crosscutss/fs409013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9072">
            <text:p>599072</text:p>
          </table:table-cell>
          <table:table-cell office:value-type="string">
            <text:p>/science/research/ssres/crosscutss/regcultur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078">
            <text:p>555078</text:p>
          </table:table-cell>
          <table:table-cell office:value-type="string">
            <text:p>/science/research/ssres/crosscutss/ssculturereview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9740">
            <text:p>549740</text:p>
          </table:table-cell>
          <table:table-cell office:value-type="string">
            <text:p>/science/research/ssres/crosscutss/sspartnership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1868">
            <text:p>551868</text:p>
          </table:table-cell>
          <table:table-cell office:value-type="string">
            <text:p>/science/research/ssres/esrc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161">
            <text:p>545161</text:p>
          </table:table-cell>
          <table:table-cell office:value-type="string">
            <text:p>/science/research/ssres/foodandyou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2745">
            <text:p>662745</text:p>
          </table:table-cell>
          <table:table-cell office:value-type="string">
            <text:p>/science/research/ssres/foodandyou/foodandyou-20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7302">
            <text:p>567302</text:p>
          </table:table-cell>
          <table:table-cell office:value-type="string">
            <text:p>/science/research/ssres/foodandyou/foodyou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238">
            <text:p>545238</text:p>
          </table:table-cell>
          <table:table-cell office:value-type="string">
            <text:p>/science/research/ssres/foodandyou/foodyoufaq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4137">
            <text:p>544137</text:p>
          </table:table-cell>
          <table:table-cell office:value-type="string">
            <text:p>/science/research/ssres/foodsafetys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1368">
            <text:p>561368</text:p>
          </table:table-cell>
          <table:table-cell office:value-type="string">
            <text:p>/science/research/ssres/foodsafetyss/citforumcampy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8854">
            <text:p>588854</text:p>
          </table:table-cell>
          <table:table-cell office:value-type="string">
            <text:p>/science/research/ssres/foodsafetyss/evalrating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8649">
            <text:p>608649</text:p>
          </table:table-cell>
          <table:table-cell office:value-type="string">
            <text:p>/science/research/ssres/foodsafetyss/fs244011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6617">
            <text:p>706617</text:p>
          </table:table-cell>
          <table:table-cell office:value-type="string">
            <text:p>/science/research/ssres/foodsafetyss/fs244011/fs244011A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0747">
            <text:p>610747</text:p>
          </table:table-cell>
          <table:table-cell office:value-type="string">
            <text:p>/science/research/ssres/foodsafetyss/fs244011a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6641">
            <text:p>706641</text:p>
          </table:table-cell>
          <table:table-cell office:value-type="string">
            <text:p>/science/research/ssres/foodsafetyss/fs244011b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9647">
            <text:p>599647</text:p>
          </table:table-cell>
          <table:table-cell office:value-type="string">
            <text:p>/science/research/ssres/foodsafetyss/fs244026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7632">
            <text:p>677632</text:p>
          </table:table-cell>
          <table:table-cell office:value-type="string">
            <text:p>/science/research/ssres/foodsafetyss/fs244026a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5509">
            <text:p>595509</text:p>
          </table:table-cell>
          <table:table-cell office:value-type="string">
            <text:p>/science/research/ssres/foodsafetyss/fs7250006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0174">
            <text:p>650174</text:p>
          </table:table-cell>
          <table:table-cell office:value-type="string">
            <text:p>/science/research/ssres/foodsafetyss/gm-labellin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6655">
            <text:p>526655</text:p>
          </table:table-cell>
          <table:table-cell office:value-type="string">
            <text:p>/science/research/ssres/foodsafetyss/gmfoodpublicattitud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4096">
            <text:p>574096</text:p>
          </table:table-cell>
          <table:table-cell office:value-type="string">
            <text:p>/science/research/ssres/foodsafetyss/nano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6034">
            <text:p>586034</text:p>
          </table:table-cell>
          <table:table-cell office:value-type="string">
            <text:p>/science/research/ssres/foodsafetyss/publicattitudesmeatcontrol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8799">
            <text:p>588799</text:p>
          </table:table-cell>
          <table:table-cell office:value-type="string">
            <text:p>/science/research/ssres/foodsafetyss/vegresearch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3664">
            <text:p>583664</text:p>
          </table:table-cell>
          <table:table-cell office:value-type="string">
            <text:p>/science/research/ssres/foodsafetyss/x04009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0604">
            <text:p>700604</text:p>
          </table:table-cell>
          <table:table-cell office:value-type="string">
            <text:p>/science/research/ssres/paris-risk-group-agend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6272">
            <text:p>686272</text:p>
          </table:table-cell>
          <table:table-cell office:value-type="string">
            <text:p>/science/research/ssres/publictrackingsurve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6972">
            <text:p>656972</text:p>
          </table:table-cell>
          <table:table-cell office:value-type="string">
            <text:p>/science/research/ssres/publictrackingsurvey/publictrackingsurveyNov20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8916">
            <text:p>678916</text:p>
          </table:table-cell>
          <table:table-cell office:value-type="string">
            <text:p>/science/research/ssres/publictrackingsurvey/tracker-may20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4268">
            <text:p>544268</text:p>
          </table:table-cell>
          <table:table-cell office:value-type="string">
            <text:p>/science/research/ssres/ssarchive/</text:p>
          </table:table-cell>
          <table:table-cell office:value-type="string">
            <text:p>Multi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4289">
            <text:p>544289</text:p>
          </table:table-cell>
          <table:table-cell office:value-type="string">
            <text:p>/science/research/ssres/ssarchive/ssarchivecros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5788">
            <text:p>515788</text:p>
          </table:table-cell>
          <table:table-cell office:value-type="string">
            <text:p>/science/research/ssres/ssarchive/ssarchivecross/stakeholder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2010">
            <text:p>512010</text:p>
          </table:table-cell>
          <table:table-cell office:value-type="string">
            <text:p>/science/research/ssres/ssarchive/ssarchivecross/synthesisofevide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4302">
            <text:p>544302</text:p>
          </table:table-cell>
          <table:table-cell office:value-type="string">
            <text:p>/science/research/ssres/ssarchive/ssarchivesafet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0269">
            <text:p>410269</text:p>
          </table:table-cell>
          <table:table-cell office:value-type="string">
            <text:p>/science/research/ssres/ssarchive/ssarchivesafety/consumerresearch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9633">
            <text:p>409633</text:p>
          </table:table-cell>
          <table:table-cell office:value-type="string">
            <text:p>/science/research/ssres/ssarchive/ssarchivesafety/consumerresearchscrapi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2638">
            <text:p>452638</text:p>
          </table:table-cell>
          <table:table-cell office:value-type="string">
            <text:p>/science/research/ssres/ssarchive/ssarchivesafety/foodaddchil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84696">
            <text:p>384696</text:p>
          </table:table-cell>
          <table:table-cell office:value-type="string">
            <text:p>/science/research/ssres/ssarchive/ssarchivesafety/infantformul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7251">
            <text:p>507251</text:p>
          </table:table-cell>
          <table:table-cell office:value-type="string">
            <text:p>/science/research/ssres/ssarchive/ssarchivesafety/olderpeopleresearch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035">
            <text:p>565035</text:p>
          </table:table-cell>
          <table:table-cell office:value-type="string">
            <text:p>/science/research/ssres/ssframework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8205">
            <text:p>128205</text:p>
          </table:table-cell>
          <table:table-cell office:value-type="string">
            <text:p>/science/research/supportingresearch/</text:p>
          </table:table-cell>
          <table:table-cell office:value-type="string">
            <text:p>Multi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3030">
            <text:p>683030</text:p>
          </table:table-cell>
          <table:table-cell office:value-type="string">
            <text:p>/science/research/supportingresearch/economic-research-analysi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2821">
            <text:p>682821</text:p>
          </table:table-cell>
          <table:table-cell office:value-type="string">
            <text:p>/science/research/supportingresearch/economic-research-analysis/fs101020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93679">
            <text:p>193679</text:p>
          </table:table-cell>
          <table:table-cell office:value-type="string">
            <text:p>/science/research/supportingresearch/methodsofanalysisresearc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0370">
            <text:p>450370</text:p>
          </table:table-cell>
          <table:table-cell office:value-type="string">
            <text:p>/science/research/supportingresearch/methodsofanalysisresearch/aoachplc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5620">
            <text:p>345620</text:p>
          </table:table-cell>
          <table:table-cell office:value-type="string">
            <text:p>/science/research/supportingresearch/methodsofanalysisresearch/e01031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6966">
            <text:p>606966</text:p>
          </table:table-cell>
          <table:table-cell office:value-type="string">
            <text:p>/science/research/supportingresearch/methodsofanalysisresearch/e01058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8630">
            <text:p>308630</text:p>
          </table:table-cell>
          <table:table-cell office:value-type="string">
            <text:p>/science/research/supportingresearch/methodsofanalysisresearch/e01070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8271">
            <text:p>538271</text:p>
          </table:table-cell>
          <table:table-cell office:value-type="string">
            <text:p>/science/research/supportingresearch/methodsofanalysisresearch/e01088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2202">
            <text:p>552202</text:p>
          </table:table-cell>
          <table:table-cell office:value-type="string">
            <text:p>/science/research/supportingresearch/strategicevidenceprogramm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2204">
            <text:p>552204</text:p>
          </table:table-cell>
          <table:table-cell office:value-type="string">
            <text:p>/science/research/supportingresearch/strategicevidenceprogramme/strategicevidenceprogramme/</text:p>
          </table:table-cell>
          <table:table-cell office:value-type="string">
            <text:p>ResearchProgramme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278">
            <text:p>555278</text:p>
          </table:table-cell>
          <table:table-cell office:value-type="string">
            <text:p>/science/research/supportingresearch/strategicevidenceprogramme/strategicevidenceprogramme/x02projlist/</text:p>
          </table:table-cell>
          <table:table-cell office:value-type="string">
            <text:p>ResearchProjectLis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2123">
            <text:p>702123</text:p>
          </table:table-cell>
          <table:table-cell office:value-type="string">
            <text:p>/science/research/supportingresearch/strategicevidenceprogramme/strategicevidenceprogramme/x02projlist/fs101087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5983">
            <text:p>705983</text:p>
          </table:table-cell>
          <table:table-cell office:value-type="string">
            <text:p>/science/research/supportingresearch/strategicevidenceprogramme/strategicevidenceprogramme/x02projlist/fs101088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0258">
            <text:p>700258</text:p>
          </table:table-cell>
          <table:table-cell office:value-type="string">
            <text:p>/science/research/supportingresearch/strategicevidenceprogramme/strategicevidenceprogramme/x02projlist/fs102061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0271">
            <text:p>700271</text:p>
          </table:table-cell>
          <table:table-cell office:value-type="string">
            <text:p>/science/research/supportingresearch/strategicevidenceprogramme/strategicevidenceprogramme/x02projlist/fs102064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2535">
            <text:p>702535</text:p>
          </table:table-cell>
          <table:table-cell office:value-type="string">
            <text:p>/science/research/supportingresearch/strategicevidenceprogramme/strategicevidenceprogramme/x02projlist/fs102067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0794">
            <text:p>690794</text:p>
          </table:table-cell>
          <table:table-cell office:value-type="string">
            <text:p>/science/research/supportingresearch/strategicevidenceprogramme/strategicevidenceprogramme/x02projlist/fs102068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4121">
            <text:p>614121</text:p>
          </table:table-cell>
          <table:table-cell office:value-type="string">
            <text:p>/science/research/supportingresearch/strategicevidenceprogramme/strategicevidenceprogramme/x02projlist/fs203002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4125">
            <text:p>614125</text:p>
          </table:table-cell>
          <table:table-cell office:value-type="string">
            <text:p>/science/research/supportingresearch/strategicevidenceprogramme/strategicevidenceprogramme/x02projlist/fs204010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4129">
            <text:p>614129</text:p>
          </table:table-cell>
          <table:table-cell office:value-type="string">
            <text:p>/science/research/supportingresearch/strategicevidenceprogramme/strategicevidenceprogramme/x02projlist/fs204011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2543">
            <text:p>602543</text:p>
          </table:table-cell>
          <table:table-cell office:value-type="string">
            <text:p>/science/research/supportingresearch/strategicevidenceprogramme/strategicevidenceprogramme/x02projlist/fs246004A_fs204012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9174">
            <text:p>599174</text:p>
          </table:table-cell>
          <table:table-cell office:value-type="string">
            <text:p>/science/research/supportingresearch/strategicevidenceprogramme/strategicevidenceprogramme/x02projlist/fs246004b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2548">
            <text:p>602548</text:p>
          </table:table-cell>
          <table:table-cell office:value-type="string">
            <text:p>/science/research/supportingresearch/strategicevidenceprogramme/strategicevidenceprogramme/x02projlist/fs246004C_fs101029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2538">
            <text:p>602538</text:p>
          </table:table-cell>
          <table:table-cell office:value-type="string">
            <text:p>/science/research/supportingresearch/strategicevidenceprogramme/strategicevidenceprogramme/x02projlist/fs246004dfs102028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280">
            <text:p>555280</text:p>
          </table:table-cell>
          <table:table-cell office:value-type="string">
            <text:p>/science/research/supportingresearch/strategicevidenceprogramme/strategicevidenceprogramme/x02projlist/x02001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5236">
            <text:p>715236</text:p>
          </table:table-cell>
          <table:table-cell office:value-type="string">
            <text:p>/science/research/surveill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61">
            <text:p>6261</text:p>
          </table:table-cell>
          <table:table-cell office:value-type="string">
            <text:p>/science/research/surveillance/food-survey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5708">
            <text:p>685708</text:p>
          </table:table-cell>
          <table:table-cell office:value-type="string">
            <text:p>/science/research/surveillance/food-surveys/fdsurvey_20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3835">
            <text:p>693835</text:p>
          </table:table-cell>
          <table:table-cell office:value-type="string">
            <text:p>/science/research/surveillance/food-surveys/fdsurvey_2013/acrylamide-and-furan-surve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3547">
            <text:p>693547</text:p>
          </table:table-cell>
          <table:table-cell office:value-type="string">
            <text:p>/science/research/surveillance/food-surveys/fdsurvey_2013/aluminium-packaged-foo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5716">
            <text:p>685716</text:p>
          </table:table-cell>
          <table:table-cell office:value-type="string">
            <text:p>/science/research/surveillance/food-surveys/fdsurvey_2013/cadmium_crabs_fsis9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2633">
            <text:p>702633</text:p>
          </table:table-cell>
          <table:table-cell office:value-type="string">
            <text:p>/science/research/surveillance/food-surveys/fdsurvey_2013/mycotoxin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16199">
            <text:p>316199</text:p>
          </table:table-cell>
          <table:table-cell office:value-type="string">
            <text:p>/science/research/surveillance/food-surveys/fsis200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9858">
            <text:p>19858</text:p>
          </table:table-cell>
          <table:table-cell office:value-type="string">
            <text:p>/science/research/surveillance/food-surveys/fsis2000/01tun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1636">
            <text:p>21636</text:p>
          </table:table-cell>
          <table:table-cell office:value-type="string">
            <text:p>/science/research/surveillance/food-surveys/fsis2000/10mb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9833">
            <text:p>19833</text:p>
          </table:table-cell>
          <table:table-cell office:value-type="string">
            <text:p>/science/research/surveillance/food-surveys/fsis2000/2whisky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9815">
            <text:p>19815</text:p>
          </table:table-cell>
          <table:table-cell office:value-type="string">
            <text:p>/science/research/surveillance/food-surveys/fsis2000/3colour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9790">
            <text:p>19790</text:p>
          </table:table-cell>
          <table:table-cell office:value-type="string">
            <text:p>/science/research/surveillance/food-surveys/fsis2000/4diox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9756">
            <text:p>19756</text:p>
          </table:table-cell>
          <table:table-cell office:value-type="string">
            <text:p>/science/research/surveillance/food-surveys/fsis2000/5td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9743">
            <text:p>19743</text:p>
          </table:table-cell>
          <table:table-cell office:value-type="string">
            <text:p>/science/research/surveillance/food-surveys/fsis2000/6benzo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9737">
            <text:p>19737</text:p>
          </table:table-cell>
          <table:table-cell office:value-type="string">
            <text:p>/science/research/surveillance/food-surveys/fsis2000/7phthal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9730">
            <text:p>19730</text:p>
          </table:table-cell>
          <table:table-cell office:value-type="string">
            <text:p>/science/research/surveillance/food-surveys/fsis2000/8chick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9691">
            <text:p>19691</text:p>
          </table:table-cell>
          <table:table-cell office:value-type="string">
            <text:p>/science/research/surveillance/food-surveys/fsis2000/9badg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16172">
            <text:p>316172</text:p>
          </table:table-cell>
          <table:table-cell office:value-type="string">
            <text:p>/science/research/surveillance/food-surveys/fsis200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9353">
            <text:p>39353</text:p>
          </table:table-cell>
          <table:table-cell office:value-type="string">
            <text:p>/science/research/surveillance/food-surveys/fsis2001/19bread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633">
            <text:p>40633</text:p>
          </table:table-cell>
          <table:table-cell office:value-type="string">
            <text:p>/science/research/surveillance/food-surveys/fsis2001/20chick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1656">
            <text:p>21656</text:p>
          </table:table-cell>
          <table:table-cell office:value-type="string">
            <text:p>/science/research/surveillance/food-surveys/fsis2001/3-mcpding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1738">
            <text:p>21738</text:p>
          </table:table-cell>
          <table:table-cell office:value-type="string">
            <text:p>/science/research/surveillance/food-surveys/fsis2001/3-mcpdsel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1391">
            <text:p>21391</text:p>
          </table:table-cell>
          <table:table-cell office:value-type="string">
            <text:p>/science/research/surveillance/food-surveys/fsis2001/bisphenol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0231">
            <text:p>20231</text:p>
          </table:table-cell>
          <table:table-cell office:value-type="string">
            <text:p>/science/research/surveillance/food-surveys/fsis2001/milk-myco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0545">
            <text:p>20545</text:p>
          </table:table-cell>
          <table:table-cell office:value-type="string">
            <text:p>/science/research/surveillance/food-surveys/fsis2001/nitrate-lettu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185">
            <text:p>34185</text:p>
          </table:table-cell>
          <table:table-cell office:value-type="string">
            <text:p>/science/research/surveillance/food-surveys/fsis2001/radsurvcardiff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15419">
            <text:p>315419</text:p>
          </table:table-cell>
          <table:table-cell office:value-type="string">
            <text:p>/science/research/surveillance/food-surveys/fsis200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678">
            <text:p>44678</text:p>
          </table:table-cell>
          <table:table-cell office:value-type="string">
            <text:p>/science/research/surveillance/food-surveys/fsis2002/21nut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107">
            <text:p>56107</text:p>
          </table:table-cell>
          <table:table-cell office:value-type="string">
            <text:p>/science/research/surveillance/food-surveys/fsis2002/22ri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547">
            <text:p>57547</text:p>
          </table:table-cell>
          <table:table-cell office:value-type="string">
            <text:p>/science/research/surveillance/food-surveys/fsis2002/23sweet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855">
            <text:p>62855</text:p>
          </table:table-cell>
          <table:table-cell office:value-type="string">
            <text:p>/science/research/surveillance/food-surveys/fsis2002/24maiz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270">
            <text:p>68270</text:p>
          </table:table-cell>
          <table:table-cell office:value-type="string">
            <text:p>/science/research/surveillance/food-surveys/fsis2002/25irradi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277">
            <text:p>70277</text:p>
          </table:table-cell>
          <table:table-cell office:value-type="string">
            <text:p>/science/research/surveillance/food-surveys/fsis2002/26diox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82284">
            <text:p>82284</text:p>
          </table:table-cell>
          <table:table-cell office:value-type="string">
            <text:p>/science/research/surveillance/food-surveys/fsis2002/27acryl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01784">
            <text:p>101784</text:p>
          </table:table-cell>
          <table:table-cell office:value-type="string">
            <text:p>/science/research/surveillance/food-surveys/fsis2002/31pah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02371">
            <text:p>102371</text:p>
          </table:table-cell>
          <table:table-cell office:value-type="string">
            <text:p>/science/research/surveillance/food-surveys/fsis2002/32cran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85481">
            <text:p>85481</text:p>
          </table:table-cell>
          <table:table-cell office:value-type="string">
            <text:p>/science/research/surveillance/food-surveys/fsis2002/FSISbadmineralsbottlewater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85456">
            <text:p>85456</text:p>
          </table:table-cell>
          <table:table-cell office:value-type="string">
            <text:p>/science/research/surveillance/food-surveys/fsis2002/tinincannedfruitandveg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01414">
            <text:p>101414</text:p>
          </table:table-cell>
          <table:table-cell office:value-type="string">
            <text:p>/science/research/surveillance/food-surveys/fsis2002/waterinrawscallop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14774">
            <text:p>314774</text:p>
          </table:table-cell>
          <table:table-cell office:value-type="string">
            <text:p>/science/research/surveillance/food-surveys/fsis200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04896">
            <text:p>104896</text:p>
          </table:table-cell>
          <table:table-cell office:value-type="string">
            <text:p>/science/research/surveillance/food-surveys/fsis2003/33jui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06708">
            <text:p>106708</text:p>
          </table:table-cell>
          <table:table-cell office:value-type="string">
            <text:p>/science/research/surveillance/food-surveys/fsis2003/34fcm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3087">
            <text:p>113087</text:p>
          </table:table-cell>
          <table:table-cell office:value-type="string">
            <text:p>/science/research/surveillance/food-surveys/fsis2003/35cereal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9128">
            <text:p>119128</text:p>
          </table:table-cell>
          <table:table-cell office:value-type="string">
            <text:p>/science/research/surveillance/food-surveys/fsis2003/fsis-200336softdrink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8885">
            <text:p>128885</text:p>
          </table:table-cell>
          <table:table-cell office:value-type="string">
            <text:p>/science/research/surveillance/food-surveys/fsis2003/fsis38200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8858">
            <text:p>128858</text:p>
          </table:table-cell>
          <table:table-cell office:value-type="string">
            <text:p>/science/research/surveillance/food-surveys/fsis2003/fsis39200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30177">
            <text:p>130177</text:p>
          </table:table-cell>
          <table:table-cell office:value-type="string">
            <text:p>/science/research/surveillance/food-surveys/fsis2003/fsis40200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37876">
            <text:p>137876</text:p>
          </table:table-cell>
          <table:table-cell office:value-type="string">
            <text:p>/science/research/surveillance/food-surveys/fsis2003/fsis42200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43329">
            <text:p>143329</text:p>
          </table:table-cell>
          <table:table-cell office:value-type="string">
            <text:p>/science/research/surveillance/food-surveys/fsis2003/fsis430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45012">
            <text:p>145012</text:p>
          </table:table-cell>
          <table:table-cell office:value-type="string">
            <text:p>/science/research/surveillance/food-surveys/fsis2003/fsis44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56648">
            <text:p>156648</text:p>
          </table:table-cell>
          <table:table-cell office:value-type="string">
            <text:p>/science/research/surveillance/food-surveys/fsis2003/fsis450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57118">
            <text:p>157118</text:p>
          </table:table-cell>
          <table:table-cell office:value-type="string">
            <text:p>/science/research/surveillance/food-surveys/fsis2003/fsis460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1987">
            <text:p>121987</text:p>
          </table:table-cell>
          <table:table-cell office:value-type="string">
            <text:p>/science/research/surveillance/food-surveys/fsis2003/fsiscoloursinsoftdrink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35665">
            <text:p>135665</text:p>
          </table:table-cell>
          <table:table-cell office:value-type="string">
            <text:p>/science/research/surveillance/food-surveys/fsis2003/sausagesurveyfsis410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84489">
            <text:p>184489</text:p>
          </table:table-cell>
          <table:table-cell office:value-type="string">
            <text:p>/science/research/surveillance/food-surveys/fsis2004branc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88598">
            <text:p>188598</text:p>
          </table:table-cell>
          <table:table-cell office:value-type="string">
            <text:p>/science/research/surveillance/food-surveys/fsis2004branch/4904fsisinfantformul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84494">
            <text:p>184494</text:p>
          </table:table-cell>
          <table:table-cell office:value-type="string">
            <text:p>/science/research/surveillance/food-surveys/fsis2004branch/fsis4704basmati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91768">
            <text:p>191768</text:p>
          </table:table-cell>
          <table:table-cell office:value-type="string">
            <text:p>/science/research/surveillance/food-surveys/fsis2004branch/fsis4804metal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89713">
            <text:p>189713</text:p>
          </table:table-cell>
          <table:table-cell office:value-type="string">
            <text:p>/science/research/surveillance/food-surveys/fsis2004branch/fsis5004egg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92230">
            <text:p>192230</text:p>
          </table:table-cell>
          <table:table-cell office:value-type="string">
            <text:p>/science/research/surveillance/food-surveys/fsis2004branch/fsis5104arsenic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00662">
            <text:p>200662</text:p>
          </table:table-cell>
          <table:table-cell office:value-type="string">
            <text:p>/science/research/surveillance/food-surveys/fsis2004branch/fsis520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03998">
            <text:p>203998</text:p>
          </table:table-cell>
          <table:table-cell office:value-type="string">
            <text:p>/science/research/surveillance/food-surveys/fsis2004branch/fsis530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05932">
            <text:p>205932</text:p>
          </table:table-cell>
          <table:table-cell office:value-type="string">
            <text:p>/science/research/surveillance/food-surveys/fsis2004branch/fsis5404so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06751">
            <text:p>206751</text:p>
          </table:table-cell>
          <table:table-cell office:value-type="string">
            <text:p>/science/research/surveillance/food-surveys/fsis2004branch/fsis550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07588">
            <text:p>207588</text:p>
          </table:table-cell>
          <table:table-cell office:value-type="string">
            <text:p>/science/research/surveillance/food-surveys/fsis2004branch/fsis560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10857">
            <text:p>210857</text:p>
          </table:table-cell>
          <table:table-cell office:value-type="string">
            <text:p>/science/research/surveillance/food-surveys/fsis2004branch/fsis570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10887">
            <text:p>210887</text:p>
          </table:table-cell>
          <table:table-cell office:value-type="string">
            <text:p>/science/research/surveillance/food-surveys/fsis2004branch/fsis580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10995">
            <text:p>210995</text:p>
          </table:table-cell>
          <table:table-cell office:value-type="string">
            <text:p>/science/research/surveillance/food-surveys/fsis2004branch/fsis600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12851">
            <text:p>212851</text:p>
          </table:table-cell>
          <table:table-cell office:value-type="string">
            <text:p>/science/research/surveillance/food-surveys/fsis2004branch/fsis610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22017">
            <text:p>222017</text:p>
          </table:table-cell>
          <table:table-cell office:value-type="string">
            <text:p>/science/research/surveillance/food-surveys/fsis2004branch/fsis630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23009">
            <text:p>223009</text:p>
          </table:table-cell>
          <table:table-cell office:value-type="string">
            <text:p>/science/research/surveillance/food-surveys/fsis2004branch/fsis640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23014">
            <text:p>223014</text:p>
          </table:table-cell>
          <table:table-cell office:value-type="string">
            <text:p>/science/research/surveillance/food-surveys/fsis2004branch/fsis650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27427">
            <text:p>227427</text:p>
          </table:table-cell>
          <table:table-cell office:value-type="string">
            <text:p>/science/research/surveillance/food-surveys/fsis2004branch/fsis660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29797">
            <text:p>229797</text:p>
          </table:table-cell>
          <table:table-cell office:value-type="string">
            <text:p>/science/research/surveillance/food-surveys/fsis2004branch/fsis670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43544">
            <text:p>243544</text:p>
          </table:table-cell>
          <table:table-cell office:value-type="string">
            <text:p>/science/research/surveillance/food-surveys/fsis2004branch/fsis680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45988">
            <text:p>245988</text:p>
          </table:table-cell>
          <table:table-cell office:value-type="string">
            <text:p>/science/research/surveillance/food-surveys/fsis2004branch/fsis690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20762">
            <text:p>220762</text:p>
          </table:table-cell>
          <table:table-cell office:value-type="string">
            <text:p>/science/research/surveillance/food-surveys/fsis2004branch/fsiserucicaci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9506">
            <text:p>309506</text:p>
          </table:table-cell>
          <table:table-cell office:value-type="string">
            <text:p>/science/research/surveillance/food-surveys/fsis2005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5785">
            <text:p>305785</text:p>
          </table:table-cell>
          <table:table-cell office:value-type="string">
            <text:p>/science/research/surveillance/food-surveys/fsis2005/fsi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47898">
            <text:p>247898</text:p>
          </table:table-cell>
          <table:table-cell office:value-type="string">
            <text:p>/science/research/surveillance/food-surveys/fsis2005/fsis7005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48354">
            <text:p>248354</text:p>
          </table:table-cell>
          <table:table-cell office:value-type="string">
            <text:p>/science/research/surveillance/food-surveys/fsis2005/fsis7105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48883">
            <text:p>248883</text:p>
          </table:table-cell>
          <table:table-cell office:value-type="string">
            <text:p>/science/research/surveillance/food-surveys/fsis2005/fsis720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57163">
            <text:p>257163</text:p>
          </table:table-cell>
          <table:table-cell office:value-type="string">
            <text:p>/science/research/surveillance/food-surveys/fsis2005/fsis7305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2865">
            <text:p>292865</text:p>
          </table:table-cell>
          <table:table-cell office:value-type="string">
            <text:p>/science/research/surveillance/food-surveys/fsis2005/fsis740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3608">
            <text:p>293608</text:p>
          </table:table-cell>
          <table:table-cell office:value-type="string">
            <text:p>/science/research/surveillance/food-surveys/fsis2005/fsis7505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5833">
            <text:p>295833</text:p>
          </table:table-cell>
          <table:table-cell office:value-type="string">
            <text:p>/science/research/surveillance/food-surveys/fsis2005/fsis7605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6873">
            <text:p>296873</text:p>
          </table:table-cell>
          <table:table-cell office:value-type="string">
            <text:p>/science/research/surveillance/food-surveys/fsis2005/fsis7705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7052">
            <text:p>297052</text:p>
          </table:table-cell>
          <table:table-cell office:value-type="string">
            <text:p>/science/research/surveillance/food-surveys/fsis2005/fsis7805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7363">
            <text:p>297363</text:p>
          </table:table-cell>
          <table:table-cell office:value-type="string">
            <text:p>/science/research/surveillance/food-surveys/fsis2005/fsis7905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7365">
            <text:p>297365</text:p>
          </table:table-cell>
          <table:table-cell office:value-type="string">
            <text:p>/science/research/surveillance/food-surveys/fsis2005/fsis8005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7367">
            <text:p>297367</text:p>
          </table:table-cell>
          <table:table-cell office:value-type="string">
            <text:p>/science/research/surveillance/food-surveys/fsis2005/fsis8105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7369">
            <text:p>297369</text:p>
          </table:table-cell>
          <table:table-cell office:value-type="string">
            <text:p>/science/research/surveillance/food-surveys/fsis2005/fsis8205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7371">
            <text:p>297371</text:p>
          </table:table-cell>
          <table:table-cell office:value-type="string">
            <text:p>/science/research/surveillance/food-surveys/fsis2005/fsis830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4102">
            <text:p>304102</text:p>
          </table:table-cell>
          <table:table-cell office:value-type="string">
            <text:p>/science/research/surveillance/food-surveys/fsis2005/fsis8405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5795">
            <text:p>305795</text:p>
          </table:table-cell>
          <table:table-cell office:value-type="string">
            <text:p>/science/research/surveillance/food-surveys/fsis2005/fsis8605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9077">
            <text:p>309077</text:p>
          </table:table-cell>
          <table:table-cell office:value-type="string">
            <text:p>/science/research/surveillance/food-surveys/fsisbranch2006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9088">
            <text:p>309088</text:p>
          </table:table-cell>
          <table:table-cell office:value-type="string">
            <text:p>/science/research/surveillance/food-surveys/fsisbranch2006/fsis0106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9969">
            <text:p>309969</text:p>
          </table:table-cell>
          <table:table-cell office:value-type="string">
            <text:p>/science/research/surveillance/food-surveys/fsisbranch2006/fsis0206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12792">
            <text:p>312792</text:p>
          </table:table-cell>
          <table:table-cell office:value-type="string">
            <text:p>/science/research/surveillance/food-surveys/fsisbranch2006/fsis0306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12796">
            <text:p>312796</text:p>
          </table:table-cell>
          <table:table-cell office:value-type="string">
            <text:p>/science/research/surveillance/food-surveys/fsisbranch2006/fsis0406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27237">
            <text:p>327237</text:p>
          </table:table-cell>
          <table:table-cell office:value-type="string">
            <text:p>/science/research/surveillance/food-surveys/fsisbranch2006/fsis0506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27425">
            <text:p>327425</text:p>
          </table:table-cell>
          <table:table-cell office:value-type="string">
            <text:p>/science/research/surveillance/food-surveys/fsisbranch2006/fsis0606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3496">
            <text:p>333496</text:p>
          </table:table-cell>
          <table:table-cell office:value-type="string">
            <text:p>/science/research/surveillance/food-surveys/fsisbranch2006/fsis0607dioxin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3499">
            <text:p>333499</text:p>
          </table:table-cell>
          <table:table-cell office:value-type="string">
            <text:p>/science/research/surveillance/food-surveys/fsisbranch2006/fsis0806metal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5866">
            <text:p>335866</text:p>
          </table:table-cell>
          <table:table-cell office:value-type="string">
            <text:p>/science/research/surveillance/food-surveys/fsisbranch2006/fsis0906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0279">
            <text:p>340279</text:p>
          </table:table-cell>
          <table:table-cell office:value-type="string">
            <text:p>/science/research/surveillance/food-surveys/fsisbranch2006/fsis1006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0282">
            <text:p>340282</text:p>
          </table:table-cell>
          <table:table-cell office:value-type="string">
            <text:p>/science/research/surveillance/food-surveys/fsisbranch2006/fsis1106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1573">
            <text:p>341573</text:p>
          </table:table-cell>
          <table:table-cell office:value-type="string">
            <text:p>/science/research/surveillance/food-surveys/fsisbranch2006/fsis1206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4402">
            <text:p>344402</text:p>
          </table:table-cell>
          <table:table-cell office:value-type="string">
            <text:p>/science/research/surveillance/food-surveys/fsisbranch2006/fsis1306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5396">
            <text:p>345396</text:p>
          </table:table-cell>
          <table:table-cell office:value-type="string">
            <text:p>/science/research/surveillance/food-surveys/fsisbranch2006/fsis1406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5402">
            <text:p>345402</text:p>
          </table:table-cell>
          <table:table-cell office:value-type="string">
            <text:p>/science/research/surveillance/food-surveys/fsisbranch2006/fsis1506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5411">
            <text:p>345411</text:p>
          </table:table-cell>
          <table:table-cell office:value-type="string">
            <text:p>/science/research/surveillance/food-surveys/fsisbranch2006/fsis1606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58240">
            <text:p>358240</text:p>
          </table:table-cell>
          <table:table-cell office:value-type="string">
            <text:p>/science/research/surveillance/food-surveys/fsisbranch2006/fsis1706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70632">
            <text:p>370632</text:p>
          </table:table-cell>
          <table:table-cell office:value-type="string">
            <text:p>/science/research/surveillance/food-surveys/fsisbranch2006/fsis1806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70918">
            <text:p>370918</text:p>
          </table:table-cell>
          <table:table-cell office:value-type="string">
            <text:p>/science/research/surveillance/food-surveys/fsisbranch2006/fsis1906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80961">
            <text:p>380961</text:p>
          </table:table-cell>
          <table:table-cell office:value-type="string">
            <text:p>/science/research/surveillance/food-surveys/fsisbranch2007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8936">
            <text:p>418936</text:p>
          </table:table-cell>
          <table:table-cell office:value-type="string">
            <text:p>/science/research/surveillance/food-surveys/fsisbranch2007/eggsurvey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99274">
            <text:p>399274</text:p>
          </table:table-cell>
          <table:table-cell office:value-type="string">
            <text:p>/science/research/surveillance/food-surveys/fsisbranch2007/farmwildfish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80964">
            <text:p>380964</text:p>
          </table:table-cell>
          <table:table-cell office:value-type="string">
            <text:p>/science/research/surveillance/food-surveys/fsisbranch2007/fsis0107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99804">
            <text:p>399804</text:p>
          </table:table-cell>
          <table:table-cell office:value-type="string">
            <text:p>/science/research/surveillance/food-surveys/fsisbranch2007/fsis0307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4408">
            <text:p>404408</text:p>
          </table:table-cell>
          <table:table-cell office:value-type="string">
            <text:p>/science/research/surveillance/food-surveys/fsisbranch2007/fsis0407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5372">
            <text:p>425372</text:p>
          </table:table-cell>
          <table:table-cell office:value-type="string">
            <text:p>/science/research/surveillance/food-surveys/fsisbranch2007/fsis0607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6804">
            <text:p>446804</text:p>
          </table:table-cell>
          <table:table-cell office:value-type="string">
            <text:p>/science/research/surveillance/food-surveys/fsisbranch2008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0660">
            <text:p>470660</text:p>
          </table:table-cell>
          <table:table-cell office:value-type="string">
            <text:p>/science/research/surveillance/food-surveys/fsisbranch2008/chemicalmigration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6807">
            <text:p>446807</text:p>
          </table:table-cell>
          <table:table-cell office:value-type="string">
            <text:p>/science/research/surveillance/food-surveys/fsisbranch2008/fsis0108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1967">
            <text:p>461967</text:p>
          </table:table-cell>
          <table:table-cell office:value-type="string">
            <text:p>/science/research/surveillance/food-surveys/fsisbranch2008/fsis0208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2185">
            <text:p>472185</text:p>
          </table:table-cell>
          <table:table-cell office:value-type="string">
            <text:p>/science/research/surveillance/food-surveys/fsisbranch2008/fsis0308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2852">
            <text:p>472852</text:p>
          </table:table-cell>
          <table:table-cell office:value-type="string">
            <text:p>/science/research/surveillance/food-surveys/fsisbranch2008/fsis0508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1809">
            <text:p>481809</text:p>
          </table:table-cell>
          <table:table-cell office:value-type="string">
            <text:p>/science/research/surveillance/food-surveys/fsisbranch2008/fsis0608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3389">
            <text:p>483389</text:p>
          </table:table-cell>
          <table:table-cell office:value-type="string">
            <text:p>/science/research/surveillance/food-surveys/fsisbranch2008/fsis0708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8343">
            <text:p>488343</text:p>
          </table:table-cell>
          <table:table-cell office:value-type="string">
            <text:p>/science/research/surveillance/food-surveys/fsisbranch2009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0010">
            <text:p>520010</text:p>
          </table:table-cell>
          <table:table-cell office:value-type="string">
            <text:p>/science/research/surveillance/food-surveys/fsisbranch2009/fsis04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1490">
            <text:p>521490</text:p>
          </table:table-cell>
          <table:table-cell office:value-type="string">
            <text:p>/science/research/surveillance/food-surveys/fsisbranch2009/fsis05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1295">
            <text:p>491295</text:p>
          </table:table-cell>
          <table:table-cell office:value-type="string">
            <text:p>/science/research/surveillance/food-surveys/fsisbranch2009/survey01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3024">
            <text:p>503024</text:p>
          </table:table-cell>
          <table:table-cell office:value-type="string">
            <text:p>/science/research/surveillance/food-surveys/fsisbranch2009/survey02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0318">
            <text:p>510318</text:p>
          </table:table-cell>
          <table:table-cell office:value-type="string">
            <text:p>/science/research/surveillance/food-surveys/fsisbranch2009/survey03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1397">
            <text:p>551397</text:p>
          </table:table-cell>
          <table:table-cell office:value-type="string">
            <text:p>/science/research/surveillance/food-surveys/fsisbranch201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1399">
            <text:p>551399</text:p>
          </table:table-cell>
          <table:table-cell office:value-type="string">
            <text:p>/science/research/surveillance/food-surveys/fsisbranch2010/fsis01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4133">
            <text:p>554133</text:p>
          </table:table-cell>
          <table:table-cell office:value-type="string">
            <text:p>/science/research/surveillance/food-surveys/fsisbranch2010/fsis02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524">
            <text:p>555524</text:p>
          </table:table-cell>
          <table:table-cell office:value-type="string">
            <text:p>/science/research/surveillance/food-surveys/fsisbranch2010/fsis03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9691">
            <text:p>559691</text:p>
          </table:table-cell>
          <table:table-cell office:value-type="string">
            <text:p>/science/research/surveillance/food-surveys/fsisbranch2010/mycotoxin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2460">
            <text:p>562460</text:p>
          </table:table-cell>
          <table:table-cell office:value-type="string">
            <text:p>/science/research/surveillance/food-surveys/fsisbranch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4408">
            <text:p>574408</text:p>
          </table:table-cell>
          <table:table-cell office:value-type="string">
            <text:p>/science/research/surveillance/food-surveys/fsisbranch2011/listeri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5479">
            <text:p>595479</text:p>
          </table:table-cell>
          <table:table-cell office:value-type="string">
            <text:p>/science/research/surveillance/food-surveys/fsisbranch2011/minoil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3603">
            <text:p>593603</text:p>
          </table:table-cell>
          <table:table-cell office:value-type="string">
            <text:p>/science/research/surveillance/food-surveys/fsisbranch2011/mycotoxin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8804">
            <text:p>608804</text:p>
          </table:table-cell>
          <table:table-cell office:value-type="string">
            <text:p>/science/research/surveillance/food-surveys/fsisbranch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9368">
            <text:p>609368</text:p>
          </table:table-cell>
          <table:table-cell office:value-type="string">
            <text:p>/science/research/surveillance/food-surveys/fsisbranch2012/acrylamide-furan-food-survey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0230">
            <text:p>610230</text:p>
          </table:table-cell>
          <table:table-cell office:value-type="string">
            <text:p>/science/research/surveillance/food-surveys/fsisbranch2012/arsenic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8806">
            <text:p>608806</text:p>
          </table:table-cell>
          <table:table-cell office:value-type="string">
            <text:p>/science/research/surveillance/food-surveys/fsisbranch2012/polycyclic-hydrocarbon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44055">
            <text:p>144055</text:p>
          </table:table-cell>
          <table:table-cell office:value-type="string">
            <text:p>/science/research/surveillance/guidefsatechsurv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9075">
            <text:p>19075</text:p>
          </table:table-cell>
          <table:table-cell office:value-type="string">
            <text:p>/science/research/surveillance/prcstatemen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2864">
            <text:p>462864</text:p>
          </table:table-cell>
          <table:table-cell office:value-type="string">
            <text:p>/science/dietarysurveys/analyticalsurveys/n10039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7637">
            <text:p>537637</text:p>
          </table:table-cell>
          <table:table-cell office:value-type="string">
            <text:p>/science/dietarysurveys/analyticalsurveys/n10040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4623">
            <text:p>544623</text:p>
          </table:table-cell>
          <table:table-cell office:value-type="string">
            <text:p>/science/dietarysurveys/analyticalsurveys/n10041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</table:table>
      <table:table table:name="blank" table:style-name="ta1">
        <table:table-column table:style-name="co1" table:number-columns-repeated="4" table:default-cell-style-name="Default"/>
        <table:table-row table:style-name="ro1">
          <table:table-cell office:value-type="float" office:value="707596">
            <text:p>707596</text:p>
          </table:table-cell>
          <table:table-cell office:value-type="string">
            <text:p>/science/novel/gm/gmtt/gm-how-its-done</text:p>
          </table:table-cell>
          <table:table-cell office:value-type="string">
            <text:p>BlankPage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7603">
            <text:p>707603</text:p>
          </table:table-cell>
          <table:table-cell office:value-type="string">
            <text:p>/science/novel/gm/gmtt/gm-timeline</text:p>
          </table:table-cell>
          <table:table-cell office:value-type="string">
            <text:p>BlankPage</text:p>
          </table:table-cell>
          <table:table-cell office:value-type="string">
            <text:p>eng</text:p>
          </table:table-cell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8T15:07:17.55</meta:creation-date>
    <dc:date>2014-07-18T15:12:59.38</dc:date>
    <meta:editing-duration>PT1M46S</meta:editing-duration>
    <meta:editing-cycles>2</meta:editing-cycles>
    <meta:generator>LibreOffice/4.0.5.2$Windows_x86 LibreOffice_project/5464147a081647a250913f19c0715bca595af2f</meta:generator>
    <meta:document-statistic meta:table-count="7" meta:cell-count="11732" meta:object-count="0"/>
  </office:meta>
</office:document-meta>
</file>